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6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istory_2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number-columns-repeated="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2017-05-12 20:30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2 20:33:0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0:36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2 20:39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2 20:42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2 20:45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0:48:03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0:51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2 20:54:03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0:57:0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1:00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1:03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1:06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2 21:09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12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2 21:15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2 21:18:03</text:p>
          </table:table-cell>
          <table:table-cell office:value-type="float" office:value="80.8156028368794" calcext:value-type="float">
            <text:p>80.8156028369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1:2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24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27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2 21:30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1:33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1:3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1:39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1:42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0992907801419" calcext:value-type="float">
            <text:p>71.0992907801</text:p>
          </table:table-cell>
        </table:table-row>
        <table:table-row table:style-name="ro1">
          <table:table-cell office:value-type="string" calcext:value-type="string">
            <text:p>2017-05-12 21:45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1:4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1:51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1:54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6737588652482" calcext:value-type="float">
            <text:p>75.673758865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1:57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2:00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03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2:06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09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2 22:12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2:15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2:18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2 22:2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24:03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2:27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2:30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33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3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39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2:42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2 22:4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4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2:5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5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57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00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3:03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3:06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3:09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3:12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3:1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3:18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21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3:24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3:27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3:30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33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36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3:39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2 23:42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3:45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48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51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5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2 23:57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00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03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0:0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09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0:12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0:1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1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1702127659575" calcext:value-type="float">
            <text:p>71.170212766</text:p>
          </table:table-cell>
        </table:table-row>
        <table:table-row table:style-name="ro1">
          <table:table-cell office:value-type="string" calcext:value-type="string">
            <text:p>2017-05-13 00:21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0:2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27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3 00:3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0:33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36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45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737588652482" calcext:value-type="float">
            <text:p>75.673758865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48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1.2765957446809" calcext:value-type="float">
            <text:p>71.2765957447</text:p>
          </table:table-cell>
        </table:table-row>
        <table:table-row table:style-name="ro1">
          <table:table-cell office:value-type="string" calcext:value-type="string">
            <text:p>2017-05-13 00:51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54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5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1:00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1:03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1:06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12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15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1:18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1:21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24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27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30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0992907801419" calcext:value-type="float">
            <text:p>71.0992907801</text:p>
          </table:table-cell>
        </table:table-row>
        <table:table-row table:style-name="ro1">
          <table:table-cell office:value-type="string" calcext:value-type="string">
            <text:p>2017-05-13 01:33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36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1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1:42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1:45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1:48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51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1:54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1:57:03</text:p>
          </table:table-cell>
          <table:table-cell office:value-type="float" office:value="80" calcext:value-type="float">
            <text:p>80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2:00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2:06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2:0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2:1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21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24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2:30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2:33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2:36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2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2:42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2:45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48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2:5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2:5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3 03:0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03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0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3:09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3 03:12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3:1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3:1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2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3:27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3:36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1.063829787234" calcext:value-type="float">
            <text:p>71.0638297872</text:p>
          </table:table-cell>
        </table:table-row>
        <table:table-row table:style-name="ro1">
          <table:table-cell office:value-type="string" calcext:value-type="string">
            <text:p>2017-05-13 03:39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3:4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3:4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3:5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3:57:03</text:p>
          </table:table-cell>
          <table:table-cell office:value-type="float" office:value="80" calcext:value-type="float">
            <text:p>80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4:00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4:0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4:06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4:15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120567375887" calcext:value-type="float">
            <text:p>71.3120567376</text:p>
          </table:table-cell>
        </table:table-row>
        <table:table-row table:style-name="ro1">
          <table:table-cell office:value-type="string" calcext:value-type="string">
            <text:p>2017-05-13 04:21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4:2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" calcext:value-type="float">
            <text:p>75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2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30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33:03</text:p>
          </table:table-cell>
          <table:table-cell office:value-type="float" office:value="80" calcext:value-type="float">
            <text:p>80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4:36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39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4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45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5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4:5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5:0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5:03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5:12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5:15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5:18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5:24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5:2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5:3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" calcext:value-type="float">
            <text:p>75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5:42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5:45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5:51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5:54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5:57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6:03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6:06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3 06:09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6:1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6:18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2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6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6:27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6:33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6:39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4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" calcext:value-type="float">
            <text:p>75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51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6:54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7:0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7:06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7:09:03</text:p>
          </table:table-cell>
          <table:table-cell office:value-type="float" office:value="80" calcext:value-type="float">
            <text:p>80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7:12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70.2127659574468" calcext:value-type="float">
            <text:p>70.2127659574</text:p>
          </table:table-cell>
        </table:table-row>
        <table:table-row table:style-name="ro1">
          <table:table-cell office:value-type="string" calcext:value-type="string">
            <text:p>2017-05-13 07:1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7:1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7:2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7:30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7:33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6808510638298" calcext:value-type="float">
            <text:p>74.6808510638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7:39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3 07:4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7:45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9.7163120567376" calcext:value-type="float">
            <text:p>69.7163120567</text:p>
          </table:table-cell>
        </table:table-row>
        <table:table-row table:style-name="ro1">
          <table:table-cell office:value-type="string" calcext:value-type="string">
            <text:p>2017-05-13 07:4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7:54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7:5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8:00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08:03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06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8:12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15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08:18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08:21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8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8:27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8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1418439716312" calcext:value-type="float">
            <text:p>70.1418439716</text:p>
          </table:table-cell>
        </table:table-row>
        <table:table-row table:style-name="ro1">
          <table:table-cell office:value-type="string" calcext:value-type="string">
            <text:p>2017-05-13 08:36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8:4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8:4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8:4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5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3 08:57:03</text:p>
          </table:table-cell>
          <table:table-cell office:value-type="float" office:value="80" calcext:value-type="float">
            <text:p>80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9:00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9:03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9:09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2127659574468" calcext:value-type="float">
            <text:p>70.2127659574</text:p>
          </table:table-cell>
        </table:table-row>
        <table:table-row table:style-name="ro1">
          <table:table-cell office:value-type="string" calcext:value-type="string">
            <text:p>2017-05-13 09:15:03</text:p>
          </table:table-cell>
          <table:table-cell office:value-type="float" office:value="80" calcext:value-type="float">
            <text:p>80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1418439716312" calcext:value-type="float">
            <text:p>70.1418439716</text:p>
          </table:table-cell>
        </table:table-row>
        <table:table-row table:style-name="ro1">
          <table:table-cell office:value-type="string" calcext:value-type="string">
            <text:p>2017-05-13 09:1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09:2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9:2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9:27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09:3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6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9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" calcext:value-type="float">
            <text:p>75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09:45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9:4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9:51:03</text:p>
          </table:table-cell>
          <table:table-cell office:value-type="float" office:value="80" calcext:value-type="float">
            <text:p>80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09:5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10:0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10:03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10:0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10:1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10:18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10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10:30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10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0:39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10:42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10:45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0:48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9.3971631205674" calcext:value-type="float">
            <text:p>69.3971631206</text:p>
          </table:table-cell>
        </table:table-row>
        <table:table-row table:style-name="ro1">
          <table:table-cell office:value-type="string" calcext:value-type="string">
            <text:p>2017-05-13 10:54:03</text:p>
          </table:table-cell>
          <table:table-cell office:value-type="float" office:value="80" calcext:value-type="float">
            <text:p>80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10:57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1:00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11:09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1:15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11:18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645390070922" calcext:value-type="float">
            <text:p>69.6453900709</text:p>
          </table:table-cell>
        </table:table-row>
        <table:table-row table:style-name="ro1">
          <table:table-cell office:value-type="string" calcext:value-type="string">
            <text:p>2017-05-13 11:21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9.3262411347518" calcext:value-type="float">
            <text:p>69.3262411348</text:p>
          </table:table-cell>
        </table:table-row>
        <table:table-row table:style-name="ro1">
          <table:table-cell office:value-type="string" calcext:value-type="string">
            <text:p>2017-05-13 11:24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1:27:03</text:p>
          </table:table-cell>
          <table:table-cell office:value-type="float" office:value="80" calcext:value-type="float">
            <text:p>80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1:3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69.7163120567376" calcext:value-type="float">
            <text:p>69.7163120567</text:p>
          </table:table-cell>
        </table:table-row>
        <table:table-row table:style-name="ro1">
          <table:table-cell office:value-type="string" calcext:value-type="string">
            <text:p>2017-05-13 11:36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69.5744680851064" calcext:value-type="float">
            <text:p>69.5744680851</text:p>
          </table:table-cell>
        </table:table-row>
        <table:table-row table:style-name="ro1">
          <table:table-cell office:value-type="string" calcext:value-type="string">
            <text:p>2017-05-13 11:39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69.4326241134752" calcext:value-type="float">
            <text:p>69.4326241135</text:p>
          </table:table-cell>
        </table:table-row>
        <table:table-row table:style-name="ro1">
          <table:table-cell office:value-type="string" calcext:value-type="string">
            <text:p>2017-05-13 11:48:03</text:p>
          </table:table-cell>
          <table:table-cell office:value-type="float" office:value="80" calcext:value-type="float">
            <text:p>80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69.5035460992908" calcext:value-type="float">
            <text:p>69.5035460993</text:p>
          </table:table-cell>
        </table:table-row>
        <table:table-row table:style-name="ro1">
          <table:table-cell office:value-type="string" calcext:value-type="string">
            <text:p>2017-05-13 11:54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3971631205674" calcext:value-type="float">
            <text:p>69.3971631206</text:p>
          </table:table-cell>
        </table:table-row>
        <table:table-row table:style-name="ro1">
          <table:table-cell office:value-type="string" calcext:value-type="string">
            <text:p>2017-05-13 11:57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5744680851064" calcext:value-type="float">
            <text:p>69.5744680851</text:p>
          </table:table-cell>
        </table:table-row>
        <table:table-row table:style-name="ro1">
          <table:table-cell office:value-type="string" calcext:value-type="string">
            <text:p>2017-05-13 12:00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3617021276596" calcext:value-type="float">
            <text:p>69.3617021277</text:p>
          </table:table-cell>
        </table:table-row>
        <table:table-row table:style-name="ro1">
          <table:table-cell office:value-type="string" calcext:value-type="string">
            <text:p>2017-05-13 12:03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2:06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69.3617021276596" calcext:value-type="float">
            <text:p>69.3617021277</text:p>
          </table:table-cell>
        </table:table-row>
        <table:table-row table:style-name="ro1">
          <table:table-cell office:value-type="string" calcext:value-type="string">
            <text:p>2017-05-13 12:09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1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2:15:03</text:p>
          </table:table-cell>
          <table:table-cell office:value-type="float" office:value="80" calcext:value-type="float">
            <text:p>80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3262411347518" calcext:value-type="float">
            <text:p>69.3262411348</text:p>
          </table:table-cell>
        </table:table-row>
        <table:table-row table:style-name="ro1">
          <table:table-cell office:value-type="string" calcext:value-type="string">
            <text:p>2017-05-13 12:1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21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2:24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2:30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290780141844" calcext:value-type="float">
            <text:p>69.2907801418</text:p>
          </table:table-cell>
        </table:table-row>
        <table:table-row table:style-name="ro1">
          <table:table-cell office:value-type="string" calcext:value-type="string">
            <text:p>2017-05-13 12:33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2:3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69.4326241134752" calcext:value-type="float">
            <text:p>69.4326241135</text:p>
          </table:table-cell>
        </table:table-row>
        <table:table-row table:style-name="ro1">
          <table:table-cell office:value-type="string" calcext:value-type="string">
            <text:p>2017-05-13 12:39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113475177305" calcext:value-type="float">
            <text:p>69.1134751773</text:p>
          </table:table-cell>
        </table:table-row>
        <table:table-row table:style-name="ro1">
          <table:table-cell office:value-type="string" calcext:value-type="string">
            <text:p>2017-05-13 12:4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8297872340426" calcext:value-type="float">
            <text:p>68.829787234</text:p>
          </table:table-cell>
        </table:table-row>
        <table:table-row table:style-name="ro1">
          <table:table-cell office:value-type="string" calcext:value-type="string">
            <text:p>2017-05-13 12:45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8.936170212766" calcext:value-type="float">
            <text:p>68.9361702128</text:p>
          </table:table-cell>
        </table:table-row>
        <table:table-row table:style-name="ro1">
          <table:table-cell office:value-type="string" calcext:value-type="string">
            <text:p>2017-05-13 12:48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9716312056738" calcext:value-type="float">
            <text:p>68.9716312057</text:p>
          </table:table-cell>
        </table:table-row>
        <table:table-row table:style-name="ro1">
          <table:table-cell office:value-type="string" calcext:value-type="string">
            <text:p>2017-05-13 12:51:03</text:p>
          </table:table-cell>
          <table:table-cell office:value-type="float" office:value="80" calcext:value-type="float">
            <text:p>80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9.0780141843972" calcext:value-type="float">
            <text:p>69.0780141844</text:p>
          </table:table-cell>
        </table:table-row>
        <table:table-row table:style-name="ro1">
          <table:table-cell office:value-type="string" calcext:value-type="string">
            <text:p>2017-05-13 12:54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8.936170212766" calcext:value-type="float">
            <text:p>68.9361702128</text:p>
          </table:table-cell>
        </table:table-row>
        <table:table-row table:style-name="ro1">
          <table:table-cell office:value-type="string" calcext:value-type="string">
            <text:p>2017-05-13 12:57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758865248227" calcext:value-type="float">
            <text:p>68.7588652482</text:p>
          </table:table-cell>
        </table:table-row>
        <table:table-row table:style-name="ro1">
          <table:table-cell office:value-type="string" calcext:value-type="string">
            <text:p>2017-05-13 13:0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3:06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758865248227" calcext:value-type="float">
            <text:p>68.7588652482</text:p>
          </table:table-cell>
        </table:table-row>
        <table:table-row table:style-name="ro1">
          <table:table-cell office:value-type="string" calcext:value-type="string">
            <text:p>2017-05-13 13:1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3:15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1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21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8297872340426" calcext:value-type="float">
            <text:p>68.829787234</text:p>
          </table:table-cell>
        </table:table-row>
        <table:table-row table:style-name="ro1">
          <table:table-cell office:value-type="string" calcext:value-type="string">
            <text:p>2017-05-13 13:30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33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822695035461" calcext:value-type="float">
            <text:p>74.8226950355</text:p>
          </table:table-cell>
          <table:table-cell office:value-type="float" office:value="68.3333333333333" calcext:value-type="float">
            <text:p>68.3333333333</text:p>
          </table:table-cell>
        </table:table-row>
        <table:table-row table:style-name="ro1">
          <table:table-cell office:value-type="string" calcext:value-type="string">
            <text:p>2017-05-13 13:36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5460992907801" calcext:value-type="float">
            <text:p>68.5460992908</text:p>
          </table:table-cell>
        </table:table-row>
        <table:table-row table:style-name="ro1">
          <table:table-cell office:value-type="string" calcext:value-type="string">
            <text:p>2017-05-13 13:39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8.7234042553192" calcext:value-type="float">
            <text:p>68.7234042553</text:p>
          </table:table-cell>
        </table:table-row>
        <table:table-row table:style-name="ro1">
          <table:table-cell office:value-type="string" calcext:value-type="string">
            <text:p>2017-05-13 13:4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6879432624114" calcext:value-type="float">
            <text:p>68.6879432624</text:p>
          </table:table-cell>
        </table:table-row>
        <table:table-row table:style-name="ro1">
          <table:table-cell office:value-type="string" calcext:value-type="string">
            <text:p>2017-05-13 13:45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5460992907801" calcext:value-type="float">
            <text:p>68.5460992908</text:p>
          </table:table-cell>
        </table:table-row>
        <table:table-row table:style-name="ro1">
          <table:table-cell office:value-type="string" calcext:value-type="string">
            <text:p>2017-05-13 13:48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3:51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3:57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8.4397163120567" calcext:value-type="float">
            <text:p>68.4397163121</text:p>
          </table:table-cell>
        </table:table-row>
        <table:table-row table:style-name="ro1">
          <table:table-cell office:value-type="string" calcext:value-type="string">
            <text:p>2017-05-13 14:00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3687943262411" calcext:value-type="float">
            <text:p>68.3687943262</text:p>
          </table:table-cell>
        </table:table-row>
        <table:table-row table:style-name="ro1">
          <table:table-cell office:value-type="string" calcext:value-type="string">
            <text:p>2017-05-13 14:0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4:09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12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8.1560283687943" calcext:value-type="float">
            <text:p>68.1560283688</text:p>
          </table:table-cell>
        </table:table-row>
        <table:table-row table:style-name="ro1">
          <table:table-cell office:value-type="string" calcext:value-type="string">
            <text:p>2017-05-13 14:15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5" calcext:value-type="float">
            <text:p>75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18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" calcext:value-type="float">
            <text:p>75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21:03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24:03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8.2269503546099" calcext:value-type="float">
            <text:p>68.2269503546</text:p>
          </table:table-cell>
        </table:table-row>
        <table:table-row table:style-name="ro1">
          <table:table-cell office:value-type="string" calcext:value-type="string">
            <text:p>2017-05-13 14:36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39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8.2978723404255" calcext:value-type="float">
            <text:p>68.2978723404</text:p>
          </table:table-cell>
        </table:table-row>
        <table:table-row table:style-name="ro1">
          <table:table-cell office:value-type="string" calcext:value-type="string">
            <text:p>2017-05-13 14:42:03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67.8723404255319" calcext:value-type="float">
            <text:p>67.8723404255</text:p>
          </table:table-cell>
        </table:table-row>
        <table:table-row table:style-name="ro1">
          <table:table-cell office:value-type="string" calcext:value-type="string">
            <text:p>2017-05-13 14:45:03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5" calcext:value-type="float">
            <text:p>75</text:p>
          </table:table-cell>
          <table:table-cell office:value-type="float" office:value="67.9787234042553" calcext:value-type="float">
            <text:p>67.9787234043</text:p>
          </table:table-cell>
        </table:table-row>
        <table:table-row table:style-name="ro1">
          <table:table-cell office:value-type="string" calcext:value-type="string">
            <text:p>2017-05-13 14:51:03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5" calcext:value-type="float">
            <text:p>75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54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1914893617021" calcext:value-type="float">
            <text:p>68.1914893617</text:p>
          </table:table-cell>
        </table:table-row>
        <table:table-row table:style-name="ro1">
          <table:table-cell office:value-type="string" calcext:value-type="string">
            <text:p>2017-05-13 15:00:03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7.8368794326241" calcext:value-type="float">
            <text:p>67.8368794326</text:p>
          </table:table-cell>
        </table:table-row>
        <table:table-row table:style-name="ro1">
          <table:table-cell office:value-type="string" calcext:value-type="string">
            <text:p>2017-05-13 15:03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0141843971631" calcext:value-type="float">
            <text:p>68.0141843972</text:p>
          </table:table-cell>
        </table:table-row>
        <table:table-row table:style-name="ro1">
          <table:table-cell office:value-type="string" calcext:value-type="string">
            <text:p>2017-05-13 15:15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7.7659574468085" calcext:value-type="float">
            <text:p>67.7659574468</text:p>
          </table:table-cell>
        </table:table-row>
        <table:table-row table:style-name="ro1">
          <table:table-cell office:value-type="string" calcext:value-type="string">
            <text:p>2017-05-13 15:18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7.6950354609929" calcext:value-type="float">
            <text:p>67.695035461</text:p>
          </table:table-cell>
        </table:table-row>
        <table:table-row table:style-name="ro1">
          <table:table-cell office:value-type="string" calcext:value-type="string">
            <text:p>2017-05-13 15:33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7.6241134751773" calcext:value-type="float">
            <text:p>67.6241134752</text:p>
          </table:table-cell>
        </table:table-row>
        <table:table-row table:style-name="ro1">
          <table:table-cell office:value-type="string" calcext:value-type="string">
            <text:p>2017-05-13 15:36:03</text:p>
          </table:table-cell>
          <table:table-cell office:value-type="float" office:value="80" calcext:value-type="float">
            <text:p>80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7.7659574468085" calcext:value-type="float">
            <text:p>67.7659574468</text:p>
          </table:table-cell>
        </table:table-row>
        <table:table-row table:style-name="ro1">
          <table:table-cell office:value-type="string" calcext:value-type="string">
            <text:p>2017-05-13 15:39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7.4113475177305" calcext:value-type="float">
            <text:p>67.4113475177</text:p>
          </table:table-cell>
        </table:table-row>
        <table:table-row table:style-name="ro1">
          <table:table-cell office:value-type="string" calcext:value-type="string">
            <text:p>2017-05-13 15:48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67.6241134751773" calcext:value-type="float">
            <text:p>67.6241134752</text:p>
          </table:table-cell>
        </table:table-row>
        <table:table-row table:style-name="ro1">
          <table:table-cell office:value-type="string" calcext:value-type="string">
            <text:p>2017-05-13 16:06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7.2340425531915" calcext:value-type="float">
            <text:p>67.2340425532</text:p>
          </table:table-cell>
        </table:table-row>
        <table:table-row table:style-name="ro1">
          <table:table-cell office:value-type="string" calcext:value-type="string">
            <text:p>2017-05-13 16:18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67.2695035460993" calcext:value-type="float">
            <text:p>67.2695035461</text:p>
          </table:table-cell>
        </table:table-row>
        <table:table-row table:style-name="ro1">
          <table:table-cell office:value-type="string" calcext:value-type="string">
            <text:p>2017-05-13 16:24:0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9148936170213" calcext:value-type="float">
            <text:p>66.914893617</text:p>
          </table:table-cell>
        </table:table-row>
        <table:table-row table:style-name="ro1">
          <table:table-cell office:value-type="string" calcext:value-type="string">
            <text:p>2017-05-13 16:30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7.1631205673759" calcext:value-type="float">
            <text:p>67.1631205674</text:p>
          </table:table-cell>
        </table:table-row>
        <table:table-row table:style-name="ro1">
          <table:table-cell office:value-type="string" calcext:value-type="string">
            <text:p>2017-05-13 16:54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3 17:00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7.0567375886525" calcext:value-type="float">
            <text:p>67.0567375887</text:p>
          </table:table-cell>
        </table:table-row>
        <table:table-row table:style-name="ro1">
          <table:table-cell office:value-type="string" calcext:value-type="string">
            <text:p>2017-05-13 17:33:03</text:p>
          </table:table-cell>
          <table:table-cell office:value-type="float" office:value="80" calcext:value-type="float">
            <text:p>80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3 18:06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3 18:12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3 18:18:03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3 18:21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3 18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" calcext:value-type="float">
            <text:p>75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18:36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18:39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18:4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6.2056737588653" calcext:value-type="float">
            <text:p>66.2056737589</text:p>
          </table:table-cell>
        </table:table-row>
        <table:table-row table:style-name="ro1">
          <table:table-cell office:value-type="string" calcext:value-type="string">
            <text:p>2017-05-13 18:54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3 19:15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19:42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6.9148936170213" calcext:value-type="float">
            <text:p>66.914893617</text:p>
          </table:table-cell>
        </table:table-row>
        <table:table-row table:style-name="ro1">
          <table:table-cell office:value-type="string" calcext:value-type="string">
            <text:p>2017-05-13 19:45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19:48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3971631205674" calcext:value-type="float">
            <text:p>74.3971631206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0:06:03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0:09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0:1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0:18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0:24:03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0:39:03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3 21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1:54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6.8439716312057" calcext:value-type="float">
            <text:p>66.8439716312</text:p>
          </table:table-cell>
        </table:table-row>
        <table:table-row table:style-name="ro1">
          <table:table-cell office:value-type="string" calcext:value-type="string">
            <text:p>2017-05-13 21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2:00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2:0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2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7375886524823" calcext:value-type="float">
            <text:p>66.7375886525</text:p>
          </table:table-cell>
        </table:table-row>
        <table:table-row table:style-name="ro1">
          <table:table-cell office:value-type="string" calcext:value-type="string">
            <text:p>2017-05-13 22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1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2:18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744680851064" calcext:value-type="float">
            <text:p>74.5744680851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2:21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2:2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30:04</text:p>
          </table:table-cell>
          <table:table-cell office:value-type="float" office:value="80" calcext:value-type="float">
            <text:p>80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3 22:33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2:36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2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2:42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3 22:4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2:48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2:51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2:57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3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03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06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3:0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1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3 23:21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24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3:27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30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3:33:04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3:36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3 23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2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5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51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3 23:54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3:5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0:00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4 00:06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0:09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4 00:1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15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4 00:1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0:21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2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2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0:30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33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3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0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4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0:4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51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0:54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00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1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1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0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12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1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1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1:2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1:24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992907801418" calcext:value-type="float">
            <text:p>66.0992907801</text:p>
          </table:table-cell>
        </table:table-row>
        <table:table-row table:style-name="ro1">
          <table:table-cell office:value-type="string" calcext:value-type="string">
            <text:p>2017-05-14 01:2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1:30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1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1:36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992907801418" calcext:value-type="float">
            <text:p>66.0992907801</text:p>
          </table:table-cell>
        </table:table-row>
        <table:table-row table:style-name="ro1">
          <table:table-cell office:value-type="string" calcext:value-type="string">
            <text:p>2017-05-14 01:39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1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4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1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1:54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2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2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4 02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2:12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2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2:1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2:21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2:24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4 02:2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2:30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4 02:33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2:36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4 02:3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45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4 02:48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51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5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3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3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3:0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3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3:12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3:1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21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24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3:2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3:30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3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3:36:04</text:p>
          </table:table-cell>
          <table:table-cell office:value-type="float" office:value="80" calcext:value-type="float">
            <text:p>80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3:39:04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3:42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3:4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4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3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00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03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0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12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4:15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4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4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4:2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30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3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4:3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4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4:4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5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4:54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5:00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5:03:04</text:p>
          </table:table-cell>
          <table:table-cell office:value-type="float" office:value="80" calcext:value-type="float">
            <text:p>80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0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5:09:04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5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1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18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5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5:2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5:2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5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5:3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5:3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2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8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5:51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5:54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5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6:00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3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6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6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6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6:24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6:2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6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3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6:39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6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6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48:04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6:5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6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7:00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7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4964539007092" calcext:value-type="float">
            <text:p>65.4964539007</text:p>
          </table:table-cell>
        </table:table-row>
        <table:table-row table:style-name="ro1">
          <table:table-cell office:value-type="string" calcext:value-type="string">
            <text:p>2017-05-14 07:0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7:09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7:1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7:18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7:2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4255319148936" calcext:value-type="float">
            <text:p>65.4255319149</text:p>
          </table:table-cell>
        </table:table-row>
        <table:table-row table:style-name="ro1">
          <table:table-cell office:value-type="string" calcext:value-type="string">
            <text:p>2017-05-14 07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7:27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7:33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7:36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7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7:4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7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7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4.9290780141844" calcext:value-type="float">
            <text:p>64.9290780142</text:p>
          </table:table-cell>
        </table:table-row>
        <table:table-row table:style-name="ro1">
          <table:table-cell office:value-type="string" calcext:value-type="string">
            <text:p>2017-05-14 07:5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7:5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8:0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5.0354609929078" calcext:value-type="float">
            <text:p>65.0354609929</text:p>
          </table:table-cell>
        </table:table-row>
        <table:table-row table:style-name="ro1">
          <table:table-cell office:value-type="string" calcext:value-type="string">
            <text:p>2017-05-14 08:0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4 08:06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4255319148936" calcext:value-type="float">
            <text:p>65.4255319149</text:p>
          </table:table-cell>
        </table:table-row>
        <table:table-row table:style-name="ro1">
          <table:table-cell office:value-type="string" calcext:value-type="string">
            <text:p>2017-05-14 08:0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3900709219858" calcext:value-type="float">
            <text:p>65.390070922</text:p>
          </table:table-cell>
        </table:table-row>
        <table:table-row table:style-name="ro1">
          <table:table-cell office:value-type="string" calcext:value-type="string">
            <text:p>2017-05-14 08:12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8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8:18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21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8:2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4 08:2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8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2127659574468" calcext:value-type="float">
            <text:p>65.2127659574</text:p>
          </table:table-cell>
        </table:table-row>
        <table:table-row table:style-name="ro1">
          <table:table-cell office:value-type="string" calcext:value-type="string">
            <text:p>2017-05-14 08:33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3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45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4.9645390070922" calcext:value-type="float">
            <text:p>64.9645390071</text:p>
          </table:table-cell>
        </table:table-row>
        <table:table-row table:style-name="ro1">
          <table:table-cell office:value-type="string" calcext:value-type="string">
            <text:p>2017-05-14 08:48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5.3900709219858" calcext:value-type="float">
            <text:p>65.390070922</text:p>
          </table:table-cell>
        </table:table-row>
        <table:table-row table:style-name="ro1">
          <table:table-cell office:value-type="string" calcext:value-type="string">
            <text:p>2017-05-14 08:5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9290780141844" calcext:value-type="float">
            <text:p>64.9290780142</text:p>
          </table:table-cell>
        </table:table-row>
        <table:table-row table:style-name="ro1">
          <table:table-cell office:value-type="string" calcext:value-type="string">
            <text:p>2017-05-14 08:5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9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09:03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5-14 09:06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0709219858156" calcext:value-type="float">
            <text:p>65.0709219858</text:p>
          </table:table-cell>
        </table:table-row>
        <table:table-row table:style-name="ro1">
          <table:table-cell office:value-type="string" calcext:value-type="string">
            <text:p>2017-05-14 09:09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12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9:15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5390070921986" calcext:value-type="float">
            <text:p>64.5390070922</text:p>
          </table:table-cell>
        </table:table-row>
        <table:table-row table:style-name="ro1">
          <table:table-cell office:value-type="string" calcext:value-type="string">
            <text:p>2017-05-14 09:1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5.0354609929078" calcext:value-type="float">
            <text:p>65.0354609929</text:p>
          </table:table-cell>
        </table:table-row>
        <table:table-row table:style-name="ro1">
          <table:table-cell office:value-type="string" calcext:value-type="string">
            <text:p>2017-05-14 09:21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5-14 09:24:04</text:p>
          </table:table-cell>
          <table:table-cell office:value-type="float" office:value="80" calcext:value-type="float">
            <text:p>80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9:2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4.7872340425532" calcext:value-type="float">
            <text:p>64.7872340426</text:p>
          </table:table-cell>
        </table:table-row>
        <table:table-row table:style-name="ro1">
          <table:table-cell office:value-type="string" calcext:value-type="string">
            <text:p>2017-05-14 09:30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3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0709219858156" calcext:value-type="float">
            <text:p>65.0709219858</text:p>
          </table:table-cell>
        </table:table-row>
        <table:table-row table:style-name="ro1">
          <table:table-cell office:value-type="string" calcext:value-type="string">
            <text:p>2017-05-14 09:3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9645390070922" calcext:value-type="float">
            <text:p>64.9645390071</text:p>
          </table:table-cell>
        </table:table-row>
        <table:table-row table:style-name="ro1">
          <table:table-cell office:value-type="string" calcext:value-type="string">
            <text:p>2017-05-14 09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9:42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09:4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4.5035460992908" calcext:value-type="float">
            <text:p>64.5035460993</text:p>
          </table:table-cell>
        </table:table-row>
        <table:table-row table:style-name="ro1">
          <table:table-cell office:value-type="string" calcext:value-type="string">
            <text:p>2017-05-14 09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09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09:5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4.6099290780142" calcext:value-type="float">
            <text:p>64.609929078</text:p>
          </table:table-cell>
        </table:table-row>
        <table:table-row table:style-name="ro1">
          <table:table-cell office:value-type="string" calcext:value-type="string">
            <text:p>2017-05-14 10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10:0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10:0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0:0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10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4.3262411347518" calcext:value-type="float">
            <text:p>64.3262411348</text:p>
          </table:table-cell>
        </table:table-row>
        <table:table-row table:style-name="ro1">
          <table:table-cell office:value-type="string" calcext:value-type="string">
            <text:p>2017-05-14 10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10:1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21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6099290780142" calcext:value-type="float">
            <text:p>64.609929078</text:p>
          </table:table-cell>
        </table:table-row>
        <table:table-row table:style-name="ro1">
          <table:table-cell office:value-type="string" calcext:value-type="string">
            <text:p>2017-05-14 10:24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3.936170212766" calcext:value-type="float">
            <text:p>63.9361702128</text:p>
          </table:table-cell>
        </table:table-row>
        <table:table-row table:style-name="ro1">
          <table:table-cell office:value-type="string" calcext:value-type="string">
            <text:p>2017-05-14 10:2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0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5744680851064" calcext:value-type="float">
            <text:p>64.5744680851</text:p>
          </table:table-cell>
        </table:table-row>
        <table:table-row table:style-name="ro1">
          <table:table-cell office:value-type="string" calcext:value-type="string">
            <text:p>2017-05-14 10:3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3262411347518" calcext:value-type="float">
            <text:p>64.3262411348</text:p>
          </table:table-cell>
        </table:table-row>
        <table:table-row table:style-name="ro1">
          <table:table-cell office:value-type="string" calcext:value-type="string">
            <text:p>2017-05-14 10:3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4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4.5035460992908" calcext:value-type="float">
            <text:p>64.5035460993</text:p>
          </table:table-cell>
        </table:table-row>
        <table:table-row table:style-name="ro1">
          <table:table-cell office:value-type="string" calcext:value-type="string">
            <text:p>2017-05-14 10:45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0:48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0:5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3971631205674" calcext:value-type="float">
            <text:p>64.3971631206</text:p>
          </table:table-cell>
        </table:table-row>
        <table:table-row table:style-name="ro1">
          <table:table-cell office:value-type="string" calcext:value-type="string">
            <text:p>2017-05-14 10:5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1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290780141844" calcext:value-type="float">
            <text:p>64.2907801418</text:p>
          </table:table-cell>
        </table:table-row>
        <table:table-row table:style-name="ro1">
          <table:table-cell office:value-type="string" calcext:value-type="string">
            <text:p>2017-05-14 11:00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3617021276596" calcext:value-type="float">
            <text:p>64.3617021277</text:p>
          </table:table-cell>
        </table:table-row>
        <table:table-row table:style-name="ro1">
          <table:table-cell office:value-type="string" calcext:value-type="string">
            <text:p>2017-05-14 11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06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1:09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4.5390070921986" calcext:value-type="float">
            <text:p>64.5390070922</text:p>
          </table:table-cell>
        </table:table-row>
        <table:table-row table:style-name="ro1">
          <table:table-cell office:value-type="string" calcext:value-type="string">
            <text:p>2017-05-14 11:1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15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971631205674" calcext:value-type="float">
            <text:p>74.3971631206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1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1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1:24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9007092198582" calcext:value-type="float">
            <text:p>63.9007092199</text:p>
          </table:table-cell>
        </table:table-row>
        <table:table-row table:style-name="ro1">
          <table:table-cell office:value-type="string" calcext:value-type="string">
            <text:p>2017-05-14 11:27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4.3617021276596" calcext:value-type="float">
            <text:p>64.3617021277</text:p>
          </table:table-cell>
        </table:table-row>
        <table:table-row table:style-name="ro1">
          <table:table-cell office:value-type="string" calcext:value-type="string">
            <text:p>2017-05-14 11:30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36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39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1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1:45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4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1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8652482269504" calcext:value-type="float">
            <text:p>63.865248227</text:p>
          </table:table-cell>
        </table:table-row>
        <table:table-row table:style-name="ro1">
          <table:table-cell office:value-type="string" calcext:value-type="string">
            <text:p>2017-05-14 11:5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2198581560284" calcext:value-type="float">
            <text:p>64.219858156</text:p>
          </table:table-cell>
        </table:table-row>
        <table:table-row table:style-name="ro1">
          <table:table-cell office:value-type="string" calcext:value-type="string">
            <text:p>2017-05-14 12:0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2:0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070921985816" calcext:value-type="float">
            <text:p>64.0070921986</text:p>
          </table:table-cell>
        </table:table-row>
        <table:table-row table:style-name="ro1">
          <table:table-cell office:value-type="string" calcext:value-type="string">
            <text:p>2017-05-14 12:0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2:12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2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0070921985816" calcext:value-type="float">
            <text:p>64.0070921986</text:p>
          </table:table-cell>
        </table:table-row>
        <table:table-row table:style-name="ro1">
          <table:table-cell office:value-type="string" calcext:value-type="string">
            <text:p>2017-05-14 12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2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27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2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7943262411348" calcext:value-type="float">
            <text:p>63.7943262411</text:p>
          </table:table-cell>
        </table:table-row>
        <table:table-row table:style-name="ro1">
          <table:table-cell office:value-type="string" calcext:value-type="string">
            <text:p>2017-05-14 12:3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2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758865248227" calcext:value-type="float">
            <text:p>63.7588652482</text:p>
          </table:table-cell>
        </table:table-row>
        <table:table-row table:style-name="ro1">
          <table:table-cell office:value-type="string" calcext:value-type="string">
            <text:p>2017-05-14 12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936170212766" calcext:value-type="float">
            <text:p>63.9361702128</text:p>
          </table:table-cell>
        </table:table-row>
        <table:table-row table:style-name="ro1">
          <table:table-cell office:value-type="string" calcext:value-type="string">
            <text:p>2017-05-14 12:45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48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13475177305" calcext:value-type="float">
            <text:p>64.1134751773</text:p>
          </table:table-cell>
        </table:table-row>
        <table:table-row table:style-name="ro1">
          <table:table-cell office:value-type="string" calcext:value-type="string">
            <text:p>2017-05-14 12:5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8652482269504" calcext:value-type="float">
            <text:p>63.865248227</text:p>
          </table:table-cell>
        </table:table-row>
        <table:table-row table:style-name="ro1">
          <table:table-cell office:value-type="string" calcext:value-type="string">
            <text:p>2017-05-14 12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3.5106382978723" calcext:value-type="float">
            <text:p>63.5106382979</text:p>
          </table:table-cell>
        </table:table-row>
        <table:table-row table:style-name="ro1">
          <table:table-cell office:value-type="string" calcext:value-type="string">
            <text:p>2017-05-14 12:5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758865248227" calcext:value-type="float">
            <text:p>63.7588652482</text:p>
          </table:table-cell>
        </table:table-row>
        <table:table-row table:style-name="ro1">
          <table:table-cell office:value-type="string" calcext:value-type="string">
            <text:p>2017-05-14 13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3:0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0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0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3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1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3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21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6170212765957" calcext:value-type="float">
            <text:p>63.6170212766</text:p>
          </table:table-cell>
        </table:table-row>
        <table:table-row table:style-name="ro1">
          <table:table-cell office:value-type="string" calcext:value-type="string">
            <text:p>2017-05-14 13:2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3:3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3.3333333333333" calcext:value-type="float">
            <text:p>63.3333333333</text:p>
          </table:table-cell>
        </table:table-row>
        <table:table-row table:style-name="ro1">
          <table:table-cell office:value-type="string" calcext:value-type="string">
            <text:p>2017-05-14 13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3:3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39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42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4042553191489" calcext:value-type="float">
            <text:p>63.4042553191</text:p>
          </table:table-cell>
        </table:table-row>
        <table:table-row table:style-name="ro1">
          <table:table-cell office:value-type="string" calcext:value-type="string">
            <text:p>2017-05-14 13:45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48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3687943262411" calcext:value-type="float">
            <text:p>63.3687943262</text:p>
          </table:table-cell>
        </table:table-row>
        <table:table-row table:style-name="ro1">
          <table:table-cell office:value-type="string" calcext:value-type="string">
            <text:p>2017-05-14 13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3:54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3:5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4397163120567" calcext:value-type="float">
            <text:p>63.4397163121</text:p>
          </table:table-cell>
        </table:table-row>
        <table:table-row table:style-name="ro1">
          <table:table-cell office:value-type="string" calcext:value-type="string">
            <text:p>2017-05-14 14:03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4:0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3687943262411" calcext:value-type="float">
            <text:p>63.3687943262</text:p>
          </table:table-cell>
        </table:table-row>
        <table:table-row table:style-name="ro1">
          <table:table-cell office:value-type="string" calcext:value-type="string">
            <text:p>2017-05-14 14:0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4042553191489" calcext:value-type="float">
            <text:p>63.4042553191</text:p>
          </table:table-cell>
        </table:table-row>
        <table:table-row table:style-name="ro1">
          <table:table-cell office:value-type="string" calcext:value-type="string">
            <text:p>2017-05-14 14:12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1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1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4:2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4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4:2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4397163120567" calcext:value-type="float">
            <text:p>63.4397163121</text:p>
          </table:table-cell>
        </table:table-row>
        <table:table-row table:style-name="ro1">
          <table:table-cell office:value-type="string" calcext:value-type="string">
            <text:p>2017-05-14 14:3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4:3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4:3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39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42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4:4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4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5106382978723" calcext:value-type="float">
            <text:p>63.5106382979</text:p>
          </table:table-cell>
        </table:table-row>
        <table:table-row table:style-name="ro1">
          <table:table-cell office:value-type="string" calcext:value-type="string">
            <text:p>2017-05-14 14:51:04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4:5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4:57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5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5:06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5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2269503546099" calcext:value-type="float">
            <text:p>63.2269503546</text:p>
          </table:table-cell>
        </table:table-row>
        <table:table-row table:style-name="ro1">
          <table:table-cell office:value-type="string" calcext:value-type="string">
            <text:p>2017-05-14 15:12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5:15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1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21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24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2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30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5:3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5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5:3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42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4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5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51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5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57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6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6:0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06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6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1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6:15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6:18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2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6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6:27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6:3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3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6:3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3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6:42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45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6:4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6:54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6:57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03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17:06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0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17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5177304964539" calcext:value-type="float">
            <text:p>62.5177304965</text:p>
          </table:table-cell>
        </table:table-row>
        <table:table-row table:style-name="ro1">
          <table:table-cell office:value-type="string" calcext:value-type="string">
            <text:p>2017-05-14 17:18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2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17:24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7:27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4 17:30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3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4 17:3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4 17:3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4 17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17:45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4 17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17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4 17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4 17:57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4 18:0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4 18:0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4 18:0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4468085106383" calcext:value-type="float">
            <text:p>62.4468085106</text:p>
          </table:table-cell>
        </table:table-row>
        <table:table-row table:style-name="ro1">
          <table:table-cell office:value-type="string" calcext:value-type="string">
            <text:p>2017-05-14 18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18:1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8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8:2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8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8:3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8:3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18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8:39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18:42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8:45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8:4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8:51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1914893617021" calcext:value-type="float">
            <text:p>63.1914893617</text:p>
          </table:table-cell>
        </table:table-row>
        <table:table-row table:style-name="ro1">
          <table:table-cell office:value-type="string" calcext:value-type="string">
            <text:p>2017-05-14 18:54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9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9:03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9:0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0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9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3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33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9:3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4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9:48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9:51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1914893617021" calcext:value-type="float">
            <text:p>63.1914893617</text:p>
          </table:table-cell>
        </table:table-row>
        <table:table-row table:style-name="ro1">
          <table:table-cell office:value-type="string" calcext:value-type="string">
            <text:p>2017-05-14 19:57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0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0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20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20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0:1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20:21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0:24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20:2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20:33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0:36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0:3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0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0:45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20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0:5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1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1:0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21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1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4 21:2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1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1:27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1:3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1:42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21:48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51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4 21:5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1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2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0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0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4468085106383" calcext:value-type="float">
            <text:p>62.4468085106</text:p>
          </table:table-cell>
        </table:table-row>
        <table:table-row table:style-name="ro1">
          <table:table-cell office:value-type="string" calcext:value-type="string">
            <text:p>2017-05-14 22:0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2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2:15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2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2:2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2:30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2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22:3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22:42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4 22:4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2:5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2:5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2:5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23:00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4 23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3:1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4 23:2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3:27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3:3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4 23:33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4 23:3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3:3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3:4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3:4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3:4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23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23:54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3:5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5 00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5 00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0:06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61.9503546099291" calcext:value-type="float">
            <text:p>61.9503546099</text:p>
          </table:table-cell>
        </table:table-row>
        <table:table-row table:style-name="ro1">
          <table:table-cell office:value-type="string" calcext:value-type="string">
            <text:p>2017-05-15 00:15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0:2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0:2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27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0:3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5 00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0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5 00:3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0:4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4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5 00:4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5177304964539" calcext:value-type="float">
            <text:p>62.5177304965</text:p>
          </table:table-cell>
        </table:table-row>
        <table:table-row table:style-name="ro1">
          <table:table-cell office:value-type="string" calcext:value-type="string">
            <text:p>2017-05-15 00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0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5 01:0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1:0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12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5 01:15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5 01:18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1:2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2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1:2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30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1:3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4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45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48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1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5 01:5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2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2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2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5 02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21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2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27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3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36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2:3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2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2:45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2:48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503546099291" calcext:value-type="float">
            <text:p>61.9503546099</text:p>
          </table:table-cell>
        </table:table-row>
        <table:table-row table:style-name="ro1">
          <table:table-cell office:value-type="string" calcext:value-type="string">
            <text:p>2017-05-15 02:5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03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0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09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3:1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3:21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3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2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30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3:33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5 03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3:42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4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3:5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54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3:5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4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4:03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4:0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8085106382979" calcext:value-type="float">
            <text:p>61.8085106383</text:p>
          </table:table-cell>
        </table:table-row>
        <table:table-row table:style-name="ro1">
          <table:table-cell office:value-type="string" calcext:value-type="string">
            <text:p>2017-05-15 04:15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4:18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4:24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4:2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1.7375886524823" calcext:value-type="float">
            <text:p>61.7375886525</text:p>
          </table:table-cell>
        </table:table-row>
        <table:table-row table:style-name="ro1">
          <table:table-cell office:value-type="string" calcext:value-type="string">
            <text:p>2017-05-15 04:3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4:33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4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4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2411347517731" calcext:value-type="float">
            <text:p>61.2411347518</text:p>
          </table:table-cell>
        </table:table-row>
        <table:table-row table:style-name="ro1">
          <table:table-cell office:value-type="string" calcext:value-type="string">
            <text:p>2017-05-15 04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4:51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4:5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4:57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5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5:03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5:0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5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5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602836879433" calcext:value-type="float">
            <text:p>61.5602836879</text:p>
          </table:table-cell>
        </table:table-row>
        <table:table-row table:style-name="ro1">
          <table:table-cell office:value-type="string" calcext:value-type="string">
            <text:p>2017-05-15 05:15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5:18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5:2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6666666666667" calcext:value-type="float">
            <text:p>61.6666666667</text:p>
          </table:table-cell>
        </table:table-row>
        <table:table-row table:style-name="ro1">
          <table:table-cell office:value-type="string" calcext:value-type="string">
            <text:p>2017-05-15 05:3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33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5:39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5:42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1.7375886524823" calcext:value-type="float">
            <text:p>61.7375886525</text:p>
          </table:table-cell>
        </table:table-row>
        <table:table-row table:style-name="ro1">
          <table:table-cell office:value-type="string" calcext:value-type="string">
            <text:p>2017-05-15 05:48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6666666666667" calcext:value-type="float">
            <text:p>61.6666666667</text:p>
          </table:table-cell>
        </table:table-row>
        <table:table-row table:style-name="ro1">
          <table:table-cell office:value-type="string" calcext:value-type="string">
            <text:p>2017-05-15 05:51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54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5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6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6:0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6:0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6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6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6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6:27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4184397163121" calcext:value-type="float">
            <text:p>61.4184397163</text:p>
          </table:table-cell>
        </table:table-row>
        <table:table-row table:style-name="ro1">
          <table:table-cell office:value-type="string" calcext:value-type="string">
            <text:p>2017-05-15 06:3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6:39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61.063829787234" calcext:value-type="float">
            <text:p>61.0638297872</text:p>
          </table:table-cell>
        </table:table-row>
        <table:table-row table:style-name="ro1">
          <table:table-cell office:value-type="string" calcext:value-type="string">
            <text:p>2017-05-15 06:42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6:45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6:48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6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6:54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6:57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7:00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09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4184397163121" calcext:value-type="float">
            <text:p>61.4184397163</text:p>
          </table:table-cell>
        </table:table-row>
        <table:table-row table:style-name="ro1">
          <table:table-cell office:value-type="string" calcext:value-type="string">
            <text:p>2017-05-15 07:12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7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7:1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3120567375887" calcext:value-type="float">
            <text:p>61.3120567376</text:p>
          </table:table-cell>
        </table:table-row>
        <table:table-row table:style-name="ro1">
          <table:table-cell office:value-type="string" calcext:value-type="string">
            <text:p>2017-05-15 07:21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24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0283687943262" calcext:value-type="float">
            <text:p>61.0283687943</text:p>
          </table:table-cell>
        </table:table-row>
        <table:table-row table:style-name="ro1">
          <table:table-cell office:value-type="string" calcext:value-type="string">
            <text:p>2017-05-15 07:27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33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9574468085106" calcext:value-type="float">
            <text:p>60.9574468085</text:p>
          </table:table-cell>
        </table:table-row>
        <table:table-row table:style-name="ro1">
          <table:table-cell office:value-type="string" calcext:value-type="string">
            <text:p>2017-05-15 07:3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9929078014184" calcext:value-type="float">
            <text:p>60.9929078014</text:p>
          </table:table-cell>
        </table:table-row>
        <table:table-row table:style-name="ro1">
          <table:table-cell office:value-type="string" calcext:value-type="string">
            <text:p>2017-05-15 07:48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60.5673758865248" calcext:value-type="float">
            <text:p>60.5673758865</text:p>
          </table:table-cell>
        </table:table-row>
        <table:table-row table:style-name="ro1">
          <table:table-cell office:value-type="string" calcext:value-type="string">
            <text:p>2017-05-15 07:54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0.9219858156028" calcext:value-type="float">
            <text:p>60.9219858156</text:p>
          </table:table-cell>
        </table:table-row>
        <table:table-row table:style-name="ro1">
          <table:table-cell office:value-type="string" calcext:value-type="string">
            <text:p>2017-05-15 08:00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03:04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60.4255319148936" calcext:value-type="float">
            <text:p>60.4255319149</text:p>
          </table:table-cell>
        </table:table-row>
        <table:table-row table:style-name="ro1">
          <table:table-cell office:value-type="string" calcext:value-type="string">
            <text:p>2017-05-15 08:12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18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51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0.4964539007092" calcext:value-type="float">
            <text:p>60.4964539007</text:p>
          </table:table-cell>
        </table:table-row>
        <table:table-row table:style-name="ro1">
          <table:table-cell office:value-type="string" calcext:value-type="string">
            <text:p>2017-05-15 08:57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0.3900709219858" calcext:value-type="float">
            <text:p>60.390070922</text:p>
          </table:table-cell>
        </table:table-row>
        <table:table-row table:style-name="ro1">
          <table:table-cell office:value-type="string" calcext:value-type="string">
            <text:p>2017-05-15 09:0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0.531914893617" calcext:value-type="float">
            <text:p>60.5319148936</text:p>
          </table:table-cell>
        </table:table-row>
        <table:table-row table:style-name="ro1">
          <table:table-cell office:value-type="string" calcext:value-type="string">
            <text:p>2017-05-15 09:27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0.3900709219858" calcext:value-type="float">
            <text:p>60.390070922</text:p>
          </table:table-cell>
        </table:table-row>
        <table:table-row table:style-name="ro1">
          <table:table-cell office:value-type="string" calcext:value-type="string">
            <text:p>2017-05-15 09:33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09:36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0.177304964539" calcext:value-type="float">
            <text:p>60.1773049645</text:p>
          </table:table-cell>
        </table:table-row>
        <table:table-row table:style-name="ro1">
          <table:table-cell office:value-type="string" calcext:value-type="string">
            <text:p>2017-05-15 09:42:04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09:51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09:54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10:15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10:18:04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59.9645390070922" calcext:value-type="float">
            <text:p>59.9645390071</text:p>
          </table:table-cell>
        </table:table-row>
        <table:table-row table:style-name="ro1">
          <table:table-cell office:value-type="string" calcext:value-type="string">
            <text:p>2017-05-15 10:24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10:30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0:33:04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10:51:04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0:54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0.0354609929078" calcext:value-type="float">
            <text:p>60.0354609929</text:p>
          </table:table-cell>
        </table:table-row>
        <table:table-row table:style-name="ro1">
          <table:table-cell office:value-type="string" calcext:value-type="string">
            <text:p>2017-05-15 11:00:04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1:06:04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59.822695035461" calcext:value-type="float">
            <text:p>59.8226950355</text:p>
          </table:table-cell>
        </table:table-row>
        <table:table-row table:style-name="ro1">
          <table:table-cell office:value-type="string" calcext:value-type="string">
            <text:p>2017-05-15 11:12:04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11:15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4.468085106383" calcext:value-type="float">
            <text:p>74.4680851064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11:18:04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9.5390070921986" calcext:value-type="float">
            <text:p>59.5390070922</text:p>
          </table:table-cell>
        </table:table-row>
        <table:table-row table:style-name="ro1">
          <table:table-cell office:value-type="string" calcext:value-type="string">
            <text:p>2017-05-15 11:24:04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0.1418439716312" calcext:value-type="float">
            <text:p>60.1418439716</text:p>
          </table:table-cell>
        </table:table-row>
        <table:table-row table:style-name="ro1">
          <table:table-cell office:value-type="string" calcext:value-type="string">
            <text:p>2017-05-15 11:48:04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0.1418439716312" calcext:value-type="float">
            <text:p>60.1418439716</text:p>
          </table:table-cell>
        </table:table-row>
        <table:table-row table:style-name="ro1">
          <table:table-cell office:value-type="string" calcext:value-type="string">
            <text:p>2017-05-15 11:57:04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59.645390070922" calcext:value-type="float">
            <text:p>59.6453900709</text:p>
          </table:table-cell>
        </table:table-row>
        <table:table-row table:style-name="ro1">
          <table:table-cell office:value-type="string" calcext:value-type="string">
            <text:p>2017-05-15 12:00:04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59.7163120567376" calcext:value-type="float">
            <text:p>59.7163120567</text:p>
          </table:table-cell>
        </table:table-row>
        <table:table-row table:style-name="ro1">
          <table:table-cell office:value-type="string" calcext:value-type="string">
            <text:p>2017-05-15 12:09:04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59.3971631205674" calcext:value-type="float">
            <text:p>59.3971631206</text:p>
          </table:table-cell>
        </table:table-row>
        <table:table-row table:style-name="ro1">
          <table:table-cell office:value-type="string" calcext:value-type="string">
            <text:p>2017-05-15 12:21:04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59.6808510638298" calcext:value-type="float">
            <text:p>59.6808510638</text:p>
          </table:table-cell>
        </table:table-row>
        <table:table-row table:style-name="ro1">
          <table:table-cell office:value-type="string" calcext:value-type="string">
            <text:p>2017-05-15 12:30:04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59.6808510638298" calcext:value-type="float">
            <text:p>59.6808510638</text:p>
          </table:table-cell>
        </table:table-row>
        <table:table-row table:style-name="ro1">
          <table:table-cell office:value-type="string" calcext:value-type="string">
            <text:p>2017-05-15 13:30:04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8.8652482269504" calcext:value-type="float">
            <text:p>58.865248227</text:p>
          </table:table-cell>
        </table:table-row>
        <table:table-row table:style-name="ro1">
          <table:table-cell office:value-type="string" calcext:value-type="string">
            <text:p>2017-05-15 13:39:04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9.1843971631206" calcext:value-type="float">
            <text:p>59.1843971631</text:p>
          </table:table-cell>
        </table:table-row>
        <table:table-row table:style-name="ro1">
          <table:table-cell office:value-type="string" calcext:value-type="string">
            <text:p>2017-05-15 13:48:04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9.0425531914894" calcext:value-type="float">
            <text:p>59.0425531915</text:p>
          </table:table-cell>
        </table:table-row>
        <table:table-row table:style-name="ro1">
          <table:table-cell office:value-type="string" calcext:value-type="string">
            <text:p>2017-05-15 14:06:04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59.0070921985816" calcext:value-type="float">
            <text:p>59.0070921986</text:p>
          </table:table-cell>
        </table:table-row>
        <table:table-row table:style-name="ro1">
          <table:table-cell office:value-type="string" calcext:value-type="string">
            <text:p>2017-05-15 14:09:04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9.0425531914894" calcext:value-type="float">
            <text:p>59.0425531915</text:p>
          </table:table-cell>
        </table:table-row>
        <table:table-row table:style-name="ro1">
          <table:table-cell office:value-type="string" calcext:value-type="string">
            <text:p>2017-05-15 14:12:04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8.7234042553192" calcext:value-type="float">
            <text:p>58.7234042553</text:p>
          </table:table-cell>
        </table:table-row>
        <table:table-row table:style-name="ro1">
          <table:table-cell office:value-type="string" calcext:value-type="string">
            <text:p>2017-05-15 14:42:04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8.936170212766" calcext:value-type="float">
            <text:p>58.9361702128</text:p>
          </table:table-cell>
        </table:table-row>
        <table:table-row table:style-name="ro1">
          <table:table-cell office:value-type="string" calcext:value-type="string">
            <text:p>2017-05-15 15:00:04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8.758865248227" calcext:value-type="float">
            <text:p>58.7588652482</text:p>
          </table:table-cell>
        </table:table-row>
        <table:table-row table:style-name="ro1">
          <table:table-cell office:value-type="string" calcext:value-type="string">
            <text:p>2017-05-15 15:12:04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58.8297872340426" calcext:value-type="float">
            <text:p>58.829787234</text:p>
          </table:table-cell>
        </table:table-row>
        <table:table-row table:style-name="ro1">
          <table:table-cell office:value-type="string" calcext:value-type="string">
            <text:p>2017-05-15 15:33:04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8.6170212765957" calcext:value-type="float">
            <text:p>58.6170212766</text:p>
          </table:table-cell>
        </table:table-row>
        <table:table-row table:style-name="ro1">
          <table:table-cell office:value-type="string" calcext:value-type="string">
            <text:p>2017-05-15 15:45:04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8.7943262411348" calcext:value-type="float">
            <text:p>58.7943262411</text:p>
          </table:table-cell>
        </table:table-row>
        <table:table-row table:style-name="ro1">
          <table:table-cell office:value-type="string" calcext:value-type="string">
            <text:p>2017-05-15 15:54:04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8.9716312056738" calcext:value-type="float">
            <text:p>58.9716312057</text:p>
          </table:table-cell>
        </table:table-row>
        <table:table-row table:style-name="ro1">
          <table:table-cell office:value-type="string" calcext:value-type="string">
            <text:p>2017-05-15 16:06:04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8.5460992907801" calcext:value-type="float">
            <text:p>58.5460992908</text:p>
          </table:table-cell>
        </table:table-row>
        <table:table-row table:style-name="ro1">
          <table:table-cell office:value-type="string" calcext:value-type="string">
            <text:p>2017-05-15 16:24:04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58.8297872340426" calcext:value-type="float">
            <text:p>58.829787234</text:p>
          </table:table-cell>
        </table:table-row>
        <table:table-row table:style-name="ro1">
          <table:table-cell office:value-type="string" calcext:value-type="string">
            <text:p>2017-05-15 16:27:04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6:42:04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8.3333333333333" calcext:value-type="float">
            <text:p>58.3333333333</text:p>
          </table:table-cell>
        </table:table-row>
        <table:table-row table:style-name="ro1">
          <table:table-cell office:value-type="string" calcext:value-type="string">
            <text:p>2017-05-15 16:45:04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16:48:04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8.6524822695036" calcext:value-type="float">
            <text:p>58.6524822695</text:p>
          </table:table-cell>
        </table:table-row>
        <table:table-row table:style-name="ro1">
          <table:table-cell office:value-type="string" calcext:value-type="string">
            <text:p>2017-05-15 17:48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7:5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7:54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5 17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00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5 18:0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5 18:06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09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5 18:12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6.3475177304965" calcext:value-type="float">
            <text:p>56.3475177305</text:p>
          </table:table-cell>
        </table:table-row>
        <table:table-row table:style-name="ro1">
          <table:table-cell office:value-type="string" calcext:value-type="string">
            <text:p>2017-05-15 18:15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4539007092199" calcext:value-type="float">
            <text:p>56.4539007092</text:p>
          </table:table-cell>
        </table:table-row>
        <table:table-row table:style-name="ro1">
          <table:table-cell office:value-type="string" calcext:value-type="string">
            <text:p>2017-05-15 18:18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5 18:21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5 18:24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27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5 18:30:05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33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9858156028369" calcext:value-type="float">
            <text:p>56.9858156028</text:p>
          </table:table-cell>
        </table:table-row>
        <table:table-row table:style-name="ro1">
          <table:table-cell office:value-type="string" calcext:value-type="string">
            <text:p>2017-05-15 18:36:05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39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5 18:42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7.1276595744681" calcext:value-type="float">
            <text:p>57.1276595745</text:p>
          </table:table-cell>
        </table:table-row>
        <table:table-row table:style-name="ro1">
          <table:table-cell office:value-type="string" calcext:value-type="string">
            <text:p>2017-05-15 18:45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48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5 18:51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6.7375886524823" calcext:value-type="float">
            <text:p>56.7375886525</text:p>
          </table:table-cell>
        </table:table-row>
        <table:table-row table:style-name="ro1">
          <table:table-cell office:value-type="string" calcext:value-type="string">
            <text:p>2017-05-15 18:54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5 18:57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7730496453901" calcext:value-type="float">
            <text:p>56.7730496454</text:p>
          </table:table-cell>
        </table:table-row>
        <table:table-row table:style-name="ro1">
          <table:table-cell office:value-type="string" calcext:value-type="string">
            <text:p>2017-05-15 19:00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9:0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5 19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7.2340425531915" calcext:value-type="float">
            <text:p>57.2340425532</text:p>
          </table:table-cell>
        </table:table-row>
        <table:table-row table:style-name="ro1">
          <table:table-cell office:value-type="string" calcext:value-type="string">
            <text:p>2017-05-15 19:09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5 19:12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5 19:1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5 19:1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21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19:24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19:27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19:30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1560283687943" calcext:value-type="float">
            <text:p>58.1560283688</text:p>
          </table:table-cell>
        </table:table-row>
        <table:table-row table:style-name="ro1">
          <table:table-cell office:value-type="string" calcext:value-type="string">
            <text:p>2017-05-15 19:33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19:36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19:39:05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42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8.2978723404255" calcext:value-type="float">
            <text:p>58.2978723404</text:p>
          </table:table-cell>
        </table:table-row>
        <table:table-row table:style-name="ro1">
          <table:table-cell office:value-type="string" calcext:value-type="string">
            <text:p>2017-05-15 19:4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19:48:05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5 19:51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19:5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0:00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03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5 20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0:0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12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15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18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0:21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24:05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27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30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0:33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36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0:39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0:42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0:45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0:4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0:51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0:54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5 20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00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03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5 21:06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1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12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1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1:1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6524822695036" calcext:value-type="float">
            <text:p>58.6524822695</text:p>
          </table:table-cell>
        </table:table-row>
        <table:table-row table:style-name="ro1">
          <table:table-cell office:value-type="string" calcext:value-type="string">
            <text:p>2017-05-15 21:21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8.4397163120567" calcext:value-type="float">
            <text:p>58.4397163121</text:p>
          </table:table-cell>
        </table:table-row>
        <table:table-row table:style-name="ro1">
          <table:table-cell office:value-type="string" calcext:value-type="string">
            <text:p>2017-05-15 21:2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6170212765957" calcext:value-type="float">
            <text:p>58.6170212766</text:p>
          </table:table-cell>
        </table:table-row>
        <table:table-row table:style-name="ro1">
          <table:table-cell office:value-type="string" calcext:value-type="string">
            <text:p>2017-05-15 21:2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3687943262411" calcext:value-type="float">
            <text:p>58.3687943262</text:p>
          </table:table-cell>
        </table:table-row>
        <table:table-row table:style-name="ro1">
          <table:table-cell office:value-type="string" calcext:value-type="string">
            <text:p>2017-05-15 21:30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5106382978723" calcext:value-type="float">
            <text:p>58.5106382979</text:p>
          </table:table-cell>
        </table:table-row>
        <table:table-row table:style-name="ro1">
          <table:table-cell office:value-type="string" calcext:value-type="string">
            <text:p>2017-05-15 21:3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8.5460992907801" calcext:value-type="float">
            <text:p>58.5460992908</text:p>
          </table:table-cell>
        </table:table-row>
        <table:table-row table:style-name="ro1">
          <table:table-cell office:value-type="string" calcext:value-type="string">
            <text:p>2017-05-15 21:36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4397163120567" calcext:value-type="float">
            <text:p>58.4397163121</text:p>
          </table:table-cell>
        </table:table-row>
        <table:table-row table:style-name="ro1">
          <table:table-cell office:value-type="string" calcext:value-type="string">
            <text:p>2017-05-15 21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1:4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45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48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1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5 21:5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00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3333333333333" calcext:value-type="float">
            <text:p>58.3333333333</text:p>
          </table:table-cell>
        </table:table-row>
        <table:table-row table:style-name="ro1">
          <table:table-cell office:value-type="string" calcext:value-type="string">
            <text:p>2017-05-15 22:03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06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1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1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21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24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2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30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2:33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2:36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2:39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42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2:45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4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2:51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2:54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3:00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3:03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5 23:06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3:0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12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5 23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3:18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3:21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3:2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3:2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3:30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3:33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36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5 23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4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3:45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3:48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3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54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3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0:00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0:0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6 00:06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0:0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12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3687943262411" calcext:value-type="float">
            <text:p>58.3687943262</text:p>
          </table:table-cell>
        </table:table-row>
        <table:table-row table:style-name="ro1">
          <table:table-cell office:value-type="string" calcext:value-type="string">
            <text:p>2017-05-16 00:15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0:18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0:21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24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27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6 00:3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0:33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36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39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0:42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0:45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0:4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51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54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0:57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6 01:00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1:03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1:06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1:09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12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2978723404255" calcext:value-type="float">
            <text:p>58.2978723404</text:p>
          </table:table-cell>
        </table:table-row>
        <table:table-row table:style-name="ro1">
          <table:table-cell office:value-type="string" calcext:value-type="string">
            <text:p>2017-05-16 01:15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18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1:2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6 01:24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1:27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1:30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33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1:36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8.1560283687943" calcext:value-type="float">
            <text:p>58.1560283688</text:p>
          </table:table-cell>
        </table:table-row>
        <table:table-row table:style-name="ro1">
          <table:table-cell office:value-type="string" calcext:value-type="string">
            <text:p>2017-05-16 01:39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1:42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45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48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5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1:54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1:57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00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2:03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06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2:0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2:12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15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2:18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2:21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2:2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27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2:30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2:3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2:36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3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42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2:45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2:48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2:51:05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6 02:57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3:00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3:03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3:09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3:12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3:15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18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3:21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3:24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3:27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3:30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3:33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3:36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3:39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3:42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3:45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48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3:5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3:5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3:57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4:0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4:03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4:06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09:05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4:12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4:15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18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4:21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7.0567375886525" calcext:value-type="float">
            <text:p>57.0567375887</text:p>
          </table:table-cell>
        </table:table-row>
        <table:table-row table:style-name="ro1">
          <table:table-cell office:value-type="string" calcext:value-type="string">
            <text:p>2017-05-16 04:24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4:2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4:30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4:33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4:36:05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4:39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4:45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48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4:51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4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4:57:05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00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03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5:06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5:09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12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5:1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5:18:05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5:21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5:24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5:2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30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5:33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3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5:39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5:42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5:45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48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5:54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5:57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0921985815603" calcext:value-type="float">
            <text:p>57.0921985816</text:p>
          </table:table-cell>
        </table:table-row>
        <table:table-row table:style-name="ro1">
          <table:table-cell office:value-type="string" calcext:value-type="string">
            <text:p>2017-05-16 06:00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03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6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6:09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6:12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2340425531915" calcext:value-type="float">
            <text:p>57.2340425532</text:p>
          </table:table-cell>
        </table:table-row>
        <table:table-row table:style-name="ro1">
          <table:table-cell office:value-type="string" calcext:value-type="string">
            <text:p>2017-05-16 06:18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6:2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1631205673759" calcext:value-type="float">
            <text:p>57.1631205674</text:p>
          </table:table-cell>
        </table:table-row>
        <table:table-row table:style-name="ro1">
          <table:table-cell office:value-type="string" calcext:value-type="string">
            <text:p>2017-05-16 06:27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6:3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33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6:39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6:45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48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6 06:5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2695035460993" calcext:value-type="float">
            <text:p>57.2695035461</text:p>
          </table:table-cell>
        </table:table-row>
        <table:table-row table:style-name="ro1">
          <table:table-cell office:value-type="string" calcext:value-type="string">
            <text:p>2017-05-16 06:5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6 07:0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09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12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15:05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7:18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6 07:21:05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7:2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6 07:2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6 07:30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6 07:36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6.8439716312057" calcext:value-type="float">
            <text:p>56.8439716312</text:p>
          </table:table-cell>
        </table:table-row>
        <table:table-row table:style-name="ro1">
          <table:table-cell office:value-type="string" calcext:value-type="string">
            <text:p>2017-05-16 07:42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6 07:45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7:5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0567375886525" calcext:value-type="float">
            <text:p>57.0567375887</text:p>
          </table:table-cell>
        </table:table-row>
        <table:table-row table:style-name="ro1">
          <table:table-cell office:value-type="string" calcext:value-type="string">
            <text:p>2017-05-16 07:54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6 07:57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1631205673759" calcext:value-type="float">
            <text:p>57.1631205674</text:p>
          </table:table-cell>
        </table:table-row>
        <table:table-row table:style-name="ro1">
          <table:table-cell office:value-type="string" calcext:value-type="string">
            <text:p>2017-05-16 08:0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8:15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8:2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6.8439716312057" calcext:value-type="float">
            <text:p>56.8439716312</text:p>
          </table:table-cell>
        </table:table-row>
        <table:table-row table:style-name="ro1">
          <table:table-cell office:value-type="string" calcext:value-type="string">
            <text:p>2017-05-16 08:30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6.7375886524823" calcext:value-type="float">
            <text:p>56.7375886525</text:p>
          </table:table-cell>
        </table:table-row>
        <table:table-row table:style-name="ro1">
          <table:table-cell office:value-type="string" calcext:value-type="string">
            <text:p>2017-05-16 08:33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6 08:36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8:45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8:48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8:51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8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8:5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00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9:03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9:09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12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18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6.7021276595745" calcext:value-type="float">
            <text:p>56.7021276596</text:p>
          </table:table-cell>
        </table:table-row>
        <table:table-row table:style-name="ro1">
          <table:table-cell office:value-type="string" calcext:value-type="string">
            <text:p>2017-05-16 09:2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2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4184397163121" calcext:value-type="float">
            <text:p>56.4184397163</text:p>
          </table:table-cell>
        </table:table-row>
        <table:table-row table:style-name="ro1">
          <table:table-cell office:value-type="string" calcext:value-type="string">
            <text:p>2017-05-16 09:27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09:3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33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6.1702127659575" calcext:value-type="float">
            <text:p>56.170212766</text:p>
          </table:table-cell>
        </table:table-row>
        <table:table-row table:style-name="ro1">
          <table:table-cell office:value-type="string" calcext:value-type="string">
            <text:p>2017-05-16 09:36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5.7446808510638" calcext:value-type="float">
            <text:p>55.7446808511</text:p>
          </table:table-cell>
        </table:table-row>
        <table:table-row table:style-name="ro1">
          <table:table-cell office:value-type="string" calcext:value-type="string">
            <text:p>2017-05-16 09:39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9:42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9:4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48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5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5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10:00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06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0:12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0:1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10:18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21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0:24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10:27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5.5673758865248" calcext:value-type="float">
            <text:p>55.5673758865</text:p>
          </table:table-cell>
        </table:table-row>
        <table:table-row table:style-name="ro1">
          <table:table-cell office:value-type="string" calcext:value-type="string">
            <text:p>2017-05-16 10:30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3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9219858156028" calcext:value-type="float">
            <text:p>55.9219858156</text:p>
          </table:table-cell>
        </table:table-row>
        <table:table-row table:style-name="ro1">
          <table:table-cell office:value-type="string" calcext:value-type="string">
            <text:p>2017-05-16 10:36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0:3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10:42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6.0992907801418" calcext:value-type="float">
            <text:p>56.0992907801</text:p>
          </table:table-cell>
        </table:table-row>
        <table:table-row table:style-name="ro1">
          <table:table-cell office:value-type="string" calcext:value-type="string">
            <text:p>2017-05-16 10:48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6 10:51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10:54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0:57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1:0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5.9929078014184" calcext:value-type="float">
            <text:p>55.9929078014</text:p>
          </table:table-cell>
        </table:table-row>
        <table:table-row table:style-name="ro1">
          <table:table-cell office:value-type="string" calcext:value-type="string">
            <text:p>2017-05-16 11:03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1:06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7446808510638" calcext:value-type="float">
            <text:p>55.7446808511</text:p>
          </table:table-cell>
        </table:table-row>
        <table:table-row table:style-name="ro1">
          <table:table-cell office:value-type="string" calcext:value-type="string">
            <text:p>2017-05-16 11:09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5.8156028368794" calcext:value-type="float">
            <text:p>55.8156028369</text:p>
          </table:table-cell>
        </table:table-row>
        <table:table-row table:style-name="ro1">
          <table:table-cell office:value-type="string" calcext:value-type="string">
            <text:p>2017-05-16 11:12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1:15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18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8510638297872" calcext:value-type="float">
            <text:p>55.8510638298</text:p>
          </table:table-cell>
        </table:table-row>
        <table:table-row table:style-name="ro1">
          <table:table-cell office:value-type="string" calcext:value-type="string">
            <text:p>2017-05-16 11:21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6.063829787234" calcext:value-type="float">
            <text:p>56.0638297872</text:p>
          </table:table-cell>
        </table:table-row>
        <table:table-row table:style-name="ro1">
          <table:table-cell office:value-type="string" calcext:value-type="string">
            <text:p>2017-05-16 11:2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3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5.9929078014184" calcext:value-type="float">
            <text:p>55.9929078014</text:p>
          </table:table-cell>
        </table:table-row>
        <table:table-row table:style-name="ro1">
          <table:table-cell office:value-type="string" calcext:value-type="string">
            <text:p>2017-05-16 11:36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9219858156028" calcext:value-type="float">
            <text:p>55.9219858156</text:p>
          </table:table-cell>
        </table:table-row>
        <table:table-row table:style-name="ro1">
          <table:table-cell office:value-type="string" calcext:value-type="string">
            <text:p>2017-05-16 11:39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11:42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45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6382978723404" calcext:value-type="float">
            <text:p>55.6382978723</text:p>
          </table:table-cell>
        </table:table-row>
        <table:table-row table:style-name="ro1">
          <table:table-cell office:value-type="string" calcext:value-type="string">
            <text:p>2017-05-16 11:48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6.0992907801418" calcext:value-type="float">
            <text:p>56.0992907801</text:p>
          </table:table-cell>
        </table:table-row>
        <table:table-row table:style-name="ro1">
          <table:table-cell office:value-type="string" calcext:value-type="string">
            <text:p>2017-05-16 11:54:05</text:p>
          </table:table-cell>
          <table:table-cell office:value-type="float" office:value="78.1205673758865" calcext:value-type="float">
            <text:p>78.120567375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5.8510638297872" calcext:value-type="float">
            <text:p>55.8510638298</text:p>
          </table:table-cell>
        </table:table-row>
        <table:table-row table:style-name="ro1">
          <table:table-cell office:value-type="string" calcext:value-type="string">
            <text:p>2017-05-16 12:00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531914893617" calcext:value-type="float">
            <text:p>55.5319148936</text:p>
          </table:table-cell>
        </table:table-row>
        <table:table-row table:style-name="ro1">
          <table:table-cell office:value-type="string" calcext:value-type="string">
            <text:p>2017-05-16 12:03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06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09:05</text:p>
          </table:table-cell>
          <table:table-cell office:value-type="float" office:value="77.9787234042553" calcext:value-type="float">
            <text:p>77.978723404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12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2:18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2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27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5.531914893617" calcext:value-type="float">
            <text:p>55.5319148936</text:p>
          </table:table-cell>
        </table:table-row>
        <table:table-row table:style-name="ro1">
          <table:table-cell office:value-type="string" calcext:value-type="string">
            <text:p>2017-05-16 12:30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900709219858" calcext:value-type="float">
            <text:p>55.390070922</text:p>
          </table:table-cell>
        </table:table-row>
        <table:table-row table:style-name="ro1">
          <table:table-cell office:value-type="string" calcext:value-type="string">
            <text:p>2017-05-16 12:33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36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42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6028368794326" calcext:value-type="float">
            <text:p>55.6028368794</text:p>
          </table:table-cell>
        </table:table-row>
        <table:table-row table:style-name="ro1">
          <table:table-cell office:value-type="string" calcext:value-type="string">
            <text:p>2017-05-16 12:45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2:48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5.3900709219858" calcext:value-type="float">
            <text:p>55.390070922</text:p>
          </table:table-cell>
        </table:table-row>
        <table:table-row table:style-name="ro1">
          <table:table-cell office:value-type="string" calcext:value-type="string">
            <text:p>2017-05-16 12:51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191489361702" calcext:value-type="float">
            <text:p>55.3191489362</text:p>
          </table:table-cell>
        </table:table-row>
        <table:table-row table:style-name="ro1">
          <table:table-cell office:value-type="string" calcext:value-type="string">
            <text:p>2017-05-16 12:54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2127659574468" calcext:value-type="float">
            <text:p>55.2127659574</text:p>
          </table:table-cell>
        </table:table-row>
        <table:table-row table:style-name="ro1">
          <table:table-cell office:value-type="string" calcext:value-type="string">
            <text:p>2017-05-16 12:57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5.2482269503546" calcext:value-type="float">
            <text:p>55.2482269504</text:p>
          </table:table-cell>
        </table:table-row>
        <table:table-row table:style-name="ro1">
          <table:table-cell office:value-type="string" calcext:value-type="string">
            <text:p>2017-05-16 13:00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1063829787234" calcext:value-type="float">
            <text:p>55.1063829787</text:p>
          </table:table-cell>
        </table:table-row>
        <table:table-row table:style-name="ro1">
          <table:table-cell office:value-type="string" calcext:value-type="string">
            <text:p>2017-05-16 13:03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5-16 13:06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2482269503546" calcext:value-type="float">
            <text:p>55.2482269504</text:p>
          </table:table-cell>
        </table:table-row>
        <table:table-row table:style-name="ro1">
          <table:table-cell office:value-type="string" calcext:value-type="string">
            <text:p>2017-05-16 13:09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5.4255319148936" calcext:value-type="float">
            <text:p>55.4255319149</text:p>
          </table:table-cell>
        </table:table-row>
        <table:table-row table:style-name="ro1">
          <table:table-cell office:value-type="string" calcext:value-type="string">
            <text:p>2017-05-16 13:12:05</text:p>
          </table:table-cell>
          <table:table-cell office:value-type="float" office:value="78.1205673758865" calcext:value-type="float">
            <text:p>78.120567375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191489361702" calcext:value-type="float">
            <text:p>55.3191489362</text:p>
          </table:table-cell>
        </table:table-row>
        <table:table-row table:style-name="ro1">
          <table:table-cell office:value-type="string" calcext:value-type="string">
            <text:p>2017-05-16 13:18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3:21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3:24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3:30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3:36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3:42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3:45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3:48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3:51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3:54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3:57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4.822695035461" calcext:value-type="float">
            <text:p>54.8226950355</text:p>
          </table:table-cell>
        </table:table-row>
        <table:table-row table:style-name="ro1">
          <table:table-cell office:value-type="string" calcext:value-type="string">
            <text:p>2017-05-16 14:06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4:09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9290780141844" calcext:value-type="float">
            <text:p>54.9290780142</text:p>
          </table:table-cell>
        </table:table-row>
        <table:table-row table:style-name="ro1">
          <table:table-cell office:value-type="string" calcext:value-type="string">
            <text:p>2017-05-16 14:15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4:18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4:21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4:27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0709219858156" calcext:value-type="float">
            <text:p>55.0709219858</text:p>
          </table:table-cell>
        </table:table-row>
        <table:table-row table:style-name="ro1">
          <table:table-cell office:value-type="string" calcext:value-type="string">
            <text:p>2017-05-16 14:3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4:33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4:36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4:39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6099290780142" calcext:value-type="float">
            <text:p>54.609929078</text:p>
          </table:table-cell>
        </table:table-row>
        <table:table-row table:style-name="ro1">
          <table:table-cell office:value-type="string" calcext:value-type="string">
            <text:p>2017-05-16 14:42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5-16 14:48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4:51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4:54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4:57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177304964539" calcext:value-type="float">
            <text:p>55.1773049645</text:p>
          </table:table-cell>
        </table:table-row>
        <table:table-row table:style-name="ro1">
          <table:table-cell office:value-type="string" calcext:value-type="string">
            <text:p>2017-05-16 15:00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5:03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5:06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5:15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5:18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6099290780142" calcext:value-type="float">
            <text:p>54.609929078</text:p>
          </table:table-cell>
        </table:table-row>
        <table:table-row table:style-name="ro1">
          <table:table-cell office:value-type="string" calcext:value-type="string">
            <text:p>2017-05-16 15:21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5:24:05</text:p>
          </table:table-cell>
          <table:table-cell office:value-type="float" office:value="77.9787234042553" calcext:value-type="float">
            <text:p>77.978723404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5:27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5:33:05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5:36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5:39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5:42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5:45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4.468085106383" calcext:value-type="float">
            <text:p>54.4680851064</text:p>
          </table:table-cell>
        </table:table-row>
        <table:table-row table:style-name="ro1">
          <table:table-cell office:value-type="string" calcext:value-type="string">
            <text:p>2017-05-16 15:48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4.5744680851064" calcext:value-type="float">
            <text:p>54.5744680851</text:p>
          </table:table-cell>
        </table:table-row>
        <table:table-row table:style-name="ro1">
          <table:table-cell office:value-type="string" calcext:value-type="string">
            <text:p>2017-05-16 15:51:05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6808510638298" calcext:value-type="float">
            <text:p>54.6808510638</text:p>
          </table:table-cell>
        </table:table-row>
        <table:table-row table:style-name="ro1">
          <table:table-cell office:value-type="string" calcext:value-type="string">
            <text:p>2017-05-16 15:54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6:03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6808510638298" calcext:value-type="float">
            <text:p>54.6808510638</text:p>
          </table:table-cell>
        </table:table-row>
        <table:table-row table:style-name="ro1">
          <table:table-cell office:value-type="string" calcext:value-type="string">
            <text:p>2017-05-16 16:06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4.468085106383" calcext:value-type="float">
            <text:p>54.4680851064</text:p>
          </table:table-cell>
        </table:table-row>
        <table:table-row table:style-name="ro1">
          <table:table-cell office:value-type="string" calcext:value-type="string">
            <text:p>2017-05-16 16:09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3971631205674" calcext:value-type="float">
            <text:p>54.3971631206</text:p>
          </table:table-cell>
        </table:table-row>
        <table:table-row table:style-name="ro1">
          <table:table-cell office:value-type="string" calcext:value-type="string">
            <text:p>2017-05-16 16:15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6:18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2553191489362" calcext:value-type="float">
            <text:p>54.2553191489</text:p>
          </table:table-cell>
        </table:table-row>
        <table:table-row table:style-name="ro1">
          <table:table-cell office:value-type="string" calcext:value-type="string">
            <text:p>2017-05-16 16:27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6:30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4.3262411347518" calcext:value-type="float">
            <text:p>54.3262411348</text:p>
          </table:table-cell>
        </table:table-row>
        <table:table-row table:style-name="ro1">
          <table:table-cell office:value-type="string" calcext:value-type="string">
            <text:p>2017-05-16 16:33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6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3.936170212766" calcext:value-type="float">
            <text:p>53.9361702128</text:p>
          </table:table-cell>
        </table:table-row>
        <table:table-row table:style-name="ro1">
          <table:table-cell office:value-type="string" calcext:value-type="string">
            <text:p>2017-05-16 16:39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6:45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9716312056738" calcext:value-type="float">
            <text:p>53.9716312057</text:p>
          </table:table-cell>
        </table:table-row>
        <table:table-row table:style-name="ro1">
          <table:table-cell office:value-type="string" calcext:value-type="string">
            <text:p>2017-05-16 16:51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6:54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6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0425531914894" calcext:value-type="float">
            <text:p>54.0425531915</text:p>
          </table:table-cell>
        </table:table-row>
        <table:table-row table:style-name="ro1">
          <table:table-cell office:value-type="string" calcext:value-type="string">
            <text:p>2017-05-16 17:00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7:03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7:09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7:12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4.5390070921986" calcext:value-type="float">
            <text:p>54.5390070922</text:p>
          </table:table-cell>
        </table:table-row>
        <table:table-row table:style-name="ro1">
          <table:table-cell office:value-type="string" calcext:value-type="string">
            <text:p>2017-05-16 17:15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4.290780141844" calcext:value-type="float">
            <text:p>54.2907801418</text:p>
          </table:table-cell>
        </table:table-row>
        <table:table-row table:style-name="ro1">
          <table:table-cell office:value-type="string" calcext:value-type="string">
            <text:p>2017-05-16 17:1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7:24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5815602836879" calcext:value-type="float">
            <text:p>53.5815602837</text:p>
          </table:table-cell>
        </table:table-row>
        <table:table-row table:style-name="ro1">
          <table:table-cell office:value-type="string" calcext:value-type="string">
            <text:p>2017-05-16 17:30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6 17:3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6 17:36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7:39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7:42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6 17:45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6 17:48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6 17:54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2.4113475177305" calcext:value-type="float">
            <text:p>52.4113475177</text:p>
          </table:table-cell>
        </table:table-row>
        <table:table-row table:style-name="ro1">
          <table:table-cell office:value-type="string" calcext:value-type="string">
            <text:p>2017-05-16 18:0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2.2340425531915" calcext:value-type="float">
            <text:p>52.2340425532</text:p>
          </table:table-cell>
        </table:table-row>
        <table:table-row table:style-name="ro1">
          <table:table-cell office:value-type="string" calcext:value-type="string">
            <text:p>2017-05-16 18:0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6 18:06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6 18:12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2.1276595744681" calcext:value-type="float">
            <text:p>52.1276595745</text:p>
          </table:table-cell>
        </table:table-row>
        <table:table-row table:style-name="ro1">
          <table:table-cell office:value-type="string" calcext:value-type="string">
            <text:p>2017-05-16 18:15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2.4822695035461" calcext:value-type="float">
            <text:p>52.4822695035</text:p>
          </table:table-cell>
        </table:table-row>
        <table:table-row table:style-name="ro1">
          <table:table-cell office:value-type="string" calcext:value-type="string">
            <text:p>2017-05-16 18:18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2.3404255319149" calcext:value-type="float">
            <text:p>52.3404255319</text:p>
          </table:table-cell>
        </table:table-row>
        <table:table-row table:style-name="ro1">
          <table:table-cell office:value-type="string" calcext:value-type="string">
            <text:p>2017-05-16 18:24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1.9503546099291" calcext:value-type="float">
            <text:p>51.9503546099</text:p>
          </table:table-cell>
        </table:table-row>
        <table:table-row table:style-name="ro1">
          <table:table-cell office:value-type="string" calcext:value-type="string">
            <text:p>2017-05-16 18:30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1.9503546099291" calcext:value-type="float">
            <text:p>51.9503546099</text:p>
          </table:table-cell>
        </table:table-row>
        <table:table-row table:style-name="ro1">
          <table:table-cell office:value-type="string" calcext:value-type="string">
            <text:p>2017-05-16 18:33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2.0921985815603" calcext:value-type="float">
            <text:p>52.0921985816</text:p>
          </table:table-cell>
        </table:table-row>
        <table:table-row table:style-name="ro1">
          <table:table-cell office:value-type="string" calcext:value-type="string">
            <text:p>2017-05-16 18:39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6 18:45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1.7730496453901" calcext:value-type="float">
            <text:p>51.7730496454</text:p>
          </table:table-cell>
        </table:table-row>
        <table:table-row table:style-name="ro1">
          <table:table-cell office:value-type="string" calcext:value-type="string">
            <text:p>2017-05-16 18:4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6 18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6 18:5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6 19:00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1.9858156028369" calcext:value-type="float">
            <text:p>51.9858156028</text:p>
          </table:table-cell>
        </table:table-row>
        <table:table-row table:style-name="ro1">
          <table:table-cell office:value-type="string" calcext:value-type="string">
            <text:p>2017-05-16 19:09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2.5531914893617" calcext:value-type="float">
            <text:p>52.5531914894</text:p>
          </table:table-cell>
        </table:table-row>
        <table:table-row table:style-name="ro1">
          <table:table-cell office:value-type="string" calcext:value-type="string">
            <text:p>2017-05-16 19:12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2.5531914893617" calcext:value-type="float">
            <text:p>52.5531914894</text:p>
          </table:table-cell>
        </table:table-row>
        <table:table-row table:style-name="ro1">
          <table:table-cell office:value-type="string" calcext:value-type="string">
            <text:p>2017-05-16 19:21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6 19:2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3.5106382978723" calcext:value-type="float">
            <text:p>53.5106382979</text:p>
          </table:table-cell>
        </table:table-row>
        <table:table-row table:style-name="ro1">
          <table:table-cell office:value-type="string" calcext:value-type="string">
            <text:p>2017-05-16 19:33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9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2.9787234042553" calcext:value-type="float">
            <text:p>52.9787234043</text:p>
          </table:table-cell>
        </table:table-row>
        <table:table-row table:style-name="ro1">
          <table:table-cell office:value-type="string" calcext:value-type="string">
            <text:p>2017-05-16 19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6 19:51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5106382978723" calcext:value-type="float">
            <text:p>53.5106382979</text:p>
          </table:table-cell>
        </table:table-row>
        <table:table-row table:style-name="ro1">
          <table:table-cell office:value-type="string" calcext:value-type="string">
            <text:p>2017-05-16 19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9:57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3.7234042553192" calcext:value-type="float">
            <text:p>53.7234042553</text:p>
          </table:table-cell>
        </table:table-row>
        <table:table-row table:style-name="ro1">
          <table:table-cell office:value-type="string" calcext:value-type="string">
            <text:p>2017-05-16 20:0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3.5460992907801" calcext:value-type="float">
            <text:p>53.5460992908</text:p>
          </table:table-cell>
        </table:table-row>
        <table:table-row table:style-name="ro1">
          <table:table-cell office:value-type="string" calcext:value-type="string">
            <text:p>2017-05-16 20:18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0:36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2.9432624113475" calcext:value-type="float">
            <text:p>52.9432624113</text:p>
          </table:table-cell>
        </table:table-row>
        <table:table-row table:style-name="ro1">
          <table:table-cell office:value-type="string" calcext:value-type="string">
            <text:p>2017-05-16 20:39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0:45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6 20:48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1:00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1:1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1:36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3.5815602836879" calcext:value-type="float">
            <text:p>53.5815602837</text:p>
          </table:table-cell>
        </table:table-row>
        <table:table-row table:style-name="ro1">
          <table:table-cell office:value-type="string" calcext:value-type="string">
            <text:p>2017-05-16 21:5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2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2:21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2:2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2:33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2:42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2:4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2:57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3:0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3.4751773049645" calcext:value-type="float">
            <text:p>53.475177305</text:p>
          </table:table-cell>
        </table:table-row>
        <table:table-row table:style-name="ro1">
          <table:table-cell office:value-type="string" calcext:value-type="string">
            <text:p>2017-05-16 23:15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6 23:18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3:2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3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3:33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6 23:3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3:4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3:54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7 00:0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7 00:06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7 00:12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0:15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0:21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7 00:3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7 00:45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7 00:4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7 01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3.4751773049645" calcext:value-type="float">
            <text:p>53.475177305</text:p>
          </table:table-cell>
        </table:table-row>
        <table:table-row table:style-name="ro1">
          <table:table-cell office:value-type="string" calcext:value-type="string">
            <text:p>2017-05-17 01:1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7 01:27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7 01:30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7 01:36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7 01:54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1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7 02:06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2:27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0851063829787" calcext:value-type="float">
            <text:p>53.085106383</text:p>
          </table:table-cell>
        </table:table-row>
        <table:table-row table:style-name="ro1">
          <table:table-cell office:value-type="string" calcext:value-type="string">
            <text:p>2017-05-17 02:30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0496453900709" calcext:value-type="float">
            <text:p>53.0496453901</text:p>
          </table:table-cell>
        </table:table-row>
        <table:table-row table:style-name="ro1">
          <table:table-cell office:value-type="string" calcext:value-type="string">
            <text:p>2017-05-17 02:45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7 02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3.0496453900709" calcext:value-type="float">
            <text:p>53.0496453901</text:p>
          </table:table-cell>
        </table:table-row>
        <table:table-row table:style-name="ro1">
          <table:table-cell office:value-type="string" calcext:value-type="string">
            <text:p>2017-05-17 03:15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3:24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3:3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2.9432624113475" calcext:value-type="float">
            <text:p>52.9432624113</text:p>
          </table:table-cell>
        </table:table-row>
        <table:table-row table:style-name="ro1">
          <table:table-cell office:value-type="string" calcext:value-type="string">
            <text:p>2017-05-17 03:33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3:36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3:3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2.9078014184397" calcext:value-type="float">
            <text:p>52.9078014184</text:p>
          </table:table-cell>
        </table:table-row>
        <table:table-row table:style-name="ro1">
          <table:table-cell office:value-type="string" calcext:value-type="string">
            <text:p>2017-05-17 03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3:57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4:06:05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52.5886524822695" calcext:value-type="float">
            <text:p>52.5886524823</text:p>
          </table:table-cell>
        </table:table-row>
        <table:table-row table:style-name="ro1">
          <table:table-cell office:value-type="string" calcext:value-type="string">
            <text:p>2017-05-17 04:12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4:2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4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4:30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4:33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52.2340425531915" calcext:value-type="float">
            <text:p>52.2340425532</text:p>
          </table:table-cell>
        </table:table-row>
        <table:table-row table:style-name="ro1">
          <table:table-cell office:value-type="string" calcext:value-type="string">
            <text:p>2017-05-17 04:39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7 05:06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5:12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9078014184397" calcext:value-type="float">
            <text:p>52.9078014184</text:p>
          </table:table-cell>
        </table:table-row>
        <table:table-row table:style-name="ro1">
          <table:table-cell office:value-type="string" calcext:value-type="string">
            <text:p>2017-05-17 05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7 05:2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5:33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52.5886524822695" calcext:value-type="float">
            <text:p>52.5886524823</text:p>
          </table:table-cell>
        </table:table-row>
        <table:table-row table:style-name="ro1">
          <table:table-cell office:value-type="string" calcext:value-type="string">
            <text:p>2017-05-17 05:51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5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6:09:05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6:18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21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2.8014184397163" calcext:value-type="float">
            <text:p>52.8014184397</text:p>
          </table:table-cell>
        </table:table-row>
        <table:table-row table:style-name="ro1">
          <table:table-cell office:value-type="string" calcext:value-type="string">
            <text:p>2017-05-17 06:27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7 06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6:48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57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52.5177304964539" calcext:value-type="float">
            <text:p>52.5177304965</text:p>
          </table:table-cell>
        </table:table-row>
        <table:table-row table:style-name="ro1">
          <table:table-cell office:value-type="string" calcext:value-type="string">
            <text:p>2017-05-17 07:15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8014184397163" calcext:value-type="float">
            <text:p>52.8014184397</text:p>
          </table:table-cell>
        </table:table-row>
        <table:table-row table:style-name="ro1">
          <table:table-cell office:value-type="string" calcext:value-type="string">
            <text:p>2017-05-17 07:30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7:39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4113475177305" calcext:value-type="float">
            <text:p>52.4113475177</text:p>
          </table:table-cell>
        </table:table-row>
        <table:table-row table:style-name="ro1">
          <table:table-cell office:value-type="string" calcext:value-type="string">
            <text:p>2017-05-17 07:42:05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4468085106383" calcext:value-type="float">
            <text:p>52.4468085106</text:p>
          </table:table-cell>
        </table:table-row>
        <table:table-row table:style-name="ro1">
          <table:table-cell office:value-type="string" calcext:value-type="string">
            <text:p>2017-05-17 08:0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8:42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1.9148936170213" calcext:value-type="float">
            <text:p>51.914893617</text:p>
          </table:table-cell>
        </table:table-row>
        <table:table-row table:style-name="ro1">
          <table:table-cell office:value-type="string" calcext:value-type="string">
            <text:p>2017-05-17 08:4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0567375886525" calcext:value-type="float">
            <text:p>52.0567375887</text:p>
          </table:table-cell>
        </table:table-row>
        <table:table-row table:style-name="ro1">
          <table:table-cell office:value-type="string" calcext:value-type="string">
            <text:p>2017-05-17 08:48:06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7 08:51:06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9148936170213" calcext:value-type="float">
            <text:p>51.914893617</text:p>
          </table:table-cell>
        </table:table-row>
        <table:table-row table:style-name="ro1">
          <table:table-cell office:value-type="string" calcext:value-type="string">
            <text:p>2017-05-17 08:54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9858156028369" calcext:value-type="float">
            <text:p>51.9858156028</text:p>
          </table:table-cell>
        </table:table-row>
        <table:table-row table:style-name="ro1">
          <table:table-cell office:value-type="string" calcext:value-type="string">
            <text:p>2017-05-17 08:57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00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03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1.6666666666667" calcext:value-type="float">
            <text:p>51.6666666667</text:p>
          </table:table-cell>
        </table:table-row>
        <table:table-row table:style-name="ro1">
          <table:table-cell office:value-type="string" calcext:value-type="string">
            <text:p>2017-05-17 09:06:06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1.7730496453901" calcext:value-type="float">
            <text:p>51.7730496454</text:p>
          </table:table-cell>
        </table:table-row>
        <table:table-row table:style-name="ro1">
          <table:table-cell office:value-type="string" calcext:value-type="string">
            <text:p>2017-05-17 09:09:06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7 09:12:06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2.0921985815603" calcext:value-type="float">
            <text:p>52.0921985816</text:p>
          </table:table-cell>
        </table:table-row>
        <table:table-row table:style-name="ro1">
          <table:table-cell office:value-type="string" calcext:value-type="string">
            <text:p>2017-05-17 09:1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7375886524823" calcext:value-type="float">
            <text:p>51.7375886525</text:p>
          </table:table-cell>
        </table:table-row>
        <table:table-row table:style-name="ro1">
          <table:table-cell office:value-type="string" calcext:value-type="string">
            <text:p>2017-05-17 09:18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21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51.2765957446809" calcext:value-type="float">
            <text:p>51.2765957447</text:p>
          </table:table-cell>
        </table:table-row>
        <table:table-row table:style-name="ro1">
          <table:table-cell office:value-type="string" calcext:value-type="string">
            <text:p>2017-05-17 09:24:06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27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30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5602836879433" calcext:value-type="float">
            <text:p>51.5602836879</text:p>
          </table:table-cell>
        </table:table-row>
        <table:table-row table:style-name="ro1">
          <table:table-cell office:value-type="string" calcext:value-type="string">
            <text:p>2017-05-17 09:33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51.2411347517731" calcext:value-type="float">
            <text:p>51.2411347518</text:p>
          </table:table-cell>
        </table:table-row>
        <table:table-row table:style-name="ro1">
          <table:table-cell office:value-type="string" calcext:value-type="string">
            <text:p>2017-05-17 09:36:06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39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42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45:06</text:p>
          </table:table-cell>
          <table:table-cell office:value-type="float" office:value="76.8085106382979" calcext:value-type="float">
            <text:p>76.8085106383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3475177304965" calcext:value-type="float">
            <text:p>51.3475177305</text:p>
          </table:table-cell>
        </table:table-row>
        <table:table-row table:style-name="ro1">
          <table:table-cell office:value-type="string" calcext:value-type="string">
            <text:p>2017-05-17 09:48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1.3829787234043" calcext:value-type="float">
            <text:p>51.3829787234</text:p>
          </table:table-cell>
        </table:table-row>
        <table:table-row table:style-name="ro1">
          <table:table-cell office:value-type="string" calcext:value-type="string">
            <text:p>2017-05-17 09:51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54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57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0992907801418" calcext:value-type="float">
            <text:p>51.0992907801</text:p>
          </table:table-cell>
        </table:table-row>
        <table:table-row table:style-name="ro1">
          <table:table-cell office:value-type="string" calcext:value-type="string">
            <text:p>2017-05-17 10:00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10:03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1.3120567375887" calcext:value-type="float">
            <text:p>51.3120567376</text:p>
          </table:table-cell>
        </table:table-row>
        <table:table-row table:style-name="ro1">
          <table:table-cell office:value-type="string" calcext:value-type="string">
            <text:p>2017-05-17 10:06:06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1.1702127659575" calcext:value-type="float">
            <text:p>51.170212766</text:p>
          </table:table-cell>
        </table:table-row>
        <table:table-row table:style-name="ro1">
          <table:table-cell office:value-type="string" calcext:value-type="string">
            <text:p>2017-05-17 10:09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0.6737588652482" calcext:value-type="float">
            <text:p>50.6737588652</text:p>
          </table:table-cell>
        </table:table-row>
        <table:table-row table:style-name="ro1">
          <table:table-cell office:value-type="string" calcext:value-type="string">
            <text:p>2017-05-17 10:12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1.0283687943262" calcext:value-type="float">
            <text:p>51.0283687943</text:p>
          </table:table-cell>
        </table:table-row>
        <table:table-row table:style-name="ro1">
          <table:table-cell office:value-type="string" calcext:value-type="string">
            <text:p>2017-05-17 10:1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10:18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1.4184397163121" calcext:value-type="float">
            <text:p>51.4184397163</text:p>
          </table:table-cell>
        </table:table-row>
        <table:table-row table:style-name="ro1">
          <table:table-cell office:value-type="string" calcext:value-type="string">
            <text:p>2017-05-17 10:21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string" calcext:value-type="string">
            <text:p>2017-05-17 10:24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1.2056737588653" calcext:value-type="float">
            <text:p>51.2056737589</text:p>
          </table:table-cell>
        </table:table-row>
        <table:table-row table:style-name="ro1">
          <table:table-cell office:value-type="string" calcext:value-type="string">
            <text:p>2017-05-17 10:27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1.2056737588653" calcext:value-type="float">
            <text:p>51.2056737589</text:p>
          </table:table-cell>
        </table:table-row>
        <table:table-row table:style-name="ro1">
          <table:table-cell office:value-type="string" calcext:value-type="string">
            <text:p>2017-05-17 10:30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33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string" calcext:value-type="string">
            <text:p>2017-05-17 10:36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0.8510638297872" calcext:value-type="float">
            <text:p>50.8510638298</text:p>
          </table:table-cell>
        </table:table-row>
        <table:table-row table:style-name="ro1">
          <table:table-cell office:value-type="string" calcext:value-type="string">
            <text:p>2017-05-17 10:39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0:42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0.9929078014184" calcext:value-type="float">
            <text:p>50.9929078014</text:p>
          </table:table-cell>
        </table:table-row>
        <table:table-row table:style-name="ro1">
          <table:table-cell office:value-type="string" calcext:value-type="string">
            <text:p>2017-05-17 10:45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0:48:06</text:p>
          </table:table-cell>
          <table:table-cell office:value-type="float" office:value="76.8085106382979" calcext:value-type="float">
            <text:p>76.8085106383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8156028368794" calcext:value-type="float">
            <text:p>50.8156028369</text:p>
          </table:table-cell>
        </table:table-row>
        <table:table-row table:style-name="ro1">
          <table:table-cell office:value-type="string" calcext:value-type="string">
            <text:p>2017-05-17 10:51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54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0.354609929078" calcext:value-type="float">
            <text:p>50.3546099291</text:p>
          </table:table-cell>
        </table:table-row>
        <table:table-row table:style-name="ro1">
          <table:table-cell office:value-type="string" calcext:value-type="string">
            <text:p>2017-05-17 11:00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886524822695" calcext:value-type="float">
            <text:p>50.8865248227</text:p>
          </table:table-cell>
        </table:table-row>
        <table:table-row table:style-name="ro1">
          <table:table-cell office:value-type="string" calcext:value-type="string">
            <text:p>2017-05-17 11:03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0.531914893617" calcext:value-type="float">
            <text:p>50.5319148936</text:p>
          </table:table-cell>
        </table:table-row>
        <table:table-row table:style-name="ro1">
          <table:table-cell office:value-type="string" calcext:value-type="string">
            <text:p>2017-05-17 11:06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0.7446808510638" calcext:value-type="float">
            <text:p>50.7446808511</text:p>
          </table:table-cell>
        </table:table-row>
        <table:table-row table:style-name="ro1">
          <table:table-cell office:value-type="string" calcext:value-type="string">
            <text:p>2017-05-17 11:09:06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8156028368794" calcext:value-type="float">
            <text:p>50.8156028369</text:p>
          </table:table-cell>
        </table:table-row>
        <table:table-row table:style-name="ro1">
          <table:table-cell office:value-type="string" calcext:value-type="string">
            <text:p>2017-05-17 11:12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709219858156" calcext:value-type="float">
            <text:p>50.7092198582</text:p>
          </table:table-cell>
        </table:table-row>
        <table:table-row table:style-name="ro1">
          <table:table-cell office:value-type="string" calcext:value-type="string">
            <text:p>2017-05-17 11:15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7446808510638" calcext:value-type="float">
            <text:p>50.7446808511</text:p>
          </table:table-cell>
        </table:table-row>
        <table:table-row table:style-name="ro1">
          <table:table-cell office:value-type="string" calcext:value-type="string">
            <text:p>2017-05-17 11:18:06</text:p>
          </table:table-cell>
          <table:table-cell office:value-type="float" office:value="76.6312056737589" calcext:value-type="float">
            <text:p>76.6312056738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0.6382978723404" calcext:value-type="float">
            <text:p>50.6382978723</text:p>
          </table:table-cell>
        </table:table-row>
        <table:table-row table:style-name="ro1">
          <table:table-cell office:value-type="string" calcext:value-type="string">
            <text:p>2017-05-17 11:21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0.4609929078014" calcext:value-type="float">
            <text:p>50.4609929078</text:p>
          </table:table-cell>
        </table:table-row>
        <table:table-row table:style-name="ro1">
          <table:table-cell office:value-type="string" calcext:value-type="string">
            <text:p>2017-05-17 11:24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3900709219858" calcext:value-type="float">
            <text:p>50.390070922</text:p>
          </table:table-cell>
        </table:table-row>
        <table:table-row table:style-name="ro1">
          <table:table-cell office:value-type="string" calcext:value-type="string">
            <text:p>2017-05-17 11:27:06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1:30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3900709219858" calcext:value-type="float">
            <text:p>50.390070922</text:p>
          </table:table-cell>
        </table:table-row>
        <table:table-row table:style-name="ro1">
          <table:table-cell office:value-type="string" calcext:value-type="string">
            <text:p>2017-05-17 11:33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0.5673758865248" calcext:value-type="float">
            <text:p>50.5673758865</text:p>
          </table:table-cell>
        </table:table-row>
        <table:table-row table:style-name="ro1">
          <table:table-cell office:value-type="string" calcext:value-type="string">
            <text:p>2017-05-17 11:36:06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0.709219858156" calcext:value-type="float">
            <text:p>50.7092198582</text:p>
          </table:table-cell>
        </table:table-row>
        <table:table-row table:style-name="ro1">
          <table:table-cell office:value-type="string" calcext:value-type="string">
            <text:p>2017-05-17 11:39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1:42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0.4964539007092" calcext:value-type="float">
            <text:p>50.4964539007</text:p>
          </table:table-cell>
        </table:table-row>
        <table:table-row table:style-name="ro1">
          <table:table-cell office:value-type="string" calcext:value-type="string">
            <text:p>2017-05-17 11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0.354609929078" calcext:value-type="float">
            <text:p>50.3546099291</text:p>
          </table:table-cell>
        </table:table-row>
        <table:table-row table:style-name="ro1">
          <table:table-cell office:value-type="string" calcext:value-type="string">
            <text:p>2017-05-17 11:48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0.4255319148936" calcext:value-type="float">
            <text:p>50.4255319149</text:p>
          </table:table-cell>
        </table:table-row>
        <table:table-row table:style-name="ro1">
          <table:table-cell office:value-type="string" calcext:value-type="string">
            <text:p>2017-05-17 11:51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0.1418439716312" calcext:value-type="float">
            <text:p>50.1418439716</text:p>
          </table:table-cell>
        </table:table-row>
        <table:table-row table:style-name="ro1">
          <table:table-cell office:value-type="string" calcext:value-type="string">
            <text:p>2017-05-17 11:5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2836879432624" calcext:value-type="float">
            <text:p>50.2836879433</text:p>
          </table:table-cell>
        </table:table-row>
        <table:table-row table:style-name="ro1">
          <table:table-cell office:value-type="string" calcext:value-type="string">
            <text:p>2017-05-17 11:57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0354609929078" calcext:value-type="float">
            <text:p>50.0354609929</text:p>
          </table:table-cell>
        </table:table-row>
        <table:table-row table:style-name="ro1">
          <table:table-cell office:value-type="string" calcext:value-type="string">
            <text:p>2017-05-17 12:00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177304964539" calcext:value-type="float">
            <text:p>50.1773049645</text:p>
          </table:table-cell>
        </table:table-row>
        <table:table-row table:style-name="ro1">
          <table:table-cell office:value-type="string" calcext:value-type="string">
            <text:p>2017-05-17 12:03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0.177304964539" calcext:value-type="float">
            <text:p>50.1773049645</text:p>
          </table:table-cell>
        </table:table-row>
        <table:table-row table:style-name="ro1">
          <table:table-cell office:value-type="string" calcext:value-type="string">
            <text:p>2017-05-17 12:06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0.2482269503546" calcext:value-type="float">
            <text:p>50.2482269504</text:p>
          </table:table-cell>
        </table:table-row>
        <table:table-row table:style-name="ro1">
          <table:table-cell office:value-type="string" calcext:value-type="string">
            <text:p>2017-05-17 12:09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0.2836879432624" calcext:value-type="float">
            <text:p>50.2836879433</text:p>
          </table:table-cell>
        </table:table-row>
        <table:table-row table:style-name="ro1">
          <table:table-cell office:value-type="string" calcext:value-type="string">
            <text:p>2017-05-17 12:12:06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0.5673758865248" calcext:value-type="float">
            <text:p>50.5673758865</text:p>
          </table:table-cell>
        </table:table-row>
        <table:table-row table:style-name="ro1">
          <table:table-cell office:value-type="string" calcext:value-type="string">
            <text:p>2017-05-17 12:15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18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0.2127659574468" calcext:value-type="float">
            <text:p>50.2127659574</text:p>
          </table:table-cell>
        </table:table-row>
        <table:table-row table:style-name="ro1">
          <table:table-cell office:value-type="string" calcext:value-type="string">
            <text:p>2017-05-17 12:21:06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0.531914893617" calcext:value-type="float">
            <text:p>50.5319148936</text:p>
          </table:table-cell>
        </table:table-row>
        <table:table-row table:style-name="ro1">
          <table:table-cell office:value-type="string" calcext:value-type="string">
            <text:p>2017-05-17 12:24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0.3191489361702" calcext:value-type="float">
            <text:p>50.3191489362</text:p>
          </table:table-cell>
        </table:table-row>
        <table:table-row table:style-name="ro1">
          <table:table-cell office:value-type="string" calcext:value-type="string">
            <text:p>2017-05-17 12:27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0.2127659574468" calcext:value-type="float">
            <text:p>50.2127659574</text:p>
          </table:table-cell>
        </table:table-row>
        <table:table-row table:style-name="ro1">
          <table:table-cell office:value-type="string" calcext:value-type="string">
            <text:p>2017-05-17 12:30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33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36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39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42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45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2:48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51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2:54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2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00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3:03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0.0354609929078" calcext:value-type="float">
            <text:p>50.0354609929</text:p>
          </table:table-cell>
        </table:table-row>
        <table:table-row table:style-name="ro1">
          <table:table-cell office:value-type="string" calcext:value-type="string">
            <text:p>2017-05-17 13:06:06</text:p>
          </table:table-cell>
          <table:table-cell office:value-type="float" office:value="76.6312056737589" calcext:value-type="float">
            <text:p>76.6312056738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09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0.3191489361702" calcext:value-type="float">
            <text:p>50.3191489362</text:p>
          </table:table-cell>
        </table:table-row>
        <table:table-row table:style-name="ro1">
          <table:table-cell office:value-type="string" calcext:value-type="string">
            <text:p>2017-05-17 13:12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7872340425532" calcext:value-type="float">
            <text:p>49.7872340426</text:p>
          </table:table-cell>
        </table:table-row>
        <table:table-row table:style-name="ro1">
          <table:table-cell office:value-type="string" calcext:value-type="string">
            <text:p>2017-05-17 13:15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9.9290780141844" calcext:value-type="float">
            <text:p>49.9290780142</text:p>
          </table:table-cell>
        </table:table-row>
        <table:table-row table:style-name="ro1">
          <table:table-cell office:value-type="string" calcext:value-type="string">
            <text:p>2017-05-17 13:18:06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21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9645390070922" calcext:value-type="float">
            <text:p>49.9645390071</text:p>
          </table:table-cell>
        </table:table-row>
        <table:table-row table:style-name="ro1">
          <table:table-cell office:value-type="string" calcext:value-type="string">
            <text:p>2017-05-17 13:2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9.7517730496454" calcext:value-type="float">
            <text:p>49.7517730496</text:p>
          </table:table-cell>
        </table:table-row>
        <table:table-row table:style-name="ro1">
          <table:table-cell office:value-type="string" calcext:value-type="string">
            <text:p>2017-05-17 13:27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49.8581560283688" calcext:value-type="float">
            <text:p>49.8581560284</text:p>
          </table:table-cell>
        </table:table-row>
        <table:table-row table:style-name="ro1">
          <table:table-cell office:value-type="string" calcext:value-type="string">
            <text:p>2017-05-17 13:30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9.8936170212766" calcext:value-type="float">
            <text:p>49.8936170213</text:p>
          </table:table-cell>
        </table:table-row>
        <table:table-row table:style-name="ro1">
          <table:table-cell office:value-type="string" calcext:value-type="string">
            <text:p>2017-05-17 13:33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8936170212766" calcext:value-type="float">
            <text:p>49.8936170213</text:p>
          </table:table-cell>
        </table:table-row>
        <table:table-row table:style-name="ro1">
          <table:table-cell office:value-type="string" calcext:value-type="string">
            <text:p>2017-05-17 13:36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49.6808510638298" calcext:value-type="float">
            <text:p>49.6808510638</text:p>
          </table:table-cell>
        </table:table-row>
        <table:table-row table:style-name="ro1">
          <table:table-cell office:value-type="string" calcext:value-type="string">
            <text:p>2017-05-17 13:39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3:42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3:45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9.5035460992908" calcext:value-type="float">
            <text:p>49.5035460993</text:p>
          </table:table-cell>
        </table:table-row>
        <table:table-row table:style-name="ro1">
          <table:table-cell office:value-type="string" calcext:value-type="string">
            <text:p>2017-05-17 13:48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3:5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3:5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3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4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4:03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9.7163120567376" calcext:value-type="float">
            <text:p>49.7163120567</text:p>
          </table:table-cell>
        </table:table-row>
        <table:table-row table:style-name="ro1">
          <table:table-cell office:value-type="string" calcext:value-type="string">
            <text:p>2017-05-17 14:06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9.4326241134752" calcext:value-type="float">
            <text:p>49.4326241135</text:p>
          </table:table-cell>
        </table:table-row>
        <table:table-row table:style-name="ro1">
          <table:table-cell office:value-type="string" calcext:value-type="string">
            <text:p>2017-05-17 14:09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9.5390070921986" calcext:value-type="float">
            <text:p>49.5390070922</text:p>
          </table:table-cell>
        </table:table-row>
        <table:table-row table:style-name="ro1">
          <table:table-cell office:value-type="string" calcext:value-type="string">
            <text:p>2017-05-17 14:12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15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18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6808510638298" calcext:value-type="float">
            <text:p>49.6808510638</text:p>
          </table:table-cell>
        </table:table-row>
        <table:table-row table:style-name="ro1">
          <table:table-cell office:value-type="string" calcext:value-type="string">
            <text:p>2017-05-17 14:2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9.3971631205674" calcext:value-type="float">
            <text:p>49.3971631206</text:p>
          </table:table-cell>
        </table:table-row>
        <table:table-row table:style-name="ro1">
          <table:table-cell office:value-type="string" calcext:value-type="string">
            <text:p>2017-05-17 14:24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27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30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9.1843971631206" calcext:value-type="float">
            <text:p>49.1843971631</text:p>
          </table:table-cell>
        </table:table-row>
        <table:table-row table:style-name="ro1">
          <table:table-cell office:value-type="string" calcext:value-type="string">
            <text:p>2017-05-17 14:33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36:06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1489361702128" calcext:value-type="float">
            <text:p>49.1489361702</text:p>
          </table:table-cell>
        </table:table-row>
        <table:table-row table:style-name="ro1">
          <table:table-cell office:value-type="string" calcext:value-type="string">
            <text:p>2017-05-17 14:39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42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49.1843971631206" calcext:value-type="float">
            <text:p>49.1843971631</text:p>
          </table:table-cell>
        </table:table-row>
        <table:table-row table:style-name="ro1">
          <table:table-cell office:value-type="string" calcext:value-type="string">
            <text:p>2017-05-17 14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4:48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4:5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4:54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49.0070921985816" calcext:value-type="float">
            <text:p>49.0070921986</text:p>
          </table:table-cell>
        </table:table-row>
        <table:table-row table:style-name="ro1">
          <table:table-cell office:value-type="string" calcext:value-type="string">
            <text:p>2017-05-17 14:57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9716312056738" calcext:value-type="float">
            <text:p>48.9716312057</text:p>
          </table:table-cell>
        </table:table-row>
        <table:table-row table:style-name="ro1">
          <table:table-cell office:value-type="string" calcext:value-type="string">
            <text:p>2017-05-17 15:00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49.2553191489362" calcext:value-type="float">
            <text:p>49.2553191489</text:p>
          </table:table-cell>
        </table:table-row>
        <table:table-row table:style-name="ro1">
          <table:table-cell office:value-type="string" calcext:value-type="string">
            <text:p>2017-05-17 15:03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8.758865248227" calcext:value-type="float">
            <text:p>48.7588652482</text:p>
          </table:table-cell>
        </table:table-row>
        <table:table-row table:style-name="ro1">
          <table:table-cell office:value-type="string" calcext:value-type="string">
            <text:p>2017-05-17 15:06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49.290780141844" calcext:value-type="float">
            <text:p>49.2907801418</text:p>
          </table:table-cell>
        </table:table-row>
        <table:table-row table:style-name="ro1">
          <table:table-cell office:value-type="string" calcext:value-type="string">
            <text:p>2017-05-17 15:09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8652482269504" calcext:value-type="float">
            <text:p>48.865248227</text:p>
          </table:table-cell>
        </table:table-row>
        <table:table-row table:style-name="ro1">
          <table:table-cell office:value-type="string" calcext:value-type="string">
            <text:p>2017-05-17 15:12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8.8297872340426" calcext:value-type="float">
            <text:p>48.829787234</text:p>
          </table:table-cell>
        </table:table-row>
        <table:table-row table:style-name="ro1">
          <table:table-cell office:value-type="string" calcext:value-type="string">
            <text:p>2017-05-17 15:15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48.7943262411348" calcext:value-type="float">
            <text:p>48.7943262411</text:p>
          </table:table-cell>
        </table:table-row>
        <table:table-row table:style-name="ro1">
          <table:table-cell office:value-type="string" calcext:value-type="string">
            <text:p>2017-05-17 15:18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2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7234042553192" calcext:value-type="float">
            <text:p>48.7234042553</text:p>
          </table:table-cell>
        </table:table-row>
        <table:table-row table:style-name="ro1">
          <table:table-cell office:value-type="string" calcext:value-type="string">
            <text:p>2017-05-17 15:24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5:27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8.5815602836879" calcext:value-type="float">
            <text:p>48.5815602837</text:p>
          </table:table-cell>
        </table:table-row>
        <table:table-row table:style-name="ro1">
          <table:table-cell office:value-type="string" calcext:value-type="string">
            <text:p>2017-05-17 15:30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48.8652482269504" calcext:value-type="float">
            <text:p>48.865248227</text:p>
          </table:table-cell>
        </table:table-row>
        <table:table-row table:style-name="ro1">
          <table:table-cell office:value-type="string" calcext:value-type="string">
            <text:p>2017-05-17 15:33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48.7943262411348" calcext:value-type="float">
            <text:p>48.7943262411</text:p>
          </table:table-cell>
        </table:table-row>
        <table:table-row table:style-name="ro1">
          <table:table-cell office:value-type="string" calcext:value-type="string">
            <text:p>2017-05-17 15:36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39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5:42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7234042553192" calcext:value-type="float">
            <text:p>48.7234042553</text:p>
          </table:table-cell>
        </table:table-row>
        <table:table-row table:style-name="ro1">
          <table:table-cell office:value-type="string" calcext:value-type="string">
            <text:p>2017-05-17 15:45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48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5815602836879" calcext:value-type="float">
            <text:p>48.5815602837</text:p>
          </table:table-cell>
        </table:table-row>
        <table:table-row table:style-name="ro1">
          <table:table-cell office:value-type="string" calcext:value-type="string">
            <text:p>2017-05-17 15:5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5:54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5:57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6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8.4042553191489" calcext:value-type="float">
            <text:p>48.4042553191</text:p>
          </table:table-cell>
        </table:table-row>
        <table:table-row table:style-name="ro1">
          <table:table-cell office:value-type="string" calcext:value-type="string">
            <text:p>2017-05-17 16:03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06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09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12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8.0141843971631" calcext:value-type="float">
            <text:p>48.0141843972</text:p>
          </table:table-cell>
        </table:table-row>
        <table:table-row table:style-name="ro1">
          <table:table-cell office:value-type="string" calcext:value-type="string">
            <text:p>2017-05-17 16:15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8.2269503546099" calcext:value-type="float">
            <text:p>48.2269503546</text:p>
          </table:table-cell>
        </table:table-row>
        <table:table-row table:style-name="ro1">
          <table:table-cell office:value-type="string" calcext:value-type="string">
            <text:p>2017-05-17 16:18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8.2269503546099" calcext:value-type="float">
            <text:p>48.2269503546</text:p>
          </table:table-cell>
        </table:table-row>
        <table:table-row table:style-name="ro1">
          <table:table-cell office:value-type="string" calcext:value-type="string">
            <text:p>2017-05-17 16:21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8.2624113475177" calcext:value-type="float">
            <text:p>48.2624113475</text:p>
          </table:table-cell>
        </table:table-row>
        <table:table-row table:style-name="ro1">
          <table:table-cell office:value-type="string" calcext:value-type="string">
            <text:p>2017-05-17 16:24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8.1560283687943" calcext:value-type="float">
            <text:p>48.1560283688</text:p>
          </table:table-cell>
        </table:table-row>
        <table:table-row table:style-name="ro1">
          <table:table-cell office:value-type="string" calcext:value-type="string">
            <text:p>2017-05-17 16:27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7.8723404255319" calcext:value-type="float">
            <text:p>47.8723404255</text:p>
          </table:table-cell>
        </table:table-row>
        <table:table-row table:style-name="ro1">
          <table:table-cell office:value-type="string" calcext:value-type="string">
            <text:p>2017-05-17 16:30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47.9787234042553" calcext:value-type="float">
            <text:p>47.9787234043</text:p>
          </table:table-cell>
        </table:table-row>
        <table:table-row table:style-name="ro1">
          <table:table-cell office:value-type="string" calcext:value-type="string">
            <text:p>2017-05-17 16:33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8.1914893617021" calcext:value-type="float">
            <text:p>48.1914893617</text:p>
          </table:table-cell>
        </table:table-row>
        <table:table-row table:style-name="ro1">
          <table:table-cell office:value-type="string" calcext:value-type="string">
            <text:p>2017-05-17 16:36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7.9787234042553" calcext:value-type="float">
            <text:p>47.9787234043</text:p>
          </table:table-cell>
        </table:table-row>
        <table:table-row table:style-name="ro1">
          <table:table-cell office:value-type="string" calcext:value-type="string">
            <text:p>2017-05-17 16:39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8.0496453900709" calcext:value-type="float">
            <text:p>48.0496453901</text:p>
          </table:table-cell>
        </table:table-row>
        <table:table-row table:style-name="ro1">
          <table:table-cell office:value-type="string" calcext:value-type="string">
            <text:p>2017-05-17 16:42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8.0141843971631" calcext:value-type="float">
            <text:p>48.0141843972</text:p>
          </table:table-cell>
        </table:table-row>
        <table:table-row table:style-name="ro1">
          <table:table-cell office:value-type="string" calcext:value-type="string">
            <text:p>2017-05-17 16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48.1205673758865" calcext:value-type="float">
            <text:p>48.1205673759</text:p>
          </table:table-cell>
        </table:table-row>
        <table:table-row table:style-name="ro1">
          <table:table-cell office:value-type="string" calcext:value-type="string">
            <text:p>2017-05-17 16:48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6:51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6:54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7.5531914893617" calcext:value-type="float">
            <text:p>47.5531914894</text:p>
          </table:table-cell>
        </table:table-row>
        <table:table-row table:style-name="ro1">
          <table:table-cell office:value-type="string" calcext:value-type="string">
            <text:p>2017-05-17 16:57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7.5177304964539" calcext:value-type="float">
            <text:p>47.5177304965</text:p>
          </table:table-cell>
        </table:table-row>
        <table:table-row table:style-name="ro1">
          <table:table-cell office:value-type="string" calcext:value-type="string">
            <text:p>2017-05-17 17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7.5177304964539" calcext:value-type="float">
            <text:p>47.5177304965</text:p>
          </table:table-cell>
        </table:table-row>
        <table:table-row table:style-name="ro1">
          <table:table-cell office:value-type="string" calcext:value-type="string">
            <text:p>2017-05-17 17:03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7:06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7 17:09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7:12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7.5531914893617" calcext:value-type="float">
            <text:p>47.5531914894</text:p>
          </table:table-cell>
        </table:table-row>
        <table:table-row table:style-name="ro1">
          <table:table-cell office:value-type="string" calcext:value-type="string">
            <text:p>2017-05-17 17:15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7 17:18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7 17:2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7 17:24:0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7 17:27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7 17:30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17:33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5.7801418439716" calcext:value-type="float">
            <text:p>45.780141844</text:p>
          </table:table-cell>
        </table:table-row>
        <table:table-row table:style-name="ro1">
          <table:table-cell office:value-type="string" calcext:value-type="string">
            <text:p>2017-05-17 17:36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5.7446808510638" calcext:value-type="float">
            <text:p>45.7446808511</text:p>
          </table:table-cell>
        </table:table-row>
        <table:table-row table:style-name="ro1">
          <table:table-cell office:value-type="string" calcext:value-type="string">
            <text:p>2017-05-17 17:39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17:42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17:45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17:48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4.7517730496454" calcext:value-type="float">
            <text:p>44.7517730496</text:p>
          </table:table-cell>
        </table:table-row>
        <table:table-row table:style-name="ro1">
          <table:table-cell office:value-type="string" calcext:value-type="string">
            <text:p>2017-05-17 17:51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7 17:54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4.6099290780142" calcext:value-type="float">
            <text:p>44.609929078</text:p>
          </table:table-cell>
        </table:table-row>
        <table:table-row table:style-name="ro1">
          <table:table-cell office:value-type="string" calcext:value-type="string">
            <text:p>2017-05-17 17:57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4.468085106383" calcext:value-type="float">
            <text:p>44.4680851064</text:p>
          </table:table-cell>
        </table:table-row>
        <table:table-row table:style-name="ro1">
          <table:table-cell office:value-type="string" calcext:value-type="string">
            <text:p>2017-05-17 18:00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7 18:03:0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4.2553191489362" calcext:value-type="float">
            <text:p>44.2553191489</text:p>
          </table:table-cell>
        </table:table-row>
        <table:table-row table:style-name="ro1">
          <table:table-cell office:value-type="string" calcext:value-type="string">
            <text:p>2017-05-17 18:06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4.2198581560284" calcext:value-type="float">
            <text:p>44.219858156</text:p>
          </table:table-cell>
        </table:table-row>
        <table:table-row table:style-name="ro1">
          <table:table-cell office:value-type="string" calcext:value-type="string">
            <text:p>2017-05-17 18:09:0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7 18:12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9007092198582" calcext:value-type="float">
            <text:p>43.9007092199</text:p>
          </table:table-cell>
        </table:table-row>
        <table:table-row table:style-name="ro1">
          <table:table-cell office:value-type="string" calcext:value-type="string">
            <text:p>2017-05-17 18:15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7 18:18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8:21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8:24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4.0425531914894" calcext:value-type="float">
            <text:p>44.0425531915</text:p>
          </table:table-cell>
        </table:table-row>
        <table:table-row table:style-name="ro1">
          <table:table-cell office:value-type="string" calcext:value-type="string">
            <text:p>2017-05-17 18:27:0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7 18:30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7 18:33:0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4397163120567" calcext:value-type="float">
            <text:p>43.4397163121</text:p>
          </table:table-cell>
        </table:table-row>
        <table:table-row table:style-name="ro1">
          <table:table-cell office:value-type="string" calcext:value-type="string">
            <text:p>2017-05-17 18:36:0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3.5460992907801" calcext:value-type="float">
            <text:p>43.5460992908</text:p>
          </table:table-cell>
        </table:table-row>
        <table:table-row table:style-name="ro1">
          <table:table-cell office:value-type="string" calcext:value-type="string">
            <text:p>2017-05-17 18:39:06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5106382978723" calcext:value-type="float">
            <text:p>43.5106382979</text:p>
          </table:table-cell>
        </table:table-row>
        <table:table-row table:style-name="ro1">
          <table:table-cell office:value-type="string" calcext:value-type="string">
            <text:p>2017-05-17 18:42:06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7 18:45:06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7 18:48:06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3.2269503546099" calcext:value-type="float">
            <text:p>43.2269503546</text:p>
          </table:table-cell>
        </table:table-row>
        <table:table-row table:style-name="ro1">
          <table:table-cell office:value-type="string" calcext:value-type="string">
            <text:p>2017-05-17 18:51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5815602836879" calcext:value-type="float">
            <text:p>43.5815602837</text:p>
          </table:table-cell>
        </table:table-row>
        <table:table-row table:style-name="ro1">
          <table:table-cell office:value-type="string" calcext:value-type="string">
            <text:p>2017-05-17 18:54:0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9:00:09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5106382978723" calcext:value-type="float">
            <text:p>43.5106382979</text:p>
          </table:table-cell>
        </table:table-row>
        <table:table-row table:style-name="ro1">
          <table:table-cell office:value-type="string" calcext:value-type="string">
            <text:p>2017-05-17 19:03:10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5460992907801" calcext:value-type="float">
            <text:p>43.5460992908</text:p>
          </table:table-cell>
        </table:table-row>
        <table:table-row table:style-name="ro1">
          <table:table-cell office:value-type="string" calcext:value-type="string">
            <text:p>2017-05-17 19:06:10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58865248227" calcext:value-type="float">
            <text:p>43.7588652482</text:p>
          </table:table-cell>
        </table:table-row>
        <table:table-row table:style-name="ro1">
          <table:table-cell office:value-type="string" calcext:value-type="string">
            <text:p>2017-05-17 19:09:10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3.6879432624114" calcext:value-type="float">
            <text:p>43.6879432624</text:p>
          </table:table-cell>
        </table:table-row>
        <table:table-row table:style-name="ro1">
          <table:table-cell office:value-type="string" calcext:value-type="string">
            <text:p>2017-05-17 19:15:11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4.1489361702128" calcext:value-type="float">
            <text:p>44.1489361702</text:p>
          </table:table-cell>
        </table:table-row>
        <table:table-row table:style-name="ro1">
          <table:table-cell office:value-type="string" calcext:value-type="string">
            <text:p>2017-05-17 19:21:12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4.2553191489362" calcext:value-type="float">
            <text:p>44.2553191489</text:p>
          </table:table-cell>
        </table:table-row>
        <table:table-row table:style-name="ro1">
          <table:table-cell office:value-type="string" calcext:value-type="string">
            <text:p>2017-05-17 19:27:13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4.6099290780142" calcext:value-type="float">
            <text:p>44.609929078</text:p>
          </table:table-cell>
        </table:table-row>
        <table:table-row table:style-name="ro1">
          <table:table-cell office:value-type="string" calcext:value-type="string">
            <text:p>2017-05-17 19:33:14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4.7163120567376" calcext:value-type="float">
            <text:p>44.7163120567</text:p>
          </table:table-cell>
        </table:table-row>
        <table:table-row table:style-name="ro1">
          <table:table-cell office:value-type="string" calcext:value-type="string">
            <text:p>2017-05-17 19:36:14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4.8936170212766" calcext:value-type="float">
            <text:p>44.8936170213</text:p>
          </table:table-cell>
        </table:table-row>
        <table:table-row table:style-name="ro1">
          <table:table-cell office:value-type="string" calcext:value-type="string">
            <text:p>2017-05-17 19:39:14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5.0354609929078" calcext:value-type="float">
            <text:p>45.0354609929</text:p>
          </table:table-cell>
        </table:table-row>
        <table:table-row table:style-name="ro1">
          <table:table-cell office:value-type="string" calcext:value-type="string">
            <text:p>2017-05-17 19:45:15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5.1418439716312" calcext:value-type="float">
            <text:p>45.1418439716</text:p>
          </table:table-cell>
        </table:table-row>
        <table:table-row table:style-name="ro1">
          <table:table-cell office:value-type="string" calcext:value-type="string">
            <text:p>2017-05-17 19:48:15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7 19:51:15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19:54:15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5.2482269503546" calcext:value-type="float">
            <text:p>45.2482269504</text:p>
          </table:table-cell>
        </table:table-row>
        <table:table-row table:style-name="ro1">
          <table:table-cell office:value-type="string" calcext:value-type="string">
            <text:p>2017-05-17 20:00:16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5.1418439716312" calcext:value-type="float">
            <text:p>45.1418439716</text:p>
          </table:table-cell>
        </table:table-row>
        <table:table-row table:style-name="ro1">
          <table:table-cell office:value-type="string" calcext:value-type="string">
            <text:p>2017-05-17 20:06:17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5.354609929078" calcext:value-type="float">
            <text:p>45.3546099291</text:p>
          </table:table-cell>
        </table:table-row>
        <table:table-row table:style-name="ro1">
          <table:table-cell office:value-type="string" calcext:value-type="string">
            <text:p>2017-05-17 20:12:18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20:18:1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5.2127659574468" calcext:value-type="float">
            <text:p>45.2127659574</text:p>
          </table:table-cell>
        </table:table-row>
        <table:table-row table:style-name="ro1">
          <table:table-cell office:value-type="string" calcext:value-type="string">
            <text:p>2017-05-17 20:21:19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5.177304964539" calcext:value-type="float">
            <text:p>45.1773049645</text:p>
          </table:table-cell>
        </table:table-row>
        <table:table-row table:style-name="ro1">
          <table:table-cell office:value-type="string" calcext:value-type="string">
            <text:p>2017-05-17 20:27:20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7 20:30:20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3900709219858" calcext:value-type="float">
            <text:p>45.390070922</text:p>
          </table:table-cell>
        </table:table-row>
        <table:table-row table:style-name="ro1">
          <table:table-cell office:value-type="string" calcext:value-type="string">
            <text:p>2017-05-17 20:33:20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20:39:21</text:p>
          </table:table-cell>
          <table:table-cell office:value-type="float" office:value="85.9929078014185" calcext:value-type="float">
            <text:p>85.9929078014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5.4255319148936" calcext:value-type="float">
            <text:p>45.4255319149</text:p>
          </table:table-cell>
        </table:table-row>
        <table:table-row table:style-name="ro1">
          <table:table-cell office:value-type="string" calcext:value-type="string">
            <text:p>2017-05-17 20:42:21</text:p>
          </table:table-cell>
          <table:table-cell office:value-type="float" office:value="86.8439716312057" calcext:value-type="float">
            <text:p>86.8439716312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5.4964539007092" calcext:value-type="float">
            <text:p>45.4964539007</text:p>
          </table:table-cell>
        </table:table-row>
        <table:table-row table:style-name="ro1">
          <table:table-cell office:value-type="string" calcext:value-type="string">
            <text:p>2017-05-17 20:45:21</text:p>
          </table:table-cell>
          <table:table-cell office:value-type="float" office:value="86.7730496453901" calcext:value-type="float">
            <text:p>86.7730496454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5.6028368794326" calcext:value-type="float">
            <text:p>45.6028368794</text:p>
          </table:table-cell>
        </table:table-row>
        <table:table-row table:style-name="ro1">
          <table:table-cell office:value-type="string" calcext:value-type="string">
            <text:p>2017-05-17 20:51:22</text:p>
          </table:table-cell>
          <table:table-cell office:value-type="float" office:value="85.9219858156028" calcext:value-type="float">
            <text:p>85.9219858156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0:54:22</text:p>
          </table:table-cell>
          <table:table-cell office:value-type="float" office:value="85.4964539007092" calcext:value-type="float">
            <text:p>85.4964539007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5.886524822695" calcext:value-type="float">
            <text:p>45.8865248227</text:p>
          </table:table-cell>
        </table:table-row>
        <table:table-row table:style-name="ro1">
          <table:table-cell office:value-type="string" calcext:value-type="string">
            <text:p>2017-05-17 20:57:22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1:03:23</text:p>
          </table:table-cell>
          <table:table-cell office:value-type="float" office:value="85.4609929078014" calcext:value-type="float">
            <text:p>85.4609929078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1:06:23</text:p>
          </table:table-cell>
          <table:table-cell office:value-type="float" office:value="85.6028368794326" calcext:value-type="float">
            <text:p>85.6028368794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1:09:23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1:15:24</text:p>
          </table:table-cell>
          <table:table-cell office:value-type="float" office:value="85.0354609929078" calcext:value-type="float">
            <text:p>85.0354609929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7 21:18:24</text:p>
          </table:table-cell>
          <table:table-cell office:value-type="float" office:value="85.1418439716312" calcext:value-type="float">
            <text:p>85.1418439716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7 21:21:24</text:p>
          </table:table-cell>
          <table:table-cell office:value-type="float" office:value="84.8581560283688" calcext:value-type="float">
            <text:p>84.8581560284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7 21:24:24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1:27:25</text:p>
          </table:table-cell>
          <table:table-cell office:value-type="float" office:value="84.7163120567376" calcext:value-type="float">
            <text:p>84.716312056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1:30:25</text:p>
          </table:table-cell>
          <table:table-cell office:value-type="float" office:value="84.5744680851064" calcext:value-type="float">
            <text:p>84.5744680851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1:33:25</text:p>
          </table:table-cell>
          <table:table-cell office:value-type="float" office:value="84.3262411347518" calcext:value-type="float">
            <text:p>84.3262411348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1:39:26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1:42:26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1:45:27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1:48:27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1:54:28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1:57:28</text:p>
          </table:table-cell>
          <table:table-cell office:value-type="float" office:value="84.1134751773049" calcext:value-type="float">
            <text:p>84.113475177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5.6382978723404" calcext:value-type="float">
            <text:p>45.6382978723</text:p>
          </table:table-cell>
        </table:table-row>
        <table:table-row table:style-name="ro1">
          <table:table-cell office:value-type="string" calcext:value-type="string">
            <text:p>2017-05-17 22:03:29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2:09:30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22:12:30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18:31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2:24:32</text:p>
          </table:table-cell>
          <table:table-cell office:value-type="float" office:value="83.3687943262411" calcext:value-type="float">
            <text:p>83.3687943262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2:30:33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2:33:33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2:39:34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42:34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2:48:35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2:51:36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57:37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00:37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3:06:38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12:39</text:p>
          </table:table-cell>
          <table:table-cell office:value-type="float" office:value="82.9078014184397" calcext:value-type="float">
            <text:p>82.907801418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3:15:39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3:21:40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" calcext:value-type="float">
            <text:p>70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3:24:40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3:27:40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3:30:41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7 23:36:42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3:42:43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3:45:43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54:45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7 23:57:45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0:00:46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0:06:47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0:09:47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0:12:47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0:18:48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21:48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27:49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8 00:30:49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0:36:50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0:39:50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8 00:45:5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8 00:48:5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0:51:52</text:p>
          </table:table-cell>
          <table:table-cell office:value-type="float" office:value="81.7730496453901" calcext:value-type="float">
            <text:p>81.773049645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0:54:52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57:52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00:52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1:03:53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6.5957446808511" calcext:value-type="float">
            <text:p>46.5957446809</text:p>
          </table:table-cell>
        </table:table-row>
        <table:table-row table:style-name="ro1">
          <table:table-cell office:value-type="string" calcext:value-type="string">
            <text:p>2017-05-18 01:06:53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1:09:53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8 01:18:55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1:24:56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27:56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33:57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8 01:36:57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39:57</text:p>
          </table:table-cell>
          <table:table-cell office:value-type="float" office:value="81.8439716312057" calcext:value-type="float">
            <text:p>81.8439716312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1:45:58</text:p>
          </table:table-cell>
          <table:table-cell office:value-type="float" office:value="81.8085106382979" calcext:value-type="float">
            <text:p>81.808510638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1:48:58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1:51:58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1:54:58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00:59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2:03:59</text:p>
          </table:table-cell>
          <table:table-cell office:value-type="float" office:value="81.8439716312057" calcext:value-type="float">
            <text:p>81.8439716312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2:06:59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09:59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2:13:00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2:16:00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19:00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2:25:01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2:31:02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34:02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2:37:03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40:03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2:43:03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2:46:03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52:04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58:05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3:01:06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3:04:06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" calcext:value-type="float">
            <text:p>70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3:07:06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8 03:13:07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3:19:08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3:22:0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3:25:09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3:28:09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3:31:09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3:37:10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3:40:10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3:46:11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3:49:11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7.0921985815603" calcext:value-type="float">
            <text:p>47.0921985816</text:p>
          </table:table-cell>
        </table:table-row>
        <table:table-row table:style-name="ro1">
          <table:table-cell office:value-type="string" calcext:value-type="string">
            <text:p>2017-05-18 03:52:11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3:58:12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4:04:13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07:13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" calcext:value-type="float">
            <text:p>70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4:10:13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16:14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4:19:15</text:p>
          </table:table-cell>
          <table:table-cell office:value-type="float" office:value="81.5602836879433" calcext:value-type="float">
            <text:p>81.560283687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4:22:15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" calcext:value-type="float">
            <text:p>70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25:15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2695035460993" calcext:value-type="float">
            <text:p>47.2695035461</text:p>
          </table:table-cell>
        </table:table-row>
        <table:table-row table:style-name="ro1">
          <table:table-cell office:value-type="string" calcext:value-type="string">
            <text:p>2017-05-18 04:31:16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7.1276595744681" calcext:value-type="float">
            <text:p>47.1276595745</text:p>
          </table:table-cell>
        </table:table-row>
        <table:table-row table:style-name="ro1">
          <table:table-cell office:value-type="string" calcext:value-type="string">
            <text:p>2017-05-18 04:37:17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8 04:40:17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2695035460993" calcext:value-type="float">
            <text:p>47.2695035461</text:p>
          </table:table-cell>
        </table:table-row>
        <table:table-row table:style-name="ro1">
          <table:table-cell office:value-type="string" calcext:value-type="string">
            <text:p>2017-05-18 04:43:18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46:1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49:1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52:18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55:19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8 04:58:19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7.2340425531915" calcext:value-type="float">
            <text:p>47.2340425532</text:p>
          </table:table-cell>
        </table:table-row>
        <table:table-row table:style-name="ro1">
          <table:table-cell office:value-type="string" calcext:value-type="string">
            <text:p>2017-05-18 05:04:20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8 05:07:20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7.2340425531915" calcext:value-type="float">
            <text:p>47.2340425532</text:p>
          </table:table-cell>
        </table:table-row>
        <table:table-row table:style-name="ro1">
          <table:table-cell office:value-type="string" calcext:value-type="string">
            <text:p>2017-05-18 05:10:20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8 05:13:21</text:p>
          </table:table-cell>
          <table:table-cell office:value-type="float" office:value="81.3120567375887" calcext:value-type="float">
            <text:p>81.3120567376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1276595744681" calcext:value-type="float">
            <text:p>47.1276595745</text:p>
          </table:table-cell>
        </table:table-row>
        <table:table-row table:style-name="ro1">
          <table:table-cell office:value-type="string" calcext:value-type="string">
            <text:p>2017-05-18 05:16:21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5:19:21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1631205673759" calcext:value-type="float">
            <text:p>47.1631205674</text:p>
          </table:table-cell>
        </table:table-row>
        <table:table-row table:style-name="ro1">
          <table:table-cell office:value-type="string" calcext:value-type="string">
            <text:p>2017-05-18 05:22:21</text:p>
          </table:table-cell>
          <table:table-cell office:value-type="float" office:value="81.2411347517731" calcext:value-type="float">
            <text:p>81.241134751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8 05:28:22</text:p>
          </table:table-cell>
          <table:table-cell office:value-type="float" office:value="81.3120567375887" calcext:value-type="float">
            <text:p>81.312056737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5:31:22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5:37:23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5:40:23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5:46:24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" calcext:value-type="float">
            <text:p>70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5:52:25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5:58:26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6:01:26</text:p>
          </table:table-cell>
          <table:table-cell office:value-type="float" office:value="81.2765957446809" calcext:value-type="float">
            <text:p>81.2765957447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07:27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10:27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6:13:28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16:28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7.1631205673759" calcext:value-type="float">
            <text:p>47.1631205674</text:p>
          </table:table-cell>
        </table:table-row>
        <table:table-row table:style-name="ro1">
          <table:table-cell office:value-type="string" calcext:value-type="string">
            <text:p>2017-05-18 06:19:28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6:22:28</text:p>
          </table:table-cell>
          <table:table-cell office:value-type="float" office:value="80.9929078014185" calcext:value-type="float">
            <text:p>80.9929078014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6:28:29</text:p>
          </table:table-cell>
          <table:table-cell office:value-type="float" office:value="81.2056737588653" calcext:value-type="float">
            <text:p>81.2056737589</text:p>
          </table:table-cell>
          <table:table-cell office:value-type="float" office:value="70" calcext:value-type="float">
            <text:p>70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34:30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6:40:31</text:p>
          </table:table-cell>
          <table:table-cell office:value-type="float" office:value="81.2765957446809" calcext:value-type="float">
            <text:p>81.276595744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6:43:31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6:49:32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52:32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55:33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7021276595745" calcext:value-type="float">
            <text:p>46.7021276596</text:p>
          </table:table-cell>
        </table:table-row>
        <table:table-row table:style-name="ro1">
          <table:table-cell office:value-type="string" calcext:value-type="string">
            <text:p>2017-05-18 06:58:33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01:33</text:p>
          </table:table-cell>
          <table:table-cell office:value-type="float" office:value="81.063829787234" calcext:value-type="float">
            <text:p>81.0638297872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7:07:34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10:34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7:13:35</text:p>
          </table:table-cell>
          <table:table-cell office:value-type="float" office:value="80.9574468085106" calcext:value-type="float">
            <text:p>80.957446808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7:19:36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7:22:37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7:25:37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28:37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" calcext:value-type="float">
            <text:p>70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7:34:38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7:40:39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7:43:39</text:p>
          </table:table-cell>
          <table:table-cell office:value-type="float" office:value="80.9574468085106" calcext:value-type="float">
            <text:p>80.957446808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7:46:39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7:52:40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7:55:40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8 08:01:41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8:04:41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8:07:41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.9929078014184" calcext:value-type="float">
            <text:p>45.9929078014</text:p>
          </table:table-cell>
        </table:table-row>
        <table:table-row table:style-name="ro1">
          <table:table-cell office:value-type="string" calcext:value-type="string">
            <text:p>2017-05-18 08:10:41</text:p>
          </table:table-cell>
          <table:table-cell office:value-type="float" office:value="81.2056737588653" calcext:value-type="float">
            <text:p>81.2056737589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8 08:13:42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8:19:43</text:p>
          </table:table-cell>
          <table:table-cell office:value-type="float" office:value="81.063829787234" calcext:value-type="float">
            <text:p>81.0638297872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8 08:22:4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5.9929078014184" calcext:value-type="float">
            <text:p>45.9929078014</text:p>
          </table:table-cell>
        </table:table-row>
        <table:table-row table:style-name="ro1">
          <table:table-cell office:value-type="string" calcext:value-type="string">
            <text:p>2017-05-18 08:28:44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8 08:31:44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8 08:37:45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" calcext:value-type="float">
            <text:p>70</text:p>
          </table:table-cell>
          <table:table-cell office:value-type="float" office:value="45.709219858156" calcext:value-type="float">
            <text:p>45.7092198582</text:p>
          </table:table-cell>
        </table:table-row>
        <table:table-row table:style-name="ro1">
          <table:table-cell office:value-type="string" calcext:value-type="string">
            <text:p>2017-05-18 08:40:45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8156028368794" calcext:value-type="float">
            <text:p>45.8156028369</text:p>
          </table:table-cell>
        </table:table-row>
        <table:table-row table:style-name="ro1">
          <table:table-cell office:value-type="string" calcext:value-type="string">
            <text:p>2017-05-18 08:46:46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5.354609929078" calcext:value-type="float">
            <text:p>45.3546099291</text:p>
          </table:table-cell>
        </table:table-row>
        <table:table-row table:style-name="ro1">
          <table:table-cell office:value-type="string" calcext:value-type="string">
            <text:p>2017-05-18 08:49:46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531914893617" calcext:value-type="float">
            <text:p>45.5319148936</text:p>
          </table:table-cell>
        </table:table-row>
        <table:table-row table:style-name="ro1">
          <table:table-cell office:value-type="string" calcext:value-type="string">
            <text:p>2017-05-18 08:52:46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5.4255319148936" calcext:value-type="float">
            <text:p>45.4255319149</text:p>
          </table:table-cell>
        </table:table-row>
        <table:table-row table:style-name="ro1">
          <table:table-cell office:value-type="string" calcext:value-type="string">
            <text:p>2017-05-18 08:58:47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5.177304964539" calcext:value-type="float">
            <text:p>45.1773049645</text:p>
          </table:table-cell>
        </table:table-row>
        <table:table-row table:style-name="ro1">
          <table:table-cell office:value-type="string" calcext:value-type="string">
            <text:p>2017-05-18 09:04:48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07:48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3191489361702" calcext:value-type="float">
            <text:p>45.3191489362</text:p>
          </table:table-cell>
        </table:table-row>
        <table:table-row table:style-name="ro1">
          <table:table-cell office:value-type="string" calcext:value-type="string">
            <text:p>2017-05-18 09:10:49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13:49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19:50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05-18 09:25:51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8 09:28:51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5.0354609929078" calcext:value-type="float">
            <text:p>45.0354609929</text:p>
          </table:table-cell>
        </table:table-row>
        <table:table-row table:style-name="ro1">
          <table:table-cell office:value-type="string" calcext:value-type="string">
            <text:p>2017-05-18 09:34:52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8 09:37:52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9290780141844" calcext:value-type="float">
            <text:p>44.9290780142</text:p>
          </table:table-cell>
        </table:table-row>
        <table:table-row table:style-name="ro1">
          <table:table-cell office:value-type="string" calcext:value-type="string">
            <text:p>2017-05-18 09:46:54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4.9290780141844" calcext:value-type="float">
            <text:p>44.9290780142</text:p>
          </table:table-cell>
        </table:table-row>
        <table:table-row table:style-name="ro1">
          <table:table-cell office:value-type="string" calcext:value-type="string">
            <text:p>2017-05-18 09:49:54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4.5390070921986" calcext:value-type="float">
            <text:p>44.5390070922</text:p>
          </table:table-cell>
        </table:table-row>
        <table:table-row table:style-name="ro1">
          <table:table-cell office:value-type="string" calcext:value-type="string">
            <text:p>2017-05-18 09:55:55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645390070922" calcext:value-type="float">
            <text:p>44.6453900709</text:p>
          </table:table-cell>
        </table:table-row>
        <table:table-row table:style-name="ro1">
          <table:table-cell office:value-type="string" calcext:value-type="string">
            <text:p>2017-05-18 10:01:56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5744680851064" calcext:value-type="float">
            <text:p>44.5744680851</text:p>
          </table:table-cell>
        </table:table-row>
        <table:table-row table:style-name="ro1">
          <table:table-cell office:value-type="string" calcext:value-type="string">
            <text:p>2017-05-18 10:04:56</text:p>
          </table:table-cell>
          <table:table-cell office:value-type="float" office:value="80.8156028368794" calcext:value-type="float">
            <text:p>80.815602836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4.468085106383" calcext:value-type="float">
            <text:p>44.4680851064</text:p>
          </table:table-cell>
        </table:table-row>
        <table:table-row table:style-name="ro1">
          <table:table-cell office:value-type="string" calcext:value-type="string">
            <text:p>2017-05-18 10:10:57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8 10:13:57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4.290780141844" calcext:value-type="float">
            <text:p>44.2907801418</text:p>
          </table:table-cell>
        </table:table-row>
        <table:table-row table:style-name="ro1">
          <table:table-cell office:value-type="string" calcext:value-type="string">
            <text:p>2017-05-18 10:19:58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4.3971631205674" calcext:value-type="float">
            <text:p>44.3971631206</text:p>
          </table:table-cell>
        </table:table-row>
        <table:table-row table:style-name="ro1">
          <table:table-cell office:value-type="string" calcext:value-type="string">
            <text:p>2017-05-18 10:25:59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4.3617021276596" calcext:value-type="float">
            <text:p>44.3617021277</text:p>
          </table:table-cell>
        </table:table-row>
        <table:table-row table:style-name="ro1">
          <table:table-cell office:value-type="string" calcext:value-type="string">
            <text:p>2017-05-18 10:28:59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4.3617021276596" calcext:value-type="float">
            <text:p>44.3617021277</text:p>
          </table:table-cell>
        </table:table-row>
        <table:table-row table:style-name="ro1">
          <table:table-cell office:value-type="string" calcext:value-type="string">
            <text:p>2017-05-18 10:32:00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4.5390070921986" calcext:value-type="float">
            <text:p>44.5390070922</text:p>
          </table:table-cell>
        </table:table-row>
        <table:table-row table:style-name="ro1">
          <table:table-cell office:value-type="string" calcext:value-type="string">
            <text:p>2017-05-18 10:35:00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4.3971631205674" calcext:value-type="float">
            <text:p>44.3971631206</text:p>
          </table:table-cell>
        </table:table-row>
        <table:table-row table:style-name="ro1">
          <table:table-cell office:value-type="string" calcext:value-type="string">
            <text:p>2017-05-18 10:41:01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8 10:44:01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4.0780141843972" calcext:value-type="float">
            <text:p>44.0780141844</text:p>
          </table:table-cell>
        </table:table-row>
        <table:table-row table:style-name="ro1">
          <table:table-cell office:value-type="string" calcext:value-type="string">
            <text:p>2017-05-18 10:47:01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4.113475177305" calcext:value-type="float">
            <text:p>44.1134751773</text:p>
          </table:table-cell>
        </table:table-row>
        <table:table-row table:style-name="ro1">
          <table:table-cell office:value-type="string" calcext:value-type="string">
            <text:p>2017-05-18 10:50:01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4.0070921985816" calcext:value-type="float">
            <text:p>44.0070921986</text:p>
          </table:table-cell>
        </table:table-row>
        <table:table-row table:style-name="ro1">
          <table:table-cell office:value-type="string" calcext:value-type="string">
            <text:p>2017-05-18 10:56:02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8 10:59:02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4.3262411347518" calcext:value-type="float">
            <text:p>44.3262411348</text:p>
          </table:table-cell>
        </table:table-row>
        <table:table-row table:style-name="ro1">
          <table:table-cell office:value-type="string" calcext:value-type="string">
            <text:p>2017-05-18 11:02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43.9007092198582" calcext:value-type="float">
            <text:p>43.9007092199</text:p>
          </table:table-cell>
        </table:table-row>
        <table:table-row table:style-name="ro1">
          <table:table-cell office:value-type="string" calcext:value-type="string">
            <text:p>2017-05-18 11:05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3.758865248227" calcext:value-type="float">
            <text:p>43.7588652482</text:p>
          </table:table-cell>
        </table:table-row>
        <table:table-row table:style-name="ro1">
          <table:table-cell office:value-type="string" calcext:value-type="string">
            <text:p>2017-05-18 11:11:04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3.8652482269504" calcext:value-type="float">
            <text:p>43.865248227</text:p>
          </table:table-cell>
        </table:table-row>
        <table:table-row table:style-name="ro1">
          <table:table-cell office:value-type="string" calcext:value-type="string">
            <text:p>2017-05-18 11:17:05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3.6524822695036" calcext:value-type="float">
            <text:p>43.6524822695</text:p>
          </table:table-cell>
        </table:table-row>
        <table:table-row table:style-name="ro1">
          <table:table-cell office:value-type="string" calcext:value-type="string">
            <text:p>2017-05-18 11:20:05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8 11:26:06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3.6524822695036" calcext:value-type="float">
            <text:p>43.6524822695</text:p>
          </table:table-cell>
        </table:table-row>
        <table:table-row table:style-name="ro1">
          <table:table-cell office:value-type="string" calcext:value-type="string">
            <text:p>2017-05-18 11:29:06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8 11:32:06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35:07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3.5815602836879" calcext:value-type="float">
            <text:p>43.5815602837</text:p>
          </table:table-cell>
        </table:table-row>
        <table:table-row table:style-name="ro1">
          <table:table-cell office:value-type="string" calcext:value-type="string">
            <text:p>2017-05-18 11:38:07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41:08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44:08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50:09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3.2269503546099" calcext:value-type="float">
            <text:p>43.2269503546</text:p>
          </table:table-cell>
        </table:table-row>
        <table:table-row table:style-name="ro1">
          <table:table-cell office:value-type="string" calcext:value-type="string">
            <text:p>2017-05-18 11:53:09</text:p>
          </table:table-cell>
          <table:table-cell office:value-type="float" office:value="80" calcext:value-type="float">
            <text:p>80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3.1914893617021" calcext:value-type="float">
            <text:p>43.1914893617</text:p>
          </table:table-cell>
        </table:table-row>
        <table:table-row table:style-name="ro1">
          <table:table-cell office:value-type="string" calcext:value-type="string">
            <text:p>2017-05-18 11:59:10</text:p>
          </table:table-cell>
          <table:table-cell office:value-type="float" office:value="80" calcext:value-type="float">
            <text:p>80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3.1205673758865" calcext:value-type="float">
            <text:p>43.1205673759</text:p>
          </table:table-cell>
        </table:table-row>
        <table:table-row table:style-name="ro1">
          <table:table-cell office:value-type="string" calcext:value-type="string">
            <text:p>2017-05-18 12:05:11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11:12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17:1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20:1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23:1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8368794326241" calcext:value-type="float">
            <text:p>42.8368794326</text:p>
          </table:table-cell>
        </table:table-row>
        <table:table-row table:style-name="ro1">
          <table:table-cell office:value-type="string" calcext:value-type="string">
            <text:p>2017-05-18 12:26:1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9078014184397" calcext:value-type="float">
            <text:p>42.9078014184</text:p>
          </table:table-cell>
        </table:table-row>
        <table:table-row table:style-name="ro1">
          <table:table-cell office:value-type="string" calcext:value-type="string">
            <text:p>2017-05-18 12:29:1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2.8368794326241" calcext:value-type="float">
            <text:p>42.8368794326</text:p>
          </table:table-cell>
        </table:table-row>
        <table:table-row table:style-name="ro1">
          <table:table-cell office:value-type="string" calcext:value-type="string">
            <text:p>2017-05-18 12:32:1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2.7659574468085" calcext:value-type="float">
            <text:p>42.7659574468</text:p>
          </table:table-cell>
        </table:table-row>
        <table:table-row table:style-name="ro1">
          <table:table-cell office:value-type="string" calcext:value-type="string">
            <text:p>2017-05-18 12:35:14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2.6595744680851" calcext:value-type="float">
            <text:p>42.6595744681</text:p>
          </table:table-cell>
        </table:table-row>
        <table:table-row table:style-name="ro1">
          <table:table-cell office:value-type="string" calcext:value-type="string">
            <text:p>2017-05-18 12:41:15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2.6950354609929" calcext:value-type="float">
            <text:p>42.695035461</text:p>
          </table:table-cell>
        </table:table-row>
        <table:table-row table:style-name="ro1">
          <table:table-cell office:value-type="string" calcext:value-type="string">
            <text:p>2017-05-18 12:44:15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8 12:50:16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8 12:56:17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8 13:02:18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2.2695035460993" calcext:value-type="float">
            <text:p>42.2695035461</text:p>
          </table:table-cell>
        </table:table-row>
        <table:table-row table:style-name="ro1">
          <table:table-cell office:value-type="string" calcext:value-type="string">
            <text:p>2017-05-18 13:08:19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8 13:14:20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8 13:20:21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8 13:23:21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8 13:29:22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8 13:32:22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8 13:35:2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8 13:41:2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8 13:44:2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8 13:50:25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8 13:53:25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3:59:26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4:02:26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4:05:26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14:11:2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14:14:28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14:17:28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8 14:20:28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14:26:29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8 14:29:29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8 14:32:30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14:35:30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14:41:31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8 14:44:31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14:50:32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14:56:33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15:02:3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15:05:3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2482269503546" calcext:value-type="float">
            <text:p>40.2482269504</text:p>
          </table:table-cell>
        </table:table-row>
        <table:table-row table:style-name="ro1">
          <table:table-cell office:value-type="string" calcext:value-type="string">
            <text:p>2017-05-18 15:08:3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15:14:35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0.0709219858156" calcext:value-type="float">
            <text:p>40.0709219858</text:p>
          </table:table-cell>
        </table:table-row>
        <table:table-row table:style-name="ro1">
          <table:table-cell office:value-type="string" calcext:value-type="string">
            <text:p>2017-05-18 15:20:36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15:23:36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8 15:26:36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8 15:29:36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9645390070922" calcext:value-type="float">
            <text:p>39.9645390071</text:p>
          </table:table-cell>
        </table:table-row>
        <table:table-row table:style-name="ro1">
          <table:table-cell office:value-type="string" calcext:value-type="string">
            <text:p>2017-05-18 15:32:37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18 15:35:3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8 15:38:37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8 15:44:38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8 15:47:38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8 15:50:38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7163120567376" calcext:value-type="float">
            <text:p>39.7163120567</text:p>
          </table:table-cell>
        </table:table-row>
        <table:table-row table:style-name="ro1">
          <table:table-cell office:value-type="string" calcext:value-type="string">
            <text:p>2017-05-18 15:56:39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8 16:02:40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8 16:05:40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645390070922" calcext:value-type="float">
            <text:p>39.6453900709</text:p>
          </table:table-cell>
        </table:table-row>
        <table:table-row table:style-name="ro1">
          <table:table-cell office:value-type="string" calcext:value-type="string">
            <text:p>2017-05-18 16:11:41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16:14:41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645390070922" calcext:value-type="float">
            <text:p>39.6453900709</text:p>
          </table:table-cell>
        </table:table-row>
        <table:table-row table:style-name="ro1">
          <table:table-cell office:value-type="string" calcext:value-type="string">
            <text:p>2017-05-18 16:20:42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16:23:42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39.6808510638298" calcext:value-type="float">
            <text:p>39.6808510638</text:p>
          </table:table-cell>
        </table:table-row>
        <table:table-row table:style-name="ro1">
          <table:table-cell office:value-type="string" calcext:value-type="string">
            <text:p>2017-05-18 16:26:43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29:43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6099290780142" calcext:value-type="float">
            <text:p>39.609929078</text:p>
          </table:table-cell>
        </table:table-row>
        <table:table-row table:style-name="ro1">
          <table:table-cell office:value-type="string" calcext:value-type="string">
            <text:p>2017-05-18 16:32:4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35:4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6:41:4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44:4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6:50:45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4326241134752" calcext:value-type="float">
            <text:p>39.4326241135</text:p>
          </table:table-cell>
        </table:table-row>
        <table:table-row table:style-name="ro1">
          <table:table-cell office:value-type="string" calcext:value-type="string">
            <text:p>2017-05-18 16:56:46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6:59:46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7:02:46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7:05:46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7:11:4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39.3971631205674" calcext:value-type="float">
            <text:p>39.3971631206</text:p>
          </table:table-cell>
        </table:table-row>
        <table:table-row table:style-name="ro1">
          <table:table-cell office:value-type="string" calcext:value-type="string">
            <text:p>2017-05-18 17:17:48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20:48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4326241134752" calcext:value-type="float">
            <text:p>39.4326241135</text:p>
          </table:table-cell>
        </table:table-row>
        <table:table-row table:style-name="ro1">
          <table:table-cell office:value-type="string" calcext:value-type="string">
            <text:p>2017-05-18 17:23:48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7:29:49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7:32:49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7:38:50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41:50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8 17:47:51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53:52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7:56:52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8:02:53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39.5390070921986" calcext:value-type="float">
            <text:p>39.5390070922</text:p>
          </table:table-cell>
        </table:table-row>
        <table:table-row table:style-name="ro1">
          <table:table-cell office:value-type="string" calcext:value-type="string">
            <text:p>2017-05-18 18:05:5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8:08:5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1489361702128" calcext:value-type="float">
            <text:p>39.1489361702</text:p>
          </table:table-cell>
        </table:table-row>
        <table:table-row table:style-name="ro1">
          <table:table-cell office:value-type="string" calcext:value-type="string">
            <text:p>2017-05-18 18:11:5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8:17:5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0425531914894" calcext:value-type="float">
            <text:p>39.0425531915</text:p>
          </table:table-cell>
        </table:table-row>
        <table:table-row table:style-name="ro1">
          <table:table-cell office:value-type="string" calcext:value-type="string">
            <text:p>2017-05-18 18:20:5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8:26:56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8:35:58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8:41:59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38.8652482269503" calcext:value-type="float">
            <text:p>38.865248227</text:p>
          </table:table-cell>
        </table:table-row>
        <table:table-row table:style-name="ro1">
          <table:table-cell office:value-type="string" calcext:value-type="string">
            <text:p>2017-05-18 18:48:00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8:51:00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8:54:00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9:00:01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9:09:03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8.9007092198582" calcext:value-type="float">
            <text:p>38.9007092199</text:p>
          </table:table-cell>
        </table:table-row>
        <table:table-row table:style-name="ro1">
          <table:table-cell office:value-type="string" calcext:value-type="string">
            <text:p>2017-05-18 19:1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8.7588652482269" calcext:value-type="float">
            <text:p>38.7588652482</text:p>
          </table:table-cell>
        </table:table-row>
        <table:table-row table:style-name="ro1">
          <table:table-cell office:value-type="string" calcext:value-type="string">
            <text:p>2017-05-18 19:18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38.5460992907801" calcext:value-type="float">
            <text:p>38.5460992908</text:p>
          </table:table-cell>
        </table:table-row>
        <table:table-row table:style-name="ro1">
          <table:table-cell office:value-type="string" calcext:value-type="string">
            <text:p>2017-05-18 19:21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9:27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38.6524822695035" calcext:value-type="float">
            <text:p>38.6524822695</text:p>
          </table:table-cell>
        </table:table-row>
        <table:table-row table:style-name="ro1">
          <table:table-cell office:value-type="string" calcext:value-type="string">
            <text:p>2017-05-18 19:30:06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9:33:06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8.9716312056738" calcext:value-type="float">
            <text:p>38.9716312057</text:p>
          </table:table-cell>
        </table:table-row>
        <table:table-row table:style-name="ro1">
          <table:table-cell office:value-type="string" calcext:value-type="string">
            <text:p>2017-05-18 19:36:07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9:42:08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45:08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9:48:09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51:09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9:54:09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57:10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20:00:10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8 20:06:11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09:11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20:12:11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20:15:12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20:18:12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21:13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20:24:13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39.3971631205674" calcext:value-type="float">
            <text:p>39.3971631206</text:p>
          </table:table-cell>
        </table:table-row>
        <table:table-row table:style-name="ro1">
          <table:table-cell office:value-type="string" calcext:value-type="string">
            <text:p>2017-05-18 20:27:13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39.1489361702128" calcext:value-type="float">
            <text:p>39.1489361702</text:p>
          </table:table-cell>
        </table:table-row>
        <table:table-row table:style-name="ro1">
          <table:table-cell office:value-type="string" calcext:value-type="string">
            <text:p>2017-05-18 20:33:14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36:14</text:p>
          </table:table-cell>
          <table:table-cell office:value-type="float" office:value="86.4539007092199" calcext:value-type="float">
            <text:p>86.4539007092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20:39:14</text:p>
          </table:table-cell>
          <table:table-cell office:value-type="float" office:value="88.0141843971631" calcext:value-type="float">
            <text:p>88.0141843972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6099290780142" calcext:value-type="float">
            <text:p>39.609929078</text:p>
          </table:table-cell>
        </table:table-row>
        <table:table-row table:style-name="ro1">
          <table:table-cell office:value-type="string" calcext:value-type="string">
            <text:p>2017-05-18 20:42:15</text:p>
          </table:table-cell>
          <table:table-cell office:value-type="float" office:value="88.2978723404255" calcext:value-type="float">
            <text:p>88.297872340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20:45:15</text:p>
          </table:table-cell>
          <table:table-cell office:value-type="float" office:value="87.9432624113475" calcext:value-type="float">
            <text:p>87.9432624113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8 20:51:16</text:p>
          </table:table-cell>
          <table:table-cell office:value-type="float" office:value="86.9503546099291" calcext:value-type="float">
            <text:p>86.950354609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8 20:57:16</text:p>
          </table:table-cell>
          <table:table-cell office:value-type="float" office:value="86.8794326241135" calcext:value-type="float">
            <text:p>86.879432624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8 21:00:17</text:p>
          </table:table-cell>
          <table:table-cell office:value-type="float" office:value="86.5602836879433" calcext:value-type="float">
            <text:p>86.5602836879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0.2482269503546" calcext:value-type="float">
            <text:p>40.2482269504</text:p>
          </table:table-cell>
        </table:table-row>
        <table:table-row table:style-name="ro1">
          <table:table-cell office:value-type="string" calcext:value-type="string">
            <text:p>2017-05-18 21:03:17</text:p>
          </table:table-cell>
          <table:table-cell office:value-type="float" office:value="86.4539007092199" calcext:value-type="float">
            <text:p>86.4539007092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8 21:06:17</text:p>
          </table:table-cell>
          <table:table-cell office:value-type="float" office:value="86.5602836879433" calcext:value-type="float">
            <text:p>86.5602836879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09:17</text:p>
          </table:table-cell>
          <table:table-cell office:value-type="float" office:value="86.2765957446809" calcext:value-type="float">
            <text:p>86.2765957447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8 21:12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15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8 21:18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1:24:19</text:p>
          </table:table-cell>
          <table:table-cell office:value-type="float" office:value="85.531914893617" calcext:value-type="float">
            <text:p>85.531914893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30:20</text:p>
          </table:table-cell>
          <table:table-cell office:value-type="float" office:value="85.709219858156" calcext:value-type="float">
            <text:p>85.709219858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1:33:20</text:p>
          </table:table-cell>
          <table:table-cell office:value-type="float" office:value="85.6737588652482" calcext:value-type="float">
            <text:p>85.673758865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8 21:39:21</text:p>
          </table:table-cell>
          <table:table-cell office:value-type="float" office:value="85.2482269503546" calcext:value-type="float">
            <text:p>85.248226950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8 21:42:21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8 21:45:22</text:p>
          </table:table-cell>
          <table:table-cell office:value-type="float" office:value="85.1418439716312" calcext:value-type="float">
            <text:p>85.141843971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21:51:23</text:p>
          </table:table-cell>
          <table:table-cell office:value-type="float" office:value="85.4255319148936" calcext:value-type="float">
            <text:p>85.425531914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1:54:23</text:p>
          </table:table-cell>
          <table:table-cell office:value-type="float" office:value="85.1063829787234" calcext:value-type="float">
            <text:p>85.1063829787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2:00:24</text:p>
          </table:table-cell>
          <table:table-cell office:value-type="float" office:value="84.9645390070922" calcext:value-type="float">
            <text:p>84.964539007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06:25</text:p>
          </table:table-cell>
          <table:table-cell office:value-type="float" office:value="84.8936170212766" calcext:value-type="float">
            <text:p>84.893617021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09:25</text:p>
          </table:table-cell>
          <table:table-cell office:value-type="float" office:value="84.7517730496454" calcext:value-type="float">
            <text:p>84.751773049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22:12:26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2:18:27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24:28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8 22:27:28</text:p>
          </table:table-cell>
          <table:table-cell office:value-type="float" office:value="84.8936170212766" calcext:value-type="float">
            <text:p>84.893617021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2:33:29</text:p>
          </table:table-cell>
          <table:table-cell office:value-type="float" office:value="84.1843971631206" calcext:value-type="float">
            <text:p>84.184397163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36:29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39:30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42:30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2:45:31</text:p>
          </table:table-cell>
          <table:table-cell office:value-type="float" office:value="84.3617021276596" calcext:value-type="float">
            <text:p>84.3617021277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48:31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2:54:32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00:33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8 23:03:33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09:34</text:p>
          </table:table-cell>
          <table:table-cell office:value-type="float" office:value="84.3617021276596" calcext:value-type="float">
            <text:p>84.3617021277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3:12:35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23:15:35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23:18:35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8 23:21:35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8 23:24:35</text:p>
          </table:table-cell>
          <table:table-cell office:value-type="float" office:value="83.936170212766" calcext:value-type="float">
            <text:p>83.936170212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27:36</text:p>
          </table:table-cell>
          <table:table-cell office:value-type="float" office:value="84.1134751773049" calcext:value-type="float">
            <text:p>84.113475177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8 23:30:36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063829787234" calcext:value-type="float">
            <text:p>41.0638297872</text:p>
          </table:table-cell>
        </table:table-row>
        <table:table-row table:style-name="ro1">
          <table:table-cell office:value-type="string" calcext:value-type="string">
            <text:p>2017-05-18 23:33:36</text:p>
          </table:table-cell>
          <table:table-cell office:value-type="float" office:value="83.9716312056738" calcext:value-type="float">
            <text:p>83.971631205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23:42:38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3:45:38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8 23:51:39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23:54:39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9929078014184" calcext:value-type="float">
            <text:p>40.9929078014</text:p>
          </table:table-cell>
        </table:table-row>
        <table:table-row table:style-name="ro1">
          <table:table-cell office:value-type="string" calcext:value-type="string">
            <text:p>2017-05-19 00:00:40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0:03:41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06:41</text:p>
          </table:table-cell>
          <table:table-cell office:value-type="float" office:value="83.8297872340426" calcext:value-type="float">
            <text:p>83.82978723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00:09:41</text:p>
          </table:table-cell>
          <table:table-cell office:value-type="float" office:value="83.8297872340426" calcext:value-type="float">
            <text:p>83.82978723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0:12:41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18:4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21:4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0:24:43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0:27:43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30:43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0:33:44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36:44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42:4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45:4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0:48:45</text:p>
          </table:table-cell>
          <table:table-cell office:value-type="float" office:value="83.5815602836879" calcext:value-type="float">
            <text:p>83.581560283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0:54:46</text:p>
          </table:table-cell>
          <table:table-cell office:value-type="float" office:value="83.4397163120567" calcext:value-type="float">
            <text:p>83.439716312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00:57:4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03:47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1:06:47</text:p>
          </table:table-cell>
          <table:table-cell office:value-type="float" office:value="83.758865248227" calcext:value-type="float">
            <text:p>83.758865248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09:47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01:12:4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" calcext:value-type="float">
            <text:p>70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18:48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1:21:48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27:49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30:49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1:33:49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1:39:50</text:p>
          </table:table-cell>
          <table:table-cell office:value-type="float" office:value="83.0496453900709" calcext:value-type="float">
            <text:p>83.049645390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1:42:50</text:p>
          </table:table-cell>
          <table:table-cell office:value-type="float" office:value="83.1914893617021" calcext:value-type="float">
            <text:p>83.191489361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48:51</text:p>
          </table:table-cell>
          <table:table-cell office:value-type="float" office:value="83.1914893617021" calcext:value-type="float">
            <text:p>83.191489361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01:51:51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1:57:52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2:00:52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2:03:53</text:p>
          </table:table-cell>
          <table:table-cell office:value-type="float" office:value="83.2978723404255" calcext:value-type="float">
            <text:p>83.297872340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2:06:53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2:09:53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15:54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18:54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02:24:55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2:27:55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2:33:5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2:36:5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2:42:5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45:57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2:51:58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2:57:59</text:p>
          </table:table-cell>
          <table:table-cell office:value-type="float" office:value="83.0496453900709" calcext:value-type="float">
            <text:p>83.0496453901</text:p>
          </table:table-cell>
          <table:table-cell office:value-type="float" office:value="70" calcext:value-type="float">
            <text:p>7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00:59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3:04:00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07:00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3:10:00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3:13:00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3:16:00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3:19:01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3:22:01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3:28:02</text:p>
          </table:table-cell>
          <table:table-cell office:value-type="float" office:value="82.9078014184397" calcext:value-type="float">
            <text:p>82.907801418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3:31:02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3:37:03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" calcext:value-type="float">
            <text:p>70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3:40:03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" calcext:value-type="float">
            <text:p>70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3:43:04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46:04</text:p>
          </table:table-cell>
          <table:table-cell office:value-type="float" office:value="82.8723404255319" calcext:value-type="float">
            <text:p>82.872340425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3:52:05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3:55:0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4:01:0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4:07:0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13:08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16:0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4:19:09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22:09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4:25:09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28:09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4:34:10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37:10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4:43:11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4:49:12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4:52:12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58:13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01:13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" calcext:value-type="float">
            <text:p>70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04:14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5:07:14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5:13:15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16:1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5:22:16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5:28:17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5:34:18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5:40:19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43:1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46:1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5:49:20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5:52:20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55:2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58:21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3758865248227" calcext:value-type="float">
            <text:p>42.3758865248</text:p>
          </table:table-cell>
        </table:table-row>
        <table:table-row table:style-name="ro1">
          <table:table-cell office:value-type="string" calcext:value-type="string">
            <text:p>2017-05-19 06:01:21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04:21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2.3758865248227" calcext:value-type="float">
            <text:p>42.3758865248</text:p>
          </table:table-cell>
        </table:table-row>
        <table:table-row table:style-name="ro1">
          <table:table-cell office:value-type="string" calcext:value-type="string">
            <text:p>2017-05-19 06:10:22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1631205673759" calcext:value-type="float">
            <text:p>42.1631205674</text:p>
          </table:table-cell>
        </table:table-row>
        <table:table-row table:style-name="ro1">
          <table:table-cell office:value-type="string" calcext:value-type="string">
            <text:p>2017-05-19 06:16:2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19:23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6:22:23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6:25:24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6:28:24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6:34:25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37:25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6:43:26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6:49:27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6:55:28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6:58:28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9 07:01:2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3617021276596" calcext:value-type="float">
            <text:p>69.3617021277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7:04:29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7:07:29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7:10:29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16:30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19:30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7:22:30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7:25:3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7:31:31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37:32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7:40:32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7:43:32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7:49:33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7:52:33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7:55:33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8:04:35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8:07:35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10:3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8:13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8:16:36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2.2695035460993" calcext:value-type="float">
            <text:p>42.2695035461</text:p>
          </table:table-cell>
        </table:table-row>
        <table:table-row table:style-name="ro1">
          <table:table-cell office:value-type="string" calcext:value-type="string">
            <text:p>2017-05-19 08:19:36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22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8:28:37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8:31:37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3971631205674" calcext:value-type="float">
            <text:p>69.3971631206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8:37:3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" calcext:value-type="float">
            <text:p>70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8:40:38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8:43:3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2.2340425531915" calcext:value-type="float">
            <text:p>42.2340425532</text:p>
          </table:table-cell>
        </table:table-row>
        <table:table-row table:style-name="ro1">
          <table:table-cell office:value-type="string" calcext:value-type="string">
            <text:p>2017-05-19 08:46:3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3404255319149" calcext:value-type="float">
            <text:p>42.3404255319</text:p>
          </table:table-cell>
        </table:table-row>
        <table:table-row table:style-name="ro1">
          <table:table-cell office:value-type="string" calcext:value-type="string">
            <text:p>2017-05-19 08:49:38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" calcext:value-type="float">
            <text:p>70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52:38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8:55:3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5390070921986" calcext:value-type="float">
            <text:p>69.5390070922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8:58:39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9:04:4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468085106383" calcext:value-type="float">
            <text:p>69.468085106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9:10:41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9:13:41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9:19:42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9:25:43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9:34:4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9:37:45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69.468085106383" calcext:value-type="float">
            <text:p>69.468085106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9:46:4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9:49:4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9:52:47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9:58:48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04:49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69.0070921985816" calcext:value-type="float">
            <text:p>69.0070921986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0:07:49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" calcext:value-type="float">
            <text:p>70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0:13:5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" calcext:value-type="float">
            <text:p>70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10:19:51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22:51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0:28:52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34:5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10:37:5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40:53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43:53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0:49:54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0:55:55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58:56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1:01:5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11:07:5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11:10:5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1:13:57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19:5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11:22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25:58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1:28:5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1:31:5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1:35:00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38:00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11:44:01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11:47:01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11:50:01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" calcext:value-type="float">
            <text:p>7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1:53:01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1:59:02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2:02:02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2:05:02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2:11:03</text:p>
          </table:table-cell>
          <table:table-cell office:value-type="float" office:value="83.9716312056738" calcext:value-type="float">
            <text:p>83.971631205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12:14:03</text:p>
          </table:table-cell>
          <table:table-cell office:value-type="float" office:value="84.1489361702128" calcext:value-type="float">
            <text:p>84.1489361702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20:04</text:p>
          </table:table-cell>
          <table:table-cell office:value-type="float" office:value="84.645390070922" calcext:value-type="float">
            <text:p>84.645390070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12:23:04</text:p>
          </table:table-cell>
          <table:table-cell office:value-type="float" office:value="84.5744680851064" calcext:value-type="float">
            <text:p>84.574468085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26:04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2:29:04</text:p>
          </table:table-cell>
          <table:table-cell office:value-type="float" office:value="84.7163120567376" calcext:value-type="float">
            <text:p>84.716312056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32:04</text:p>
          </table:table-cell>
          <table:table-cell office:value-type="float" office:value="84.6099290780142" calcext:value-type="float">
            <text:p>84.60992907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35:05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2:38:05</text:p>
          </table:table-cell>
          <table:table-cell office:value-type="float" office:value="84.6099290780142" calcext:value-type="float">
            <text:p>84.609929078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12:41:05</text:p>
          </table:table-cell>
          <table:table-cell office:value-type="float" office:value="84.0070921985815" calcext:value-type="float">
            <text:p>84.0070921986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2:47:06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2:50:07</text:p>
          </table:table-cell>
          <table:table-cell office:value-type="float" office:value="84.1843971631206" calcext:value-type="float">
            <text:p>84.1843971631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12:53:07</text:p>
          </table:table-cell>
          <table:table-cell office:value-type="float" office:value="84.290780141844" calcext:value-type="float">
            <text:p>84.290780141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2:59:08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3:02:08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13:08:09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11:09</text:p>
          </table:table-cell>
          <table:table-cell office:value-type="float" office:value="84.0070921985815" calcext:value-type="float">
            <text:p>84.0070921986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13:14:09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20:10</text:p>
          </table:table-cell>
          <table:table-cell office:value-type="float" office:value="83.8652482269504" calcext:value-type="float">
            <text:p>83.86524822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13:23:10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13:29:11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35:1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13:41:13</text:p>
          </table:table-cell>
          <table:table-cell office:value-type="float" office:value="83.4751773049645" calcext:value-type="float">
            <text:p>83.47517730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13:44:13</text:p>
          </table:table-cell>
          <table:table-cell office:value-type="float" office:value="83.6170212765957" calcext:value-type="float">
            <text:p>83.6170212766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3:50:14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13:56:1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13:59:1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4:05:16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4:08:16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4:11:16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4:17:17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4:20:17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4:26:18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4:32:19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4:35:19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4:41:20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14:47:21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4:50:21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4:56:22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5:02:23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5:05:23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5:11:24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15:14:24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15:20:25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15:23:2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15:26:25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32:26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35:2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38:26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44:2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15:47:27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50:2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53:2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15:56:28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6:02:29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9 16:05:29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16:08:29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6:11:30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9 16:14:30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9 16:20:31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9 16:23:31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29:32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35:33</text:p>
          </table:table-cell>
          <table:table-cell office:value-type="float" office:value="82.8723404255319" calcext:value-type="float">
            <text:p>82.872340425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6:41:34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44:34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9 16:50:3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6:56:3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59:3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19 17:02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7:08:37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8581560283688" calcext:value-type="float">
            <text:p>39.8581560284</text:p>
          </table:table-cell>
        </table:table-row>
        <table:table-row table:style-name="ro1">
          <table:table-cell office:value-type="string" calcext:value-type="string">
            <text:p>2017-05-19 17:14:38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9 17:20:39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6808510638298" calcext:value-type="float">
            <text:p>39.6808510638</text:p>
          </table:table-cell>
        </table:table-row>
        <table:table-row table:style-name="ro1">
          <table:table-cell office:value-type="string" calcext:value-type="string">
            <text:p>2017-05-19 17:23:3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9 17:26:39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8581560283688" calcext:value-type="float">
            <text:p>39.8581560284</text:p>
          </table:table-cell>
        </table:table-row>
        <table:table-row table:style-name="ro1">
          <table:table-cell office:value-type="string" calcext:value-type="string">
            <text:p>2017-05-19 17:32:40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9 17:35:40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9 17:38:41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9 17:41:41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" calcext:value-type="float">
            <text:p>70</text:p>
          </table:table-cell>
          <table:table-cell office:value-type="float" office:value="39.113475177305" calcext:value-type="float">
            <text:p>39.1134751773</text:p>
          </table:table-cell>
        </table:table-row>
        <table:table-row table:style-name="ro1">
          <table:table-cell office:value-type="string" calcext:value-type="string">
            <text:p>2017-05-19 17:44:4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5035460992908" calcext:value-type="float">
            <text:p>39.5035460993</text:p>
          </table:table-cell>
        </table:table-row>
        <table:table-row table:style-name="ro1">
          <table:table-cell office:value-type="string" calcext:value-type="string">
            <text:p>2017-05-19 17:47:41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9 17:53:42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9 17:59:43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5390070921986" calcext:value-type="float">
            <text:p>39.5390070922</text:p>
          </table:table-cell>
        </table:table-row>
        <table:table-row table:style-name="ro1">
          <table:table-cell office:value-type="string" calcext:value-type="string">
            <text:p>2017-05-19 18:02:43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9 18:08:44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9 18:14:45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9 18:20:46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8:23:46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8:29:47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9 18:32:47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8:38:48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9 18:41:48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9 18:47:49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8:50:4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9 18:56:50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8:59:50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9 19:08:52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9 19:11:52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17:53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9 19:20:53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9 19:26:54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9 19:29:55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9 19:32:55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35:55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19:38:55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9 19:41:55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44:56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47:5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50:5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0.9929078014184" calcext:value-type="float">
            <text:p>40.9929078014</text:p>
          </table:table-cell>
        </table:table-row>
        <table:table-row table:style-name="ro1">
          <table:table-cell office:value-type="string" calcext:value-type="string">
            <text:p>2017-05-19 19:56:57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59:57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9 20:05:58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20:08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20:11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8156028368794" calcext:value-type="float">
            <text:p>40.8156028369</text:p>
          </table:table-cell>
        </table:table-row>
        <table:table-row table:style-name="ro1">
          <table:table-cell office:value-type="string" calcext:value-type="string">
            <text:p>2017-05-19 20:17:59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20:20:59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9 20:27:00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20:30:00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20:36:01</text:p>
          </table:table-cell>
          <table:table-cell office:value-type="float" office:value="88.4042553191489" calcext:value-type="float">
            <text:p>88.404255319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20:42:02</text:p>
          </table:table-cell>
          <table:table-cell office:value-type="float" office:value="89.468085106383" calcext:value-type="float">
            <text:p>89.468085106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20:45:02</text:p>
          </table:table-cell>
          <table:table-cell office:value-type="float" office:value="88.6170212765957" calcext:value-type="float">
            <text:p>88.6170212766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20:51:03</text:p>
          </table:table-cell>
          <table:table-cell office:value-type="float" office:value="88.0851063829787" calcext:value-type="float">
            <text:p>88.08510638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20:54:03</text:p>
          </table:table-cell>
          <table:table-cell office:value-type="float" office:value="87.6950354609929" calcext:value-type="float">
            <text:p>87.69503546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20:57:04</text:p>
          </table:table-cell>
          <table:table-cell office:value-type="float" office:value="87.3404255319149" calcext:value-type="float">
            <text:p>87.3404255319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21:00:04</text:p>
          </table:table-cell>
          <table:table-cell office:value-type="float" office:value="87.1985815602837" calcext:value-type="float">
            <text:p>87.198581560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21:09:05</text:p>
          </table:table-cell>
          <table:table-cell office:value-type="float" office:value="87.1631205673759" calcext:value-type="float">
            <text:p>87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21:12:05</text:p>
          </table:table-cell>
          <table:table-cell office:value-type="float" office:value="86.8085106382979" calcext:value-type="float">
            <text:p>86.808510638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21:18:06</text:p>
          </table:table-cell>
          <table:table-cell office:value-type="float" office:value="86.7375886524823" calcext:value-type="float">
            <text:p>86.737588652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21:21:06</text:p>
          </table:table-cell>
          <table:table-cell office:value-type="float" office:value="86.7021276595745" calcext:value-type="float">
            <text:p>86.702127659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6666666666667" calcext:value-type="float">
            <text:p>41.6666666667</text:p>
          </table:table-cell>
        </table:table-row>
      </table:table>
      <table:table table:name="history" table:style-name="ta1">
        <table:shapes>
          <draw:frame draw:z-index="0" draw:style-name="gr1" draw:text-style-name="P1" svg:width="831.8pt" svg:height="340.78pt" svg:x="384.46pt" svg:y="12.81pt">
            <loext:p draw:notify-on-update-of-ranges="history.A2452:history.A2452 history.A2453:history.A2469 history.B2452:history.B2452 history.B2453:history.B2469 history.C2452:history.C2452 history.C2453:history.C2469 history.D2452:history.D2452 history.D2453:history.D24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table:number-columns-repeated="3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2017-05-12 20:30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2 20:33:0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0:36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2 20:39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2 20:42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2 20:45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0:48:03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0:51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2 20:54:03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0:57:0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1:00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1:03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1:06:03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2 21:09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12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2 21:15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2 21:18:03</text:p>
          </table:table-cell>
          <table:table-cell office:value-type="float" office:value="80.8156028368794" calcext:value-type="float">
            <text:p>80.8156028369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1:2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24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2 21:27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2 21:30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1:33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1:3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1:39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1:42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0992907801419" calcext:value-type="float">
            <text:p>71.0992907801</text:p>
          </table:table-cell>
        </table:table-row>
        <table:table-row table:style-name="ro1">
          <table:table-cell office:value-type="string" calcext:value-type="string">
            <text:p>2017-05-12 21:45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1:4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1:51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1:54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6737588652482" calcext:value-type="float">
            <text:p>75.673758865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1:57:03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2:00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03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2:06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09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2 22:12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2:15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2:18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2 22:2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24:03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2:27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2 22:30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33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3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39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2:42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2 22:4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2:4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2:51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5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2:57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00:03</text:p>
          </table:table-cell>
          <table:table-cell office:value-type="float" office:value="80.6737588652482" calcext:value-type="float">
            <text:p>80.6737588652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2 23:03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2 23:06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2 23:09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3:12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2 23:1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3:18:03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21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2 23:24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3:27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2 23:30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33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2 23:36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2 23:39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2 23:42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2 23:45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48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51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2 23:5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2 23:57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00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03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0:06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09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0:12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0:15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0:18:03</text:p>
          </table:table-cell>
          <table:table-cell office:value-type="float" office:value="80.7801418439717" calcext:value-type="float">
            <text:p>80.780141844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1702127659575" calcext:value-type="float">
            <text:p>71.170212766</text:p>
          </table:table-cell>
        </table:table-row>
        <table:table-row table:style-name="ro1">
          <table:table-cell office:value-type="string" calcext:value-type="string">
            <text:p>2017-05-13 00:21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0:24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27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3 00:3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0:33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36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45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737588652482" calcext:value-type="float">
            <text:p>75.673758865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48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1.2765957446809" calcext:value-type="float">
            <text:p>71.2765957447</text:p>
          </table:table-cell>
        </table:table-row>
        <table:table-row table:style-name="ro1">
          <table:table-cell office:value-type="string" calcext:value-type="string">
            <text:p>2017-05-13 00:51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0283687943262" calcext:value-type="float">
            <text:p>71.0283687943</text:p>
          </table:table-cell>
        </table:table-row>
        <table:table-row table:style-name="ro1">
          <table:table-cell office:value-type="string" calcext:value-type="string">
            <text:p>2017-05-13 00:54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0:5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1:00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1:03:03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1:06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12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15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1:18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1:21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24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27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30:03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0992907801419" calcext:value-type="float">
            <text:p>71.0992907801</text:p>
          </table:table-cell>
        </table:table-row>
        <table:table-row table:style-name="ro1">
          <table:table-cell office:value-type="string" calcext:value-type="string">
            <text:p>2017-05-13 01:33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574468085106" calcext:value-type="float">
            <text:p>70.9574468085</text:p>
          </table:table-cell>
        </table:table-row>
        <table:table-row table:style-name="ro1">
          <table:table-cell office:value-type="string" calcext:value-type="string">
            <text:p>2017-05-13 01:36:03</text:p>
          </table:table-cell>
          <table:table-cell office:value-type="float" office:value="80.4964539007092" calcext:value-type="float">
            <text:p>80.4964539007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1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1:42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1:45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1:48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1:51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1:54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1:57:03</text:p>
          </table:table-cell>
          <table:table-cell office:value-type="float" office:value="80" calcext:value-type="float">
            <text:p>80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2:00:03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2:06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2:0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2:1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21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24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2:30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2:33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2:36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2:39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2:42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2:45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2:48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2:5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2:5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255319148936" calcext:value-type="float">
            <text:p>70.4255319149</text:p>
          </table:table-cell>
        </table:table-row>
        <table:table-row table:style-name="ro1">
          <table:table-cell office:value-type="string" calcext:value-type="string">
            <text:p>2017-05-13 03:0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03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0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3:09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9929078014185" calcext:value-type="float">
            <text:p>70.9929078014</text:p>
          </table:table-cell>
        </table:table-row>
        <table:table-row table:style-name="ro1">
          <table:table-cell office:value-type="string" calcext:value-type="string">
            <text:p>2017-05-13 03:12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3:1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3:1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3:2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3:27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3:36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1.063829787234" calcext:value-type="float">
            <text:p>71.0638297872</text:p>
          </table:table-cell>
        </table:table-row>
        <table:table-row table:style-name="ro1">
          <table:table-cell office:value-type="string" calcext:value-type="string">
            <text:p>2017-05-13 03:39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3:4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3:48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801418439717" calcext:value-type="float">
            <text:p>70.780141844</text:p>
          </table:table-cell>
        </table:table-row>
        <table:table-row table:style-name="ro1">
          <table:table-cell office:value-type="string" calcext:value-type="string">
            <text:p>2017-05-13 03:5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9219858156028" calcext:value-type="float">
            <text:p>70.9219858156</text:p>
          </table:table-cell>
        </table:table-row>
        <table:table-row table:style-name="ro1">
          <table:table-cell office:value-type="string" calcext:value-type="string">
            <text:p>2017-05-13 03:57:03</text:p>
          </table:table-cell>
          <table:table-cell office:value-type="float" office:value="80" calcext:value-type="float">
            <text:p>80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8156028368794" calcext:value-type="float">
            <text:p>70.8156028369</text:p>
          </table:table-cell>
        </table:table-row>
        <table:table-row table:style-name="ro1">
          <table:table-cell office:value-type="string" calcext:value-type="string">
            <text:p>2017-05-13 04:00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8510638297872" calcext:value-type="float">
            <text:p>70.8510638298</text:p>
          </table:table-cell>
        </table:table-row>
        <table:table-row table:style-name="ro1">
          <table:table-cell office:value-type="string" calcext:value-type="string">
            <text:p>2017-05-13 04:0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709219858156" calcext:value-type="float">
            <text:p>70.7092198582</text:p>
          </table:table-cell>
        </table:table-row>
        <table:table-row table:style-name="ro1">
          <table:table-cell office:value-type="string" calcext:value-type="string">
            <text:p>2017-05-13 04:06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4:15:03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120567375887" calcext:value-type="float">
            <text:p>71.3120567376</text:p>
          </table:table-cell>
        </table:table-row>
        <table:table-row table:style-name="ro1">
          <table:table-cell office:value-type="string" calcext:value-type="string">
            <text:p>2017-05-13 04:21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4:2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" calcext:value-type="float">
            <text:p>75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2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30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33:03</text:p>
          </table:table-cell>
          <table:table-cell office:value-type="float" office:value="80" calcext:value-type="float">
            <text:p>80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4:36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39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4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4:45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4:5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4:5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6028368794326" calcext:value-type="float">
            <text:p>70.6028368794</text:p>
          </table:table-cell>
        </table:table-row>
        <table:table-row table:style-name="ro1">
          <table:table-cell office:value-type="string" calcext:value-type="string">
            <text:p>2017-05-13 05:0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5:03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5:12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5:15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5:18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5:24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5:2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5:3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" calcext:value-type="float">
            <text:p>75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5:42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5:45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5:51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5:54:03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6737588652482" calcext:value-type="float">
            <text:p>70.6737588652</text:p>
          </table:table-cell>
        </table:table-row>
        <table:table-row table:style-name="ro1">
          <table:table-cell office:value-type="string" calcext:value-type="string">
            <text:p>2017-05-13 05:57:03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6:03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6:06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3 06:09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6:1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4964539007092" calcext:value-type="float">
            <text:p>70.4964539007</text:p>
          </table:table-cell>
        </table:table-row>
        <table:table-row table:style-name="ro1">
          <table:table-cell office:value-type="string" calcext:value-type="string">
            <text:p>2017-05-13 06:18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2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5673758865248" calcext:value-type="float">
            <text:p>70.5673758865</text:p>
          </table:table-cell>
        </table:table-row>
        <table:table-row table:style-name="ro1">
          <table:table-cell office:value-type="string" calcext:value-type="string">
            <text:p>2017-05-13 06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6:27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6:33:03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0.8865248226951" calcext:value-type="float">
            <text:p>70.8865248227</text:p>
          </table:table-cell>
        </table:table-row>
        <table:table-row table:style-name="ro1">
          <table:table-cell office:value-type="string" calcext:value-type="string">
            <text:p>2017-05-13 06:39:03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45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" calcext:value-type="float">
            <text:p>75</text:p>
          </table:table-cell>
          <table:table-cell office:value-type="float" office:value="70.2482269503546" calcext:value-type="float">
            <text:p>70.2482269504</text:p>
          </table:table-cell>
        </table:table-row>
        <table:table-row table:style-name="ro1">
          <table:table-cell office:value-type="string" calcext:value-type="string">
            <text:p>2017-05-13 06:51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6:54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7:0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0.7446808510638" calcext:value-type="float">
            <text:p>70.7446808511</text:p>
          </table:table-cell>
        </table:table-row>
        <table:table-row table:style-name="ro1">
          <table:table-cell office:value-type="string" calcext:value-type="string">
            <text:p>2017-05-13 07:06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7:09:03</text:p>
          </table:table-cell>
          <table:table-cell office:value-type="float" office:value="80" calcext:value-type="float">
            <text:p>80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7:12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70.2127659574468" calcext:value-type="float">
            <text:p>70.2127659574</text:p>
          </table:table-cell>
        </table:table-row>
        <table:table-row table:style-name="ro1">
          <table:table-cell office:value-type="string" calcext:value-type="string">
            <text:p>2017-05-13 07:1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531914893617" calcext:value-type="float">
            <text:p>70.5319148936</text:p>
          </table:table-cell>
        </table:table-row>
        <table:table-row table:style-name="ro1">
          <table:table-cell office:value-type="string" calcext:value-type="string">
            <text:p>2017-05-13 07:1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7:2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4609929078014" calcext:value-type="float">
            <text:p>70.4609929078</text:p>
          </table:table-cell>
        </table:table-row>
        <table:table-row table:style-name="ro1">
          <table:table-cell office:value-type="string" calcext:value-type="string">
            <text:p>2017-05-13 07:30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7:33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6808510638298" calcext:value-type="float">
            <text:p>74.6808510638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7:39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354609929078" calcext:value-type="float">
            <text:p>70.3546099291</text:p>
          </table:table-cell>
        </table:table-row>
        <table:table-row table:style-name="ro1">
          <table:table-cell office:value-type="string" calcext:value-type="string">
            <text:p>2017-05-13 07:4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7:45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9.7163120567376" calcext:value-type="float">
            <text:p>69.7163120567</text:p>
          </table:table-cell>
        </table:table-row>
        <table:table-row table:style-name="ro1">
          <table:table-cell office:value-type="string" calcext:value-type="string">
            <text:p>2017-05-13 07:4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7:54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3900709219858" calcext:value-type="float">
            <text:p>70.390070922</text:p>
          </table:table-cell>
        </table:table-row>
        <table:table-row table:style-name="ro1">
          <table:table-cell office:value-type="string" calcext:value-type="string">
            <text:p>2017-05-13 07:57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8:00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08:03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06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70.6382978723404" calcext:value-type="float">
            <text:p>70.6382978723</text:p>
          </table:table-cell>
        </table:table-row>
        <table:table-row table:style-name="ro1">
          <table:table-cell office:value-type="string" calcext:value-type="string">
            <text:p>2017-05-13 08:12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15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08:18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08:21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5-13 08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8:27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8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1418439716312" calcext:value-type="float">
            <text:p>70.1418439716</text:p>
          </table:table-cell>
        </table:table-row>
        <table:table-row table:style-name="ro1">
          <table:table-cell office:value-type="string" calcext:value-type="string">
            <text:p>2017-05-13 08:36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8:4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8:4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3191489361702" calcext:value-type="float">
            <text:p>70.3191489362</text:p>
          </table:table-cell>
        </table:table-row>
        <table:table-row table:style-name="ro1">
          <table:table-cell office:value-type="string" calcext:value-type="string">
            <text:p>2017-05-13 08:4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8:54:03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0.177304964539" calcext:value-type="float">
            <text:p>70.1773049645</text:p>
          </table:table-cell>
        </table:table-row>
        <table:table-row table:style-name="ro1">
          <table:table-cell office:value-type="string" calcext:value-type="string">
            <text:p>2017-05-13 08:57:03</text:p>
          </table:table-cell>
          <table:table-cell office:value-type="float" office:value="80" calcext:value-type="float">
            <text:p>80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9:00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9:03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2836879432624" calcext:value-type="float">
            <text:p>70.2836879433</text:p>
          </table:table-cell>
        </table:table-row>
        <table:table-row table:style-name="ro1">
          <table:table-cell office:value-type="string" calcext:value-type="string">
            <text:p>2017-05-13 09:09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2127659574468" calcext:value-type="float">
            <text:p>70.2127659574</text:p>
          </table:table-cell>
        </table:table-row>
        <table:table-row table:style-name="ro1">
          <table:table-cell office:value-type="string" calcext:value-type="string">
            <text:p>2017-05-13 09:15:03</text:p>
          </table:table-cell>
          <table:table-cell office:value-type="float" office:value="80" calcext:value-type="float">
            <text:p>80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1418439716312" calcext:value-type="float">
            <text:p>70.1418439716</text:p>
          </table:table-cell>
        </table:table-row>
        <table:table-row table:style-name="ro1">
          <table:table-cell office:value-type="string" calcext:value-type="string">
            <text:p>2017-05-13 09:1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09:21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1063829787234" calcext:value-type="float">
            <text:p>70.1063829787</text:p>
          </table:table-cell>
        </table:table-row>
        <table:table-row table:style-name="ro1">
          <table:table-cell office:value-type="string" calcext:value-type="string">
            <text:p>2017-05-13 09:24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0709219858156" calcext:value-type="float">
            <text:p>70.0709219858</text:p>
          </table:table-cell>
        </table:table-row>
        <table:table-row table:style-name="ro1">
          <table:table-cell office:value-type="string" calcext:value-type="string">
            <text:p>2017-05-13 09:27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09:3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6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09:39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" calcext:value-type="float">
            <text:p>75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09:45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9:48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09:51:03</text:p>
          </table:table-cell>
          <table:table-cell office:value-type="float" office:value="80" calcext:value-type="float">
            <text:p>80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09:57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10:00:03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9645390070922" calcext:value-type="float">
            <text:p>69.9645390071</text:p>
          </table:table-cell>
        </table:table-row>
        <table:table-row table:style-name="ro1">
          <table:table-cell office:value-type="string" calcext:value-type="string">
            <text:p>2017-05-13 10:03:03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10:0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10:15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0.0354609929078" calcext:value-type="float">
            <text:p>70.0354609929</text:p>
          </table:table-cell>
        </table:table-row>
        <table:table-row table:style-name="ro1">
          <table:table-cell office:value-type="string" calcext:value-type="string">
            <text:p>2017-05-13 10:18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8936170212766" calcext:value-type="float">
            <text:p>69.8936170213</text:p>
          </table:table-cell>
        </table:table-row>
        <table:table-row table:style-name="ro1">
          <table:table-cell office:value-type="string" calcext:value-type="string">
            <text:p>2017-05-13 10:24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10:30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9290780141844" calcext:value-type="float">
            <text:p>69.9290780142</text:p>
          </table:table-cell>
        </table:table-row>
        <table:table-row table:style-name="ro1">
          <table:table-cell office:value-type="string" calcext:value-type="string">
            <text:p>2017-05-13 10:3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0:39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10:42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10:45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0:48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9.3971631205674" calcext:value-type="float">
            <text:p>69.3971631206</text:p>
          </table:table-cell>
        </table:table-row>
        <table:table-row table:style-name="ro1">
          <table:table-cell office:value-type="string" calcext:value-type="string">
            <text:p>2017-05-13 10:54:03</text:p>
          </table:table-cell>
          <table:table-cell office:value-type="float" office:value="80" calcext:value-type="float">
            <text:p>80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69.822695035461" calcext:value-type="float">
            <text:p>69.8226950355</text:p>
          </table:table-cell>
        </table:table-row>
        <table:table-row table:style-name="ro1">
          <table:table-cell office:value-type="string" calcext:value-type="string">
            <text:p>2017-05-13 10:57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1:00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7517730496454" calcext:value-type="float">
            <text:p>69.7517730496</text:p>
          </table:table-cell>
        </table:table-row>
        <table:table-row table:style-name="ro1">
          <table:table-cell office:value-type="string" calcext:value-type="string">
            <text:p>2017-05-13 11:09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69.7872340425532" calcext:value-type="float">
            <text:p>69.7872340426</text:p>
          </table:table-cell>
        </table:table-row>
        <table:table-row table:style-name="ro1">
          <table:table-cell office:value-type="string" calcext:value-type="string">
            <text:p>2017-05-13 11:15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69.8581560283688" calcext:value-type="float">
            <text:p>69.8581560284</text:p>
          </table:table-cell>
        </table:table-row>
        <table:table-row table:style-name="ro1">
          <table:table-cell office:value-type="string" calcext:value-type="string">
            <text:p>2017-05-13 11:18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645390070922" calcext:value-type="float">
            <text:p>69.6453900709</text:p>
          </table:table-cell>
        </table:table-row>
        <table:table-row table:style-name="ro1">
          <table:table-cell office:value-type="string" calcext:value-type="string">
            <text:p>2017-05-13 11:21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9.3262411347518" calcext:value-type="float">
            <text:p>69.3262411348</text:p>
          </table:table-cell>
        </table:table-row>
        <table:table-row table:style-name="ro1">
          <table:table-cell office:value-type="string" calcext:value-type="string">
            <text:p>2017-05-13 11:24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1:27:03</text:p>
          </table:table-cell>
          <table:table-cell office:value-type="float" office:value="80" calcext:value-type="float">
            <text:p>80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1:30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69.7163120567376" calcext:value-type="float">
            <text:p>69.7163120567</text:p>
          </table:table-cell>
        </table:table-row>
        <table:table-row table:style-name="ro1">
          <table:table-cell office:value-type="string" calcext:value-type="string">
            <text:p>2017-05-13 11:36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69.5744680851064" calcext:value-type="float">
            <text:p>69.5744680851</text:p>
          </table:table-cell>
        </table:table-row>
        <table:table-row table:style-name="ro1">
          <table:table-cell office:value-type="string" calcext:value-type="string">
            <text:p>2017-05-13 11:39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69.4326241134752" calcext:value-type="float">
            <text:p>69.4326241135</text:p>
          </table:table-cell>
        </table:table-row>
        <table:table-row table:style-name="ro1">
          <table:table-cell office:value-type="string" calcext:value-type="string">
            <text:p>2017-05-13 11:48:03</text:p>
          </table:table-cell>
          <table:table-cell office:value-type="float" office:value="80" calcext:value-type="float">
            <text:p>80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69.5035460992908" calcext:value-type="float">
            <text:p>69.5035460993</text:p>
          </table:table-cell>
        </table:table-row>
        <table:table-row table:style-name="ro1">
          <table:table-cell office:value-type="string" calcext:value-type="string">
            <text:p>2017-05-13 11:54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3971631205674" calcext:value-type="float">
            <text:p>69.3971631206</text:p>
          </table:table-cell>
        </table:table-row>
        <table:table-row table:style-name="ro1">
          <table:table-cell office:value-type="string" calcext:value-type="string">
            <text:p>2017-05-13 11:57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69.5744680851064" calcext:value-type="float">
            <text:p>69.5744680851</text:p>
          </table:table-cell>
        </table:table-row>
        <table:table-row table:style-name="ro1">
          <table:table-cell office:value-type="string" calcext:value-type="string">
            <text:p>2017-05-13 12:00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3617021276596" calcext:value-type="float">
            <text:p>69.3617021277</text:p>
          </table:table-cell>
        </table:table-row>
        <table:table-row table:style-name="ro1">
          <table:table-cell office:value-type="string" calcext:value-type="string">
            <text:p>2017-05-13 12:03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69.6099290780142" calcext:value-type="float">
            <text:p>69.609929078</text:p>
          </table:table-cell>
        </table:table-row>
        <table:table-row table:style-name="ro1">
          <table:table-cell office:value-type="string" calcext:value-type="string">
            <text:p>2017-05-13 12:06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531914893617" calcext:value-type="float">
            <text:p>75.5319148936</text:p>
          </table:table-cell>
          <table:table-cell office:value-type="float" office:value="69.3617021276596" calcext:value-type="float">
            <text:p>69.3617021277</text:p>
          </table:table-cell>
        </table:table-row>
        <table:table-row table:style-name="ro1">
          <table:table-cell office:value-type="string" calcext:value-type="string">
            <text:p>2017-05-13 12:09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1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2:15:03</text:p>
          </table:table-cell>
          <table:table-cell office:value-type="float" office:value="80" calcext:value-type="float">
            <text:p>80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3262411347518" calcext:value-type="float">
            <text:p>69.3262411348</text:p>
          </table:table-cell>
        </table:table-row>
        <table:table-row table:style-name="ro1">
          <table:table-cell office:value-type="string" calcext:value-type="string">
            <text:p>2017-05-13 12:1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21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2:24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2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2:30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290780141844" calcext:value-type="float">
            <text:p>69.2907801418</text:p>
          </table:table-cell>
        </table:table-row>
        <table:table-row table:style-name="ro1">
          <table:table-cell office:value-type="string" calcext:value-type="string">
            <text:p>2017-05-13 12:33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2553191489362" calcext:value-type="float">
            <text:p>69.2553191489</text:p>
          </table:table-cell>
        </table:table-row>
        <table:table-row table:style-name="ro1">
          <table:table-cell office:value-type="string" calcext:value-type="string">
            <text:p>2017-05-13 12:36:03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69.4326241134752" calcext:value-type="float">
            <text:p>69.4326241135</text:p>
          </table:table-cell>
        </table:table-row>
        <table:table-row table:style-name="ro1">
          <table:table-cell office:value-type="string" calcext:value-type="string">
            <text:p>2017-05-13 12:39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9.113475177305" calcext:value-type="float">
            <text:p>69.1134751773</text:p>
          </table:table-cell>
        </table:table-row>
        <table:table-row table:style-name="ro1">
          <table:table-cell office:value-type="string" calcext:value-type="string">
            <text:p>2017-05-13 12:4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8297872340426" calcext:value-type="float">
            <text:p>68.829787234</text:p>
          </table:table-cell>
        </table:table-row>
        <table:table-row table:style-name="ro1">
          <table:table-cell office:value-type="string" calcext:value-type="string">
            <text:p>2017-05-13 12:45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8.936170212766" calcext:value-type="float">
            <text:p>68.9361702128</text:p>
          </table:table-cell>
        </table:table-row>
        <table:table-row table:style-name="ro1">
          <table:table-cell office:value-type="string" calcext:value-type="string">
            <text:p>2017-05-13 12:48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9716312056738" calcext:value-type="float">
            <text:p>68.9716312057</text:p>
          </table:table-cell>
        </table:table-row>
        <table:table-row table:style-name="ro1">
          <table:table-cell office:value-type="string" calcext:value-type="string">
            <text:p>2017-05-13 12:51:03</text:p>
          </table:table-cell>
          <table:table-cell office:value-type="float" office:value="80" calcext:value-type="float">
            <text:p>80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9.0780141843972" calcext:value-type="float">
            <text:p>69.0780141844</text:p>
          </table:table-cell>
        </table:table-row>
        <table:table-row table:style-name="ro1">
          <table:table-cell office:value-type="string" calcext:value-type="string">
            <text:p>2017-05-13 12:54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8.936170212766" calcext:value-type="float">
            <text:p>68.9361702128</text:p>
          </table:table-cell>
        </table:table-row>
        <table:table-row table:style-name="ro1">
          <table:table-cell office:value-type="string" calcext:value-type="string">
            <text:p>2017-05-13 12:57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758865248227" calcext:value-type="float">
            <text:p>68.7588652482</text:p>
          </table:table-cell>
        </table:table-row>
        <table:table-row table:style-name="ro1">
          <table:table-cell office:value-type="string" calcext:value-type="string">
            <text:p>2017-05-13 13:03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69.0425531914894" calcext:value-type="float">
            <text:p>69.0425531915</text:p>
          </table:table-cell>
        </table:table-row>
        <table:table-row table:style-name="ro1">
          <table:table-cell office:value-type="string" calcext:value-type="string">
            <text:p>2017-05-13 13:06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758865248227" calcext:value-type="float">
            <text:p>68.7588652482</text:p>
          </table:table-cell>
        </table:table-row>
        <table:table-row table:style-name="ro1">
          <table:table-cell office:value-type="string" calcext:value-type="string">
            <text:p>2017-05-13 13:12:03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69.1843971631206" calcext:value-type="float">
            <text:p>69.1843971631</text:p>
          </table:table-cell>
        </table:table-row>
        <table:table-row table:style-name="ro1">
          <table:table-cell office:value-type="string" calcext:value-type="string">
            <text:p>2017-05-13 13:15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18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21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8297872340426" calcext:value-type="float">
            <text:p>68.829787234</text:p>
          </table:table-cell>
        </table:table-row>
        <table:table-row table:style-name="ro1">
          <table:table-cell office:value-type="string" calcext:value-type="string">
            <text:p>2017-05-13 13:30:0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68.8652482269504" calcext:value-type="float">
            <text:p>68.865248227</text:p>
          </table:table-cell>
        </table:table-row>
        <table:table-row table:style-name="ro1">
          <table:table-cell office:value-type="string" calcext:value-type="string">
            <text:p>2017-05-13 13:33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822695035461" calcext:value-type="float">
            <text:p>74.8226950355</text:p>
          </table:table-cell>
          <table:table-cell office:value-type="float" office:value="68.3333333333333" calcext:value-type="float">
            <text:p>68.3333333333</text:p>
          </table:table-cell>
        </table:table-row>
        <table:table-row table:style-name="ro1">
          <table:table-cell office:value-type="string" calcext:value-type="string">
            <text:p>2017-05-13 13:36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5460992907801" calcext:value-type="float">
            <text:p>68.5460992908</text:p>
          </table:table-cell>
        </table:table-row>
        <table:table-row table:style-name="ro1">
          <table:table-cell office:value-type="string" calcext:value-type="string">
            <text:p>2017-05-13 13:39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8.7234042553192" calcext:value-type="float">
            <text:p>68.7234042553</text:p>
          </table:table-cell>
        </table:table-row>
        <table:table-row table:style-name="ro1">
          <table:table-cell office:value-type="string" calcext:value-type="string">
            <text:p>2017-05-13 13:42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6879432624114" calcext:value-type="float">
            <text:p>68.6879432624</text:p>
          </table:table-cell>
        </table:table-row>
        <table:table-row table:style-name="ro1">
          <table:table-cell office:value-type="string" calcext:value-type="string">
            <text:p>2017-05-13 13:45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5460992907801" calcext:value-type="float">
            <text:p>68.5460992908</text:p>
          </table:table-cell>
        </table:table-row>
        <table:table-row table:style-name="ro1">
          <table:table-cell office:value-type="string" calcext:value-type="string">
            <text:p>2017-05-13 13:48:03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3:51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3:57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8.4397163120567" calcext:value-type="float">
            <text:p>68.4397163121</text:p>
          </table:table-cell>
        </table:table-row>
        <table:table-row table:style-name="ro1">
          <table:table-cell office:value-type="string" calcext:value-type="string">
            <text:p>2017-05-13 14:00:03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68.3687943262411" calcext:value-type="float">
            <text:p>68.3687943262</text:p>
          </table:table-cell>
        </table:table-row>
        <table:table-row table:style-name="ro1">
          <table:table-cell office:value-type="string" calcext:value-type="string">
            <text:p>2017-05-13 14:03:03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68.5815602836879" calcext:value-type="float">
            <text:p>68.5815602837</text:p>
          </table:table-cell>
        </table:table-row>
        <table:table-row table:style-name="ro1">
          <table:table-cell office:value-type="string" calcext:value-type="string">
            <text:p>2017-05-13 14:09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12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8.1560283687943" calcext:value-type="float">
            <text:p>68.1560283688</text:p>
          </table:table-cell>
        </table:table-row>
        <table:table-row table:style-name="ro1">
          <table:table-cell office:value-type="string" calcext:value-type="string">
            <text:p>2017-05-13 14:15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5" calcext:value-type="float">
            <text:p>75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18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" calcext:value-type="float">
            <text:p>75</text:p>
          </table:table-cell>
          <table:table-cell office:value-type="float" office:value="68.2624113475177" calcext:value-type="float">
            <text:p>68.2624113475</text:p>
          </table:table-cell>
        </table:table-row>
        <table:table-row table:style-name="ro1">
          <table:table-cell office:value-type="string" calcext:value-type="string">
            <text:p>2017-05-13 14:21:03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24:03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68.2269503546099" calcext:value-type="float">
            <text:p>68.2269503546</text:p>
          </table:table-cell>
        </table:table-row>
        <table:table-row table:style-name="ro1">
          <table:table-cell office:value-type="string" calcext:value-type="string">
            <text:p>2017-05-13 14:36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39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68.2978723404255" calcext:value-type="float">
            <text:p>68.2978723404</text:p>
          </table:table-cell>
        </table:table-row>
        <table:table-row table:style-name="ro1">
          <table:table-cell office:value-type="string" calcext:value-type="string">
            <text:p>2017-05-13 14:42:03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67.8723404255319" calcext:value-type="float">
            <text:p>67.8723404255</text:p>
          </table:table-cell>
        </table:table-row>
        <table:table-row table:style-name="ro1">
          <table:table-cell office:value-type="string" calcext:value-type="string">
            <text:p>2017-05-13 14:45:03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5" calcext:value-type="float">
            <text:p>75</text:p>
          </table:table-cell>
          <table:table-cell office:value-type="float" office:value="67.9787234042553" calcext:value-type="float">
            <text:p>67.9787234043</text:p>
          </table:table-cell>
        </table:table-row>
        <table:table-row table:style-name="ro1">
          <table:table-cell office:value-type="string" calcext:value-type="string">
            <text:p>2017-05-13 14:51:03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5" calcext:value-type="float">
            <text:p>75</text:p>
          </table:table-cell>
          <table:table-cell office:value-type="float" office:value="68.1205673758865" calcext:value-type="float">
            <text:p>68.1205673759</text:p>
          </table:table-cell>
        </table:table-row>
        <table:table-row table:style-name="ro1">
          <table:table-cell office:value-type="string" calcext:value-type="string">
            <text:p>2017-05-13 14:54:03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1914893617021" calcext:value-type="float">
            <text:p>68.1914893617</text:p>
          </table:table-cell>
        </table:table-row>
        <table:table-row table:style-name="ro1">
          <table:table-cell office:value-type="string" calcext:value-type="string">
            <text:p>2017-05-13 15:00:03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7.8368794326241" calcext:value-type="float">
            <text:p>67.8368794326</text:p>
          </table:table-cell>
        </table:table-row>
        <table:table-row table:style-name="ro1">
          <table:table-cell office:value-type="string" calcext:value-type="string">
            <text:p>2017-05-13 15:03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68.0141843971631" calcext:value-type="float">
            <text:p>68.0141843972</text:p>
          </table:table-cell>
        </table:table-row>
        <table:table-row table:style-name="ro1">
          <table:table-cell office:value-type="string" calcext:value-type="string">
            <text:p>2017-05-13 15:15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7.7659574468085" calcext:value-type="float">
            <text:p>67.7659574468</text:p>
          </table:table-cell>
        </table:table-row>
        <table:table-row table:style-name="ro1">
          <table:table-cell office:value-type="string" calcext:value-type="string">
            <text:p>2017-05-13 15:18:03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5.0354609929078" calcext:value-type="float">
            <text:p>75.0354609929</text:p>
          </table:table-cell>
          <table:table-cell office:value-type="float" office:value="67.6950354609929" calcext:value-type="float">
            <text:p>67.695035461</text:p>
          </table:table-cell>
        </table:table-row>
        <table:table-row table:style-name="ro1">
          <table:table-cell office:value-type="string" calcext:value-type="string">
            <text:p>2017-05-13 15:33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7.6241134751773" calcext:value-type="float">
            <text:p>67.6241134752</text:p>
          </table:table-cell>
        </table:table-row>
        <table:table-row table:style-name="ro1">
          <table:table-cell office:value-type="string" calcext:value-type="string">
            <text:p>2017-05-13 15:36:03</text:p>
          </table:table-cell>
          <table:table-cell office:value-type="float" office:value="80" calcext:value-type="float">
            <text:p>80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67.7659574468085" calcext:value-type="float">
            <text:p>67.7659574468</text:p>
          </table:table-cell>
        </table:table-row>
        <table:table-row table:style-name="ro1">
          <table:table-cell office:value-type="string" calcext:value-type="string">
            <text:p>2017-05-13 15:39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67.4113475177305" calcext:value-type="float">
            <text:p>67.4113475177</text:p>
          </table:table-cell>
        </table:table-row>
        <table:table-row table:style-name="ro1">
          <table:table-cell office:value-type="string" calcext:value-type="string">
            <text:p>2017-05-13 15:48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67.6241134751773" calcext:value-type="float">
            <text:p>67.6241134752</text:p>
          </table:table-cell>
        </table:table-row>
        <table:table-row table:style-name="ro1">
          <table:table-cell office:value-type="string" calcext:value-type="string">
            <text:p>2017-05-13 16:06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7.2340425531915" calcext:value-type="float">
            <text:p>67.2340425532</text:p>
          </table:table-cell>
        </table:table-row>
        <table:table-row table:style-name="ro1">
          <table:table-cell office:value-type="string" calcext:value-type="string">
            <text:p>2017-05-13 16:18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67.2695035460993" calcext:value-type="float">
            <text:p>67.2695035461</text:p>
          </table:table-cell>
        </table:table-row>
        <table:table-row table:style-name="ro1">
          <table:table-cell office:value-type="string" calcext:value-type="string">
            <text:p>2017-05-13 16:24:0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9148936170213" calcext:value-type="float">
            <text:p>66.914893617</text:p>
          </table:table-cell>
        </table:table-row>
        <table:table-row table:style-name="ro1">
          <table:table-cell office:value-type="string" calcext:value-type="string">
            <text:p>2017-05-13 16:30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7.1631205673759" calcext:value-type="float">
            <text:p>67.1631205674</text:p>
          </table:table-cell>
        </table:table-row>
        <table:table-row table:style-name="ro1">
          <table:table-cell office:value-type="string" calcext:value-type="string">
            <text:p>2017-05-13 16:54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3 17:00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67.0567375886525" calcext:value-type="float">
            <text:p>67.0567375887</text:p>
          </table:table-cell>
        </table:table-row>
        <table:table-row table:style-name="ro1">
          <table:table-cell office:value-type="string" calcext:value-type="string">
            <text:p>2017-05-13 17:33:03</text:p>
          </table:table-cell>
          <table:table-cell office:value-type="float" office:value="80" calcext:value-type="float">
            <text:p>80</text:p>
          </table:table-cell>
          <table:table-cell office:value-type="float" office:value="75.2836879432624" calcext:value-type="float">
            <text:p>75.2836879433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3 18:06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3 18:12:03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3 18:18:03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3 18:21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3 18:27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5" calcext:value-type="float">
            <text:p>75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18:36:03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18:39:0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18:4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7517730496454" calcext:value-type="float">
            <text:p>74.7517730496</text:p>
          </table:table-cell>
          <table:table-cell office:value-type="float" office:value="66.2056737588653" calcext:value-type="float">
            <text:p>66.2056737589</text:p>
          </table:table-cell>
        </table:table-row>
        <table:table-row table:style-name="ro1">
          <table:table-cell office:value-type="string" calcext:value-type="string">
            <text:p>2017-05-13 18:54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3 19:15:0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19:42:03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7163120567376" calcext:value-type="float">
            <text:p>74.7163120567</text:p>
          </table:table-cell>
          <table:table-cell office:value-type="float" office:value="66.9148936170213" calcext:value-type="float">
            <text:p>66.914893617</text:p>
          </table:table-cell>
        </table:table-row>
        <table:table-row table:style-name="ro1">
          <table:table-cell office:value-type="string" calcext:value-type="string">
            <text:p>2017-05-13 19:45:0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19:48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3971631205674" calcext:value-type="float">
            <text:p>74.3971631206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0:06:03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0:09:03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0:12:03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0:18:0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645390070922" calcext:value-type="float">
            <text:p>74.6453900709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0:24:03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0:39:03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3 21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1:54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6.8439716312057" calcext:value-type="float">
            <text:p>66.8439716312</text:p>
          </table:table-cell>
        </table:table-row>
        <table:table-row table:style-name="ro1">
          <table:table-cell office:value-type="string" calcext:value-type="string">
            <text:p>2017-05-13 21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2:00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2:0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2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7375886524823" calcext:value-type="float">
            <text:p>66.7375886525</text:p>
          </table:table-cell>
        </table:table-row>
        <table:table-row table:style-name="ro1">
          <table:table-cell office:value-type="string" calcext:value-type="string">
            <text:p>2017-05-13 22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1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2:18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744680851064" calcext:value-type="float">
            <text:p>74.5744680851</text:p>
          </table:table-cell>
          <table:table-cell office:value-type="float" office:value="66.7730496453901" calcext:value-type="float">
            <text:p>66.7730496454</text:p>
          </table:table-cell>
        </table:table-row>
        <table:table-row table:style-name="ro1">
          <table:table-cell office:value-type="string" calcext:value-type="string">
            <text:p>2017-05-13 22:21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2:2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30:04</text:p>
          </table:table-cell>
          <table:table-cell office:value-type="float" office:value="80" calcext:value-type="float">
            <text:p>80</text:p>
          </table:table-cell>
          <table:table-cell office:value-type="float" office:value="74.5390070921986" calcext:value-type="float">
            <text:p>74.5390070922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3 22:33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2:36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2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2:42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3 22:4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2:48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2:51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3 22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2:57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6666666666667" calcext:value-type="float">
            <text:p>66.6666666667</text:p>
          </table:table-cell>
        </table:table-row>
        <table:table-row table:style-name="ro1">
          <table:table-cell office:value-type="string" calcext:value-type="string">
            <text:p>2017-05-13 23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03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06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6.7021276595745" calcext:value-type="float">
            <text:p>66.7021276596</text:p>
          </table:table-cell>
        </table:table-row>
        <table:table-row table:style-name="ro1">
          <table:table-cell office:value-type="string" calcext:value-type="string">
            <text:p>2017-05-13 23:0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1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5602836879433" calcext:value-type="float">
            <text:p>66.5602836879</text:p>
          </table:table-cell>
        </table:table-row>
        <table:table-row table:style-name="ro1">
          <table:table-cell office:value-type="string" calcext:value-type="string">
            <text:p>2017-05-13 23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3 23:21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24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3:27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30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3 23:33:04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6.6312056737589" calcext:value-type="float">
            <text:p>66.6312056738</text:p>
          </table:table-cell>
        </table:table-row>
        <table:table-row table:style-name="ro1">
          <table:table-cell office:value-type="string" calcext:value-type="string">
            <text:p>2017-05-13 23:36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3 23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2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5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3 23:4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3 23:51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3 23:54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3 23:5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0:00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4 00:06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0:09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6.8085106382979" calcext:value-type="float">
            <text:p>66.8085106383</text:p>
          </table:table-cell>
        </table:table-row>
        <table:table-row table:style-name="ro1">
          <table:table-cell office:value-type="string" calcext:value-type="string">
            <text:p>2017-05-14 00:1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15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6.5957446808511" calcext:value-type="float">
            <text:p>66.5957446809</text:p>
          </table:table-cell>
        </table:table-row>
        <table:table-row table:style-name="ro1">
          <table:table-cell office:value-type="string" calcext:value-type="string">
            <text:p>2017-05-14 00:1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0:21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2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2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0:30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33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3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0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0:4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0:4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0:51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0:54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00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1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1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0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12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1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1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1:2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1:24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992907801418" calcext:value-type="float">
            <text:p>66.0992907801</text:p>
          </table:table-cell>
        </table:table-row>
        <table:table-row table:style-name="ro1">
          <table:table-cell office:value-type="string" calcext:value-type="string">
            <text:p>2017-05-14 01:2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1:30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1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1:36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992907801418" calcext:value-type="float">
            <text:p>66.0992907801</text:p>
          </table:table-cell>
        </table:table-row>
        <table:table-row table:style-name="ro1">
          <table:table-cell office:value-type="string" calcext:value-type="string">
            <text:p>2017-05-14 01:39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1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4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1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1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1:54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1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2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2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06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184397163121" calcext:value-type="float">
            <text:p>66.4184397163</text:p>
          </table:table-cell>
        </table:table-row>
        <table:table-row table:style-name="ro1">
          <table:table-cell office:value-type="string" calcext:value-type="string">
            <text:p>2017-05-14 02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2:12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2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2:1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2411347517731" calcext:value-type="float">
            <text:p>66.2411347518</text:p>
          </table:table-cell>
        </table:table-row>
        <table:table-row table:style-name="ro1">
          <table:table-cell office:value-type="string" calcext:value-type="string">
            <text:p>2017-05-14 02:21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2:24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4 02:2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3120567375887" calcext:value-type="float">
            <text:p>66.3120567376</text:p>
          </table:table-cell>
        </table:table-row>
        <table:table-row table:style-name="ro1">
          <table:table-cell office:value-type="string" calcext:value-type="string">
            <text:p>2017-05-14 02:30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3829787234043" calcext:value-type="float">
            <text:p>66.3829787234</text:p>
          </table:table-cell>
        </table:table-row>
        <table:table-row table:style-name="ro1">
          <table:table-cell office:value-type="string" calcext:value-type="string">
            <text:p>2017-05-14 02:33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6.4539007092199" calcext:value-type="float">
            <text:p>66.4539007092</text:p>
          </table:table-cell>
        </table:table-row>
        <table:table-row table:style-name="ro1">
          <table:table-cell office:value-type="string" calcext:value-type="string">
            <text:p>2017-05-14 02:36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5248226950355" calcext:value-type="float">
            <text:p>66.524822695</text:p>
          </table:table-cell>
        </table:table-row>
        <table:table-row table:style-name="ro1">
          <table:table-cell office:value-type="string" calcext:value-type="string">
            <text:p>2017-05-14 02:3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42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45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6.4893617021277" calcext:value-type="float">
            <text:p>66.4893617021</text:p>
          </table:table-cell>
        </table:table-row>
        <table:table-row table:style-name="ro1">
          <table:table-cell office:value-type="string" calcext:value-type="string">
            <text:p>2017-05-14 02:48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51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2:5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6.3475177304965" calcext:value-type="float">
            <text:p>66.3475177305</text:p>
          </table:table-cell>
        </table:table-row>
        <table:table-row table:style-name="ro1">
          <table:table-cell office:value-type="string" calcext:value-type="string">
            <text:p>2017-05-14 02:5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1347517730497" calcext:value-type="float">
            <text:p>66.134751773</text:p>
          </table:table-cell>
        </table:table-row>
        <table:table-row table:style-name="ro1">
          <table:table-cell office:value-type="string" calcext:value-type="string">
            <text:p>2017-05-14 03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3:0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3:0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3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3:12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3:1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21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3:24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3:2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3:30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3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3:36:04</text:p>
          </table:table-cell>
          <table:table-cell office:value-type="float" office:value="80" calcext:value-type="float">
            <text:p>80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6.2765957446809" calcext:value-type="float">
            <text:p>66.2765957447</text:p>
          </table:table-cell>
        </table:table-row>
        <table:table-row table:style-name="ro1">
          <table:table-cell office:value-type="string" calcext:value-type="string">
            <text:p>2017-05-14 03:39:04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3:42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574468085106" calcext:value-type="float">
            <text:p>65.9574468085</text:p>
          </table:table-cell>
        </table:table-row>
        <table:table-row table:style-name="ro1">
          <table:table-cell office:value-type="string" calcext:value-type="string">
            <text:p>2017-05-14 03:4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4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3:5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3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00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03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0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09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12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4:15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4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4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4:2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30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4:3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4:3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86524822695" calcext:value-type="float">
            <text:p>65.8865248227</text:p>
          </table:table-cell>
        </table:table-row>
        <table:table-row table:style-name="ro1">
          <table:table-cell office:value-type="string" calcext:value-type="string">
            <text:p>2017-05-14 04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4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4:4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4:5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4:54:04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4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5:00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6.063829787234" calcext:value-type="float">
            <text:p>66.0638297872</text:p>
          </table:table-cell>
        </table:table-row>
        <table:table-row table:style-name="ro1">
          <table:table-cell office:value-type="string" calcext:value-type="string">
            <text:p>2017-05-14 05:03:04</text:p>
          </table:table-cell>
          <table:table-cell office:value-type="float" office:value="80" calcext:value-type="float">
            <text:p>80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06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9929078014184" calcext:value-type="float">
            <text:p>65.9929078014</text:p>
          </table:table-cell>
        </table:table-row>
        <table:table-row table:style-name="ro1">
          <table:table-cell office:value-type="string" calcext:value-type="string">
            <text:p>2017-05-14 05:09:04</text:p>
          </table:table-cell>
          <table:table-cell office:value-type="float" office:value="80.1418439716312" calcext:value-type="float">
            <text:p>80.1418439716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6.1702127659575" calcext:value-type="float">
            <text:p>66.170212766</text:p>
          </table:table-cell>
        </table:table-row>
        <table:table-row table:style-name="ro1">
          <table:table-cell office:value-type="string" calcext:value-type="string">
            <text:p>2017-05-14 05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1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18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5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5:2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9219858156028" calcext:value-type="float">
            <text:p>65.9219858156</text:p>
          </table:table-cell>
        </table:table-row>
        <table:table-row table:style-name="ro1">
          <table:table-cell office:value-type="string" calcext:value-type="string">
            <text:p>2017-05-14 05:2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5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5:33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5:3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2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5:48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5:51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5:54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5:57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8510638297872" calcext:value-type="float">
            <text:p>65.8510638298</text:p>
          </table:table-cell>
        </table:table-row>
        <table:table-row table:style-name="ro1">
          <table:table-cell office:value-type="string" calcext:value-type="string">
            <text:p>2017-05-14 06:00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3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0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6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6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6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6:24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6:2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446808510638" calcext:value-type="float">
            <text:p>65.7446808511</text:p>
          </table:table-cell>
        </table:table-row>
        <table:table-row table:style-name="ro1">
          <table:table-cell office:value-type="string" calcext:value-type="string">
            <text:p>2017-05-14 06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3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6:39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6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6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8156028368794" calcext:value-type="float">
            <text:p>65.8156028369</text:p>
          </table:table-cell>
        </table:table-row>
        <table:table-row table:style-name="ro1">
          <table:table-cell office:value-type="string" calcext:value-type="string">
            <text:p>2017-05-14 06:48:04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6.0283687943262" calcext:value-type="float">
            <text:p>66.0283687943</text:p>
          </table:table-cell>
        </table:table-row>
        <table:table-row table:style-name="ro1">
          <table:table-cell office:value-type="string" calcext:value-type="string">
            <text:p>2017-05-14 06:5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6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6:57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709219858156" calcext:value-type="float">
            <text:p>65.7092198582</text:p>
          </table:table-cell>
        </table:table-row>
        <table:table-row table:style-name="ro1">
          <table:table-cell office:value-type="string" calcext:value-type="string">
            <text:p>2017-05-14 07:00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7801418439716" calcext:value-type="float">
            <text:p>65.780141844</text:p>
          </table:table-cell>
        </table:table-row>
        <table:table-row table:style-name="ro1">
          <table:table-cell office:value-type="string" calcext:value-type="string">
            <text:p>2017-05-14 07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4964539007092" calcext:value-type="float">
            <text:p>65.4964539007</text:p>
          </table:table-cell>
        </table:table-row>
        <table:table-row table:style-name="ro1">
          <table:table-cell office:value-type="string" calcext:value-type="string">
            <text:p>2017-05-14 07:06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5.6382978723404" calcext:value-type="float">
            <text:p>65.6382978723</text:p>
          </table:table-cell>
        </table:table-row>
        <table:table-row table:style-name="ro1">
          <table:table-cell office:value-type="string" calcext:value-type="string">
            <text:p>2017-05-14 07:09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1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7:15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7:18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7:2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4255319148936" calcext:value-type="float">
            <text:p>65.4255319149</text:p>
          </table:table-cell>
        </table:table-row>
        <table:table-row table:style-name="ro1">
          <table:table-cell office:value-type="string" calcext:value-type="string">
            <text:p>2017-05-14 07:2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6737588652482" calcext:value-type="float">
            <text:p>65.6737588652</text:p>
          </table:table-cell>
        </table:table-row>
        <table:table-row table:style-name="ro1">
          <table:table-cell office:value-type="string" calcext:value-type="string">
            <text:p>2017-05-14 07:27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7:33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6028368794326" calcext:value-type="float">
            <text:p>65.6028368794</text:p>
          </table:table-cell>
        </table:table-row>
        <table:table-row table:style-name="ro1">
          <table:table-cell office:value-type="string" calcext:value-type="string">
            <text:p>2017-05-14 07:36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5.4609929078014" calcext:value-type="float">
            <text:p>65.4609929078</text:p>
          </table:table-cell>
        </table:table-row>
        <table:table-row table:style-name="ro1">
          <table:table-cell office:value-type="string" calcext:value-type="string">
            <text:p>2017-05-14 07:39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7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7:45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7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7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4.9290780141844" calcext:value-type="float">
            <text:p>64.9290780142</text:p>
          </table:table-cell>
        </table:table-row>
        <table:table-row table:style-name="ro1">
          <table:table-cell office:value-type="string" calcext:value-type="string">
            <text:p>2017-05-14 07:54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7:5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8:0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5.0354609929078" calcext:value-type="float">
            <text:p>65.0354609929</text:p>
          </table:table-cell>
        </table:table-row>
        <table:table-row table:style-name="ro1">
          <table:table-cell office:value-type="string" calcext:value-type="string">
            <text:p>2017-05-14 08:0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4 08:06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4255319148936" calcext:value-type="float">
            <text:p>65.4255319149</text:p>
          </table:table-cell>
        </table:table-row>
        <table:table-row table:style-name="ro1">
          <table:table-cell office:value-type="string" calcext:value-type="string">
            <text:p>2017-05-14 08:0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5.3900709219858" calcext:value-type="float">
            <text:p>65.390070922</text:p>
          </table:table-cell>
        </table:table-row>
        <table:table-row table:style-name="ro1">
          <table:table-cell office:value-type="string" calcext:value-type="string">
            <text:p>2017-05-14 08:12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5.5673758865248" calcext:value-type="float">
            <text:p>65.5673758865</text:p>
          </table:table-cell>
        </table:table-row>
        <table:table-row table:style-name="ro1">
          <table:table-cell office:value-type="string" calcext:value-type="string">
            <text:p>2017-05-14 08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354609929078" calcext:value-type="float">
            <text:p>65.3546099291</text:p>
          </table:table-cell>
        </table:table-row>
        <table:table-row table:style-name="ro1">
          <table:table-cell office:value-type="string" calcext:value-type="string">
            <text:p>2017-05-14 08:18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21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8:2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5.3191489361702" calcext:value-type="float">
            <text:p>65.3191489362</text:p>
          </table:table-cell>
        </table:table-row>
        <table:table-row table:style-name="ro1">
          <table:table-cell office:value-type="string" calcext:value-type="string">
            <text:p>2017-05-14 08:27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5.531914893617" calcext:value-type="float">
            <text:p>65.5319148936</text:p>
          </table:table-cell>
        </table:table-row>
        <table:table-row table:style-name="ro1">
          <table:table-cell office:value-type="string" calcext:value-type="string">
            <text:p>2017-05-14 08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2127659574468" calcext:value-type="float">
            <text:p>65.2127659574</text:p>
          </table:table-cell>
        </table:table-row>
        <table:table-row table:style-name="ro1">
          <table:table-cell office:value-type="string" calcext:value-type="string">
            <text:p>2017-05-14 08:33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3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2482269503546" calcext:value-type="float">
            <text:p>65.2482269504</text:p>
          </table:table-cell>
        </table:table-row>
        <table:table-row table:style-name="ro1">
          <table:table-cell office:value-type="string" calcext:value-type="string">
            <text:p>2017-05-14 08:45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4.9645390070922" calcext:value-type="float">
            <text:p>64.9645390071</text:p>
          </table:table-cell>
        </table:table-row>
        <table:table-row table:style-name="ro1">
          <table:table-cell office:value-type="string" calcext:value-type="string">
            <text:p>2017-05-14 08:48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5.3900709219858" calcext:value-type="float">
            <text:p>65.390070922</text:p>
          </table:table-cell>
        </table:table-row>
        <table:table-row table:style-name="ro1">
          <table:table-cell office:value-type="string" calcext:value-type="string">
            <text:p>2017-05-14 08:5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08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9290780141844" calcext:value-type="float">
            <text:p>64.9290780142</text:p>
          </table:table-cell>
        </table:table-row>
        <table:table-row table:style-name="ro1">
          <table:table-cell office:value-type="string" calcext:value-type="string">
            <text:p>2017-05-14 08:57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9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09:03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5-14 09:06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5.0709219858156" calcext:value-type="float">
            <text:p>65.0709219858</text:p>
          </table:table-cell>
        </table:table-row>
        <table:table-row table:style-name="ro1">
          <table:table-cell office:value-type="string" calcext:value-type="string">
            <text:p>2017-05-14 09:09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12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9:15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4.5390070921986" calcext:value-type="float">
            <text:p>64.5390070922</text:p>
          </table:table-cell>
        </table:table-row>
        <table:table-row table:style-name="ro1">
          <table:table-cell office:value-type="string" calcext:value-type="string">
            <text:p>2017-05-14 09:18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5.0354609929078" calcext:value-type="float">
            <text:p>65.0354609929</text:p>
          </table:table-cell>
        </table:table-row>
        <table:table-row table:style-name="ro1">
          <table:table-cell office:value-type="string" calcext:value-type="string">
            <text:p>2017-05-14 09:21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05-14 09:24:04</text:p>
          </table:table-cell>
          <table:table-cell office:value-type="float" office:value="80" calcext:value-type="float">
            <text:p>80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5.1063829787234" calcext:value-type="float">
            <text:p>65.1063829787</text:p>
          </table:table-cell>
        </table:table-row>
        <table:table-row table:style-name="ro1">
          <table:table-cell office:value-type="string" calcext:value-type="string">
            <text:p>2017-05-14 09:2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4.7872340425532" calcext:value-type="float">
            <text:p>64.7872340426</text:p>
          </table:table-cell>
        </table:table-row>
        <table:table-row table:style-name="ro1">
          <table:table-cell office:value-type="string" calcext:value-type="string">
            <text:p>2017-05-14 09:30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33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5.0709219858156" calcext:value-type="float">
            <text:p>65.0709219858</text:p>
          </table:table-cell>
        </table:table-row>
        <table:table-row table:style-name="ro1">
          <table:table-cell office:value-type="string" calcext:value-type="string">
            <text:p>2017-05-14 09:36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9645390070922" calcext:value-type="float">
            <text:p>64.9645390071</text:p>
          </table:table-cell>
        </table:table-row>
        <table:table-row table:style-name="ro1">
          <table:table-cell office:value-type="string" calcext:value-type="string">
            <text:p>2017-05-14 09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09:42:0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8581560283688" calcext:value-type="float">
            <text:p>64.8581560284</text:p>
          </table:table-cell>
        </table:table-row>
        <table:table-row table:style-name="ro1">
          <table:table-cell office:value-type="string" calcext:value-type="string">
            <text:p>2017-05-14 09:45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09:48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4.5035460992908" calcext:value-type="float">
            <text:p>64.5035460993</text:p>
          </table:table-cell>
        </table:table-row>
        <table:table-row table:style-name="ro1">
          <table:table-cell office:value-type="string" calcext:value-type="string">
            <text:p>2017-05-14 09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09:5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09:5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4.6099290780142" calcext:value-type="float">
            <text:p>64.609929078</text:p>
          </table:table-cell>
        </table:table-row>
        <table:table-row table:style-name="ro1">
          <table:table-cell office:value-type="string" calcext:value-type="string">
            <text:p>2017-05-14 10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4.6808510638298" calcext:value-type="float">
            <text:p>64.6808510638</text:p>
          </table:table-cell>
        </table:table-row>
        <table:table-row table:style-name="ro1">
          <table:table-cell office:value-type="string" calcext:value-type="string">
            <text:p>2017-05-14 10:0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822695035461" calcext:value-type="float">
            <text:p>64.8226950355</text:p>
          </table:table-cell>
        </table:table-row>
        <table:table-row table:style-name="ro1">
          <table:table-cell office:value-type="string" calcext:value-type="string">
            <text:p>2017-05-14 10:0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0:0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10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4.3262411347518" calcext:value-type="float">
            <text:p>64.3262411348</text:p>
          </table:table-cell>
        </table:table-row>
        <table:table-row table:style-name="ro1">
          <table:table-cell office:value-type="string" calcext:value-type="string">
            <text:p>2017-05-14 10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4.8936170212766" calcext:value-type="float">
            <text:p>64.8936170213</text:p>
          </table:table-cell>
        </table:table-row>
        <table:table-row table:style-name="ro1">
          <table:table-cell office:value-type="string" calcext:value-type="string">
            <text:p>2017-05-14 10:1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21:04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6099290780142" calcext:value-type="float">
            <text:p>64.609929078</text:p>
          </table:table-cell>
        </table:table-row>
        <table:table-row table:style-name="ro1">
          <table:table-cell office:value-type="string" calcext:value-type="string">
            <text:p>2017-05-14 10:24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3.936170212766" calcext:value-type="float">
            <text:p>63.9361702128</text:p>
          </table:table-cell>
        </table:table-row>
        <table:table-row table:style-name="ro1">
          <table:table-cell office:value-type="string" calcext:value-type="string">
            <text:p>2017-05-14 10:2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0:3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5744680851064" calcext:value-type="float">
            <text:p>64.5744680851</text:p>
          </table:table-cell>
        </table:table-row>
        <table:table-row table:style-name="ro1">
          <table:table-cell office:value-type="string" calcext:value-type="string">
            <text:p>2017-05-14 10:3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3262411347518" calcext:value-type="float">
            <text:p>64.3262411348</text:p>
          </table:table-cell>
        </table:table-row>
        <table:table-row table:style-name="ro1">
          <table:table-cell office:value-type="string" calcext:value-type="string">
            <text:p>2017-05-14 10:39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645390070922" calcext:value-type="float">
            <text:p>64.6453900709</text:p>
          </table:table-cell>
        </table:table-row>
        <table:table-row table:style-name="ro1">
          <table:table-cell office:value-type="string" calcext:value-type="string">
            <text:p>2017-05-14 10:42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4.5035460992908" calcext:value-type="float">
            <text:p>64.5035460993</text:p>
          </table:table-cell>
        </table:table-row>
        <table:table-row table:style-name="ro1">
          <table:table-cell office:value-type="string" calcext:value-type="string">
            <text:p>2017-05-14 10:45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0:48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0:51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3971631205674" calcext:value-type="float">
            <text:p>64.3971631206</text:p>
          </table:table-cell>
        </table:table-row>
        <table:table-row table:style-name="ro1">
          <table:table-cell office:value-type="string" calcext:value-type="string">
            <text:p>2017-05-14 10:54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6099290780142" calcext:value-type="float">
            <text:p>74.609929078</text:p>
          </table:table-cell>
          <table:table-cell office:value-type="float" office:value="64.7163120567376" calcext:value-type="float">
            <text:p>64.7163120567</text:p>
          </table:table-cell>
        </table:table-row>
        <table:table-row table:style-name="ro1">
          <table:table-cell office:value-type="string" calcext:value-type="string">
            <text:p>2017-05-14 1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290780141844" calcext:value-type="float">
            <text:p>64.2907801418</text:p>
          </table:table-cell>
        </table:table-row>
        <table:table-row table:style-name="ro1">
          <table:table-cell office:value-type="string" calcext:value-type="string">
            <text:p>2017-05-14 11:00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3617021276596" calcext:value-type="float">
            <text:p>64.3617021277</text:p>
          </table:table-cell>
        </table:table-row>
        <table:table-row table:style-name="ro1">
          <table:table-cell office:value-type="string" calcext:value-type="string">
            <text:p>2017-05-14 11:0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06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1:09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4.5390070921986" calcext:value-type="float">
            <text:p>64.5390070922</text:p>
          </table:table-cell>
        </table:table-row>
        <table:table-row table:style-name="ro1">
          <table:table-cell office:value-type="string" calcext:value-type="string">
            <text:p>2017-05-14 11:1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15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3971631205674" calcext:value-type="float">
            <text:p>74.3971631206</text:p>
          </table:table-cell>
          <table:table-cell office:value-type="float" office:value="64.4326241134752" calcext:value-type="float">
            <text:p>64.4326241135</text:p>
          </table:table-cell>
        </table:table-row>
        <table:table-row table:style-name="ro1">
          <table:table-cell office:value-type="string" calcext:value-type="string">
            <text:p>2017-05-14 11:1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1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1:24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9007092198582" calcext:value-type="float">
            <text:p>63.9007092199</text:p>
          </table:table-cell>
        </table:table-row>
        <table:table-row table:style-name="ro1">
          <table:table-cell office:value-type="string" calcext:value-type="string">
            <text:p>2017-05-14 11:27:04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4.5035460992908" calcext:value-type="float">
            <text:p>74.5035460993</text:p>
          </table:table-cell>
          <table:table-cell office:value-type="float" office:value="64.3617021276596" calcext:value-type="float">
            <text:p>64.3617021277</text:p>
          </table:table-cell>
        </table:table-row>
        <table:table-row table:style-name="ro1">
          <table:table-cell office:value-type="string" calcext:value-type="string">
            <text:p>2017-05-14 11:30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33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36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39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1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1:45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2553191489362" calcext:value-type="float">
            <text:p>64.2553191489</text:p>
          </table:table-cell>
        </table:table-row>
        <table:table-row table:style-name="ro1">
          <table:table-cell office:value-type="string" calcext:value-type="string">
            <text:p>2017-05-14 11:48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1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1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8652482269504" calcext:value-type="float">
            <text:p>63.865248227</text:p>
          </table:table-cell>
        </table:table-row>
        <table:table-row table:style-name="ro1">
          <table:table-cell office:value-type="string" calcext:value-type="string">
            <text:p>2017-05-14 11:5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00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2198581560284" calcext:value-type="float">
            <text:p>64.219858156</text:p>
          </table:table-cell>
        </table:table-row>
        <table:table-row table:style-name="ro1">
          <table:table-cell office:value-type="string" calcext:value-type="string">
            <text:p>2017-05-14 12:0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2:0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070921985816" calcext:value-type="float">
            <text:p>64.0070921986</text:p>
          </table:table-cell>
        </table:table-row>
        <table:table-row table:style-name="ro1">
          <table:table-cell office:value-type="string" calcext:value-type="string">
            <text:p>2017-05-14 12:0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2:12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15:0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489361702128" calcext:value-type="float">
            <text:p>64.1489361702</text:p>
          </table:table-cell>
        </table:table-row>
        <table:table-row table:style-name="ro1">
          <table:table-cell office:value-type="string" calcext:value-type="string">
            <text:p>2017-05-14 12:18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4.0070921985816" calcext:value-type="float">
            <text:p>64.0070921986</text:p>
          </table:table-cell>
        </table:table-row>
        <table:table-row table:style-name="ro1">
          <table:table-cell office:value-type="string" calcext:value-type="string">
            <text:p>2017-05-14 12:21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24:04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0780141843972" calcext:value-type="float">
            <text:p>64.0780141844</text:p>
          </table:table-cell>
        </table:table-row>
        <table:table-row table:style-name="ro1">
          <table:table-cell office:value-type="string" calcext:value-type="string">
            <text:p>2017-05-14 12:27:0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4.3617021276596" calcext:value-type="float">
            <text:p>74.3617021277</text:p>
          </table:table-cell>
          <table:table-cell office:value-type="float" office:value="64.1843971631206" calcext:value-type="float">
            <text:p>64.1843971631</text:p>
          </table:table-cell>
        </table:table-row>
        <table:table-row table:style-name="ro1">
          <table:table-cell office:value-type="string" calcext:value-type="string">
            <text:p>2017-05-14 12:30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7943262411348" calcext:value-type="float">
            <text:p>63.7943262411</text:p>
          </table:table-cell>
        </table:table-row>
        <table:table-row table:style-name="ro1">
          <table:table-cell office:value-type="string" calcext:value-type="string">
            <text:p>2017-05-14 12:33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2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758865248227" calcext:value-type="float">
            <text:p>63.7588652482</text:p>
          </table:table-cell>
        </table:table-row>
        <table:table-row table:style-name="ro1">
          <table:table-cell office:value-type="string" calcext:value-type="string">
            <text:p>2017-05-14 12:39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42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936170212766" calcext:value-type="float">
            <text:p>63.9361702128</text:p>
          </table:table-cell>
        </table:table-row>
        <table:table-row table:style-name="ro1">
          <table:table-cell office:value-type="string" calcext:value-type="string">
            <text:p>2017-05-14 12:45:04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2:48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4.113475177305" calcext:value-type="float">
            <text:p>64.1134751773</text:p>
          </table:table-cell>
        </table:table-row>
        <table:table-row table:style-name="ro1">
          <table:table-cell office:value-type="string" calcext:value-type="string">
            <text:p>2017-05-14 12:5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8652482269504" calcext:value-type="float">
            <text:p>63.865248227</text:p>
          </table:table-cell>
        </table:table-row>
        <table:table-row table:style-name="ro1">
          <table:table-cell office:value-type="string" calcext:value-type="string">
            <text:p>2017-05-14 12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3.5106382978723" calcext:value-type="float">
            <text:p>63.5106382979</text:p>
          </table:table-cell>
        </table:table-row>
        <table:table-row table:style-name="ro1">
          <table:table-cell office:value-type="string" calcext:value-type="string">
            <text:p>2017-05-14 12:5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758865248227" calcext:value-type="float">
            <text:p>63.7588652482</text:p>
          </table:table-cell>
        </table:table-row>
        <table:table-row table:style-name="ro1">
          <table:table-cell office:value-type="string" calcext:value-type="string">
            <text:p>2017-05-14 13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3:0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0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09:04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4.0425531914894" calcext:value-type="float">
            <text:p>64.0425531915</text:p>
          </table:table-cell>
        </table:table-row>
        <table:table-row table:style-name="ro1">
          <table:table-cell office:value-type="string" calcext:value-type="string">
            <text:p>2017-05-14 13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1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3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6524822695036" calcext:value-type="float">
            <text:p>63.6524822695</text:p>
          </table:table-cell>
        </table:table-row>
        <table:table-row table:style-name="ro1">
          <table:table-cell office:value-type="string" calcext:value-type="string">
            <text:p>2017-05-14 13:21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6170212765957" calcext:value-type="float">
            <text:p>63.6170212766</text:p>
          </table:table-cell>
        </table:table-row>
        <table:table-row table:style-name="ro1">
          <table:table-cell office:value-type="string" calcext:value-type="string">
            <text:p>2017-05-14 13:2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3:3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3.3333333333333" calcext:value-type="float">
            <text:p>63.3333333333</text:p>
          </table:table-cell>
        </table:table-row>
        <table:table-row table:style-name="ro1">
          <table:table-cell office:value-type="string" calcext:value-type="string">
            <text:p>2017-05-14 13:33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3:3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39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42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4042553191489" calcext:value-type="float">
            <text:p>63.4042553191</text:p>
          </table:table-cell>
        </table:table-row>
        <table:table-row table:style-name="ro1">
          <table:table-cell office:value-type="string" calcext:value-type="string">
            <text:p>2017-05-14 13:45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3:48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3687943262411" calcext:value-type="float">
            <text:p>63.3687943262</text:p>
          </table:table-cell>
        </table:table-row>
        <table:table-row table:style-name="ro1">
          <table:table-cell office:value-type="string" calcext:value-type="string">
            <text:p>2017-05-14 13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3:54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3:5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4397163120567" calcext:value-type="float">
            <text:p>63.4397163121</text:p>
          </table:table-cell>
        </table:table-row>
        <table:table-row table:style-name="ro1">
          <table:table-cell office:value-type="string" calcext:value-type="string">
            <text:p>2017-05-14 14:03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4:0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3687943262411" calcext:value-type="float">
            <text:p>63.3687943262</text:p>
          </table:table-cell>
        </table:table-row>
        <table:table-row table:style-name="ro1">
          <table:table-cell office:value-type="string" calcext:value-type="string">
            <text:p>2017-05-14 14:0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4042553191489" calcext:value-type="float">
            <text:p>63.4042553191</text:p>
          </table:table-cell>
        </table:table-row>
        <table:table-row table:style-name="ro1">
          <table:table-cell office:value-type="string" calcext:value-type="string">
            <text:p>2017-05-14 14:12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1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1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4:2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7234042553192" calcext:value-type="float">
            <text:p>63.7234042553</text:p>
          </table:table-cell>
        </table:table-row>
        <table:table-row table:style-name="ro1">
          <table:table-cell office:value-type="string" calcext:value-type="string">
            <text:p>2017-05-14 14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4:2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4397163120567" calcext:value-type="float">
            <text:p>63.4397163121</text:p>
          </table:table-cell>
        </table:table-row>
        <table:table-row table:style-name="ro1">
          <table:table-cell office:value-type="string" calcext:value-type="string">
            <text:p>2017-05-14 14:3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6879432624114" calcext:value-type="float">
            <text:p>63.6879432624</text:p>
          </table:table-cell>
        </table:table-row>
        <table:table-row table:style-name="ro1">
          <table:table-cell office:value-type="string" calcext:value-type="string">
            <text:p>2017-05-14 14:3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460992907801" calcext:value-type="float">
            <text:p>63.5460992908</text:p>
          </table:table-cell>
        </table:table-row>
        <table:table-row table:style-name="ro1">
          <table:table-cell office:value-type="string" calcext:value-type="string">
            <text:p>2017-05-14 14:3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39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5815602836879" calcext:value-type="float">
            <text:p>63.5815602837</text:p>
          </table:table-cell>
        </table:table-row>
        <table:table-row table:style-name="ro1">
          <table:table-cell office:value-type="string" calcext:value-type="string">
            <text:p>2017-05-14 14:42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4:4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4:4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5106382978723" calcext:value-type="float">
            <text:p>63.5106382979</text:p>
          </table:table-cell>
        </table:table-row>
        <table:table-row table:style-name="ro1">
          <table:table-cell office:value-type="string" calcext:value-type="string">
            <text:p>2017-05-14 14:51:04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4:5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4:57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3.4751773049645" calcext:value-type="float">
            <text:p>63.475177305</text:p>
          </table:table-cell>
        </table:table-row>
        <table:table-row table:style-name="ro1">
          <table:table-cell office:value-type="string" calcext:value-type="string">
            <text:p>2017-05-14 15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5:06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5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2269503546099" calcext:value-type="float">
            <text:p>63.2269503546</text:p>
          </table:table-cell>
        </table:table-row>
        <table:table-row table:style-name="ro1">
          <table:table-cell office:value-type="string" calcext:value-type="string">
            <text:p>2017-05-14 15:12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5:15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1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21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24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2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30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5:3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5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5:3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42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4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5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5:51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1560283687943" calcext:value-type="float">
            <text:p>63.1560283688</text:p>
          </table:table-cell>
        </table:table-row>
        <table:table-row table:style-name="ro1">
          <table:table-cell office:value-type="string" calcext:value-type="string">
            <text:p>2017-05-14 15:5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5:57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6:0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6:0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06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6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1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6:15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6:18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2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843971631206" calcext:value-type="float">
            <text:p>74.1843971631</text:p>
          </table:table-cell>
          <table:table-cell office:value-type="float" office:value="63.2978723404255" calcext:value-type="float">
            <text:p>63.2978723404</text:p>
          </table:table-cell>
        </table:table-row>
        <table:table-row table:style-name="ro1">
          <table:table-cell office:value-type="string" calcext:value-type="string">
            <text:p>2017-05-14 16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6:27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6:3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3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4.113475177305" calcext:value-type="float">
            <text:p>74.1134751773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6:3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6:39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90780141844" calcext:value-type="float">
            <text:p>74.2907801418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6:42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45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6:4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6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6:54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6:57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03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17:06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0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7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17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5177304964539" calcext:value-type="float">
            <text:p>62.5177304965</text:p>
          </table:table-cell>
        </table:table-row>
        <table:table-row table:style-name="ro1">
          <table:table-cell office:value-type="string" calcext:value-type="string">
            <text:p>2017-05-14 17:18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2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17:24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7:27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4 17:30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17:3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4 17:3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4 17:3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4 17:42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2198581560284" calcext:value-type="float">
            <text:p>74.219858156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17:45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4 17:48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4.3262411347518" calcext:value-type="float">
            <text:p>74.3262411348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17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4 17:5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4 17:57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4.0780141843972" calcext:value-type="float">
            <text:p>74.0780141844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4 18:0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4 18:0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4 18:0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2.4468085106383" calcext:value-type="float">
            <text:p>62.4468085106</text:p>
          </table:table-cell>
        </table:table-row>
        <table:table-row table:style-name="ro1">
          <table:table-cell office:value-type="string" calcext:value-type="string">
            <text:p>2017-05-14 18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7943262411347" calcext:value-type="float">
            <text:p>73.794326241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18:1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18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4.0425531914894" calcext:value-type="float">
            <text:p>74.0425531915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18:21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4.2553191489362" calcext:value-type="float">
            <text:p>74.2553191489</text:p>
          </table:table-cell>
          <table:table-cell office:value-type="float" office:value="63.2624113475177" calcext:value-type="float">
            <text:p>63.2624113475</text:p>
          </table:table-cell>
        </table:table-row>
        <table:table-row table:style-name="ro1">
          <table:table-cell office:value-type="string" calcext:value-type="string">
            <text:p>2017-05-14 18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8:3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8:33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18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8:39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18:42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0496453900709" calcext:value-type="float">
            <text:p>63.0496453901</text:p>
          </table:table-cell>
        </table:table-row>
        <table:table-row table:style-name="ro1">
          <table:table-cell office:value-type="string" calcext:value-type="string">
            <text:p>2017-05-14 18:45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8:4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18:51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1914893617021" calcext:value-type="float">
            <text:p>63.1914893617</text:p>
          </table:table-cell>
        </table:table-row>
        <table:table-row table:style-name="ro1">
          <table:table-cell office:value-type="string" calcext:value-type="string">
            <text:p>2017-05-14 18:54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19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19:03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9:0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0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19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21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3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33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19:36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19:3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19:4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19:48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19:51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3.1914893617021" calcext:value-type="float">
            <text:p>63.1914893617</text:p>
          </table:table-cell>
        </table:table-row>
        <table:table-row table:style-name="ro1">
          <table:table-cell office:value-type="string" calcext:value-type="string">
            <text:p>2017-05-14 19:57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0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0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20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6524822695036" calcext:value-type="float">
            <text:p>73.6524822695</text:p>
          </table:table-cell>
          <table:table-cell office:value-type="float" office:value="62.9078014184397" calcext:value-type="float">
            <text:p>62.9078014184</text:p>
          </table:table-cell>
        </table:table-row>
        <table:table-row table:style-name="ro1">
          <table:table-cell office:value-type="string" calcext:value-type="string">
            <text:p>2017-05-14 20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0:1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20:21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0:24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0851063829787" calcext:value-type="float">
            <text:p>63.085106383</text:p>
          </table:table-cell>
        </table:table-row>
        <table:table-row table:style-name="ro1">
          <table:table-cell office:value-type="string" calcext:value-type="string">
            <text:p>2017-05-14 20:27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20:33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0:36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0:3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0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0:45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7659574468085" calcext:value-type="float">
            <text:p>62.7659574468</text:p>
          </table:table-cell>
        </table:table-row>
        <table:table-row table:style-name="ro1">
          <table:table-cell office:value-type="string" calcext:value-type="string">
            <text:p>2017-05-14 20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0:5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0:57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1:00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723404255319" calcext:value-type="float">
            <text:p>62.8723404255</text:p>
          </table:table-cell>
        </table:table-row>
        <table:table-row table:style-name="ro1">
          <table:table-cell office:value-type="string" calcext:value-type="string">
            <text:p>2017-05-14 21:09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2.9432624113475" calcext:value-type="float">
            <text:p>62.9432624113</text:p>
          </table:table-cell>
        </table:table-row>
        <table:table-row table:style-name="ro1">
          <table:table-cell office:value-type="string" calcext:value-type="string">
            <text:p>2017-05-14 21:1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1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4 21:2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1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1:27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1:3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1:42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2.9787234042553" calcext:value-type="float">
            <text:p>62.9787234043</text:p>
          </table:table-cell>
        </table:table-row>
        <table:table-row table:style-name="ro1">
          <table:table-cell office:value-type="string" calcext:value-type="string">
            <text:p>2017-05-14 21:48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1:51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4 21:54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1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2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03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0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4468085106383" calcext:value-type="float">
            <text:p>62.4468085106</text:p>
          </table:table-cell>
        </table:table-row>
        <table:table-row table:style-name="ro1">
          <table:table-cell office:value-type="string" calcext:value-type="string">
            <text:p>2017-05-14 22:0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2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2:15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21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2:24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2:2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7304964539007" calcext:value-type="float">
            <text:p>62.7304964539</text:p>
          </table:table-cell>
        </table:table-row>
        <table:table-row table:style-name="ro1">
          <table:table-cell office:value-type="string" calcext:value-type="string">
            <text:p>2017-05-14 22:30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5886524822695" calcext:value-type="float">
            <text:p>62.5886524823</text:p>
          </table:table-cell>
        </table:table-row>
        <table:table-row table:style-name="ro1">
          <table:table-cell office:value-type="string" calcext:value-type="string">
            <text:p>2017-05-14 22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3.1205673758865" calcext:value-type="float">
            <text:p>63.1205673759</text:p>
          </table:table-cell>
        </table:table-row>
        <table:table-row table:style-name="ro1">
          <table:table-cell office:value-type="string" calcext:value-type="string">
            <text:p>2017-05-14 22:3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22:42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4 22:4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2:5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2:5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2:5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4 23:00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4 23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2.4113475177305" calcext:value-type="float">
            <text:p>62.4113475177</text:p>
          </table:table-cell>
        </table:table-row>
        <table:table-row table:style-name="ro1">
          <table:table-cell office:value-type="string" calcext:value-type="string">
            <text:p>2017-05-14 23:18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4 23:2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3:27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4 23:30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4 23:33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4 23:36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2.5531914893617" calcext:value-type="float">
            <text:p>62.5531914894</text:p>
          </table:table-cell>
        </table:table-row>
        <table:table-row table:style-name="ro1">
          <table:table-cell office:value-type="string" calcext:value-type="string">
            <text:p>2017-05-14 23:3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6595744680851" calcext:value-type="float">
            <text:p>62.6595744681</text:p>
          </table:table-cell>
        </table:table-row>
        <table:table-row table:style-name="ro1">
          <table:table-cell office:value-type="string" calcext:value-type="string">
            <text:p>2017-05-14 23:4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8368794326241" calcext:value-type="float">
            <text:p>62.8368794326</text:p>
          </table:table-cell>
        </table:table-row>
        <table:table-row table:style-name="ro1">
          <table:table-cell office:value-type="string" calcext:value-type="string">
            <text:p>2017-05-14 23:45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4 23:48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3.0141843971631" calcext:value-type="float">
            <text:p>63.0141843972</text:p>
          </table:table-cell>
        </table:table-row>
        <table:table-row table:style-name="ro1">
          <table:table-cell office:value-type="string" calcext:value-type="string">
            <text:p>2017-05-14 23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6950354609929" calcext:value-type="float">
            <text:p>62.695035461</text:p>
          </table:table-cell>
        </table:table-row>
        <table:table-row table:style-name="ro1">
          <table:table-cell office:value-type="string" calcext:value-type="string">
            <text:p>2017-05-14 23:54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6241134751773" calcext:value-type="float">
            <text:p>62.6241134752</text:p>
          </table:table-cell>
        </table:table-row>
        <table:table-row table:style-name="ro1">
          <table:table-cell office:value-type="string" calcext:value-type="string">
            <text:p>2017-05-14 23:57:04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8014184397163" calcext:value-type="float">
            <text:p>62.8014184397</text:p>
          </table:table-cell>
        </table:table-row>
        <table:table-row table:style-name="ro1">
          <table:table-cell office:value-type="string" calcext:value-type="string">
            <text:p>2017-05-15 00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2.3758865248227" calcext:value-type="float">
            <text:p>62.3758865248</text:p>
          </table:table-cell>
        </table:table-row>
        <table:table-row table:style-name="ro1">
          <table:table-cell office:value-type="string" calcext:value-type="string">
            <text:p>2017-05-15 00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0:06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61.9503546099291" calcext:value-type="float">
            <text:p>61.9503546099</text:p>
          </table:table-cell>
        </table:table-row>
        <table:table-row table:style-name="ro1">
          <table:table-cell office:value-type="string" calcext:value-type="string">
            <text:p>2017-05-15 00:15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0:21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0:24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27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0:30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5 00:33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0:36:04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62.4822695035461" calcext:value-type="float">
            <text:p>62.4822695035</text:p>
          </table:table-cell>
        </table:table-row>
        <table:table-row table:style-name="ro1">
          <table:table-cell office:value-type="string" calcext:value-type="string">
            <text:p>2017-05-15 00:39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0:42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45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5 00:4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0:51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2.5177304964539" calcext:value-type="float">
            <text:p>62.5177304965</text:p>
          </table:table-cell>
        </table:table-row>
        <table:table-row table:style-name="ro1">
          <table:table-cell office:value-type="string" calcext:value-type="string">
            <text:p>2017-05-15 00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00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0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5 01:0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1:09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12:04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2.3404255319149" calcext:value-type="float">
            <text:p>62.3404255319</text:p>
          </table:table-cell>
        </table:table-row>
        <table:table-row table:style-name="ro1">
          <table:table-cell office:value-type="string" calcext:value-type="string">
            <text:p>2017-05-15 01:15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5 01:18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1:2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2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1:27:0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30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1:39:04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42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1:45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1:48:0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1:51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1985815602837" calcext:value-type="float">
            <text:p>62.1985815603</text:p>
          </table:table-cell>
        </table:table-row>
        <table:table-row table:style-name="ro1">
          <table:table-cell office:value-type="string" calcext:value-type="string">
            <text:p>2017-05-15 01:5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1631205673759" calcext:value-type="float">
            <text:p>62.1631205674</text:p>
          </table:table-cell>
        </table:table-row>
        <table:table-row table:style-name="ro1">
          <table:table-cell office:value-type="string" calcext:value-type="string">
            <text:p>2017-05-15 01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2.1276595744681" calcext:value-type="float">
            <text:p>62.1276595745</text:p>
          </table:table-cell>
        </table:table-row>
        <table:table-row table:style-name="ro1">
          <table:table-cell office:value-type="string" calcext:value-type="string">
            <text:p>2017-05-15 02:03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2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3049645390071" calcext:value-type="float">
            <text:p>62.304964539</text:p>
          </table:table-cell>
        </table:table-row>
        <table:table-row table:style-name="ro1">
          <table:table-cell office:value-type="string" calcext:value-type="string">
            <text:p>2017-05-15 02:15:04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2.2695035460993" calcext:value-type="float">
            <text:p>62.2695035461</text:p>
          </table:table-cell>
        </table:table-row>
        <table:table-row table:style-name="ro1">
          <table:table-cell office:value-type="string" calcext:value-type="string">
            <text:p>2017-05-15 02:18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21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2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27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33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921985815603" calcext:value-type="float">
            <text:p>62.0921985816</text:p>
          </table:table-cell>
        </table:table-row>
        <table:table-row table:style-name="ro1">
          <table:table-cell office:value-type="string" calcext:value-type="string">
            <text:p>2017-05-15 02:36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2:3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2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2:45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2.0212765957447" calcext:value-type="float">
            <text:p>62.0212765957</text:p>
          </table:table-cell>
        </table:table-row>
        <table:table-row table:style-name="ro1">
          <table:table-cell office:value-type="string" calcext:value-type="string">
            <text:p>2017-05-15 02:48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503546099291" calcext:value-type="float">
            <text:p>61.9503546099</text:p>
          </table:table-cell>
        </table:table-row>
        <table:table-row table:style-name="ro1">
          <table:table-cell office:value-type="string" calcext:value-type="string">
            <text:p>2017-05-15 02:54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2:57:0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03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06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09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8439716312057" calcext:value-type="float">
            <text:p>61.8439716312</text:p>
          </table:table-cell>
        </table:table-row>
        <table:table-row table:style-name="ro1">
          <table:table-cell office:value-type="string" calcext:value-type="string">
            <text:p>2017-05-15 03:12:04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2.2340425531915" calcext:value-type="float">
            <text:p>62.2340425532</text:p>
          </table:table-cell>
        </table:table-row>
        <table:table-row table:style-name="ro1">
          <table:table-cell office:value-type="string" calcext:value-type="string">
            <text:p>2017-05-15 03:18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3:21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3:24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2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30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3:33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2.0567375886525" calcext:value-type="float">
            <text:p>62.0567375887</text:p>
          </table:table-cell>
        </table:table-row>
        <table:table-row table:style-name="ro1">
          <table:table-cell office:value-type="string" calcext:value-type="string">
            <text:p>2017-05-15 03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3:42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4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1.7730496453901" calcext:value-type="float">
            <text:p>61.7730496454</text:p>
          </table:table-cell>
        </table:table-row>
        <table:table-row table:style-name="ro1">
          <table:table-cell office:value-type="string" calcext:value-type="string">
            <text:p>2017-05-15 03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3:51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3:54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3:57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9858156028369" calcext:value-type="float">
            <text:p>61.9858156028</text:p>
          </table:table-cell>
        </table:table-row>
        <table:table-row table:style-name="ro1">
          <table:table-cell office:value-type="string" calcext:value-type="string">
            <text:p>2017-05-15 04:00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61.9148936170213" calcext:value-type="float">
            <text:p>61.914893617</text:p>
          </table:table-cell>
        </table:table-row>
        <table:table-row table:style-name="ro1">
          <table:table-cell office:value-type="string" calcext:value-type="string">
            <text:p>2017-05-15 04:03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4:06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8085106382979" calcext:value-type="float">
            <text:p>61.8085106383</text:p>
          </table:table-cell>
        </table:table-row>
        <table:table-row table:style-name="ro1">
          <table:table-cell office:value-type="string" calcext:value-type="string">
            <text:p>2017-05-15 04:15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4:18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8794326241135" calcext:value-type="float">
            <text:p>61.8794326241</text:p>
          </table:table-cell>
        </table:table-row>
        <table:table-row table:style-name="ro1">
          <table:table-cell office:value-type="string" calcext:value-type="string">
            <text:p>2017-05-15 04:24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4:2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1.7375886524823" calcext:value-type="float">
            <text:p>61.7375886525</text:p>
          </table:table-cell>
        </table:table-row>
        <table:table-row table:style-name="ro1">
          <table:table-cell office:value-type="string" calcext:value-type="string">
            <text:p>2017-05-15 04:3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4:33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4:36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4:4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2411347517731" calcext:value-type="float">
            <text:p>61.2411347518</text:p>
          </table:table-cell>
        </table:table-row>
        <table:table-row table:style-name="ro1">
          <table:table-cell office:value-type="string" calcext:value-type="string">
            <text:p>2017-05-15 04:48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4:51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4:54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4:57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5:00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5:03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5:0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5:09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5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1.5602836879433" calcext:value-type="float">
            <text:p>61.5602836879</text:p>
          </table:table-cell>
        </table:table-row>
        <table:table-row table:style-name="ro1">
          <table:table-cell office:value-type="string" calcext:value-type="string">
            <text:p>2017-05-15 05:15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7021276595745" calcext:value-type="float">
            <text:p>61.7021276596</text:p>
          </table:table-cell>
        </table:table-row>
        <table:table-row table:style-name="ro1">
          <table:table-cell office:value-type="string" calcext:value-type="string">
            <text:p>2017-05-15 05:18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5:27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6666666666667" calcext:value-type="float">
            <text:p>61.6666666667</text:p>
          </table:table-cell>
        </table:table-row>
        <table:table-row table:style-name="ro1">
          <table:table-cell office:value-type="string" calcext:value-type="string">
            <text:p>2017-05-15 05:3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33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5:39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5:42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61.7375886524823" calcext:value-type="float">
            <text:p>61.7375886525</text:p>
          </table:table-cell>
        </table:table-row>
        <table:table-row table:style-name="ro1">
          <table:table-cell office:value-type="string" calcext:value-type="string">
            <text:p>2017-05-15 05:48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6666666666667" calcext:value-type="float">
            <text:p>61.6666666667</text:p>
          </table:table-cell>
        </table:table-row>
        <table:table-row table:style-name="ro1">
          <table:table-cell office:value-type="string" calcext:value-type="string">
            <text:p>2017-05-15 05:51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54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5:57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3829787234043" calcext:value-type="float">
            <text:p>61.3829787234</text:p>
          </table:table-cell>
        </table:table-row>
        <table:table-row table:style-name="ro1">
          <table:table-cell office:value-type="string" calcext:value-type="string">
            <text:p>2017-05-15 06:00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6:03:04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5957446808511" calcext:value-type="float">
            <text:p>61.5957446809</text:p>
          </table:table-cell>
        </table:table-row>
        <table:table-row table:style-name="ro1">
          <table:table-cell office:value-type="string" calcext:value-type="string">
            <text:p>2017-05-15 06:06:0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1.6312056737589" calcext:value-type="float">
            <text:p>61.6312056738</text:p>
          </table:table-cell>
        </table:table-row>
        <table:table-row table:style-name="ro1">
          <table:table-cell office:value-type="string" calcext:value-type="string">
            <text:p>2017-05-15 06:09:04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6:12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4893617021277" calcext:value-type="float">
            <text:p>61.4893617021</text:p>
          </table:table-cell>
        </table:table-row>
        <table:table-row table:style-name="ro1">
          <table:table-cell office:value-type="string" calcext:value-type="string">
            <text:p>2017-05-15 06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6:27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1.4184397163121" calcext:value-type="float">
            <text:p>61.4184397163</text:p>
          </table:table-cell>
        </table:table-row>
        <table:table-row table:style-name="ro1">
          <table:table-cell office:value-type="string" calcext:value-type="string">
            <text:p>2017-05-15 06:36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5248226950355" calcext:value-type="float">
            <text:p>61.524822695</text:p>
          </table:table-cell>
        </table:table-row>
        <table:table-row table:style-name="ro1">
          <table:table-cell office:value-type="string" calcext:value-type="string">
            <text:p>2017-05-15 06:39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61.063829787234" calcext:value-type="float">
            <text:p>61.0638297872</text:p>
          </table:table-cell>
        </table:table-row>
        <table:table-row table:style-name="ro1">
          <table:table-cell office:value-type="string" calcext:value-type="string">
            <text:p>2017-05-15 06:42:04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4539007092199" calcext:value-type="float">
            <text:p>61.4539007092</text:p>
          </table:table-cell>
        </table:table-row>
        <table:table-row table:style-name="ro1">
          <table:table-cell office:value-type="string" calcext:value-type="string">
            <text:p>2017-05-15 06:45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6:48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6:51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6:54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1.1702127659575" calcext:value-type="float">
            <text:p>61.170212766</text:p>
          </table:table-cell>
        </table:table-row>
        <table:table-row table:style-name="ro1">
          <table:table-cell office:value-type="string" calcext:value-type="string">
            <text:p>2017-05-15 06:57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7:00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09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4184397163121" calcext:value-type="float">
            <text:p>61.4184397163</text:p>
          </table:table-cell>
        </table:table-row>
        <table:table-row table:style-name="ro1">
          <table:table-cell office:value-type="string" calcext:value-type="string">
            <text:p>2017-05-15 07:12:04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3475177304965" calcext:value-type="float">
            <text:p>61.3475177305</text:p>
          </table:table-cell>
        </table:table-row>
        <table:table-row table:style-name="ro1">
          <table:table-cell office:value-type="string" calcext:value-type="string">
            <text:p>2017-05-15 07:15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1.2765957446809" calcext:value-type="float">
            <text:p>61.2765957447</text:p>
          </table:table-cell>
        </table:table-row>
        <table:table-row table:style-name="ro1">
          <table:table-cell office:value-type="string" calcext:value-type="string">
            <text:p>2017-05-15 07:18:0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1.3120567375887" calcext:value-type="float">
            <text:p>61.3120567376</text:p>
          </table:table-cell>
        </table:table-row>
        <table:table-row table:style-name="ro1">
          <table:table-cell office:value-type="string" calcext:value-type="string">
            <text:p>2017-05-15 07:21:04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24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61.0283687943262" calcext:value-type="float">
            <text:p>61.0283687943</text:p>
          </table:table-cell>
        </table:table-row>
        <table:table-row table:style-name="ro1">
          <table:table-cell office:value-type="string" calcext:value-type="string">
            <text:p>2017-05-15 07:27:04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61.2056737588653" calcext:value-type="float">
            <text:p>61.2056737589</text:p>
          </table:table-cell>
        </table:table-row>
        <table:table-row table:style-name="ro1">
          <table:table-cell office:value-type="string" calcext:value-type="string">
            <text:p>2017-05-15 07:33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9574468085106" calcext:value-type="float">
            <text:p>60.9574468085</text:p>
          </table:table-cell>
        </table:table-row>
        <table:table-row table:style-name="ro1">
          <table:table-cell office:value-type="string" calcext:value-type="string">
            <text:p>2017-05-15 07:36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9929078014184" calcext:value-type="float">
            <text:p>60.9929078014</text:p>
          </table:table-cell>
        </table:table-row>
        <table:table-row table:style-name="ro1">
          <table:table-cell office:value-type="string" calcext:value-type="string">
            <text:p>2017-05-15 07:48:04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60.5673758865248" calcext:value-type="float">
            <text:p>60.5673758865</text:p>
          </table:table-cell>
        </table:table-row>
        <table:table-row table:style-name="ro1">
          <table:table-cell office:value-type="string" calcext:value-type="string">
            <text:p>2017-05-15 07:54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60.9219858156028" calcext:value-type="float">
            <text:p>60.9219858156</text:p>
          </table:table-cell>
        </table:table-row>
        <table:table-row table:style-name="ro1">
          <table:table-cell office:value-type="string" calcext:value-type="string">
            <text:p>2017-05-15 08:00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03:04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60.4255319148936" calcext:value-type="float">
            <text:p>60.4255319149</text:p>
          </table:table-cell>
        </table:table-row>
        <table:table-row table:style-name="ro1">
          <table:table-cell office:value-type="string" calcext:value-type="string">
            <text:p>2017-05-15 08:12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18:0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60.7801418439716" calcext:value-type="float">
            <text:p>60.780141844</text:p>
          </table:table-cell>
        </table:table-row>
        <table:table-row table:style-name="ro1">
          <table:table-cell office:value-type="string" calcext:value-type="string">
            <text:p>2017-05-15 08:51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0.4964539007092" calcext:value-type="float">
            <text:p>60.4964539007</text:p>
          </table:table-cell>
        </table:table-row>
        <table:table-row table:style-name="ro1">
          <table:table-cell office:value-type="string" calcext:value-type="string">
            <text:p>2017-05-15 08:57:04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60.3900709219858" calcext:value-type="float">
            <text:p>60.390070922</text:p>
          </table:table-cell>
        </table:table-row>
        <table:table-row table:style-name="ro1">
          <table:table-cell office:value-type="string" calcext:value-type="string">
            <text:p>2017-05-15 09:00:04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60.531914893617" calcext:value-type="float">
            <text:p>60.5319148936</text:p>
          </table:table-cell>
        </table:table-row>
        <table:table-row table:style-name="ro1">
          <table:table-cell office:value-type="string" calcext:value-type="string">
            <text:p>2017-05-15 09:27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4397163120567" calcext:value-type="float">
            <text:p>73.4397163121</text:p>
          </table:table-cell>
          <table:table-cell office:value-type="float" office:value="60.3900709219858" calcext:value-type="float">
            <text:p>60.390070922</text:p>
          </table:table-cell>
        </table:table-row>
        <table:table-row table:style-name="ro1">
          <table:table-cell office:value-type="string" calcext:value-type="string">
            <text:p>2017-05-15 09:33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09:36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60.177304964539" calcext:value-type="float">
            <text:p>60.1773049645</text:p>
          </table:table-cell>
        </table:table-row>
        <table:table-row table:style-name="ro1">
          <table:table-cell office:value-type="string" calcext:value-type="string">
            <text:p>2017-05-15 09:42:04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09:51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09:54:0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10:15:04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10:18:04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3.5460992907801" calcext:value-type="float">
            <text:p>73.5460992908</text:p>
          </table:table-cell>
          <table:table-cell office:value-type="float" office:value="59.9645390070922" calcext:value-type="float">
            <text:p>59.9645390071</text:p>
          </table:table-cell>
        </table:table-row>
        <table:table-row table:style-name="ro1">
          <table:table-cell office:value-type="string" calcext:value-type="string">
            <text:p>2017-05-15 10:24:04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0.2836879432624" calcext:value-type="float">
            <text:p>60.2836879433</text:p>
          </table:table-cell>
        </table:table-row>
        <table:table-row table:style-name="ro1">
          <table:table-cell office:value-type="string" calcext:value-type="string">
            <text:p>2017-05-15 10:30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0:33:04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10:51:04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3.758865248227" calcext:value-type="float">
            <text:p>73.7588652482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0:54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60.0354609929078" calcext:value-type="float">
            <text:p>60.0354609929</text:p>
          </table:table-cell>
        </table:table-row>
        <table:table-row table:style-name="ro1">
          <table:table-cell office:value-type="string" calcext:value-type="string">
            <text:p>2017-05-15 11:00:04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3.936170212766" calcext:value-type="float">
            <text:p>73.9361702128</text:p>
          </table:table-cell>
          <table:table-cell office:value-type="float" office:value="59.9290780141844" calcext:value-type="float">
            <text:p>59.9290780142</text:p>
          </table:table-cell>
        </table:table-row>
        <table:table-row table:style-name="ro1">
          <table:table-cell office:value-type="string" calcext:value-type="string">
            <text:p>2017-05-15 11:06:04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3.8652482269504" calcext:value-type="float">
            <text:p>73.865248227</text:p>
          </table:table-cell>
          <table:table-cell office:value-type="float" office:value="59.822695035461" calcext:value-type="float">
            <text:p>59.8226950355</text:p>
          </table:table-cell>
        </table:table-row>
        <table:table-row table:style-name="ro1">
          <table:table-cell office:value-type="string" calcext:value-type="string">
            <text:p>2017-05-15 11:12:04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4.0070921985816" calcext:value-type="float">
            <text:p>74.00709219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5-15 11:15:04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4.468085106383" calcext:value-type="float">
            <text:p>74.4680851064</text:p>
          </table:table-cell>
          <table:table-cell office:value-type="float" office:value="60.2127659574468" calcext:value-type="float">
            <text:p>60.2127659574</text:p>
          </table:table-cell>
        </table:table-row>
        <table:table-row table:style-name="ro1">
          <table:table-cell office:value-type="string" calcext:value-type="string">
            <text:p>2017-05-15 11:18:04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9.5390070921986" calcext:value-type="float">
            <text:p>59.5390070922</text:p>
          </table:table-cell>
        </table:table-row>
        <table:table-row table:style-name="ro1">
          <table:table-cell office:value-type="string" calcext:value-type="string">
            <text:p>2017-05-15 11:24:04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4.4326241134752" calcext:value-type="float">
            <text:p>74.4326241135</text:p>
          </table:table-cell>
          <table:table-cell office:value-type="float" office:value="60.1418439716312" calcext:value-type="float">
            <text:p>60.1418439716</text:p>
          </table:table-cell>
        </table:table-row>
        <table:table-row table:style-name="ro1">
          <table:table-cell office:value-type="string" calcext:value-type="string">
            <text:p>2017-05-15 11:48:04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4.1489361702128" calcext:value-type="float">
            <text:p>74.1489361702</text:p>
          </table:table-cell>
          <table:table-cell office:value-type="float" office:value="60.1418439716312" calcext:value-type="float">
            <text:p>60.1418439716</text:p>
          </table:table-cell>
        </table:table-row>
        <table:table-row table:style-name="ro1">
          <table:table-cell office:value-type="string" calcext:value-type="string">
            <text:p>2017-05-15 11:57:04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3.6879432624113" calcext:value-type="float">
            <text:p>73.6879432624</text:p>
          </table:table-cell>
          <table:table-cell office:value-type="float" office:value="59.645390070922" calcext:value-type="float">
            <text:p>59.6453900709</text:p>
          </table:table-cell>
        </table:table-row>
        <table:table-row table:style-name="ro1">
          <table:table-cell office:value-type="string" calcext:value-type="string">
            <text:p>2017-05-15 12:00:04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3.8297872340426" calcext:value-type="float">
            <text:p>73.829787234</text:p>
          </table:table-cell>
          <table:table-cell office:value-type="float" office:value="59.7163120567376" calcext:value-type="float">
            <text:p>59.7163120567</text:p>
          </table:table-cell>
        </table:table-row>
        <table:table-row table:style-name="ro1">
          <table:table-cell office:value-type="string" calcext:value-type="string">
            <text:p>2017-05-15 12:09:04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59.3971631205674" calcext:value-type="float">
            <text:p>59.3971631206</text:p>
          </table:table-cell>
        </table:table-row>
        <table:table-row table:style-name="ro1">
          <table:table-cell office:value-type="string" calcext:value-type="string">
            <text:p>2017-05-15 12:21:04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3.9716312056738" calcext:value-type="float">
            <text:p>73.9716312057</text:p>
          </table:table-cell>
          <table:table-cell office:value-type="float" office:value="59.6808510638298" calcext:value-type="float">
            <text:p>59.6808510638</text:p>
          </table:table-cell>
        </table:table-row>
        <table:table-row table:style-name="ro1">
          <table:table-cell office:value-type="string" calcext:value-type="string">
            <text:p>2017-05-15 12:30:04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3.9007092198581" calcext:value-type="float">
            <text:p>73.9007092199</text:p>
          </table:table-cell>
          <table:table-cell office:value-type="float" office:value="59.6808510638298" calcext:value-type="float">
            <text:p>59.6808510638</text:p>
          </table:table-cell>
        </table:table-row>
        <table:table-row table:style-name="ro1">
          <table:table-cell office:value-type="string" calcext:value-type="string">
            <text:p>2017-05-15 13:30:04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8.8652482269504" calcext:value-type="float">
            <text:p>58.865248227</text:p>
          </table:table-cell>
        </table:table-row>
        <table:table-row table:style-name="ro1">
          <table:table-cell office:value-type="string" calcext:value-type="string">
            <text:p>2017-05-15 13:39:04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9.1843971631206" calcext:value-type="float">
            <text:p>59.1843971631</text:p>
          </table:table-cell>
        </table:table-row>
        <table:table-row table:style-name="ro1">
          <table:table-cell office:value-type="string" calcext:value-type="string">
            <text:p>2017-05-15 13:48:04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9.0425531914894" calcext:value-type="float">
            <text:p>59.0425531915</text:p>
          </table:table-cell>
        </table:table-row>
        <table:table-row table:style-name="ro1">
          <table:table-cell office:value-type="string" calcext:value-type="string">
            <text:p>2017-05-15 14:06:04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3.5106382978723" calcext:value-type="float">
            <text:p>73.5106382979</text:p>
          </table:table-cell>
          <table:table-cell office:value-type="float" office:value="59.0070921985816" calcext:value-type="float">
            <text:p>59.0070921986</text:p>
          </table:table-cell>
        </table:table-row>
        <table:table-row table:style-name="ro1">
          <table:table-cell office:value-type="string" calcext:value-type="string">
            <text:p>2017-05-15 14:09:04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9.0425531914894" calcext:value-type="float">
            <text:p>59.0425531915</text:p>
          </table:table-cell>
        </table:table-row>
        <table:table-row table:style-name="ro1">
          <table:table-cell office:value-type="string" calcext:value-type="string">
            <text:p>2017-05-15 14:12:04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8.7234042553192" calcext:value-type="float">
            <text:p>58.7234042553</text:p>
          </table:table-cell>
        </table:table-row>
        <table:table-row table:style-name="ro1">
          <table:table-cell office:value-type="string" calcext:value-type="string">
            <text:p>2017-05-15 14:42:04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8.936170212766" calcext:value-type="float">
            <text:p>58.9361702128</text:p>
          </table:table-cell>
        </table:table-row>
        <table:table-row table:style-name="ro1">
          <table:table-cell office:value-type="string" calcext:value-type="string">
            <text:p>2017-05-15 15:00:04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8.758865248227" calcext:value-type="float">
            <text:p>58.7588652482</text:p>
          </table:table-cell>
        </table:table-row>
        <table:table-row table:style-name="ro1">
          <table:table-cell office:value-type="string" calcext:value-type="string">
            <text:p>2017-05-15 15:12:04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3.5815602836879" calcext:value-type="float">
            <text:p>73.5815602837</text:p>
          </table:table-cell>
          <table:table-cell office:value-type="float" office:value="58.8297872340426" calcext:value-type="float">
            <text:p>58.829787234</text:p>
          </table:table-cell>
        </table:table-row>
        <table:table-row table:style-name="ro1">
          <table:table-cell office:value-type="string" calcext:value-type="string">
            <text:p>2017-05-15 15:33:04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8.6170212765957" calcext:value-type="float">
            <text:p>58.6170212766</text:p>
          </table:table-cell>
        </table:table-row>
        <table:table-row table:style-name="ro1">
          <table:table-cell office:value-type="string" calcext:value-type="string">
            <text:p>2017-05-15 15:45:04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8.7943262411348" calcext:value-type="float">
            <text:p>58.7943262411</text:p>
          </table:table-cell>
        </table:table-row>
        <table:table-row table:style-name="ro1">
          <table:table-cell office:value-type="string" calcext:value-type="string">
            <text:p>2017-05-15 15:54:04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8.9716312056738" calcext:value-type="float">
            <text:p>58.9716312057</text:p>
          </table:table-cell>
        </table:table-row>
        <table:table-row table:style-name="ro1">
          <table:table-cell office:value-type="string" calcext:value-type="string">
            <text:p>2017-05-15 16:06:04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8.5460992907801" calcext:value-type="float">
            <text:p>58.5460992908</text:p>
          </table:table-cell>
        </table:table-row>
        <table:table-row table:style-name="ro1">
          <table:table-cell office:value-type="string" calcext:value-type="string">
            <text:p>2017-05-15 16:24:04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3.6170212765957" calcext:value-type="float">
            <text:p>73.6170212766</text:p>
          </table:table-cell>
          <table:table-cell office:value-type="float" office:value="58.8297872340426" calcext:value-type="float">
            <text:p>58.829787234</text:p>
          </table:table-cell>
        </table:table-row>
        <table:table-row table:style-name="ro1">
          <table:table-cell office:value-type="string" calcext:value-type="string">
            <text:p>2017-05-15 16:27:04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6:42:04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8.3333333333333" calcext:value-type="float">
            <text:p>58.3333333333</text:p>
          </table:table-cell>
        </table:table-row>
        <table:table-row table:style-name="ro1">
          <table:table-cell office:value-type="string" calcext:value-type="string">
            <text:p>2017-05-15 16:45:04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16:48:04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8.6524822695036" calcext:value-type="float">
            <text:p>58.6524822695</text:p>
          </table:table-cell>
        </table:table-row>
        <table:table-row table:style-name="ro1">
          <table:table-cell office:value-type="string" calcext:value-type="string">
            <text:p>2017-05-15 17:48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7:5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7:54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5 17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4042553191489" calcext:value-type="float">
            <text:p>73.4042553191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00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3.2624113475177" calcext:value-type="float">
            <text:p>73.2624113475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5 18:0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3.7234042553192" calcext:value-type="float">
            <text:p>73.7234042553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5 18:06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3.3687943262411" calcext:value-type="float">
            <text:p>73.3687943262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09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2978723404255" calcext:value-type="float">
            <text:p>73.2978723404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5 18:12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6.3475177304965" calcext:value-type="float">
            <text:p>56.3475177305</text:p>
          </table:table-cell>
        </table:table-row>
        <table:table-row table:style-name="ro1">
          <table:table-cell office:value-type="string" calcext:value-type="string">
            <text:p>2017-05-15 18:15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4539007092199" calcext:value-type="float">
            <text:p>56.4539007092</text:p>
          </table:table-cell>
        </table:table-row>
        <table:table-row table:style-name="ro1">
          <table:table-cell office:value-type="string" calcext:value-type="string">
            <text:p>2017-05-15 18:18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5 18:21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5 18:24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27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5 18:30:05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33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9858156028369" calcext:value-type="float">
            <text:p>56.9858156028</text:p>
          </table:table-cell>
        </table:table-row>
        <table:table-row table:style-name="ro1">
          <table:table-cell office:value-type="string" calcext:value-type="string">
            <text:p>2017-05-15 18:36:05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6.6666666666667" calcext:value-type="float">
            <text:p>56.6666666667</text:p>
          </table:table-cell>
        </table:table-row>
        <table:table-row table:style-name="ro1">
          <table:table-cell office:value-type="string" calcext:value-type="string">
            <text:p>2017-05-15 18:39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5 18:42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7.1276595744681" calcext:value-type="float">
            <text:p>57.1276595745</text:p>
          </table:table-cell>
        </table:table-row>
        <table:table-row table:style-name="ro1">
          <table:table-cell office:value-type="string" calcext:value-type="string">
            <text:p>2017-05-15 18:45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8:48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5 18:51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6.7375886524823" calcext:value-type="float">
            <text:p>56.7375886525</text:p>
          </table:table-cell>
        </table:table-row>
        <table:table-row table:style-name="ro1">
          <table:table-cell office:value-type="string" calcext:value-type="string">
            <text:p>2017-05-15 18:54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5 18:57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7730496453901" calcext:value-type="float">
            <text:p>56.7730496454</text:p>
          </table:table-cell>
        </table:table-row>
        <table:table-row table:style-name="ro1">
          <table:table-cell office:value-type="string" calcext:value-type="string">
            <text:p>2017-05-15 19:00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1205673758865" calcext:value-type="float">
            <text:p>73.1205673759</text:p>
          </table:table-cell>
          <table:table-cell office:value-type="float" office:value="56.8794326241135" calcext:value-type="float">
            <text:p>56.8794326241</text:p>
          </table:table-cell>
        </table:table-row>
        <table:table-row table:style-name="ro1">
          <table:table-cell office:value-type="string" calcext:value-type="string">
            <text:p>2017-05-15 19:0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5 19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7.2340425531915" calcext:value-type="float">
            <text:p>57.2340425532</text:p>
          </table:table-cell>
        </table:table-row>
        <table:table-row table:style-name="ro1">
          <table:table-cell office:value-type="string" calcext:value-type="string">
            <text:p>2017-05-15 19:09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5 19:12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5 19:1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5 19:1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21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19:24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19:27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19:30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1560283687943" calcext:value-type="float">
            <text:p>58.1560283688</text:p>
          </table:table-cell>
        </table:table-row>
        <table:table-row table:style-name="ro1">
          <table:table-cell office:value-type="string" calcext:value-type="string">
            <text:p>2017-05-15 19:33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19:36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19:39:05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42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8.2978723404255" calcext:value-type="float">
            <text:p>58.2978723404</text:p>
          </table:table-cell>
        </table:table-row>
        <table:table-row table:style-name="ro1">
          <table:table-cell office:value-type="string" calcext:value-type="string">
            <text:p>2017-05-15 19:4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19:48:05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5 19:51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19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19:5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3.0141843971631" calcext:value-type="float">
            <text:p>73.0141843972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0:00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03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5 20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0:0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12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15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18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0:21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24:05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27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0:30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0:33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0:36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0:39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0:42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0:45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0:4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0:51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0:54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5 20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00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03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5 21:06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1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12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1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1:1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6524822695036" calcext:value-type="float">
            <text:p>58.6524822695</text:p>
          </table:table-cell>
        </table:table-row>
        <table:table-row table:style-name="ro1">
          <table:table-cell office:value-type="string" calcext:value-type="string">
            <text:p>2017-05-15 21:21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8.4397163120567" calcext:value-type="float">
            <text:p>58.4397163121</text:p>
          </table:table-cell>
        </table:table-row>
        <table:table-row table:style-name="ro1">
          <table:table-cell office:value-type="string" calcext:value-type="string">
            <text:p>2017-05-15 21:2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6170212765957" calcext:value-type="float">
            <text:p>58.6170212766</text:p>
          </table:table-cell>
        </table:table-row>
        <table:table-row table:style-name="ro1">
          <table:table-cell office:value-type="string" calcext:value-type="string">
            <text:p>2017-05-15 21:2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3687943262411" calcext:value-type="float">
            <text:p>58.3687943262</text:p>
          </table:table-cell>
        </table:table-row>
        <table:table-row table:style-name="ro1">
          <table:table-cell office:value-type="string" calcext:value-type="string">
            <text:p>2017-05-15 21:30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5106382978723" calcext:value-type="float">
            <text:p>58.5106382979</text:p>
          </table:table-cell>
        </table:table-row>
        <table:table-row table:style-name="ro1">
          <table:table-cell office:value-type="string" calcext:value-type="string">
            <text:p>2017-05-15 21:3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8.5460992907801" calcext:value-type="float">
            <text:p>58.5460992908</text:p>
          </table:table-cell>
        </table:table-row>
        <table:table-row table:style-name="ro1">
          <table:table-cell office:value-type="string" calcext:value-type="string">
            <text:p>2017-05-15 21:36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8.4397163120567" calcext:value-type="float">
            <text:p>58.4397163121</text:p>
          </table:table-cell>
        </table:table-row>
        <table:table-row table:style-name="ro1">
          <table:table-cell office:value-type="string" calcext:value-type="string">
            <text:p>2017-05-15 21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5 21:4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45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1:48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1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1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5 21:5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00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8.3333333333333" calcext:value-type="float">
            <text:p>58.3333333333</text:p>
          </table:table-cell>
        </table:table-row>
        <table:table-row table:style-name="ro1">
          <table:table-cell office:value-type="string" calcext:value-type="string">
            <text:p>2017-05-15 22:03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06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1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1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21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2:24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2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30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2:33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2:36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2:39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2:42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2:45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2:4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2:51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2:54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2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3:00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5 23:03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5 23:06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5 23:0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12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5 23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5 23:18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8.2269503546099" calcext:value-type="float">
            <text:p>58.2269503546</text:p>
          </table:table-cell>
        </table:table-row>
        <table:table-row table:style-name="ro1">
          <table:table-cell office:value-type="string" calcext:value-type="string">
            <text:p>2017-05-15 23:21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3:2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5 23:27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3:30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5 23:33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36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5 23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42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5 23:45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3:48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5 23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5 23:54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5 23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0:00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0:0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6 00:06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0:0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12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8.3687943262411" calcext:value-type="float">
            <text:p>58.3687943262</text:p>
          </table:table-cell>
        </table:table-row>
        <table:table-row table:style-name="ro1">
          <table:table-cell office:value-type="string" calcext:value-type="string">
            <text:p>2017-05-16 00:15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0:18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0:21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24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27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8.0496453900709" calcext:value-type="float">
            <text:p>58.0496453901</text:p>
          </table:table-cell>
        </table:table-row>
        <table:table-row table:style-name="ro1">
          <table:table-cell office:value-type="string" calcext:value-type="string">
            <text:p>2017-05-16 00:3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0:33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36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39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0:42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0:45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0:4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0:51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0:54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0:57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6 01:00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1:03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1:06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1:09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12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8.2978723404255" calcext:value-type="float">
            <text:p>58.2978723404</text:p>
          </table:table-cell>
        </table:table-row>
        <table:table-row table:style-name="ro1">
          <table:table-cell office:value-type="string" calcext:value-type="string">
            <text:p>2017-05-16 01:15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18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1:2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8.1914893617021" calcext:value-type="float">
            <text:p>58.1914893617</text:p>
          </table:table-cell>
        </table:table-row>
        <table:table-row table:style-name="ro1">
          <table:table-cell office:value-type="string" calcext:value-type="string">
            <text:p>2017-05-16 01:24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1:27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1:30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33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1:36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8.1560283687943" calcext:value-type="float">
            <text:p>58.1560283688</text:p>
          </table:table-cell>
        </table:table-row>
        <table:table-row table:style-name="ro1">
          <table:table-cell office:value-type="string" calcext:value-type="string">
            <text:p>2017-05-16 01:39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1:42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45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1:48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8.1205673758865" calcext:value-type="float">
            <text:p>58.1205673759</text:p>
          </table:table-cell>
        </table:table-row>
        <table:table-row table:style-name="ro1">
          <table:table-cell office:value-type="string" calcext:value-type="string">
            <text:p>2017-05-16 01:5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1:54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1:57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00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2:03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06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2:0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9787234042553" calcext:value-type="float">
            <text:p>57.9787234043</text:p>
          </table:table-cell>
        </table:table-row>
        <table:table-row table:style-name="ro1">
          <table:table-cell office:value-type="string" calcext:value-type="string">
            <text:p>2017-05-16 02:12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2:15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2:18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2:21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2:2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27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2:30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2:3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2:36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3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42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2:45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2:48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2:51:05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2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8.0851063829787" calcext:value-type="float">
            <text:p>58.085106383</text:p>
          </table:table-cell>
        </table:table-row>
        <table:table-row table:style-name="ro1">
          <table:table-cell office:value-type="string" calcext:value-type="string">
            <text:p>2017-05-16 02:57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3:00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3:03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3:09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3:12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3:15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18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3:21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3:24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3:27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3:30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3:33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3:36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3:39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3:42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8.0141843971631" calcext:value-type="float">
            <text:p>58.0141843972</text:p>
          </table:table-cell>
        </table:table-row>
        <table:table-row table:style-name="ro1">
          <table:table-cell office:value-type="string" calcext:value-type="string">
            <text:p>2017-05-16 03:45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3:48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3:5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3:5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3:57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4:0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4:03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8723404255319" calcext:value-type="float">
            <text:p>57.8723404255</text:p>
          </table:table-cell>
        </table:table-row>
        <table:table-row table:style-name="ro1">
          <table:table-cell office:value-type="string" calcext:value-type="string">
            <text:p>2017-05-16 04:06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09:05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8368794326241" calcext:value-type="float">
            <text:p>57.8368794326</text:p>
          </table:table-cell>
        </table:table-row>
        <table:table-row table:style-name="ro1">
          <table:table-cell office:value-type="string" calcext:value-type="string">
            <text:p>2017-05-16 04:12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4:15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18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4:21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7.0567375886525" calcext:value-type="float">
            <text:p>57.0567375887</text:p>
          </table:table-cell>
        </table:table-row>
        <table:table-row table:style-name="ro1">
          <table:table-cell office:value-type="string" calcext:value-type="string">
            <text:p>2017-05-16 04:24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4:2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4:30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4:33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4:36:05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8014184397163" calcext:value-type="float">
            <text:p>57.8014184397</text:p>
          </table:table-cell>
        </table:table-row>
        <table:table-row table:style-name="ro1">
          <table:table-cell office:value-type="string" calcext:value-type="string">
            <text:p>2017-05-16 04:39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4:45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4:48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4:51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9432624113475" calcext:value-type="float">
            <text:p>57.9432624113</text:p>
          </table:table-cell>
        </table:table-row>
        <table:table-row table:style-name="ro1">
          <table:table-cell office:value-type="string" calcext:value-type="string">
            <text:p>2017-05-16 04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4:57:05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00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03:05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5:06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5:09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12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6950354609929" calcext:value-type="float">
            <text:p>57.695035461</text:p>
          </table:table-cell>
        </table:table-row>
        <table:table-row table:style-name="ro1">
          <table:table-cell office:value-type="string" calcext:value-type="string">
            <text:p>2017-05-16 05:1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5:18:05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7.9078014184397" calcext:value-type="float">
            <text:p>57.9078014184</text:p>
          </table:table-cell>
        </table:table-row>
        <table:table-row table:style-name="ro1">
          <table:table-cell office:value-type="string" calcext:value-type="string">
            <text:p>2017-05-16 05:21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4822695035461" calcext:value-type="float">
            <text:p>57.4822695035</text:p>
          </table:table-cell>
        </table:table-row>
        <table:table-row table:style-name="ro1">
          <table:table-cell office:value-type="string" calcext:value-type="string">
            <text:p>2017-05-16 05:24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5:2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30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5:33:0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7.5886524822695" calcext:value-type="float">
            <text:p>57.5886524823</text:p>
          </table:table-cell>
        </table:table-row>
        <table:table-row table:style-name="ro1">
          <table:table-cell office:value-type="string" calcext:value-type="string">
            <text:p>2017-05-16 05:3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6241134751773" calcext:value-type="float">
            <text:p>57.6241134752</text:p>
          </table:table-cell>
        </table:table-row>
        <table:table-row table:style-name="ro1">
          <table:table-cell office:value-type="string" calcext:value-type="string">
            <text:p>2017-05-16 05:39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7.7659574468085" calcext:value-type="float">
            <text:p>57.7659574468</text:p>
          </table:table-cell>
        </table:table-row>
        <table:table-row table:style-name="ro1">
          <table:table-cell office:value-type="string" calcext:value-type="string">
            <text:p>2017-05-16 05:42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5:45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5:48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7.5177304964539" calcext:value-type="float">
            <text:p>57.5177304965</text:p>
          </table:table-cell>
        </table:table-row>
        <table:table-row table:style-name="ro1">
          <table:table-cell office:value-type="string" calcext:value-type="string">
            <text:p>2017-05-16 05:54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4113475177305" calcext:value-type="float">
            <text:p>57.4113475177</text:p>
          </table:table-cell>
        </table:table-row>
        <table:table-row table:style-name="ro1">
          <table:table-cell office:value-type="string" calcext:value-type="string">
            <text:p>2017-05-16 05:57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0921985815603" calcext:value-type="float">
            <text:p>57.0921985816</text:p>
          </table:table-cell>
        </table:table-row>
        <table:table-row table:style-name="ro1">
          <table:table-cell office:value-type="string" calcext:value-type="string">
            <text:p>2017-05-16 06:00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03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6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3404255319149" calcext:value-type="float">
            <text:p>57.3404255319</text:p>
          </table:table-cell>
        </table:table-row>
        <table:table-row table:style-name="ro1">
          <table:table-cell office:value-type="string" calcext:value-type="string">
            <text:p>2017-05-16 06:09:05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7.7304964539007" calcext:value-type="float">
            <text:p>57.7304964539</text:p>
          </table:table-cell>
        </table:table-row>
        <table:table-row table:style-name="ro1">
          <table:table-cell office:value-type="string" calcext:value-type="string">
            <text:p>2017-05-16 06:12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2340425531915" calcext:value-type="float">
            <text:p>57.2340425532</text:p>
          </table:table-cell>
        </table:table-row>
        <table:table-row table:style-name="ro1">
          <table:table-cell office:value-type="string" calcext:value-type="string">
            <text:p>2017-05-16 06:18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6:2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1631205673759" calcext:value-type="float">
            <text:p>57.1631205674</text:p>
          </table:table-cell>
        </table:table-row>
        <table:table-row table:style-name="ro1">
          <table:table-cell office:value-type="string" calcext:value-type="string">
            <text:p>2017-05-16 06:27:05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7.5531914893617" calcext:value-type="float">
            <text:p>57.5531914894</text:p>
          </table:table-cell>
        </table:table-row>
        <table:table-row table:style-name="ro1">
          <table:table-cell office:value-type="string" calcext:value-type="string">
            <text:p>2017-05-16 06:3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33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6:39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7.6595744680851" calcext:value-type="float">
            <text:p>57.6595744681</text:p>
          </table:table-cell>
        </table:table-row>
        <table:table-row table:style-name="ro1">
          <table:table-cell office:value-type="string" calcext:value-type="string">
            <text:p>2017-05-16 06:45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6:48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6 06:5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7.2695035460993" calcext:value-type="float">
            <text:p>57.2695035461</text:p>
          </table:table-cell>
        </table:table-row>
        <table:table-row table:style-name="ro1">
          <table:table-cell office:value-type="string" calcext:value-type="string">
            <text:p>2017-05-16 06:57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7.3049645390071" calcext:value-type="float">
            <text:p>57.304964539</text:p>
          </table:table-cell>
        </table:table-row>
        <table:table-row table:style-name="ro1">
          <table:table-cell office:value-type="string" calcext:value-type="string">
            <text:p>2017-05-16 07:0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09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12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1985815602837" calcext:value-type="float">
            <text:p>57.1985815603</text:p>
          </table:table-cell>
        </table:table-row>
        <table:table-row table:style-name="ro1">
          <table:table-cell office:value-type="string" calcext:value-type="string">
            <text:p>2017-05-16 07:15:05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7.4468085106383" calcext:value-type="float">
            <text:p>57.4468085106</text:p>
          </table:table-cell>
        </table:table-row>
        <table:table-row table:style-name="ro1">
          <table:table-cell office:value-type="string" calcext:value-type="string">
            <text:p>2017-05-16 07:18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6.5248226950355" calcext:value-type="float">
            <text:p>56.524822695</text:p>
          </table:table-cell>
        </table:table-row>
        <table:table-row table:style-name="ro1">
          <table:table-cell office:value-type="string" calcext:value-type="string">
            <text:p>2017-05-16 07:21:05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7.3758865248227" calcext:value-type="float">
            <text:p>57.3758865248</text:p>
          </table:table-cell>
        </table:table-row>
        <table:table-row table:style-name="ro1">
          <table:table-cell office:value-type="string" calcext:value-type="string">
            <text:p>2017-05-16 07:2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6 07:2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6 07:30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6.9503546099291" calcext:value-type="float">
            <text:p>56.9503546099</text:p>
          </table:table-cell>
        </table:table-row>
        <table:table-row table:style-name="ro1">
          <table:table-cell office:value-type="string" calcext:value-type="string">
            <text:p>2017-05-16 07:36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6.8439716312057" calcext:value-type="float">
            <text:p>56.8439716312</text:p>
          </table:table-cell>
        </table:table-row>
        <table:table-row table:style-name="ro1">
          <table:table-cell office:value-type="string" calcext:value-type="string">
            <text:p>2017-05-16 07:42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6.9148936170213" calcext:value-type="float">
            <text:p>56.914893617</text:p>
          </table:table-cell>
        </table:table-row>
        <table:table-row table:style-name="ro1">
          <table:table-cell office:value-type="string" calcext:value-type="string">
            <text:p>2017-05-16 07:45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7:5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7.0567375886525" calcext:value-type="float">
            <text:p>57.0567375887</text:p>
          </table:table-cell>
        </table:table-row>
        <table:table-row table:style-name="ro1">
          <table:table-cell office:value-type="string" calcext:value-type="string">
            <text:p>2017-05-16 07:54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7.0212765957447" calcext:value-type="float">
            <text:p>57.0212765957</text:p>
          </table:table-cell>
        </table:table-row>
        <table:table-row table:style-name="ro1">
          <table:table-cell office:value-type="string" calcext:value-type="string">
            <text:p>2017-05-16 07:57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7.1631205673759" calcext:value-type="float">
            <text:p>57.1631205674</text:p>
          </table:table-cell>
        </table:table-row>
        <table:table-row table:style-name="ro1">
          <table:table-cell office:value-type="string" calcext:value-type="string">
            <text:p>2017-05-16 08:0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8:15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8:2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6.8439716312057" calcext:value-type="float">
            <text:p>56.8439716312</text:p>
          </table:table-cell>
        </table:table-row>
        <table:table-row table:style-name="ro1">
          <table:table-cell office:value-type="string" calcext:value-type="string">
            <text:p>2017-05-16 08:30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6.7375886524823" calcext:value-type="float">
            <text:p>56.7375886525</text:p>
          </table:table-cell>
        </table:table-row>
        <table:table-row table:style-name="ro1">
          <table:table-cell office:value-type="string" calcext:value-type="string">
            <text:p>2017-05-16 08:33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6 08:36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8:45:05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8:48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8:51:05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8085106382979" calcext:value-type="float">
            <text:p>56.8085106383</text:p>
          </table:table-cell>
        </table:table-row>
        <table:table-row table:style-name="ro1">
          <table:table-cell office:value-type="string" calcext:value-type="string">
            <text:p>2017-05-16 08:54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8:5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00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6.5602836879433" calcext:value-type="float">
            <text:p>56.5602836879</text:p>
          </table:table-cell>
        </table:table-row>
        <table:table-row table:style-name="ro1">
          <table:table-cell office:value-type="string" calcext:value-type="string">
            <text:p>2017-05-16 09:03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06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6.5957446808511" calcext:value-type="float">
            <text:p>56.5957446809</text:p>
          </table:table-cell>
        </table:table-row>
        <table:table-row table:style-name="ro1">
          <table:table-cell office:value-type="string" calcext:value-type="string">
            <text:p>2017-05-16 09:09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12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18:05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6.7021276595745" calcext:value-type="float">
            <text:p>56.7021276596</text:p>
          </table:table-cell>
        </table:table-row>
        <table:table-row table:style-name="ro1">
          <table:table-cell office:value-type="string" calcext:value-type="string">
            <text:p>2017-05-16 09:21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24:05</text:p>
          </table:table-cell>
          <table:table-cell office:value-type="float" office:value="78.6879432624113" calcext:value-type="float">
            <text:p>78.6879432624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4184397163121" calcext:value-type="float">
            <text:p>56.4184397163</text:p>
          </table:table-cell>
        </table:table-row>
        <table:table-row table:style-name="ro1">
          <table:table-cell office:value-type="string" calcext:value-type="string">
            <text:p>2017-05-16 09:27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09:30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09:33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6.1702127659575" calcext:value-type="float">
            <text:p>56.170212766</text:p>
          </table:table-cell>
        </table:table-row>
        <table:table-row table:style-name="ro1">
          <table:table-cell office:value-type="string" calcext:value-type="string">
            <text:p>2017-05-16 09:36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5.7446808510638" calcext:value-type="float">
            <text:p>55.7446808511</text:p>
          </table:table-cell>
        </table:table-row>
        <table:table-row table:style-name="ro1">
          <table:table-cell office:value-type="string" calcext:value-type="string">
            <text:p>2017-05-16 09:39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9:42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09:4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48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09:51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09:54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10:00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06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0:12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0:15:05</text:p>
          </table:table-cell>
          <table:table-cell office:value-type="float" office:value="78.6170212765957" calcext:value-type="float">
            <text:p>78.6170212766</text:p>
          </table:table-cell>
          <table:table-cell office:value-type="float" office:value="73.4751773049645" calcext:value-type="float">
            <text:p>73.475177305</text:p>
          </table:table-cell>
          <table:table-cell office:value-type="float" office:value="56.3829787234043" calcext:value-type="float">
            <text:p>56.3829787234</text:p>
          </table:table-cell>
        </table:table-row>
        <table:table-row table:style-name="ro1">
          <table:table-cell office:value-type="string" calcext:value-type="string">
            <text:p>2017-05-16 10:18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3.3333333333333" calcext:value-type="float">
            <text:p>73.333333333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21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1560283687943" calcext:value-type="float">
            <text:p>73.1560283688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0:24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10:27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5.5673758865248" calcext:value-type="float">
            <text:p>55.5673758865</text:p>
          </table:table-cell>
        </table:table-row>
        <table:table-row table:style-name="ro1">
          <table:table-cell office:value-type="string" calcext:value-type="string">
            <text:p>2017-05-16 10:30:05</text:p>
          </table:table-cell>
          <table:table-cell office:value-type="float" office:value="78.758865248227" calcext:value-type="float">
            <text:p>78.7588652482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6.2411347517731" calcext:value-type="float">
            <text:p>56.2411347518</text:p>
          </table:table-cell>
        </table:table-row>
        <table:table-row table:style-name="ro1">
          <table:table-cell office:value-type="string" calcext:value-type="string">
            <text:p>2017-05-16 10:33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9219858156028" calcext:value-type="float">
            <text:p>55.9219858156</text:p>
          </table:table-cell>
        </table:table-row>
        <table:table-row table:style-name="ro1">
          <table:table-cell office:value-type="string" calcext:value-type="string">
            <text:p>2017-05-16 10:36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0:39:05</text:p>
          </table:table-cell>
          <table:table-cell office:value-type="float" office:value="78.5460992907801" calcext:value-type="float">
            <text:p>78.5460992908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6.1347517730497" calcext:value-type="float">
            <text:p>56.134751773</text:p>
          </table:table-cell>
        </table:table-row>
        <table:table-row table:style-name="ro1">
          <table:table-cell office:value-type="string" calcext:value-type="string">
            <text:p>2017-05-16 10:42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6.0992907801418" calcext:value-type="float">
            <text:p>56.0992907801</text:p>
          </table:table-cell>
        </table:table-row>
        <table:table-row table:style-name="ro1">
          <table:table-cell office:value-type="string" calcext:value-type="string">
            <text:p>2017-05-16 10:48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6.4893617021277" calcext:value-type="float">
            <text:p>56.4893617021</text:p>
          </table:table-cell>
        </table:table-row>
        <table:table-row table:style-name="ro1">
          <table:table-cell office:value-type="string" calcext:value-type="string">
            <text:p>2017-05-16 10:51:05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6.2765957446809" calcext:value-type="float">
            <text:p>56.2765957447</text:p>
          </table:table-cell>
        </table:table-row>
        <table:table-row table:style-name="ro1">
          <table:table-cell office:value-type="string" calcext:value-type="string">
            <text:p>2017-05-16 10:54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0:57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1:0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5.9929078014184" calcext:value-type="float">
            <text:p>55.9929078014</text:p>
          </table:table-cell>
        </table:table-row>
        <table:table-row table:style-name="ro1">
          <table:table-cell office:value-type="string" calcext:value-type="string">
            <text:p>2017-05-16 11:03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886524822695" calcext:value-type="float">
            <text:p>55.8865248227</text:p>
          </table:table-cell>
        </table:table-row>
        <table:table-row table:style-name="ro1">
          <table:table-cell office:value-type="string" calcext:value-type="string">
            <text:p>2017-05-16 11:06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7446808510638" calcext:value-type="float">
            <text:p>55.7446808511</text:p>
          </table:table-cell>
        </table:table-row>
        <table:table-row table:style-name="ro1">
          <table:table-cell office:value-type="string" calcext:value-type="string">
            <text:p>2017-05-16 11:09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5.8156028368794" calcext:value-type="float">
            <text:p>55.8156028369</text:p>
          </table:table-cell>
        </table:table-row>
        <table:table-row table:style-name="ro1">
          <table:table-cell office:value-type="string" calcext:value-type="string">
            <text:p>2017-05-16 11:12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1:15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18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8510638297872" calcext:value-type="float">
            <text:p>55.8510638298</text:p>
          </table:table-cell>
        </table:table-row>
        <table:table-row table:style-name="ro1">
          <table:table-cell office:value-type="string" calcext:value-type="string">
            <text:p>2017-05-16 11:21:05</text:p>
          </table:table-cell>
          <table:table-cell office:value-type="float" office:value="78.5815602836879" calcext:value-type="float">
            <text:p>78.5815602837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6.063829787234" calcext:value-type="float">
            <text:p>56.0638297872</text:p>
          </table:table-cell>
        </table:table-row>
        <table:table-row table:style-name="ro1">
          <table:table-cell office:value-type="string" calcext:value-type="string">
            <text:p>2017-05-16 11:27:0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30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5.9929078014184" calcext:value-type="float">
            <text:p>55.9929078014</text:p>
          </table:table-cell>
        </table:table-row>
        <table:table-row table:style-name="ro1">
          <table:table-cell office:value-type="string" calcext:value-type="string">
            <text:p>2017-05-16 11:36:05</text:p>
          </table:table-cell>
          <table:table-cell office:value-type="float" office:value="78.4042553191489" calcext:value-type="float">
            <text:p>78.4042553191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9219858156028" calcext:value-type="float">
            <text:p>55.9219858156</text:p>
          </table:table-cell>
        </table:table-row>
        <table:table-row table:style-name="ro1">
          <table:table-cell office:value-type="string" calcext:value-type="string">
            <text:p>2017-05-16 11:39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6.2056737588653" calcext:value-type="float">
            <text:p>56.2056737589</text:p>
          </table:table-cell>
        </table:table-row>
        <table:table-row table:style-name="ro1">
          <table:table-cell office:value-type="string" calcext:value-type="string">
            <text:p>2017-05-16 11:42:05</text:p>
          </table:table-cell>
          <table:table-cell office:value-type="float" office:value="78.3687943262411" calcext:value-type="float">
            <text:p>78.3687943262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9574468085106" calcext:value-type="float">
            <text:p>55.9574468085</text:p>
          </table:table-cell>
        </table:table-row>
        <table:table-row table:style-name="ro1">
          <table:table-cell office:value-type="string" calcext:value-type="string">
            <text:p>2017-05-16 11:45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6382978723404" calcext:value-type="float">
            <text:p>55.6382978723</text:p>
          </table:table-cell>
        </table:table-row>
        <table:table-row table:style-name="ro1">
          <table:table-cell office:value-type="string" calcext:value-type="string">
            <text:p>2017-05-16 11:48:05</text:p>
          </table:table-cell>
          <table:table-cell office:value-type="float" office:value="78.5106382978723" calcext:value-type="float">
            <text:p>78.5106382979</text:p>
          </table:table-cell>
          <table:table-cell office:value-type="float" office:value="73.2269503546099" calcext:value-type="float">
            <text:p>73.2269503546</text:p>
          </table:table-cell>
          <table:table-cell office:value-type="float" office:value="56.0992907801418" calcext:value-type="float">
            <text:p>56.0992907801</text:p>
          </table:table-cell>
        </table:table-row>
        <table:table-row table:style-name="ro1">
          <table:table-cell office:value-type="string" calcext:value-type="string">
            <text:p>2017-05-16 11:54:05</text:p>
          </table:table-cell>
          <table:table-cell office:value-type="float" office:value="78.1205673758865" calcext:value-type="float">
            <text:p>78.120567375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5.8510638297872" calcext:value-type="float">
            <text:p>55.8510638298</text:p>
          </table:table-cell>
        </table:table-row>
        <table:table-row table:style-name="ro1">
          <table:table-cell office:value-type="string" calcext:value-type="string">
            <text:p>2017-05-16 12:00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5.531914893617" calcext:value-type="float">
            <text:p>55.5319148936</text:p>
          </table:table-cell>
        </table:table-row>
        <table:table-row table:style-name="ro1">
          <table:table-cell office:value-type="string" calcext:value-type="string">
            <text:p>2017-05-16 12:03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06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09:05</text:p>
          </table:table-cell>
          <table:table-cell office:value-type="float" office:value="77.9787234042553" calcext:value-type="float">
            <text:p>77.978723404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12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2:18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21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27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5.531914893617" calcext:value-type="float">
            <text:p>55.5319148936</text:p>
          </table:table-cell>
        </table:table-row>
        <table:table-row table:style-name="ro1">
          <table:table-cell office:value-type="string" calcext:value-type="string">
            <text:p>2017-05-16 12:30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900709219858" calcext:value-type="float">
            <text:p>55.390070922</text:p>
          </table:table-cell>
        </table:table-row>
        <table:table-row table:style-name="ro1">
          <table:table-cell office:value-type="string" calcext:value-type="string">
            <text:p>2017-05-16 12:33:05</text:p>
          </table:table-cell>
          <table:table-cell office:value-type="float" office:value="78.2978723404255" calcext:value-type="float">
            <text:p>78.2978723404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5.4609929078014" calcext:value-type="float">
            <text:p>55.4609929078</text:p>
          </table:table-cell>
        </table:table-row>
        <table:table-row table:style-name="ro1">
          <table:table-cell office:value-type="string" calcext:value-type="string">
            <text:p>2017-05-16 12:36:05</text:p>
          </table:table-cell>
          <table:table-cell office:value-type="float" office:value="78.2624113475177" calcext:value-type="float">
            <text:p>78.2624113475</text:p>
          </table:table-cell>
          <table:table-cell office:value-type="float" office:value="72.9078014184397" calcext:value-type="float">
            <text:p>72.9078014184</text:p>
          </table:table-cell>
          <table:table-cell office:value-type="float" office:value="55.709219858156" calcext:value-type="float">
            <text:p>55.7092198582</text:p>
          </table:table-cell>
        </table:table-row>
        <table:table-row table:style-name="ro1">
          <table:table-cell office:value-type="string" calcext:value-type="string">
            <text:p>2017-05-16 12:42:05</text:p>
          </table:table-cell>
          <table:table-cell office:value-type="float" office:value="78.4397163120567" calcext:value-type="float">
            <text:p>78.439716312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6028368794326" calcext:value-type="float">
            <text:p>55.6028368794</text:p>
          </table:table-cell>
        </table:table-row>
        <table:table-row table:style-name="ro1">
          <table:table-cell office:value-type="string" calcext:value-type="string">
            <text:p>2017-05-16 12:45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4964539007092" calcext:value-type="float">
            <text:p>55.4964539007</text:p>
          </table:table-cell>
        </table:table-row>
        <table:table-row table:style-name="ro1">
          <table:table-cell office:value-type="string" calcext:value-type="string">
            <text:p>2017-05-16 12:48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5.3900709219858" calcext:value-type="float">
            <text:p>55.390070922</text:p>
          </table:table-cell>
        </table:table-row>
        <table:table-row table:style-name="ro1">
          <table:table-cell office:value-type="string" calcext:value-type="string">
            <text:p>2017-05-16 12:51:05</text:p>
          </table:table-cell>
          <table:table-cell office:value-type="float" office:value="78.3333333333333" calcext:value-type="float">
            <text:p>78.3333333333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191489361702" calcext:value-type="float">
            <text:p>55.3191489362</text:p>
          </table:table-cell>
        </table:table-row>
        <table:table-row table:style-name="ro1">
          <table:table-cell office:value-type="string" calcext:value-type="string">
            <text:p>2017-05-16 12:54:05</text:p>
          </table:table-cell>
          <table:table-cell office:value-type="float" office:value="78.1560283687943" calcext:value-type="float">
            <text:p>78.156028368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2127659574468" calcext:value-type="float">
            <text:p>55.2127659574</text:p>
          </table:table-cell>
        </table:table-row>
        <table:table-row table:style-name="ro1">
          <table:table-cell office:value-type="string" calcext:value-type="string">
            <text:p>2017-05-16 12:57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5.2482269503546" calcext:value-type="float">
            <text:p>55.2482269504</text:p>
          </table:table-cell>
        </table:table-row>
        <table:table-row table:style-name="ro1">
          <table:table-cell office:value-type="string" calcext:value-type="string">
            <text:p>2017-05-16 13:00:05</text:p>
          </table:table-cell>
          <table:table-cell office:value-type="float" office:value="78.2269503546099" calcext:value-type="float">
            <text:p>78.226950354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1063829787234" calcext:value-type="float">
            <text:p>55.1063829787</text:p>
          </table:table-cell>
        </table:table-row>
        <table:table-row table:style-name="ro1">
          <table:table-cell office:value-type="string" calcext:value-type="string">
            <text:p>2017-05-16 13:03:05</text:p>
          </table:table-cell>
          <table:table-cell office:value-type="float" office:value="78.0141843971631" calcext:value-type="float">
            <text:p>78.0141843972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5-16 13:06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5.2482269503546" calcext:value-type="float">
            <text:p>55.2482269504</text:p>
          </table:table-cell>
        </table:table-row>
        <table:table-row table:style-name="ro1">
          <table:table-cell office:value-type="string" calcext:value-type="string">
            <text:p>2017-05-16 13:09:05</text:p>
          </table:table-cell>
          <table:table-cell office:value-type="float" office:value="78.6524822695036" calcext:value-type="float">
            <text:p>78.6524822695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5.4255319148936" calcext:value-type="float">
            <text:p>55.4255319149</text:p>
          </table:table-cell>
        </table:table-row>
        <table:table-row table:style-name="ro1">
          <table:table-cell office:value-type="string" calcext:value-type="string">
            <text:p>2017-05-16 13:12:05</text:p>
          </table:table-cell>
          <table:table-cell office:value-type="float" office:value="78.1205673758865" calcext:value-type="float">
            <text:p>78.120567375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5.3191489361702" calcext:value-type="float">
            <text:p>55.3191489362</text:p>
          </table:table-cell>
        </table:table-row>
        <table:table-row table:style-name="ro1">
          <table:table-cell office:value-type="string" calcext:value-type="string">
            <text:p>2017-05-16 13:18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3:21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3:24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3:30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3:36:05</text:p>
          </table:table-cell>
          <table:table-cell office:value-type="float" office:value="78.0851063829787" calcext:value-type="float">
            <text:p>78.08510638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3:42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3:45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3:48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3:51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3:54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3:57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7659574468085" calcext:value-type="float">
            <text:p>72.7659574468</text:p>
          </table:table-cell>
          <table:table-cell office:value-type="float" office:value="54.822695035461" calcext:value-type="float">
            <text:p>54.8226950355</text:p>
          </table:table-cell>
        </table:table-row>
        <table:table-row table:style-name="ro1">
          <table:table-cell office:value-type="string" calcext:value-type="string">
            <text:p>2017-05-16 14:06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4:09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9290780141844" calcext:value-type="float">
            <text:p>54.9290780142</text:p>
          </table:table-cell>
        </table:table-row>
        <table:table-row table:style-name="ro1">
          <table:table-cell office:value-type="string" calcext:value-type="string">
            <text:p>2017-05-16 14:15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4:18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4:21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4:27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5.0709219858156" calcext:value-type="float">
            <text:p>55.0709219858</text:p>
          </table:table-cell>
        </table:table-row>
        <table:table-row table:style-name="ro1">
          <table:table-cell office:value-type="string" calcext:value-type="string">
            <text:p>2017-05-16 14:3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4:33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4:36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4:39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6099290780142" calcext:value-type="float">
            <text:p>54.609929078</text:p>
          </table:table-cell>
        </table:table-row>
        <table:table-row table:style-name="ro1">
          <table:table-cell office:value-type="string" calcext:value-type="string">
            <text:p>2017-05-16 14:42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7-05-16 14:48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4:51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4:54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5.0354609929078" calcext:value-type="float">
            <text:p>55.0354609929</text:p>
          </table:table-cell>
        </table:table-row>
        <table:table-row table:style-name="ro1">
          <table:table-cell office:value-type="string" calcext:value-type="string">
            <text:p>2017-05-16 14:57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5.177304964539" calcext:value-type="float">
            <text:p>55.1773049645</text:p>
          </table:table-cell>
        </table:table-row>
        <table:table-row table:style-name="ro1">
          <table:table-cell office:value-type="string" calcext:value-type="string">
            <text:p>2017-05-16 15:00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4.8936170212766" calcext:value-type="float">
            <text:p>54.8936170213</text:p>
          </table:table-cell>
        </table:table-row>
        <table:table-row table:style-name="ro1">
          <table:table-cell office:value-type="string" calcext:value-type="string">
            <text:p>2017-05-16 15:03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5:06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4.7163120567376" calcext:value-type="float">
            <text:p>54.7163120567</text:p>
          </table:table-cell>
        </table:table-row>
        <table:table-row table:style-name="ro1">
          <table:table-cell office:value-type="string" calcext:value-type="string">
            <text:p>2017-05-16 15:15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5:18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4.6099290780142" calcext:value-type="float">
            <text:p>54.609929078</text:p>
          </table:table-cell>
        </table:table-row>
        <table:table-row table:style-name="ro1">
          <table:table-cell office:value-type="string" calcext:value-type="string">
            <text:p>2017-05-16 15:21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5:24:05</text:p>
          </table:table-cell>
          <table:table-cell office:value-type="float" office:value="77.9787234042553" calcext:value-type="float">
            <text:p>77.978723404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5:27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5:33:05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5:36:05</text:p>
          </table:table-cell>
          <table:table-cell office:value-type="float" office:value="78.0496453900709" calcext:value-type="float">
            <text:p>78.049645390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645390070922" calcext:value-type="float">
            <text:p>54.6453900709</text:p>
          </table:table-cell>
        </table:table-row>
        <table:table-row table:style-name="ro1">
          <table:table-cell office:value-type="string" calcext:value-type="string">
            <text:p>2017-05-16 15:39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4.7872340425532" calcext:value-type="float">
            <text:p>54.7872340426</text:p>
          </table:table-cell>
        </table:table-row>
        <table:table-row table:style-name="ro1">
          <table:table-cell office:value-type="string" calcext:value-type="string">
            <text:p>2017-05-16 15:42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4.7517730496454" calcext:value-type="float">
            <text:p>54.7517730496</text:p>
          </table:table-cell>
        </table:table-row>
        <table:table-row table:style-name="ro1">
          <table:table-cell office:value-type="string" calcext:value-type="string">
            <text:p>2017-05-16 15:45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4.468085106383" calcext:value-type="float">
            <text:p>54.4680851064</text:p>
          </table:table-cell>
        </table:table-row>
        <table:table-row table:style-name="ro1">
          <table:table-cell office:value-type="string" calcext:value-type="string">
            <text:p>2017-05-16 15:48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54.5744680851064" calcext:value-type="float">
            <text:p>54.5744680851</text:p>
          </table:table-cell>
        </table:table-row>
        <table:table-row table:style-name="ro1">
          <table:table-cell office:value-type="string" calcext:value-type="string">
            <text:p>2017-05-16 15:51:05</text:p>
          </table:table-cell>
          <table:table-cell office:value-type="float" office:value="77.8368794326241" calcext:value-type="float">
            <text:p>77.8368794326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6808510638298" calcext:value-type="float">
            <text:p>54.6808510638</text:p>
          </table:table-cell>
        </table:table-row>
        <table:table-row table:style-name="ro1">
          <table:table-cell office:value-type="string" calcext:value-type="string">
            <text:p>2017-05-16 15:54:05</text:p>
          </table:table-cell>
          <table:table-cell office:value-type="float" office:value="78.1914893617021" calcext:value-type="float">
            <text:p>78.1914893617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8581560283688" calcext:value-type="float">
            <text:p>54.8581560284</text:p>
          </table:table-cell>
        </table:table-row>
        <table:table-row table:style-name="ro1">
          <table:table-cell office:value-type="string" calcext:value-type="string">
            <text:p>2017-05-16 16:03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6808510638298" calcext:value-type="float">
            <text:p>54.6808510638</text:p>
          </table:table-cell>
        </table:table-row>
        <table:table-row table:style-name="ro1">
          <table:table-cell office:value-type="string" calcext:value-type="string">
            <text:p>2017-05-16 16:06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4.468085106383" calcext:value-type="float">
            <text:p>54.4680851064</text:p>
          </table:table-cell>
        </table:table-row>
        <table:table-row table:style-name="ro1">
          <table:table-cell office:value-type="string" calcext:value-type="string">
            <text:p>2017-05-16 16:09:05</text:p>
          </table:table-cell>
          <table:table-cell office:value-type="float" office:value="77.9432624113475" calcext:value-type="float">
            <text:p>77.9432624113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3971631205674" calcext:value-type="float">
            <text:p>54.3971631206</text:p>
          </table:table-cell>
        </table:table-row>
        <table:table-row table:style-name="ro1">
          <table:table-cell office:value-type="string" calcext:value-type="string">
            <text:p>2017-05-16 16:15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6:18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4.2553191489362" calcext:value-type="float">
            <text:p>54.2553191489</text:p>
          </table:table-cell>
        </table:table-row>
        <table:table-row table:style-name="ro1">
          <table:table-cell office:value-type="string" calcext:value-type="string">
            <text:p>2017-05-16 16:27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6:30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4.3262411347518" calcext:value-type="float">
            <text:p>54.3262411348</text:p>
          </table:table-cell>
        </table:table-row>
        <table:table-row table:style-name="ro1">
          <table:table-cell office:value-type="string" calcext:value-type="string">
            <text:p>2017-05-16 16:33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6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3.936170212766" calcext:value-type="float">
            <text:p>53.9361702128</text:p>
          </table:table-cell>
        </table:table-row>
        <table:table-row table:style-name="ro1">
          <table:table-cell office:value-type="string" calcext:value-type="string">
            <text:p>2017-05-16 16:39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6:45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9716312056738" calcext:value-type="float">
            <text:p>53.9716312057</text:p>
          </table:table-cell>
        </table:table-row>
        <table:table-row table:style-name="ro1">
          <table:table-cell office:value-type="string" calcext:value-type="string">
            <text:p>2017-05-16 16:51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6:54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6:57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4.0425531914894" calcext:value-type="float">
            <text:p>54.0425531915</text:p>
          </table:table-cell>
        </table:table-row>
        <table:table-row table:style-name="ro1">
          <table:table-cell office:value-type="string" calcext:value-type="string">
            <text:p>2017-05-16 17:00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4.5035460992908" calcext:value-type="float">
            <text:p>54.5035460993</text:p>
          </table:table-cell>
        </table:table-row>
        <table:table-row table:style-name="ro1">
          <table:table-cell office:value-type="string" calcext:value-type="string">
            <text:p>2017-05-16 17:03:05</text:p>
          </table:table-cell>
          <table:table-cell office:value-type="float" office:value="77.5531914893617" calcext:value-type="float">
            <text:p>77.5531914894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3617021276596" calcext:value-type="float">
            <text:p>54.3617021277</text:p>
          </table:table-cell>
        </table:table-row>
        <table:table-row table:style-name="ro1">
          <table:table-cell office:value-type="string" calcext:value-type="string">
            <text:p>2017-05-16 17:09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4.4326241134752" calcext:value-type="float">
            <text:p>54.4326241135</text:p>
          </table:table-cell>
        </table:table-row>
        <table:table-row table:style-name="ro1">
          <table:table-cell office:value-type="string" calcext:value-type="string">
            <text:p>2017-05-16 17:12:05</text:p>
          </table:table-cell>
          <table:table-cell office:value-type="float" office:value="77.7304964539007" calcext:value-type="float">
            <text:p>77.730496453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4.5390070921986" calcext:value-type="float">
            <text:p>54.5390070922</text:p>
          </table:table-cell>
        </table:table-row>
        <table:table-row table:style-name="ro1">
          <table:table-cell office:value-type="string" calcext:value-type="string">
            <text:p>2017-05-16 17:15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4.290780141844" calcext:value-type="float">
            <text:p>54.2907801418</text:p>
          </table:table-cell>
        </table:table-row>
        <table:table-row table:style-name="ro1">
          <table:table-cell office:value-type="string" calcext:value-type="string">
            <text:p>2017-05-16 17:1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4.113475177305" calcext:value-type="float">
            <text:p>54.1134751773</text:p>
          </table:table-cell>
        </table:table-row>
        <table:table-row table:style-name="ro1">
          <table:table-cell office:value-type="string" calcext:value-type="string">
            <text:p>2017-05-16 17:24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5815602836879" calcext:value-type="float">
            <text:p>53.5815602837</text:p>
          </table:table-cell>
        </table:table-row>
        <table:table-row table:style-name="ro1">
          <table:table-cell office:value-type="string" calcext:value-type="string">
            <text:p>2017-05-16 17:30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6 17:3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6 17:36:05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7:39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7:42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6 17:45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6 17:48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6 17:54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2.4113475177305" calcext:value-type="float">
            <text:p>52.4113475177</text:p>
          </table:table-cell>
        </table:table-row>
        <table:table-row table:style-name="ro1">
          <table:table-cell office:value-type="string" calcext:value-type="string">
            <text:p>2017-05-16 18:00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2.2340425531915" calcext:value-type="float">
            <text:p>52.2340425532</text:p>
          </table:table-cell>
        </table:table-row>
        <table:table-row table:style-name="ro1">
          <table:table-cell office:value-type="string" calcext:value-type="string">
            <text:p>2017-05-16 18:03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6 18:06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6 18:12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2.1276595744681" calcext:value-type="float">
            <text:p>52.1276595745</text:p>
          </table:table-cell>
        </table:table-row>
        <table:table-row table:style-name="ro1">
          <table:table-cell office:value-type="string" calcext:value-type="string">
            <text:p>2017-05-16 18:15:05</text:p>
          </table:table-cell>
          <table:table-cell office:value-type="float" office:value="77.9078014184397" calcext:value-type="float">
            <text:p>77.907801418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2.4822695035461" calcext:value-type="float">
            <text:p>52.4822695035</text:p>
          </table:table-cell>
        </table:table-row>
        <table:table-row table:style-name="ro1">
          <table:table-cell office:value-type="string" calcext:value-type="string">
            <text:p>2017-05-16 18:18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2.3404255319149" calcext:value-type="float">
            <text:p>52.3404255319</text:p>
          </table:table-cell>
        </table:table-row>
        <table:table-row table:style-name="ro1">
          <table:table-cell office:value-type="string" calcext:value-type="string">
            <text:p>2017-05-16 18:24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1.9503546099291" calcext:value-type="float">
            <text:p>51.9503546099</text:p>
          </table:table-cell>
        </table:table-row>
        <table:table-row table:style-name="ro1">
          <table:table-cell office:value-type="string" calcext:value-type="string">
            <text:p>2017-05-16 18:30:05</text:p>
          </table:table-cell>
          <table:table-cell office:value-type="float" office:value="77.6595744680851" calcext:value-type="float">
            <text:p>77.6595744681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51.9503546099291" calcext:value-type="float">
            <text:p>51.9503546099</text:p>
          </table:table-cell>
        </table:table-row>
        <table:table-row table:style-name="ro1">
          <table:table-cell office:value-type="string" calcext:value-type="string">
            <text:p>2017-05-16 18:33:05</text:p>
          </table:table-cell>
          <table:table-cell office:value-type="float" office:value="77.5177304964539" calcext:value-type="float">
            <text:p>77.5177304965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52.0921985815603" calcext:value-type="float">
            <text:p>52.0921985816</text:p>
          </table:table-cell>
        </table:table-row>
        <table:table-row table:style-name="ro1">
          <table:table-cell office:value-type="string" calcext:value-type="string">
            <text:p>2017-05-16 18:39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6 18:45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51.7730496453901" calcext:value-type="float">
            <text:p>51.7730496454</text:p>
          </table:table-cell>
        </table:table-row>
        <table:table-row table:style-name="ro1">
          <table:table-cell office:value-type="string" calcext:value-type="string">
            <text:p>2017-05-16 18:48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6 18:51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6 18:5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6 19:00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1.9858156028369" calcext:value-type="float">
            <text:p>51.9858156028</text:p>
          </table:table-cell>
        </table:table-row>
        <table:table-row table:style-name="ro1">
          <table:table-cell office:value-type="string" calcext:value-type="string">
            <text:p>2017-05-16 19:09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2.5531914893617" calcext:value-type="float">
            <text:p>52.5531914894</text:p>
          </table:table-cell>
        </table:table-row>
        <table:table-row table:style-name="ro1">
          <table:table-cell office:value-type="string" calcext:value-type="string">
            <text:p>2017-05-16 19:12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52.5531914893617" calcext:value-type="float">
            <text:p>52.5531914894</text:p>
          </table:table-cell>
        </table:table-row>
        <table:table-row table:style-name="ro1">
          <table:table-cell office:value-type="string" calcext:value-type="string">
            <text:p>2017-05-16 19:21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6 19:27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53.5106382978723" calcext:value-type="float">
            <text:p>53.5106382979</text:p>
          </table:table-cell>
        </table:table-row>
        <table:table-row table:style-name="ro1">
          <table:table-cell office:value-type="string" calcext:value-type="string">
            <text:p>2017-05-16 19:33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9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52.9787234042553" calcext:value-type="float">
            <text:p>52.9787234043</text:p>
          </table:table-cell>
        </table:table-row>
        <table:table-row table:style-name="ro1">
          <table:table-cell office:value-type="string" calcext:value-type="string">
            <text:p>2017-05-16 19:39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6 19:51:05</text:p>
          </table:table-cell>
          <table:table-cell office:value-type="float" office:value="77.8014184397163" calcext:value-type="float">
            <text:p>77.8014184397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53.5106382978723" calcext:value-type="float">
            <text:p>53.5106382979</text:p>
          </table:table-cell>
        </table:table-row>
        <table:table-row table:style-name="ro1">
          <table:table-cell office:value-type="string" calcext:value-type="string">
            <text:p>2017-05-16 19:5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6 19:57:05</text:p>
          </table:table-cell>
          <table:table-cell office:value-type="float" office:value="77.5886524822695" calcext:value-type="float">
            <text:p>77.5886524823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53.7234042553192" calcext:value-type="float">
            <text:p>53.7234042553</text:p>
          </table:table-cell>
        </table:table-row>
        <table:table-row table:style-name="ro1">
          <table:table-cell office:value-type="string" calcext:value-type="string">
            <text:p>2017-05-16 20:03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3.5460992907801" calcext:value-type="float">
            <text:p>53.5460992908</text:p>
          </table:table-cell>
        </table:table-row>
        <table:table-row table:style-name="ro1">
          <table:table-cell office:value-type="string" calcext:value-type="string">
            <text:p>2017-05-16 20:18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0:36:05</text:p>
          </table:table-cell>
          <table:table-cell office:value-type="float" office:value="77.4468085106383" calcext:value-type="float">
            <text:p>77.446808510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2.9432624113475" calcext:value-type="float">
            <text:p>52.9432624113</text:p>
          </table:table-cell>
        </table:table-row>
        <table:table-row table:style-name="ro1">
          <table:table-cell office:value-type="string" calcext:value-type="string">
            <text:p>2017-05-16 20:39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0:45:05</text:p>
          </table:table-cell>
          <table:table-cell office:value-type="float" office:value="77.4822695035461" calcext:value-type="float">
            <text:p>77.4822695035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6 20:48:05</text:p>
          </table:table-cell>
          <table:table-cell office:value-type="float" office:value="77.6950354609929" calcext:value-type="float">
            <text:p>77.695035461</text:p>
          </table:table-cell>
          <table:table-cell office:value-type="float" office:value="72.8368794326241" calcext:value-type="float">
            <text:p>72.8368794326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1:00:05</text:p>
          </table:table-cell>
          <table:table-cell office:value-type="float" office:value="77.7659574468085" calcext:value-type="float">
            <text:p>77.765957446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1:18:05</text:p>
          </table:table-cell>
          <table:table-cell office:value-type="float" office:value="77.8723404255319" calcext:value-type="float">
            <text:p>77.872340425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1:36:05</text:p>
          </table:table-cell>
          <table:table-cell office:value-type="float" office:value="77.3049645390071" calcext:value-type="float">
            <text:p>77.30496453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3.5815602836879" calcext:value-type="float">
            <text:p>53.5815602837</text:p>
          </table:table-cell>
        </table:table-row>
        <table:table-row table:style-name="ro1">
          <table:table-cell office:value-type="string" calcext:value-type="string">
            <text:p>2017-05-16 21:54:05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2:15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2:21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2:24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2:33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2:42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2:45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2:57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6 23:0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3.4751773049645" calcext:value-type="float">
            <text:p>53.475177305</text:p>
          </table:table-cell>
        </table:table-row>
        <table:table-row table:style-name="ro1">
          <table:table-cell office:value-type="string" calcext:value-type="string">
            <text:p>2017-05-16 23:15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6 23:18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6 23:2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6 23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3:33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6 23:3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6 23:48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53.4397163120567" calcext:value-type="float">
            <text:p>53.4397163121</text:p>
          </table:table-cell>
        </table:table-row>
        <table:table-row table:style-name="ro1">
          <table:table-cell office:value-type="string" calcext:value-type="string">
            <text:p>2017-05-16 23:54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7 00:0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7 00:06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7 00:12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0:15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0:21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1560283687943" calcext:value-type="float">
            <text:p>53.1560283688</text:p>
          </table:table-cell>
        </table:table-row>
        <table:table-row table:style-name="ro1">
          <table:table-cell office:value-type="string" calcext:value-type="string">
            <text:p>2017-05-17 00:3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7 00:45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7 00:4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269503546099" calcext:value-type="float">
            <text:p>53.2269503546</text:p>
          </table:table-cell>
        </table:table-row>
        <table:table-row table:style-name="ro1">
          <table:table-cell office:value-type="string" calcext:value-type="string">
            <text:p>2017-05-17 01:09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3.4751773049645" calcext:value-type="float">
            <text:p>53.475177305</text:p>
          </table:table-cell>
        </table:table-row>
        <table:table-row table:style-name="ro1">
          <table:table-cell office:value-type="string" calcext:value-type="string">
            <text:p>2017-05-17 01:18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7 01:27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3333333333333" calcext:value-type="float">
            <text:p>53.3333333333</text:p>
          </table:table-cell>
        </table:table-row>
        <table:table-row table:style-name="ro1">
          <table:table-cell office:value-type="string" calcext:value-type="string">
            <text:p>2017-05-17 01:30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3687943262411" calcext:value-type="float">
            <text:p>53.3687943262</text:p>
          </table:table-cell>
        </table:table-row>
        <table:table-row table:style-name="ro1">
          <table:table-cell office:value-type="string" calcext:value-type="string">
            <text:p>2017-05-17 01:36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53.2624113475177" calcext:value-type="float">
            <text:p>53.2624113475</text:p>
          </table:table-cell>
        </table:table-row>
        <table:table-row table:style-name="ro1">
          <table:table-cell office:value-type="string" calcext:value-type="string">
            <text:p>2017-05-17 01:54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1:5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3.2978723404255" calcext:value-type="float">
            <text:p>53.2978723404</text:p>
          </table:table-cell>
        </table:table-row>
        <table:table-row table:style-name="ro1">
          <table:table-cell office:value-type="string" calcext:value-type="string">
            <text:p>2017-05-17 02:06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2:27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53.0851063829787" calcext:value-type="float">
            <text:p>53.085106383</text:p>
          </table:table-cell>
        </table:table-row>
        <table:table-row table:style-name="ro1">
          <table:table-cell office:value-type="string" calcext:value-type="string">
            <text:p>2017-05-17 02:30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53.0496453900709" calcext:value-type="float">
            <text:p>53.0496453901</text:p>
          </table:table-cell>
        </table:table-row>
        <table:table-row table:style-name="ro1">
          <table:table-cell office:value-type="string" calcext:value-type="string">
            <text:p>2017-05-17 02:45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3.1914893617021" calcext:value-type="float">
            <text:p>53.1914893617</text:p>
          </table:table-cell>
        </table:table-row>
        <table:table-row table:style-name="ro1">
          <table:table-cell office:value-type="string" calcext:value-type="string">
            <text:p>2017-05-17 02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3.0496453900709" calcext:value-type="float">
            <text:p>53.0496453901</text:p>
          </table:table-cell>
        </table:table-row>
        <table:table-row table:style-name="ro1">
          <table:table-cell office:value-type="string" calcext:value-type="string">
            <text:p>2017-05-17 03:15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3:24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3:30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2.9432624113475" calcext:value-type="float">
            <text:p>52.9432624113</text:p>
          </table:table-cell>
        </table:table-row>
        <table:table-row table:style-name="ro1">
          <table:table-cell office:value-type="string" calcext:value-type="string">
            <text:p>2017-05-17 03:33:05</text:p>
          </table:table-cell>
          <table:table-cell office:value-type="float" office:value="77.2340425531915" calcext:value-type="float">
            <text:p>77.2340425532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3:36:05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3:39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2.9078014184397" calcext:value-type="float">
            <text:p>52.9078014184</text:p>
          </table:table-cell>
        </table:table-row>
        <table:table-row table:style-name="ro1">
          <table:table-cell office:value-type="string" calcext:value-type="string">
            <text:p>2017-05-17 03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3:57:05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4:06:05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52.5886524822695" calcext:value-type="float">
            <text:p>52.5886524823</text:p>
          </table:table-cell>
        </table:table-row>
        <table:table-row table:style-name="ro1">
          <table:table-cell office:value-type="string" calcext:value-type="string">
            <text:p>2017-05-17 04:12:05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4:21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4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4:30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6950354609929" calcext:value-type="float">
            <text:p>52.695035461</text:p>
          </table:table-cell>
        </table:table-row>
        <table:table-row table:style-name="ro1">
          <table:table-cell office:value-type="string" calcext:value-type="string">
            <text:p>2017-05-17 04:33:05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52.2340425531915" calcext:value-type="float">
            <text:p>52.2340425532</text:p>
          </table:table-cell>
        </table:table-row>
        <table:table-row table:style-name="ro1">
          <table:table-cell office:value-type="string" calcext:value-type="string">
            <text:p>2017-05-17 04:39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304964539007" calcext:value-type="float">
            <text:p>52.7304964539</text:p>
          </table:table-cell>
        </table:table-row>
        <table:table-row table:style-name="ro1">
          <table:table-cell office:value-type="string" calcext:value-type="string">
            <text:p>2017-05-17 05:06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3.0141843971631" calcext:value-type="float">
            <text:p>53.0141843972</text:p>
          </table:table-cell>
        </table:table-row>
        <table:table-row table:style-name="ro1">
          <table:table-cell office:value-type="string" calcext:value-type="string">
            <text:p>2017-05-17 05:12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9078014184397" calcext:value-type="float">
            <text:p>52.9078014184</text:p>
          </table:table-cell>
        </table:table-row>
        <table:table-row table:style-name="ro1">
          <table:table-cell office:value-type="string" calcext:value-type="string">
            <text:p>2017-05-17 05:2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7 05:27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5:33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52.5886524822695" calcext:value-type="float">
            <text:p>52.5886524823</text:p>
          </table:table-cell>
        </table:table-row>
        <table:table-row table:style-name="ro1">
          <table:table-cell office:value-type="string" calcext:value-type="string">
            <text:p>2017-05-17 05:51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5:54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06:05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52.7659574468085" calcext:value-type="float">
            <text:p>52.7659574468</text:p>
          </table:table-cell>
        </table:table-row>
        <table:table-row table:style-name="ro1">
          <table:table-cell office:value-type="string" calcext:value-type="string">
            <text:p>2017-05-17 06:09:05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6:18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21:05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2.8014184397163" calcext:value-type="float">
            <text:p>52.8014184397</text:p>
          </table:table-cell>
        </table:table-row>
        <table:table-row table:style-name="ro1">
          <table:table-cell office:value-type="string" calcext:value-type="string">
            <text:p>2017-05-17 06:27:05</text:p>
          </table:table-cell>
          <table:table-cell office:value-type="float" office:value="77.1631205673759" calcext:value-type="float">
            <text:p>77.163120567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52.8368794326241" calcext:value-type="float">
            <text:p>52.8368794326</text:p>
          </table:table-cell>
        </table:table-row>
        <table:table-row table:style-name="ro1">
          <table:table-cell office:value-type="string" calcext:value-type="string">
            <text:p>2017-05-17 06:36:05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3.1205673758865" calcext:value-type="float">
            <text:p>53.1205673759</text:p>
          </table:table-cell>
        </table:table-row>
        <table:table-row table:style-name="ro1">
          <table:table-cell office:value-type="string" calcext:value-type="string">
            <text:p>2017-05-17 06:48:05</text:p>
          </table:table-cell>
          <table:table-cell office:value-type="float" office:value="77.3404255319149" calcext:value-type="float">
            <text:p>77.3404255319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2.8723404255319" calcext:value-type="float">
            <text:p>52.8723404255</text:p>
          </table:table-cell>
        </table:table-row>
        <table:table-row table:style-name="ro1">
          <table:table-cell office:value-type="string" calcext:value-type="string">
            <text:p>2017-05-17 06:57:05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52.5177304964539" calcext:value-type="float">
            <text:p>52.5177304965</text:p>
          </table:table-cell>
        </table:table-row>
        <table:table-row table:style-name="ro1">
          <table:table-cell office:value-type="string" calcext:value-type="string">
            <text:p>2017-05-17 07:15:05</text:p>
          </table:table-cell>
          <table:table-cell office:value-type="float" office:value="77.0567375886525" calcext:value-type="float">
            <text:p>77.056737588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8014184397163" calcext:value-type="float">
            <text:p>52.8014184397</text:p>
          </table:table-cell>
        </table:table-row>
        <table:table-row table:style-name="ro1">
          <table:table-cell office:value-type="string" calcext:value-type="string">
            <text:p>2017-05-17 07:30:05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7:39:05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2.4113475177305" calcext:value-type="float">
            <text:p>52.4113475177</text:p>
          </table:table-cell>
        </table:table-row>
        <table:table-row table:style-name="ro1">
          <table:table-cell office:value-type="string" calcext:value-type="string">
            <text:p>2017-05-17 07:42:05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4468085106383" calcext:value-type="float">
            <text:p>52.4468085106</text:p>
          </table:table-cell>
        </table:table-row>
        <table:table-row table:style-name="ro1">
          <table:table-cell office:value-type="string" calcext:value-type="string">
            <text:p>2017-05-17 08:03:05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2.3758865248227" calcext:value-type="float">
            <text:p>52.3758865248</text:p>
          </table:table-cell>
        </table:table-row>
        <table:table-row table:style-name="ro1">
          <table:table-cell office:value-type="string" calcext:value-type="string">
            <text:p>2017-05-17 08:42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1.9148936170213" calcext:value-type="float">
            <text:p>51.914893617</text:p>
          </table:table-cell>
        </table:table-row>
        <table:table-row table:style-name="ro1">
          <table:table-cell office:value-type="string" calcext:value-type="string">
            <text:p>2017-05-17 08:4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2.0567375886525" calcext:value-type="float">
            <text:p>52.0567375887</text:p>
          </table:table-cell>
        </table:table-row>
        <table:table-row table:style-name="ro1">
          <table:table-cell office:value-type="string" calcext:value-type="string">
            <text:p>2017-05-17 08:48:06</text:p>
          </table:table-cell>
          <table:table-cell office:value-type="float" office:value="77.4113475177305" calcext:value-type="float">
            <text:p>77.4113475177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7 08:51:06</text:p>
          </table:table-cell>
          <table:table-cell office:value-type="float" office:value="77.1985815602837" calcext:value-type="float">
            <text:p>77.1985815603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9148936170213" calcext:value-type="float">
            <text:p>51.914893617</text:p>
          </table:table-cell>
        </table:table-row>
        <table:table-row table:style-name="ro1">
          <table:table-cell office:value-type="string" calcext:value-type="string">
            <text:p>2017-05-17 08:54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9858156028369" calcext:value-type="float">
            <text:p>51.9858156028</text:p>
          </table:table-cell>
        </table:table-row>
        <table:table-row table:style-name="ro1">
          <table:table-cell office:value-type="string" calcext:value-type="string">
            <text:p>2017-05-17 08:57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00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03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51.6666666666667" calcext:value-type="float">
            <text:p>51.6666666667</text:p>
          </table:table-cell>
        </table:table-row>
        <table:table-row table:style-name="ro1">
          <table:table-cell office:value-type="string" calcext:value-type="string">
            <text:p>2017-05-17 09:06:06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51.7730496453901" calcext:value-type="float">
            <text:p>51.7730496454</text:p>
          </table:table-cell>
        </table:table-row>
        <table:table-row table:style-name="ro1">
          <table:table-cell office:value-type="string" calcext:value-type="string">
            <text:p>2017-05-17 09:09:06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2.0212765957447" calcext:value-type="float">
            <text:p>52.0212765957</text:p>
          </table:table-cell>
        </table:table-row>
        <table:table-row table:style-name="ro1">
          <table:table-cell office:value-type="string" calcext:value-type="string">
            <text:p>2017-05-17 09:12:06</text:p>
          </table:table-cell>
          <table:table-cell office:value-type="float" office:value="77.3758865248227" calcext:value-type="float">
            <text:p>77.3758865248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52.0921985815603" calcext:value-type="float">
            <text:p>52.0921985816</text:p>
          </table:table-cell>
        </table:table-row>
        <table:table-row table:style-name="ro1">
          <table:table-cell office:value-type="string" calcext:value-type="string">
            <text:p>2017-05-17 09:1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7375886524823" calcext:value-type="float">
            <text:p>51.7375886525</text:p>
          </table:table-cell>
        </table:table-row>
        <table:table-row table:style-name="ro1">
          <table:table-cell office:value-type="string" calcext:value-type="string">
            <text:p>2017-05-17 09:18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21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51.2765957446809" calcext:value-type="float">
            <text:p>51.2765957447</text:p>
          </table:table-cell>
        </table:table-row>
        <table:table-row table:style-name="ro1">
          <table:table-cell office:value-type="string" calcext:value-type="string">
            <text:p>2017-05-17 09:24:06</text:p>
          </table:table-cell>
          <table:table-cell office:value-type="float" office:value="77.2695035460993" calcext:value-type="float">
            <text:p>77.269503546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27:06</text:p>
          </table:table-cell>
          <table:table-cell office:value-type="float" office:value="77.1276595744681" calcext:value-type="float">
            <text:p>77.127659574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51.8085106382979" calcext:value-type="float">
            <text:p>51.8085106383</text:p>
          </table:table-cell>
        </table:table-row>
        <table:table-row table:style-name="ro1">
          <table:table-cell office:value-type="string" calcext:value-type="string">
            <text:p>2017-05-17 09:30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5602836879433" calcext:value-type="float">
            <text:p>51.5602836879</text:p>
          </table:table-cell>
        </table:table-row>
        <table:table-row table:style-name="ro1">
          <table:table-cell office:value-type="string" calcext:value-type="string">
            <text:p>2017-05-17 09:33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51.2411347517731" calcext:value-type="float">
            <text:p>51.2411347518</text:p>
          </table:table-cell>
        </table:table-row>
        <table:table-row table:style-name="ro1">
          <table:table-cell office:value-type="string" calcext:value-type="string">
            <text:p>2017-05-17 09:36:06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39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51.4893617021277" calcext:value-type="float">
            <text:p>51.4893617021</text:p>
          </table:table-cell>
        </table:table-row>
        <table:table-row table:style-name="ro1">
          <table:table-cell office:value-type="string" calcext:value-type="string">
            <text:p>2017-05-17 09:42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45:06</text:p>
          </table:table-cell>
          <table:table-cell office:value-type="float" office:value="76.8085106382979" calcext:value-type="float">
            <text:p>76.8085106383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51.3475177304965" calcext:value-type="float">
            <text:p>51.3475177305</text:p>
          </table:table-cell>
        </table:table-row>
        <table:table-row table:style-name="ro1">
          <table:table-cell office:value-type="string" calcext:value-type="string">
            <text:p>2017-05-17 09:48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1.3829787234043" calcext:value-type="float">
            <text:p>51.3829787234</text:p>
          </table:table-cell>
        </table:table-row>
        <table:table-row table:style-name="ro1">
          <table:table-cell office:value-type="string" calcext:value-type="string">
            <text:p>2017-05-17 09:51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54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09:57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51.0992907801418" calcext:value-type="float">
            <text:p>51.0992907801</text:p>
          </table:table-cell>
        </table:table-row>
        <table:table-row table:style-name="ro1">
          <table:table-cell office:value-type="string" calcext:value-type="string">
            <text:p>2017-05-17 10:00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10:03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51.3120567375887" calcext:value-type="float">
            <text:p>51.3120567376</text:p>
          </table:table-cell>
        </table:table-row>
        <table:table-row table:style-name="ro1">
          <table:table-cell office:value-type="string" calcext:value-type="string">
            <text:p>2017-05-17 10:06:06</text:p>
          </table:table-cell>
          <table:table-cell office:value-type="float" office:value="76.9858156028369" calcext:value-type="float">
            <text:p>76.9858156028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1.1702127659575" calcext:value-type="float">
            <text:p>51.170212766</text:p>
          </table:table-cell>
        </table:table-row>
        <table:table-row table:style-name="ro1">
          <table:table-cell office:value-type="string" calcext:value-type="string">
            <text:p>2017-05-17 10:09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50.6737588652482" calcext:value-type="float">
            <text:p>50.6737588652</text:p>
          </table:table-cell>
        </table:table-row>
        <table:table-row table:style-name="ro1">
          <table:table-cell office:value-type="string" calcext:value-type="string">
            <text:p>2017-05-17 10:12:06</text:p>
          </table:table-cell>
          <table:table-cell office:value-type="float" office:value="76.9503546099291" calcext:value-type="float">
            <text:p>76.9503546099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1.0283687943262" calcext:value-type="float">
            <text:p>51.0283687943</text:p>
          </table:table-cell>
        </table:table-row>
        <table:table-row table:style-name="ro1">
          <table:table-cell office:value-type="string" calcext:value-type="string">
            <text:p>2017-05-17 10:15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1.1347517730497" calcext:value-type="float">
            <text:p>51.134751773</text:p>
          </table:table-cell>
        </table:table-row>
        <table:table-row table:style-name="ro1">
          <table:table-cell office:value-type="string" calcext:value-type="string">
            <text:p>2017-05-17 10:18:06</text:p>
          </table:table-cell>
          <table:table-cell office:value-type="float" office:value="77.0921985815603" calcext:value-type="float">
            <text:p>77.0921985816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1.4184397163121" calcext:value-type="float">
            <text:p>51.4184397163</text:p>
          </table:table-cell>
        </table:table-row>
        <table:table-row table:style-name="ro1">
          <table:table-cell office:value-type="string" calcext:value-type="string">
            <text:p>2017-05-17 10:21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string" calcext:value-type="string">
            <text:p>2017-05-17 10:24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51.2056737588653" calcext:value-type="float">
            <text:p>51.2056737589</text:p>
          </table:table-cell>
        </table:table-row>
        <table:table-row table:style-name="ro1">
          <table:table-cell office:value-type="string" calcext:value-type="string">
            <text:p>2017-05-17 10:27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51.2056737588653" calcext:value-type="float">
            <text:p>51.2056737589</text:p>
          </table:table-cell>
        </table:table-row>
        <table:table-row table:style-name="ro1">
          <table:table-cell office:value-type="string" calcext:value-type="string">
            <text:p>2017-05-17 10:30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33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1.063829787234" calcext:value-type="float">
            <text:p>51.0638297872</text:p>
          </table:table-cell>
        </table:table-row>
        <table:table-row table:style-name="ro1">
          <table:table-cell office:value-type="string" calcext:value-type="string">
            <text:p>2017-05-17 10:36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50.8510638297872" calcext:value-type="float">
            <text:p>50.8510638298</text:p>
          </table:table-cell>
        </table:table-row>
        <table:table-row table:style-name="ro1">
          <table:table-cell office:value-type="string" calcext:value-type="string">
            <text:p>2017-05-17 10:39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0:42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50.9929078014184" calcext:value-type="float">
            <text:p>50.9929078014</text:p>
          </table:table-cell>
        </table:table-row>
        <table:table-row table:style-name="ro1">
          <table:table-cell office:value-type="string" calcext:value-type="string">
            <text:p>2017-05-17 10:45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0:48:06</text:p>
          </table:table-cell>
          <table:table-cell office:value-type="float" office:value="76.8085106382979" calcext:value-type="float">
            <text:p>76.8085106383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8156028368794" calcext:value-type="float">
            <text:p>50.8156028369</text:p>
          </table:table-cell>
        </table:table-row>
        <table:table-row table:style-name="ro1">
          <table:table-cell office:value-type="string" calcext:value-type="string">
            <text:p>2017-05-17 10:51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54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50.7801418439716" calcext:value-type="float">
            <text:p>50.780141844</text:p>
          </table:table-cell>
        </table:table-row>
        <table:table-row table:style-name="ro1">
          <table:table-cell office:value-type="string" calcext:value-type="string">
            <text:p>2017-05-17 10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50.354609929078" calcext:value-type="float">
            <text:p>50.3546099291</text:p>
          </table:table-cell>
        </table:table-row>
        <table:table-row table:style-name="ro1">
          <table:table-cell office:value-type="string" calcext:value-type="string">
            <text:p>2017-05-17 11:00:06</text:p>
          </table:table-cell>
          <table:table-cell office:value-type="float" office:value="76.9148936170213" calcext:value-type="float">
            <text:p>76.914893617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886524822695" calcext:value-type="float">
            <text:p>50.8865248227</text:p>
          </table:table-cell>
        </table:table-row>
        <table:table-row table:style-name="ro1">
          <table:table-cell office:value-type="string" calcext:value-type="string">
            <text:p>2017-05-17 11:03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50.531914893617" calcext:value-type="float">
            <text:p>50.5319148936</text:p>
          </table:table-cell>
        </table:table-row>
        <table:table-row table:style-name="ro1">
          <table:table-cell office:value-type="string" calcext:value-type="string">
            <text:p>2017-05-17 11:06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0.7446808510638" calcext:value-type="float">
            <text:p>50.7446808511</text:p>
          </table:table-cell>
        </table:table-row>
        <table:table-row table:style-name="ro1">
          <table:table-cell office:value-type="string" calcext:value-type="string">
            <text:p>2017-05-17 11:09:06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8156028368794" calcext:value-type="float">
            <text:p>50.8156028369</text:p>
          </table:table-cell>
        </table:table-row>
        <table:table-row table:style-name="ro1">
          <table:table-cell office:value-type="string" calcext:value-type="string">
            <text:p>2017-05-17 11:12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50.709219858156" calcext:value-type="float">
            <text:p>50.7092198582</text:p>
          </table:table-cell>
        </table:table-row>
        <table:table-row table:style-name="ro1">
          <table:table-cell office:value-type="string" calcext:value-type="string">
            <text:p>2017-05-17 11:15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7446808510638" calcext:value-type="float">
            <text:p>50.7446808511</text:p>
          </table:table-cell>
        </table:table-row>
        <table:table-row table:style-name="ro1">
          <table:table-cell office:value-type="string" calcext:value-type="string">
            <text:p>2017-05-17 11:18:06</text:p>
          </table:table-cell>
          <table:table-cell office:value-type="float" office:value="76.6312056737589" calcext:value-type="float">
            <text:p>76.6312056738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0.6382978723404" calcext:value-type="float">
            <text:p>50.6382978723</text:p>
          </table:table-cell>
        </table:table-row>
        <table:table-row table:style-name="ro1">
          <table:table-cell office:value-type="string" calcext:value-type="string">
            <text:p>2017-05-17 11:21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50.4609929078014" calcext:value-type="float">
            <text:p>50.4609929078</text:p>
          </table:table-cell>
        </table:table-row>
        <table:table-row table:style-name="ro1">
          <table:table-cell office:value-type="string" calcext:value-type="string">
            <text:p>2017-05-17 11:24:06</text:p>
          </table:table-cell>
          <table:table-cell office:value-type="float" office:value="76.8439716312057" calcext:value-type="float">
            <text:p>76.843971631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3900709219858" calcext:value-type="float">
            <text:p>50.390070922</text:p>
          </table:table-cell>
        </table:table-row>
        <table:table-row table:style-name="ro1">
          <table:table-cell office:value-type="string" calcext:value-type="string">
            <text:p>2017-05-17 11:27:06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1:30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3900709219858" calcext:value-type="float">
            <text:p>50.390070922</text:p>
          </table:table-cell>
        </table:table-row>
        <table:table-row table:style-name="ro1">
          <table:table-cell office:value-type="string" calcext:value-type="string">
            <text:p>2017-05-17 11:33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9432624113475" calcext:value-type="float">
            <text:p>72.9432624113</text:p>
          </table:table-cell>
          <table:table-cell office:value-type="float" office:value="50.5673758865248" calcext:value-type="float">
            <text:p>50.5673758865</text:p>
          </table:table-cell>
        </table:table-row>
        <table:table-row table:style-name="ro1">
          <table:table-cell office:value-type="string" calcext:value-type="string">
            <text:p>2017-05-17 11:36:06</text:p>
          </table:table-cell>
          <table:table-cell office:value-type="float" office:value="76.6666666666667" calcext:value-type="float">
            <text:p>76.6666666667</text:p>
          </table:table-cell>
          <table:table-cell office:value-type="float" office:value="73.0496453900709" calcext:value-type="float">
            <text:p>73.0496453901</text:p>
          </table:table-cell>
          <table:table-cell office:value-type="float" office:value="50.709219858156" calcext:value-type="float">
            <text:p>50.7092198582</text:p>
          </table:table-cell>
        </table:table-row>
        <table:table-row table:style-name="ro1">
          <table:table-cell office:value-type="string" calcext:value-type="string">
            <text:p>2017-05-17 11:39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9787234042553" calcext:value-type="float">
            <text:p>72.9787234043</text:p>
          </table:table-cell>
          <table:table-cell office:value-type="float" office:value="50.6028368794326" calcext:value-type="float">
            <text:p>50.6028368794</text:p>
          </table:table-cell>
        </table:table-row>
        <table:table-row table:style-name="ro1">
          <table:table-cell office:value-type="string" calcext:value-type="string">
            <text:p>2017-05-17 11:42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50.4964539007092" calcext:value-type="float">
            <text:p>50.4964539007</text:p>
          </table:table-cell>
        </table:table-row>
        <table:table-row table:style-name="ro1">
          <table:table-cell office:value-type="string" calcext:value-type="string">
            <text:p>2017-05-17 11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0.354609929078" calcext:value-type="float">
            <text:p>50.3546099291</text:p>
          </table:table-cell>
        </table:table-row>
        <table:table-row table:style-name="ro1">
          <table:table-cell office:value-type="string" calcext:value-type="string">
            <text:p>2017-05-17 11:48:06</text:p>
          </table:table-cell>
          <table:table-cell office:value-type="float" office:value="76.7021276595745" calcext:value-type="float">
            <text:p>76.7021276596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0.4255319148936" calcext:value-type="float">
            <text:p>50.4255319149</text:p>
          </table:table-cell>
        </table:table-row>
        <table:table-row table:style-name="ro1">
          <table:table-cell office:value-type="string" calcext:value-type="string">
            <text:p>2017-05-17 11:51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0.1418439716312" calcext:value-type="float">
            <text:p>50.1418439716</text:p>
          </table:table-cell>
        </table:table-row>
        <table:table-row table:style-name="ro1">
          <table:table-cell office:value-type="string" calcext:value-type="string">
            <text:p>2017-05-17 11:5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2836879432624" calcext:value-type="float">
            <text:p>50.2836879433</text:p>
          </table:table-cell>
        </table:table-row>
        <table:table-row table:style-name="ro1">
          <table:table-cell office:value-type="string" calcext:value-type="string">
            <text:p>2017-05-17 11:57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0354609929078" calcext:value-type="float">
            <text:p>50.0354609929</text:p>
          </table:table-cell>
        </table:table-row>
        <table:table-row table:style-name="ro1">
          <table:table-cell office:value-type="string" calcext:value-type="string">
            <text:p>2017-05-17 12:00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50.177304964539" calcext:value-type="float">
            <text:p>50.1773049645</text:p>
          </table:table-cell>
        </table:table-row>
        <table:table-row table:style-name="ro1">
          <table:table-cell office:value-type="string" calcext:value-type="string">
            <text:p>2017-05-17 12:03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6950354609929" calcext:value-type="float">
            <text:p>72.695035461</text:p>
          </table:table-cell>
          <table:table-cell office:value-type="float" office:value="50.177304964539" calcext:value-type="float">
            <text:p>50.1773049645</text:p>
          </table:table-cell>
        </table:table-row>
        <table:table-row table:style-name="ro1">
          <table:table-cell office:value-type="string" calcext:value-type="string">
            <text:p>2017-05-17 12:06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0.2482269503546" calcext:value-type="float">
            <text:p>50.2482269504</text:p>
          </table:table-cell>
        </table:table-row>
        <table:table-row table:style-name="ro1">
          <table:table-cell office:value-type="string" calcext:value-type="string">
            <text:p>2017-05-17 12:09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0.2836879432624" calcext:value-type="float">
            <text:p>50.2836879433</text:p>
          </table:table-cell>
        </table:table-row>
        <table:table-row table:style-name="ro1">
          <table:table-cell office:value-type="string" calcext:value-type="string">
            <text:p>2017-05-17 12:12:06</text:p>
          </table:table-cell>
          <table:table-cell office:value-type="float" office:value="77.0212765957447" calcext:value-type="float">
            <text:p>77.0212765957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0.5673758865248" calcext:value-type="float">
            <text:p>50.5673758865</text:p>
          </table:table-cell>
        </table:table-row>
        <table:table-row table:style-name="ro1">
          <table:table-cell office:value-type="string" calcext:value-type="string">
            <text:p>2017-05-17 12:15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18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6241134751773" calcext:value-type="float">
            <text:p>72.6241134752</text:p>
          </table:table-cell>
          <table:table-cell office:value-type="float" office:value="50.2127659574468" calcext:value-type="float">
            <text:p>50.2127659574</text:p>
          </table:table-cell>
        </table:table-row>
        <table:table-row table:style-name="ro1">
          <table:table-cell office:value-type="string" calcext:value-type="string">
            <text:p>2017-05-17 12:21:06</text:p>
          </table:table-cell>
          <table:table-cell office:value-type="float" office:value="76.7730496453901" calcext:value-type="float">
            <text:p>76.7730496454</text:p>
          </table:table-cell>
          <table:table-cell office:value-type="float" office:value="73.1914893617021" calcext:value-type="float">
            <text:p>73.1914893617</text:p>
          </table:table-cell>
          <table:table-cell office:value-type="float" office:value="50.531914893617" calcext:value-type="float">
            <text:p>50.5319148936</text:p>
          </table:table-cell>
        </table:table-row>
        <table:table-row table:style-name="ro1">
          <table:table-cell office:value-type="string" calcext:value-type="string">
            <text:p>2017-05-17 12:24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50.3191489361702" calcext:value-type="float">
            <text:p>50.3191489362</text:p>
          </table:table-cell>
        </table:table-row>
        <table:table-row table:style-name="ro1">
          <table:table-cell office:value-type="string" calcext:value-type="string">
            <text:p>2017-05-17 12:27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8014184397163" calcext:value-type="float">
            <text:p>72.8014184397</text:p>
          </table:table-cell>
          <table:table-cell office:value-type="float" office:value="50.2127659574468" calcext:value-type="float">
            <text:p>50.2127659574</text:p>
          </table:table-cell>
        </table:table-row>
        <table:table-row table:style-name="ro1">
          <table:table-cell office:value-type="string" calcext:value-type="string">
            <text:p>2017-05-17 12:30:06</text:p>
          </table:table-cell>
          <table:table-cell office:value-type="float" office:value="76.5248226950355" calcext:value-type="float">
            <text:p>76.524822695</text:p>
          </table:table-cell>
          <table:table-cell office:value-type="float" office:value="72.5531914893617" calcext:value-type="float">
            <text:p>72.5531914894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33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36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39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05-17 12:42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45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2:48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2:51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2:54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2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00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50.0709219858156" calcext:value-type="float">
            <text:p>50.0709219858</text:p>
          </table:table-cell>
        </table:table-row>
        <table:table-row table:style-name="ro1">
          <table:table-cell office:value-type="string" calcext:value-type="string">
            <text:p>2017-05-17 13:03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50.0354609929078" calcext:value-type="float">
            <text:p>50.0354609929</text:p>
          </table:table-cell>
        </table:table-row>
        <table:table-row table:style-name="ro1">
          <table:table-cell office:value-type="string" calcext:value-type="string">
            <text:p>2017-05-17 13:06:06</text:p>
          </table:table-cell>
          <table:table-cell office:value-type="float" office:value="76.6312056737589" calcext:value-type="float">
            <text:p>76.6312056738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09:06</text:p>
          </table:table-cell>
          <table:table-cell office:value-type="float" office:value="76.7375886524823" calcext:value-type="float">
            <text:p>76.7375886525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50.3191489361702" calcext:value-type="float">
            <text:p>50.3191489362</text:p>
          </table:table-cell>
        </table:table-row>
        <table:table-row table:style-name="ro1">
          <table:table-cell office:value-type="string" calcext:value-type="string">
            <text:p>2017-05-17 13:12:06</text:p>
          </table:table-cell>
          <table:table-cell office:value-type="float" office:value="76.5957446808511" calcext:value-type="float">
            <text:p>76.595744680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7872340425532" calcext:value-type="float">
            <text:p>49.7872340426</text:p>
          </table:table-cell>
        </table:table-row>
        <table:table-row table:style-name="ro1">
          <table:table-cell office:value-type="string" calcext:value-type="string">
            <text:p>2017-05-17 13:15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9.9290780141844" calcext:value-type="float">
            <text:p>49.9290780142</text:p>
          </table:table-cell>
        </table:table-row>
        <table:table-row table:style-name="ro1">
          <table:table-cell office:value-type="string" calcext:value-type="string">
            <text:p>2017-05-17 13:18:06</text:p>
          </table:table-cell>
          <table:table-cell office:value-type="float" office:value="76.8794326241135" calcext:value-type="float">
            <text:p>76.8794326241</text:p>
          </table:table-cell>
          <table:table-cell office:value-type="float" office:value="73.0851063829787" calcext:value-type="float">
            <text:p>73.085106383</text:p>
          </table:table-cell>
          <table:table-cell office:value-type="float" office:value="50.1063829787234" calcext:value-type="float">
            <text:p>50.1063829787</text:p>
          </table:table-cell>
        </table:table-row>
        <table:table-row table:style-name="ro1">
          <table:table-cell office:value-type="string" calcext:value-type="string">
            <text:p>2017-05-17 13:21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9645390070922" calcext:value-type="float">
            <text:p>49.9645390071</text:p>
          </table:table-cell>
        </table:table-row>
        <table:table-row table:style-name="ro1">
          <table:table-cell office:value-type="string" calcext:value-type="string">
            <text:p>2017-05-17 13:2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9.7517730496454" calcext:value-type="float">
            <text:p>49.7517730496</text:p>
          </table:table-cell>
        </table:table-row>
        <table:table-row table:style-name="ro1">
          <table:table-cell office:value-type="string" calcext:value-type="string">
            <text:p>2017-05-17 13:27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49.8581560283688" calcext:value-type="float">
            <text:p>49.8581560284</text:p>
          </table:table-cell>
        </table:table-row>
        <table:table-row table:style-name="ro1">
          <table:table-cell office:value-type="string" calcext:value-type="string">
            <text:p>2017-05-17 13:30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9.8936170212766" calcext:value-type="float">
            <text:p>49.8936170213</text:p>
          </table:table-cell>
        </table:table-row>
        <table:table-row table:style-name="ro1">
          <table:table-cell office:value-type="string" calcext:value-type="string">
            <text:p>2017-05-17 13:33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8936170212766" calcext:value-type="float">
            <text:p>49.8936170213</text:p>
          </table:table-cell>
        </table:table-row>
        <table:table-row table:style-name="ro1">
          <table:table-cell office:value-type="string" calcext:value-type="string">
            <text:p>2017-05-17 13:36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0921985815603" calcext:value-type="float">
            <text:p>72.0921985816</text:p>
          </table:table-cell>
          <table:table-cell office:value-type="float" office:value="49.6808510638298" calcext:value-type="float">
            <text:p>49.6808510638</text:p>
          </table:table-cell>
        </table:table-row>
        <table:table-row table:style-name="ro1">
          <table:table-cell office:value-type="string" calcext:value-type="string">
            <text:p>2017-05-17 13:39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3:42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3:45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9.5035460992908" calcext:value-type="float">
            <text:p>49.5035460993</text:p>
          </table:table-cell>
        </table:table-row>
        <table:table-row table:style-name="ro1">
          <table:table-cell office:value-type="string" calcext:value-type="string">
            <text:p>2017-05-17 13:48:06</text:p>
          </table:table-cell>
          <table:table-cell office:value-type="float" office:value="76.3475177304965" calcext:value-type="float">
            <text:p>76.3475177305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3:5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3:54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3:57:06</text:p>
          </table:table-cell>
          <table:table-cell office:value-type="float" office:value="76.4184397163121" calcext:value-type="float">
            <text:p>76.4184397163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4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5744680851064" calcext:value-type="float">
            <text:p>49.5744680851</text:p>
          </table:table-cell>
        </table:table-row>
        <table:table-row table:style-name="ro1">
          <table:table-cell office:value-type="string" calcext:value-type="string">
            <text:p>2017-05-17 14:03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9.7163120567376" calcext:value-type="float">
            <text:p>49.7163120567</text:p>
          </table:table-cell>
        </table:table-row>
        <table:table-row table:style-name="ro1">
          <table:table-cell office:value-type="string" calcext:value-type="string">
            <text:p>2017-05-17 14:06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9.4326241134752" calcext:value-type="float">
            <text:p>49.4326241135</text:p>
          </table:table-cell>
        </table:table-row>
        <table:table-row table:style-name="ro1">
          <table:table-cell office:value-type="string" calcext:value-type="string">
            <text:p>2017-05-17 14:09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9.5390070921986" calcext:value-type="float">
            <text:p>49.5390070922</text:p>
          </table:table-cell>
        </table:table-row>
        <table:table-row table:style-name="ro1">
          <table:table-cell office:value-type="string" calcext:value-type="string">
            <text:p>2017-05-17 14:12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15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18:06</text:p>
          </table:table-cell>
          <table:table-cell office:value-type="float" office:value="76.4893617021277" calcext:value-type="float">
            <text:p>76.4893617021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9.6808510638298" calcext:value-type="float">
            <text:p>49.6808510638</text:p>
          </table:table-cell>
        </table:table-row>
        <table:table-row table:style-name="ro1">
          <table:table-cell office:value-type="string" calcext:value-type="string">
            <text:p>2017-05-17 14:2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9.3971631205674" calcext:value-type="float">
            <text:p>49.3971631206</text:p>
          </table:table-cell>
        </table:table-row>
        <table:table-row table:style-name="ro1">
          <table:table-cell office:value-type="string" calcext:value-type="string">
            <text:p>2017-05-17 14:24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27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9.468085106383" calcext:value-type="float">
            <text:p>49.4680851064</text:p>
          </table:table-cell>
        </table:table-row>
        <table:table-row table:style-name="ro1">
          <table:table-cell office:value-type="string" calcext:value-type="string">
            <text:p>2017-05-17 14:30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9.1843971631206" calcext:value-type="float">
            <text:p>49.1843971631</text:p>
          </table:table-cell>
        </table:table-row>
        <table:table-row table:style-name="ro1">
          <table:table-cell office:value-type="string" calcext:value-type="string">
            <text:p>2017-05-17 14:33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8439716312057" calcext:value-type="float">
            <text:p>71.8439716312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36:06</text:p>
          </table:table-cell>
          <table:table-cell office:value-type="float" office:value="75.8865248226951" calcext:value-type="float">
            <text:p>75.8865248227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9.1489361702128" calcext:value-type="float">
            <text:p>49.1489361702</text:p>
          </table:table-cell>
        </table:table-row>
        <table:table-row table:style-name="ro1">
          <table:table-cell office:value-type="string" calcext:value-type="string">
            <text:p>2017-05-17 14:39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4468085106383" calcext:value-type="float">
            <text:p>72.4468085106</text:p>
          </table:table-cell>
          <table:table-cell office:value-type="float" office:value="49.2198581560284" calcext:value-type="float">
            <text:p>49.219858156</text:p>
          </table:table-cell>
        </table:table-row>
        <table:table-row table:style-name="ro1">
          <table:table-cell office:value-type="string" calcext:value-type="string">
            <text:p>2017-05-17 14:42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4113475177305" calcext:value-type="float">
            <text:p>72.4113475177</text:p>
          </table:table-cell>
          <table:table-cell office:value-type="float" office:value="49.1843971631206" calcext:value-type="float">
            <text:p>49.1843971631</text:p>
          </table:table-cell>
        </table:table-row>
        <table:table-row table:style-name="ro1">
          <table:table-cell office:value-type="string" calcext:value-type="string">
            <text:p>2017-05-17 14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7304964539007" calcext:value-type="float">
            <text:p>72.7304964539</text:p>
          </table:table-cell>
          <table:table-cell office:value-type="float" office:value="49.645390070922" calcext:value-type="float">
            <text:p>49.6453900709</text:p>
          </table:table-cell>
        </table:table-row>
        <table:table-row table:style-name="ro1">
          <table:table-cell office:value-type="string" calcext:value-type="string">
            <text:p>2017-05-17 14:48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4:5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4:54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49.0070921985816" calcext:value-type="float">
            <text:p>49.0070921986</text:p>
          </table:table-cell>
        </table:table-row>
        <table:table-row table:style-name="ro1">
          <table:table-cell office:value-type="string" calcext:value-type="string">
            <text:p>2017-05-17 14:57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9716312056738" calcext:value-type="float">
            <text:p>48.9716312057</text:p>
          </table:table-cell>
        </table:table-row>
        <table:table-row table:style-name="ro1">
          <table:table-cell office:value-type="string" calcext:value-type="string">
            <text:p>2017-05-17 15:00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5177304964539" calcext:value-type="float">
            <text:p>72.5177304965</text:p>
          </table:table-cell>
          <table:table-cell office:value-type="float" office:value="49.2553191489362" calcext:value-type="float">
            <text:p>49.2553191489</text:p>
          </table:table-cell>
        </table:table-row>
        <table:table-row table:style-name="ro1">
          <table:table-cell office:value-type="string" calcext:value-type="string">
            <text:p>2017-05-17 15:03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9858156028369" calcext:value-type="float">
            <text:p>71.9858156028</text:p>
          </table:table-cell>
          <table:table-cell office:value-type="float" office:value="48.758865248227" calcext:value-type="float">
            <text:p>48.7588652482</text:p>
          </table:table-cell>
        </table:table-row>
        <table:table-row table:style-name="ro1">
          <table:table-cell office:value-type="string" calcext:value-type="string">
            <text:p>2017-05-17 15:06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8723404255319" calcext:value-type="float">
            <text:p>72.8723404255</text:p>
          </table:table-cell>
          <table:table-cell office:value-type="float" office:value="49.290780141844" calcext:value-type="float">
            <text:p>49.2907801418</text:p>
          </table:table-cell>
        </table:table-row>
        <table:table-row table:style-name="ro1">
          <table:table-cell office:value-type="string" calcext:value-type="string">
            <text:p>2017-05-17 15:09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8652482269504" calcext:value-type="float">
            <text:p>48.865248227</text:p>
          </table:table-cell>
        </table:table-row>
        <table:table-row table:style-name="ro1">
          <table:table-cell office:value-type="string" calcext:value-type="string">
            <text:p>2017-05-17 15:12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8.8297872340426" calcext:value-type="float">
            <text:p>48.829787234</text:p>
          </table:table-cell>
        </table:table-row>
        <table:table-row table:style-name="ro1">
          <table:table-cell office:value-type="string" calcext:value-type="string">
            <text:p>2017-05-17 15:15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2.3404255319149" calcext:value-type="float">
            <text:p>72.3404255319</text:p>
          </table:table-cell>
          <table:table-cell office:value-type="float" office:value="48.7943262411348" calcext:value-type="float">
            <text:p>48.7943262411</text:p>
          </table:table-cell>
        </table:table-row>
        <table:table-row table:style-name="ro1">
          <table:table-cell office:value-type="string" calcext:value-type="string">
            <text:p>2017-05-17 15:18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21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7234042553192" calcext:value-type="float">
            <text:p>48.7234042553</text:p>
          </table:table-cell>
        </table:table-row>
        <table:table-row table:style-name="ro1">
          <table:table-cell office:value-type="string" calcext:value-type="string">
            <text:p>2017-05-17 15:24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2.5886524822695" calcext:value-type="float">
            <text:p>72.5886524823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5:27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8.5815602836879" calcext:value-type="float">
            <text:p>48.5815602837</text:p>
          </table:table-cell>
        </table:table-row>
        <table:table-row table:style-name="ro1">
          <table:table-cell office:value-type="string" calcext:value-type="string">
            <text:p>2017-05-17 15:30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48.8652482269504" calcext:value-type="float">
            <text:p>48.865248227</text:p>
          </table:table-cell>
        </table:table-row>
        <table:table-row table:style-name="ro1">
          <table:table-cell office:value-type="string" calcext:value-type="string">
            <text:p>2017-05-17 15:33:06</text:p>
          </table:table-cell>
          <table:table-cell office:value-type="float" office:value="76.5602836879433" calcext:value-type="float">
            <text:p>76.5602836879</text:p>
          </table:table-cell>
          <table:table-cell office:value-type="float" office:value="72.6595744680851" calcext:value-type="float">
            <text:p>72.6595744681</text:p>
          </table:table-cell>
          <table:table-cell office:value-type="float" office:value="48.7943262411348" calcext:value-type="float">
            <text:p>48.7943262411</text:p>
          </table:table-cell>
        </table:table-row>
        <table:table-row table:style-name="ro1">
          <table:table-cell office:value-type="string" calcext:value-type="string">
            <text:p>2017-05-17 15:36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1276595744681" calcext:value-type="float">
            <text:p>72.1276595745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39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2.4822695035461" calcext:value-type="float">
            <text:p>72.4822695035</text:p>
          </table:table-cell>
          <table:table-cell office:value-type="float" office:value="48.936170212766" calcext:value-type="float">
            <text:p>48.9361702128</text:p>
          </table:table-cell>
        </table:table-row>
        <table:table-row table:style-name="ro1">
          <table:table-cell office:value-type="string" calcext:value-type="string">
            <text:p>2017-05-17 15:42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7234042553192" calcext:value-type="float">
            <text:p>48.7234042553</text:p>
          </table:table-cell>
        </table:table-row>
        <table:table-row table:style-name="ro1">
          <table:table-cell office:value-type="string" calcext:value-type="string">
            <text:p>2017-05-17 15:45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6524822695036" calcext:value-type="float">
            <text:p>48.6524822695</text:p>
          </table:table-cell>
        </table:table-row>
        <table:table-row table:style-name="ro1">
          <table:table-cell office:value-type="string" calcext:value-type="string">
            <text:p>2017-05-17 15:48:06</text:p>
          </table:table-cell>
          <table:table-cell office:value-type="float" office:value="76.0992907801419" calcext:value-type="float">
            <text:p>76.0992907801</text:p>
          </table:table-cell>
          <table:table-cell office:value-type="float" office:value="72.3049645390071" calcext:value-type="float">
            <text:p>72.304964539</text:p>
          </table:table-cell>
          <table:table-cell office:value-type="float" office:value="48.5815602836879" calcext:value-type="float">
            <text:p>48.5815602837</text:p>
          </table:table-cell>
        </table:table-row>
        <table:table-row table:style-name="ro1">
          <table:table-cell office:value-type="string" calcext:value-type="string">
            <text:p>2017-05-17 15:5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2.1631205673759" calcext:value-type="float">
            <text:p>72.1631205674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5:54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2.3758865248227" calcext:value-type="float">
            <text:p>72.3758865248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5:57:06</text:p>
          </table:table-cell>
          <table:table-cell office:value-type="float" office:value="76.3120567375887" calcext:value-type="float">
            <text:p>76.3120567376</text:p>
          </table:table-cell>
          <table:table-cell office:value-type="float" office:value="72.2340425531915" calcext:value-type="float">
            <text:p>72.2340425532</text:p>
          </table:table-cell>
          <table:table-cell office:value-type="float" office:value="48.4751773049645" calcext:value-type="float">
            <text:p>48.475177305</text:p>
          </table:table-cell>
        </table:table-row>
        <table:table-row table:style-name="ro1">
          <table:table-cell office:value-type="string" calcext:value-type="string">
            <text:p>2017-05-17 16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8.4042553191489" calcext:value-type="float">
            <text:p>48.4042553191</text:p>
          </table:table-cell>
        </table:table-row>
        <table:table-row table:style-name="ro1">
          <table:table-cell office:value-type="string" calcext:value-type="string">
            <text:p>2017-05-17 16:03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06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09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8.4397163120567" calcext:value-type="float">
            <text:p>48.4397163121</text:p>
          </table:table-cell>
        </table:table-row>
        <table:table-row table:style-name="ro1">
          <table:table-cell office:value-type="string" calcext:value-type="string">
            <text:p>2017-05-17 16:12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8.0141843971631" calcext:value-type="float">
            <text:p>48.0141843972</text:p>
          </table:table-cell>
        </table:table-row>
        <table:table-row table:style-name="ro1">
          <table:table-cell office:value-type="string" calcext:value-type="string">
            <text:p>2017-05-17 16:15:06</text:p>
          </table:table-cell>
          <table:table-cell office:value-type="float" office:value="75.9219858156028" calcext:value-type="float">
            <text:p>75.9219858156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8.2269503546099" calcext:value-type="float">
            <text:p>48.2269503546</text:p>
          </table:table-cell>
        </table:table-row>
        <table:table-row table:style-name="ro1">
          <table:table-cell office:value-type="string" calcext:value-type="string">
            <text:p>2017-05-17 16:18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8.2269503546099" calcext:value-type="float">
            <text:p>48.2269503546</text:p>
          </table:table-cell>
        </table:table-row>
        <table:table-row table:style-name="ro1">
          <table:table-cell office:value-type="string" calcext:value-type="string">
            <text:p>2017-05-17 16:21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8.2624113475177" calcext:value-type="float">
            <text:p>48.2624113475</text:p>
          </table:table-cell>
        </table:table-row>
        <table:table-row table:style-name="ro1">
          <table:table-cell office:value-type="string" calcext:value-type="string">
            <text:p>2017-05-17 16:24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8.1560283687943" calcext:value-type="float">
            <text:p>48.1560283688</text:p>
          </table:table-cell>
        </table:table-row>
        <table:table-row table:style-name="ro1">
          <table:table-cell office:value-type="string" calcext:value-type="string">
            <text:p>2017-05-17 16:27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7.8723404255319" calcext:value-type="float">
            <text:p>47.8723404255</text:p>
          </table:table-cell>
        </table:table-row>
        <table:table-row table:style-name="ro1">
          <table:table-cell office:value-type="string" calcext:value-type="string">
            <text:p>2017-05-17 16:30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2.0567375886525" calcext:value-type="float">
            <text:p>72.0567375887</text:p>
          </table:table-cell>
          <table:table-cell office:value-type="float" office:value="47.9787234042553" calcext:value-type="float">
            <text:p>47.9787234043</text:p>
          </table:table-cell>
        </table:table-row>
        <table:table-row table:style-name="ro1">
          <table:table-cell office:value-type="string" calcext:value-type="string">
            <text:p>2017-05-17 16:33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8.1914893617021" calcext:value-type="float">
            <text:p>48.1914893617</text:p>
          </table:table-cell>
        </table:table-row>
        <table:table-row table:style-name="ro1">
          <table:table-cell office:value-type="string" calcext:value-type="string">
            <text:p>2017-05-17 16:36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7.9787234042553" calcext:value-type="float">
            <text:p>47.9787234043</text:p>
          </table:table-cell>
        </table:table-row>
        <table:table-row table:style-name="ro1">
          <table:table-cell office:value-type="string" calcext:value-type="string">
            <text:p>2017-05-17 16:39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8.0496453900709" calcext:value-type="float">
            <text:p>48.0496453901</text:p>
          </table:table-cell>
        </table:table-row>
        <table:table-row table:style-name="ro1">
          <table:table-cell office:value-type="string" calcext:value-type="string">
            <text:p>2017-05-17 16:42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8.0141843971631" calcext:value-type="float">
            <text:p>48.0141843972</text:p>
          </table:table-cell>
        </table:table-row>
        <table:table-row table:style-name="ro1">
          <table:table-cell office:value-type="string" calcext:value-type="string">
            <text:p>2017-05-17 16:45:06</text:p>
          </table:table-cell>
          <table:table-cell office:value-type="float" office:value="76.3829787234043" calcext:value-type="float">
            <text:p>76.3829787234</text:p>
          </table:table-cell>
          <table:table-cell office:value-type="float" office:value="72.2695035460993" calcext:value-type="float">
            <text:p>72.2695035461</text:p>
          </table:table-cell>
          <table:table-cell office:value-type="float" office:value="48.1205673758865" calcext:value-type="float">
            <text:p>48.1205673759</text:p>
          </table:table-cell>
        </table:table-row>
        <table:table-row table:style-name="ro1">
          <table:table-cell office:value-type="string" calcext:value-type="string">
            <text:p>2017-05-17 16:48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6:51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6:54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7.5531914893617" calcext:value-type="float">
            <text:p>47.5531914894</text:p>
          </table:table-cell>
        </table:table-row>
        <table:table-row table:style-name="ro1">
          <table:table-cell office:value-type="string" calcext:value-type="string">
            <text:p>2017-05-17 16:57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7.5177304964539" calcext:value-type="float">
            <text:p>47.5177304965</text:p>
          </table:table-cell>
        </table:table-row>
        <table:table-row table:style-name="ro1">
          <table:table-cell office:value-type="string" calcext:value-type="string">
            <text:p>2017-05-17 17:00:06</text:p>
          </table:table-cell>
          <table:table-cell office:value-type="float" office:value="76.2056737588653" calcext:value-type="float">
            <text:p>76.205673758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7.5177304964539" calcext:value-type="float">
            <text:p>47.5177304965</text:p>
          </table:table-cell>
        </table:table-row>
        <table:table-row table:style-name="ro1">
          <table:table-cell office:value-type="string" calcext:value-type="string">
            <text:p>2017-05-17 17:03:06</text:p>
          </table:table-cell>
          <table:table-cell office:value-type="float" office:value="76.2411347517731" calcext:value-type="float">
            <text:p>76.2411347518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7:06:06</text:p>
          </table:table-cell>
          <table:table-cell office:value-type="float" office:value="75.9929078014185" calcext:value-type="float">
            <text:p>75.992907801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7 17:09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7.6241134751773" calcext:value-type="float">
            <text:p>47.6241134752</text:p>
          </table:table-cell>
        </table:table-row>
        <table:table-row table:style-name="ro1">
          <table:table-cell office:value-type="string" calcext:value-type="string">
            <text:p>2017-05-17 17:12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7.5531914893617" calcext:value-type="float">
            <text:p>47.5531914894</text:p>
          </table:table-cell>
        </table:table-row>
        <table:table-row table:style-name="ro1">
          <table:table-cell office:value-type="string" calcext:value-type="string">
            <text:p>2017-05-17 17:15:06</text:p>
          </table:table-cell>
          <table:table-cell office:value-type="float" office:value="76.1702127659575" calcext:value-type="float">
            <text:p>76.170212766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7 17:18:06</text:p>
          </table:table-cell>
          <table:table-cell office:value-type="float" office:value="76.2765957446809" calcext:value-type="float">
            <text:p>76.2765957447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7 17:21:06</text:p>
          </table:table-cell>
          <table:table-cell office:value-type="float" office:value="76.1347517730496" calcext:value-type="float">
            <text:p>76.134751773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7 17:24:0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7 17:27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7 17:30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17:33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5.7801418439716" calcext:value-type="float">
            <text:p>45.780141844</text:p>
          </table:table-cell>
        </table:table-row>
        <table:table-row table:style-name="ro1">
          <table:table-cell office:value-type="string" calcext:value-type="string">
            <text:p>2017-05-17 17:36:06</text:p>
          </table:table-cell>
          <table:table-cell office:value-type="float" office:value="76.0283687943262" calcext:value-type="float">
            <text:p>76.0283687943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5.7446808510638" calcext:value-type="float">
            <text:p>45.7446808511</text:p>
          </table:table-cell>
        </table:table-row>
        <table:table-row table:style-name="ro1">
          <table:table-cell office:value-type="string" calcext:value-type="string">
            <text:p>2017-05-17 17:39:06</text:p>
          </table:table-cell>
          <table:table-cell office:value-type="float" office:value="76.4539007092199" calcext:value-type="float">
            <text:p>76.4539007092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17:42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17:45:06</text:p>
          </table:table-cell>
          <table:table-cell office:value-type="float" office:value="76.063829787234" calcext:value-type="float">
            <text:p>76.0638297872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17:48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4.7517730496454" calcext:value-type="float">
            <text:p>44.7517730496</text:p>
          </table:table-cell>
        </table:table-row>
        <table:table-row table:style-name="ro1">
          <table:table-cell office:value-type="string" calcext:value-type="string">
            <text:p>2017-05-17 17:51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7 17:54:06</text:p>
          </table:table-cell>
          <table:table-cell office:value-type="float" office:value="75.9574468085106" calcext:value-type="float">
            <text:p>75.9574468085</text:p>
          </table:table-cell>
          <table:table-cell office:value-type="float" office:value="71.9503546099291" calcext:value-type="float">
            <text:p>71.9503546099</text:p>
          </table:table-cell>
          <table:table-cell office:value-type="float" office:value="44.6099290780142" calcext:value-type="float">
            <text:p>44.609929078</text:p>
          </table:table-cell>
        </table:table-row>
        <table:table-row table:style-name="ro1">
          <table:table-cell office:value-type="string" calcext:value-type="string">
            <text:p>2017-05-17 17:57:06</text:p>
          </table:table-cell>
          <table:table-cell office:value-type="float" office:value="75.8510638297872" calcext:value-type="float">
            <text:p>75.8510638298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4.468085106383" calcext:value-type="float">
            <text:p>44.4680851064</text:p>
          </table:table-cell>
        </table:table-row>
        <table:table-row table:style-name="ro1">
          <table:table-cell office:value-type="string" calcext:value-type="string">
            <text:p>2017-05-17 18:00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8794326241135" calcext:value-type="float">
            <text:p>71.8794326241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7 18:03:0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6666666666667" calcext:value-type="float">
            <text:p>71.6666666667</text:p>
          </table:table-cell>
          <table:table-cell office:value-type="float" office:value="44.2553191489362" calcext:value-type="float">
            <text:p>44.2553191489</text:p>
          </table:table-cell>
        </table:table-row>
        <table:table-row table:style-name="ro1">
          <table:table-cell office:value-type="string" calcext:value-type="string">
            <text:p>2017-05-17 18:06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1.7375886524823" calcext:value-type="float">
            <text:p>71.7375886525</text:p>
          </table:table-cell>
          <table:table-cell office:value-type="float" office:value="44.2198581560284" calcext:value-type="float">
            <text:p>44.219858156</text:p>
          </table:table-cell>
        </table:table-row>
        <table:table-row table:style-name="ro1">
          <table:table-cell office:value-type="string" calcext:value-type="string">
            <text:p>2017-05-17 18:09:06</text:p>
          </table:table-cell>
          <table:table-cell office:value-type="float" office:value="75.7446808510638" calcext:value-type="float">
            <text:p>75.7446808511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7 18:12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9007092198582" calcext:value-type="float">
            <text:p>43.9007092199</text:p>
          </table:table-cell>
        </table:table-row>
        <table:table-row table:style-name="ro1">
          <table:table-cell office:value-type="string" calcext:value-type="string">
            <text:p>2017-05-17 18:15:06</text:p>
          </table:table-cell>
          <table:table-cell office:value-type="float" office:value="75.8156028368794" calcext:value-type="float">
            <text:p>75.8156028369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7 18:18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8:21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8085106382979" calcext:value-type="float">
            <text:p>71.8085106383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8:24:06</text:p>
          </table:table-cell>
          <table:table-cell office:value-type="float" office:value="75.709219858156" calcext:value-type="float">
            <text:p>75.7092198582</text:p>
          </table:table-cell>
          <table:table-cell office:value-type="float" office:value="72.1985815602837" calcext:value-type="float">
            <text:p>72.1985815603</text:p>
          </table:table-cell>
          <table:table-cell office:value-type="float" office:value="44.0425531914894" calcext:value-type="float">
            <text:p>44.0425531915</text:p>
          </table:table-cell>
        </table:table-row>
        <table:table-row table:style-name="ro1">
          <table:table-cell office:value-type="string" calcext:value-type="string">
            <text:p>2017-05-17 18:27:06</text:p>
          </table:table-cell>
          <table:table-cell office:value-type="float" office:value="75.3900709219858" calcext:value-type="float">
            <text:p>75.390070922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7 18:30:06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2.0212765957447" calcext:value-type="float">
            <text:p>72.0212765957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7 18:33:0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4397163120567" calcext:value-type="float">
            <text:p>43.4397163121</text:p>
          </table:table-cell>
        </table:table-row>
        <table:table-row table:style-name="ro1">
          <table:table-cell office:value-type="string" calcext:value-type="string">
            <text:p>2017-05-17 18:36:06</text:p>
          </table:table-cell>
          <table:table-cell office:value-type="float" office:value="75.4964539007092" calcext:value-type="float">
            <text:p>75.4964539007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3.5460992907801" calcext:value-type="float">
            <text:p>43.5460992908</text:p>
          </table:table-cell>
        </table:table-row>
        <table:table-row table:style-name="ro1">
          <table:table-cell office:value-type="string" calcext:value-type="string">
            <text:p>2017-05-17 18:39:06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5106382978723" calcext:value-type="float">
            <text:p>43.5106382979</text:p>
          </table:table-cell>
        </table:table-row>
        <table:table-row table:style-name="ro1">
          <table:table-cell office:value-type="string" calcext:value-type="string">
            <text:p>2017-05-17 18:42:06</text:p>
          </table:table-cell>
          <table:table-cell office:value-type="float" office:value="75.4609929078014" calcext:value-type="float">
            <text:p>75.4609929078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7 18:45:06</text:p>
          </table:table-cell>
          <table:table-cell office:value-type="float" office:value="75.6028368794326" calcext:value-type="float">
            <text:p>75.602836879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7 18:48:06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3.2269503546099" calcext:value-type="float">
            <text:p>43.2269503546</text:p>
          </table:table-cell>
        </table:table-row>
        <table:table-row table:style-name="ro1">
          <table:table-cell office:value-type="string" calcext:value-type="string">
            <text:p>2017-05-17 18:51:06</text:p>
          </table:table-cell>
          <table:table-cell office:value-type="float" office:value="75.7801418439717" calcext:value-type="float">
            <text:p>75.780141844</text:p>
          </table:table-cell>
          <table:table-cell office:value-type="float" office:value="71.7730496453901" calcext:value-type="float">
            <text:p>71.7730496454</text:p>
          </table:table-cell>
          <table:table-cell office:value-type="float" office:value="43.5815602836879" calcext:value-type="float">
            <text:p>43.5815602837</text:p>
          </table:table-cell>
        </table:table-row>
        <table:table-row table:style-name="ro1">
          <table:table-cell office:value-type="string" calcext:value-type="string">
            <text:p>2017-05-17 18:54:06</text:p>
          </table:table-cell>
          <table:table-cell office:value-type="float" office:value="75.6382978723404" calcext:value-type="float">
            <text:p>75.6382978723</text:p>
          </table:table-cell>
          <table:table-cell office:value-type="float" office:value="71.9148936170213" calcext:value-type="float">
            <text:p>71.914893617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7 19:00:09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5106382978723" calcext:value-type="float">
            <text:p>43.5106382979</text:p>
          </table:table-cell>
        </table:table-row>
        <table:table-row table:style-name="ro1">
          <table:table-cell office:value-type="string" calcext:value-type="string">
            <text:p>2017-05-17 19:03:10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5460992907801" calcext:value-type="float">
            <text:p>43.5460992908</text:p>
          </table:table-cell>
        </table:table-row>
        <table:table-row table:style-name="ro1">
          <table:table-cell office:value-type="string" calcext:value-type="string">
            <text:p>2017-05-17 19:06:10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58865248227" calcext:value-type="float">
            <text:p>43.7588652482</text:p>
          </table:table-cell>
        </table:table-row>
        <table:table-row table:style-name="ro1">
          <table:table-cell office:value-type="string" calcext:value-type="string">
            <text:p>2017-05-17 19:09:10</text:p>
          </table:table-cell>
          <table:table-cell office:value-type="float" office:value="75.5673758865248" calcext:value-type="float">
            <text:p>75.5673758865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3.6879432624114" calcext:value-type="float">
            <text:p>43.6879432624</text:p>
          </table:table-cell>
        </table:table-row>
        <table:table-row table:style-name="ro1">
          <table:table-cell office:value-type="string" calcext:value-type="string">
            <text:p>2017-05-17 19:15:11</text:p>
          </table:table-cell>
          <table:table-cell office:value-type="float" office:value="75.354609929078" calcext:value-type="float">
            <text:p>75.354609929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4.1489361702128" calcext:value-type="float">
            <text:p>44.1489361702</text:p>
          </table:table-cell>
        </table:table-row>
        <table:table-row table:style-name="ro1">
          <table:table-cell office:value-type="string" calcext:value-type="string">
            <text:p>2017-05-17 19:21:12</text:p>
          </table:table-cell>
          <table:table-cell office:value-type="float" office:value="75.4255319148936" calcext:value-type="float">
            <text:p>75.4255319149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4.2553191489362" calcext:value-type="float">
            <text:p>44.2553191489</text:p>
          </table:table-cell>
        </table:table-row>
        <table:table-row table:style-name="ro1">
          <table:table-cell office:value-type="string" calcext:value-type="string">
            <text:p>2017-05-17 19:27:13</text:p>
          </table:table-cell>
          <table:table-cell office:value-type="float" office:value="75.1063829787234" calcext:value-type="float">
            <text:p>75.106382978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4.6099290780142" calcext:value-type="float">
            <text:p>44.609929078</text:p>
          </table:table-cell>
        </table:table-row>
        <table:table-row table:style-name="ro1">
          <table:table-cell office:value-type="string" calcext:value-type="string">
            <text:p>2017-05-17 19:33:14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4.7163120567376" calcext:value-type="float">
            <text:p>44.7163120567</text:p>
          </table:table-cell>
        </table:table-row>
        <table:table-row table:style-name="ro1">
          <table:table-cell office:value-type="string" calcext:value-type="string">
            <text:p>2017-05-17 19:36:14</text:p>
          </table:table-cell>
          <table:table-cell office:value-type="float" office:value="75.1418439716312" calcext:value-type="float">
            <text:p>75.1418439716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4.8936170212766" calcext:value-type="float">
            <text:p>44.8936170213</text:p>
          </table:table-cell>
        </table:table-row>
        <table:table-row table:style-name="ro1">
          <table:table-cell office:value-type="string" calcext:value-type="string">
            <text:p>2017-05-17 19:39:14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1.7021276595745" calcext:value-type="float">
            <text:p>71.7021276596</text:p>
          </table:table-cell>
          <table:table-cell office:value-type="float" office:value="45.0354609929078" calcext:value-type="float">
            <text:p>45.0354609929</text:p>
          </table:table-cell>
        </table:table-row>
        <table:table-row table:style-name="ro1">
          <table:table-cell office:value-type="string" calcext:value-type="string">
            <text:p>2017-05-17 19:45:15</text:p>
          </table:table-cell>
          <table:table-cell office:value-type="float" office:value="74.8936170212766" calcext:value-type="float">
            <text:p>74.8936170213</text:p>
          </table:table-cell>
          <table:table-cell office:value-type="float" office:value="71.6312056737589" calcext:value-type="float">
            <text:p>71.6312056738</text:p>
          </table:table-cell>
          <table:table-cell office:value-type="float" office:value="45.1418439716312" calcext:value-type="float">
            <text:p>45.1418439716</text:p>
          </table:table-cell>
        </table:table-row>
        <table:table-row table:style-name="ro1">
          <table:table-cell office:value-type="string" calcext:value-type="string">
            <text:p>2017-05-17 19:48:15</text:p>
          </table:table-cell>
          <table:table-cell office:value-type="float" office:value="74.8581560283688" calcext:value-type="float">
            <text:p>74.858156028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7 19:51:15</text:p>
          </table:table-cell>
          <table:table-cell office:value-type="float" office:value="74.7872340425532" calcext:value-type="float">
            <text:p>74.787234042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19:54:15</text:p>
          </table:table-cell>
          <table:table-cell office:value-type="float" office:value="74.9645390070922" calcext:value-type="float">
            <text:p>74.9645390071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5.2482269503546" calcext:value-type="float">
            <text:p>45.2482269504</text:p>
          </table:table-cell>
        </table:table-row>
        <table:table-row table:style-name="ro1">
          <table:table-cell office:value-type="string" calcext:value-type="string">
            <text:p>2017-05-17 20:00:16</text:p>
          </table:table-cell>
          <table:table-cell office:value-type="float" office:value="74.9290780141844" calcext:value-type="float">
            <text:p>74.9290780142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5.1418439716312" calcext:value-type="float">
            <text:p>45.1418439716</text:p>
          </table:table-cell>
        </table:table-row>
        <table:table-row table:style-name="ro1">
          <table:table-cell office:value-type="string" calcext:value-type="string">
            <text:p>2017-05-17 20:06:17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5.354609929078" calcext:value-type="float">
            <text:p>45.3546099291</text:p>
          </table:table-cell>
        </table:table-row>
        <table:table-row table:style-name="ro1">
          <table:table-cell office:value-type="string" calcext:value-type="string">
            <text:p>2017-05-17 20:12:18</text:p>
          </table:table-cell>
          <table:table-cell office:value-type="float" office:value="75.3191489361702" calcext:value-type="float">
            <text:p>75.3191489362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45.1063829787234" calcext:value-type="float">
            <text:p>45.1063829787</text:p>
          </table:table-cell>
        </table:table-row>
        <table:table-row table:style-name="ro1">
          <table:table-cell office:value-type="string" calcext:value-type="string">
            <text:p>2017-05-17 20:18:19</text:p>
          </table:table-cell>
          <table:table-cell office:value-type="float" office:value="75.177304964539" calcext:value-type="float">
            <text:p>75.177304964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5.2127659574468" calcext:value-type="float">
            <text:p>45.2127659574</text:p>
          </table:table-cell>
        </table:table-row>
        <table:table-row table:style-name="ro1">
          <table:table-cell office:value-type="string" calcext:value-type="string">
            <text:p>2017-05-17 20:21:19</text:p>
          </table:table-cell>
          <table:table-cell office:value-type="float" office:value="75.2127659574468" calcext:value-type="float">
            <text:p>75.212765957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5.177304964539" calcext:value-type="float">
            <text:p>45.1773049645</text:p>
          </table:table-cell>
        </table:table-row>
        <table:table-row table:style-name="ro1">
          <table:table-cell office:value-type="string" calcext:value-type="string">
            <text:p>2017-05-17 20:27:20</text:p>
          </table:table-cell>
          <table:table-cell office:value-type="float" office:value="75.2482269503546" calcext:value-type="float">
            <text:p>75.248226950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7 20:30:20</text:p>
          </table:table-cell>
          <table:table-cell office:value-type="float" office:value="75.0709219858156" calcext:value-type="float">
            <text:p>75.0709219858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3900709219858" calcext:value-type="float">
            <text:p>45.390070922</text:p>
          </table:table-cell>
        </table:table-row>
        <table:table-row table:style-name="ro1">
          <table:table-cell office:value-type="string" calcext:value-type="string">
            <text:p>2017-05-17 20:33:20</text:p>
          </table:table-cell>
          <table:table-cell office:value-type="float" office:value="77.6241134751773" calcext:value-type="float">
            <text:p>77.6241134752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20:39:21</text:p>
          </table:table-cell>
          <table:table-cell office:value-type="float" office:value="85.9929078014185" calcext:value-type="float">
            <text:p>85.9929078014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5.4255319148936" calcext:value-type="float">
            <text:p>45.4255319149</text:p>
          </table:table-cell>
        </table:table-row>
        <table:table-row table:style-name="ro1">
          <table:table-cell office:value-type="string" calcext:value-type="string">
            <text:p>2017-05-17 20:42:21</text:p>
          </table:table-cell>
          <table:table-cell office:value-type="float" office:value="86.8439716312057" calcext:value-type="float">
            <text:p>86.8439716312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5.4964539007092" calcext:value-type="float">
            <text:p>45.4964539007</text:p>
          </table:table-cell>
        </table:table-row>
        <table:table-row table:style-name="ro1">
          <table:table-cell office:value-type="string" calcext:value-type="string">
            <text:p>2017-05-17 20:45:21</text:p>
          </table:table-cell>
          <table:table-cell office:value-type="float" office:value="86.7730496453901" calcext:value-type="float">
            <text:p>86.7730496454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5.6028368794326" calcext:value-type="float">
            <text:p>45.6028368794</text:p>
          </table:table-cell>
        </table:table-row>
        <table:table-row table:style-name="ro1">
          <table:table-cell office:value-type="string" calcext:value-type="string">
            <text:p>2017-05-17 20:51:22</text:p>
          </table:table-cell>
          <table:table-cell office:value-type="float" office:value="85.9219858156028" calcext:value-type="float">
            <text:p>85.9219858156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0:54:22</text:p>
          </table:table-cell>
          <table:table-cell office:value-type="float" office:value="85.4964539007092" calcext:value-type="float">
            <text:p>85.4964539007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5.886524822695" calcext:value-type="float">
            <text:p>45.8865248227</text:p>
          </table:table-cell>
        </table:table-row>
        <table:table-row table:style-name="ro1">
          <table:table-cell office:value-type="string" calcext:value-type="string">
            <text:p>2017-05-17 20:57:22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1:03:23</text:p>
          </table:table-cell>
          <table:table-cell office:value-type="float" office:value="85.4609929078014" calcext:value-type="float">
            <text:p>85.4609929078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1:06:23</text:p>
          </table:table-cell>
          <table:table-cell office:value-type="float" office:value="85.6028368794326" calcext:value-type="float">
            <text:p>85.6028368794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1:09:23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1:15:24</text:p>
          </table:table-cell>
          <table:table-cell office:value-type="float" office:value="85.0354609929078" calcext:value-type="float">
            <text:p>85.0354609929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7 21:18:24</text:p>
          </table:table-cell>
          <table:table-cell office:value-type="float" office:value="85.1418439716312" calcext:value-type="float">
            <text:p>85.1418439716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7 21:21:24</text:p>
          </table:table-cell>
          <table:table-cell office:value-type="float" office:value="84.8581560283688" calcext:value-type="float">
            <text:p>84.8581560284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7 21:24:24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1:27:25</text:p>
          </table:table-cell>
          <table:table-cell office:value-type="float" office:value="84.7163120567376" calcext:value-type="float">
            <text:p>84.716312056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1:30:25</text:p>
          </table:table-cell>
          <table:table-cell office:value-type="float" office:value="84.5744680851064" calcext:value-type="float">
            <text:p>84.5744680851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1:33:25</text:p>
          </table:table-cell>
          <table:table-cell office:value-type="float" office:value="84.3262411347518" calcext:value-type="float">
            <text:p>84.3262411348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1:39:26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1:42:26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1:45:27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1:48:27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1:54:28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1:57:28</text:p>
          </table:table-cell>
          <table:table-cell office:value-type="float" office:value="84.1134751773049" calcext:value-type="float">
            <text:p>84.113475177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5.6382978723404" calcext:value-type="float">
            <text:p>45.6382978723</text:p>
          </table:table-cell>
        </table:table-row>
        <table:table-row table:style-name="ro1">
          <table:table-cell office:value-type="string" calcext:value-type="string">
            <text:p>2017-05-17 22:03:29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7 22:09:30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4609929078014" calcext:value-type="float">
            <text:p>45.4609929078</text:p>
          </table:table-cell>
        </table:table-row>
        <table:table-row table:style-name="ro1">
          <table:table-cell office:value-type="string" calcext:value-type="string">
            <text:p>2017-05-17 22:12:30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18:31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7 22:24:32</text:p>
          </table:table-cell>
          <table:table-cell office:value-type="float" office:value="83.3687943262411" calcext:value-type="float">
            <text:p>83.3687943262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2:30:33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2:33:33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2:39:34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42:34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2:48:35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2:51:36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7 22:57:37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00:37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3:06:38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12:39</text:p>
          </table:table-cell>
          <table:table-cell office:value-type="float" office:value="82.9078014184397" calcext:value-type="float">
            <text:p>82.907801418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7 23:15:39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7 23:21:40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" calcext:value-type="float">
            <text:p>70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7 23:24:40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3:27:40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3:30:41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7 23:36:42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5.9574468085106" calcext:value-type="float">
            <text:p>45.9574468085</text:p>
          </table:table-cell>
        </table:table-row>
        <table:table-row table:style-name="ro1">
          <table:table-cell office:value-type="string" calcext:value-type="string">
            <text:p>2017-05-17 23:42:43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7 23:45:43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7 23:54:45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7 23:57:45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0:00:46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0:06:47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0:09:47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0:12:47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0:18:48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21:48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27:49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8 00:30:49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0:36:50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0:39:50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8 00:45:5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8 00:48:5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0:51:52</text:p>
          </table:table-cell>
          <table:table-cell office:value-type="float" office:value="81.7730496453901" calcext:value-type="float">
            <text:p>81.773049645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0:54:52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0:57:52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00:52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1:03:53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6.5957446808511" calcext:value-type="float">
            <text:p>46.5957446809</text:p>
          </table:table-cell>
        </table:table-row>
        <table:table-row table:style-name="ro1">
          <table:table-cell office:value-type="string" calcext:value-type="string">
            <text:p>2017-05-18 01:06:53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1:09:53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8 01:18:55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1:24:56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27:56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33:57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056737588653" calcext:value-type="float">
            <text:p>46.2056737589</text:p>
          </table:table-cell>
        </table:table-row>
        <table:table-row table:style-name="ro1">
          <table:table-cell office:value-type="string" calcext:value-type="string">
            <text:p>2017-05-18 01:36:57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1:39:57</text:p>
          </table:table-cell>
          <table:table-cell office:value-type="float" office:value="81.8439716312057" calcext:value-type="float">
            <text:p>81.8439716312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1:45:58</text:p>
          </table:table-cell>
          <table:table-cell office:value-type="float" office:value="81.8085106382979" calcext:value-type="float">
            <text:p>81.808510638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1:48:58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1:51:58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1:54:58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00:59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2:03:59</text:p>
          </table:table-cell>
          <table:table-cell office:value-type="float" office:value="81.8439716312057" calcext:value-type="float">
            <text:p>81.8439716312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2:06:59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09:59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2:13:00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2:16:00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2:19:00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2:25:01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2:31:02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34:02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2:37:03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40:03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2:43:03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3120567375887" calcext:value-type="float">
            <text:p>46.3120567376</text:p>
          </table:table-cell>
        </table:table-row>
        <table:table-row table:style-name="ro1">
          <table:table-cell office:value-type="string" calcext:value-type="string">
            <text:p>2017-05-18 02:46:03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52:04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2:58:05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3:01:06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3:04:06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" calcext:value-type="float">
            <text:p>70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3:07:06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3829787234043" calcext:value-type="float">
            <text:p>46.3829787234</text:p>
          </table:table-cell>
        </table:table-row>
        <table:table-row table:style-name="ro1">
          <table:table-cell office:value-type="string" calcext:value-type="string">
            <text:p>2017-05-18 03:13:07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3:19:08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3:22:0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3:25:09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3:28:09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3:31:09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3:37:10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3:40:10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3:46:11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3:49:11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7.0921985815603" calcext:value-type="float">
            <text:p>47.0921985816</text:p>
          </table:table-cell>
        </table:table-row>
        <table:table-row table:style-name="ro1">
          <table:table-cell office:value-type="string" calcext:value-type="string">
            <text:p>2017-05-18 03:52:11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3:58:12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4:04:13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07:13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" calcext:value-type="float">
            <text:p>70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4:10:13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16:14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4:19:15</text:p>
          </table:table-cell>
          <table:table-cell office:value-type="float" office:value="81.5602836879433" calcext:value-type="float">
            <text:p>81.560283687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4:22:15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" calcext:value-type="float">
            <text:p>70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25:15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2695035460993" calcext:value-type="float">
            <text:p>47.2695035461</text:p>
          </table:table-cell>
        </table:table-row>
        <table:table-row table:style-name="ro1">
          <table:table-cell office:value-type="string" calcext:value-type="string">
            <text:p>2017-05-18 04:31:16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7.1276595744681" calcext:value-type="float">
            <text:p>47.1276595745</text:p>
          </table:table-cell>
        </table:table-row>
        <table:table-row table:style-name="ro1">
          <table:table-cell office:value-type="string" calcext:value-type="string">
            <text:p>2017-05-18 04:37:17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8 04:40:17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2695035460993" calcext:value-type="float">
            <text:p>47.2695035461</text:p>
          </table:table-cell>
        </table:table-row>
        <table:table-row table:style-name="ro1">
          <table:table-cell office:value-type="string" calcext:value-type="string">
            <text:p>2017-05-18 04:43:18</text:p>
          </table:table-cell>
          <table:table-cell office:value-type="float" office:value="81.7021276595745" calcext:value-type="float">
            <text:p>81.702127659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46:1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49:18</text:p>
          </table:table-cell>
          <table:table-cell office:value-type="float" office:value="81.4893617021277" calcext:value-type="float">
            <text:p>81.489361702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4:52:18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7.0212765957447" calcext:value-type="float">
            <text:p>47.0212765957</text:p>
          </table:table-cell>
        </table:table-row>
        <table:table-row table:style-name="ro1">
          <table:table-cell office:value-type="string" calcext:value-type="string">
            <text:p>2017-05-18 04:55:19</text:p>
          </table:table-cell>
          <table:table-cell office:value-type="float" office:value="81.6666666666667" calcext:value-type="float">
            <text:p>81.666666666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7.3049645390071" calcext:value-type="float">
            <text:p>47.304964539</text:p>
          </table:table-cell>
        </table:table-row>
        <table:table-row table:style-name="ro1">
          <table:table-cell office:value-type="string" calcext:value-type="string">
            <text:p>2017-05-18 04:58:19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7.2340425531915" calcext:value-type="float">
            <text:p>47.2340425532</text:p>
          </table:table-cell>
        </table:table-row>
        <table:table-row table:style-name="ro1">
          <table:table-cell office:value-type="string" calcext:value-type="string">
            <text:p>2017-05-18 05:04:20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7.4468085106383" calcext:value-type="float">
            <text:p>47.4468085106</text:p>
          </table:table-cell>
        </table:table-row>
        <table:table-row table:style-name="ro1">
          <table:table-cell office:value-type="string" calcext:value-type="string">
            <text:p>2017-05-18 05:07:20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7.2340425531915" calcext:value-type="float">
            <text:p>47.2340425532</text:p>
          </table:table-cell>
        </table:table-row>
        <table:table-row table:style-name="ro1">
          <table:table-cell office:value-type="string" calcext:value-type="string">
            <text:p>2017-05-18 05:10:20</text:p>
          </table:table-cell>
          <table:table-cell office:value-type="float" office:value="81.5957446808511" calcext:value-type="float">
            <text:p>81.595744680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8 05:13:21</text:p>
          </table:table-cell>
          <table:table-cell office:value-type="float" office:value="81.3120567375887" calcext:value-type="float">
            <text:p>81.3120567376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1276595744681" calcext:value-type="float">
            <text:p>47.1276595745</text:p>
          </table:table-cell>
        </table:table-row>
        <table:table-row table:style-name="ro1">
          <table:table-cell office:value-type="string" calcext:value-type="string">
            <text:p>2017-05-18 05:16:21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5:19:21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7.1631205673759" calcext:value-type="float">
            <text:p>47.1631205674</text:p>
          </table:table-cell>
        </table:table-row>
        <table:table-row table:style-name="ro1">
          <table:table-cell office:value-type="string" calcext:value-type="string">
            <text:p>2017-05-18 05:22:21</text:p>
          </table:table-cell>
          <table:table-cell office:value-type="float" office:value="81.2411347517731" calcext:value-type="float">
            <text:p>81.241134751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7.0567375886525" calcext:value-type="float">
            <text:p>47.0567375887</text:p>
          </table:table-cell>
        </table:table-row>
        <table:table-row table:style-name="ro1">
          <table:table-cell office:value-type="string" calcext:value-type="string">
            <text:p>2017-05-18 05:28:22</text:p>
          </table:table-cell>
          <table:table-cell office:value-type="float" office:value="81.3120567375887" calcext:value-type="float">
            <text:p>81.312056737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5:31:22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5:37:23</text:p>
          </table:table-cell>
          <table:table-cell office:value-type="float" office:value="81.5248226950355" calcext:value-type="float">
            <text:p>81.52482269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5:40:23</text:p>
          </table:table-cell>
          <table:table-cell office:value-type="float" office:value="81.3829787234043" calcext:value-type="float">
            <text:p>81.3829787234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5:46:24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70" calcext:value-type="float">
            <text:p>70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5:52:25</text:p>
          </table:table-cell>
          <table:table-cell office:value-type="float" office:value="81.3475177304965" calcext:value-type="float">
            <text:p>81.347517730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5:58:26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9858156028369" calcext:value-type="float">
            <text:p>46.9858156028</text:p>
          </table:table-cell>
        </table:table-row>
        <table:table-row table:style-name="ro1">
          <table:table-cell office:value-type="string" calcext:value-type="string">
            <text:p>2017-05-18 06:01:26</text:p>
          </table:table-cell>
          <table:table-cell office:value-type="float" office:value="81.2765957446809" calcext:value-type="float">
            <text:p>81.2765957447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07:27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10:27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6:13:28</text:p>
          </table:table-cell>
          <table:table-cell office:value-type="float" office:value="81.4184397163121" calcext:value-type="float">
            <text:p>81.418439716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16:28</text:p>
          </table:table-cell>
          <table:table-cell office:value-type="float" office:value="81.4539007092199" calcext:value-type="float">
            <text:p>81.453900709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7.1631205673759" calcext:value-type="float">
            <text:p>47.1631205674</text:p>
          </table:table-cell>
        </table:table-row>
        <table:table-row table:style-name="ro1">
          <table:table-cell office:value-type="string" calcext:value-type="string">
            <text:p>2017-05-18 06:19:28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6:22:28</text:p>
          </table:table-cell>
          <table:table-cell office:value-type="float" office:value="80.9929078014185" calcext:value-type="float">
            <text:p>80.9929078014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8085106382979" calcext:value-type="float">
            <text:p>46.8085106383</text:p>
          </table:table-cell>
        </table:table-row>
        <table:table-row table:style-name="ro1">
          <table:table-cell office:value-type="string" calcext:value-type="string">
            <text:p>2017-05-18 06:28:29</text:p>
          </table:table-cell>
          <table:table-cell office:value-type="float" office:value="81.2056737588653" calcext:value-type="float">
            <text:p>81.2056737589</text:p>
          </table:table-cell>
          <table:table-cell office:value-type="float" office:value="70" calcext:value-type="float">
            <text:p>70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34:30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7375886524823" calcext:value-type="float">
            <text:p>46.7375886525</text:p>
          </table:table-cell>
        </table:table-row>
        <table:table-row table:style-name="ro1">
          <table:table-cell office:value-type="string" calcext:value-type="string">
            <text:p>2017-05-18 06:40:31</text:p>
          </table:table-cell>
          <table:table-cell office:value-type="float" office:value="81.2765957446809" calcext:value-type="float">
            <text:p>81.276595744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6.9503546099291" calcext:value-type="float">
            <text:p>46.9503546099</text:p>
          </table:table-cell>
        </table:table-row>
        <table:table-row table:style-name="ro1">
          <table:table-cell office:value-type="string" calcext:value-type="string">
            <text:p>2017-05-18 06:43:31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6:49:32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8439716312057" calcext:value-type="float">
            <text:p>46.8439716312</text:p>
          </table:table-cell>
        </table:table-row>
        <table:table-row table:style-name="ro1">
          <table:table-cell office:value-type="string" calcext:value-type="string">
            <text:p>2017-05-18 06:52:32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6312056737589" calcext:value-type="float">
            <text:p>46.6312056738</text:p>
          </table:table-cell>
        </table:table-row>
        <table:table-row table:style-name="ro1">
          <table:table-cell office:value-type="string" calcext:value-type="string">
            <text:p>2017-05-18 06:55:33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6.7021276595745" calcext:value-type="float">
            <text:p>46.7021276596</text:p>
          </table:table-cell>
        </table:table-row>
        <table:table-row table:style-name="ro1">
          <table:table-cell office:value-type="string" calcext:value-type="string">
            <text:p>2017-05-18 06:58:33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01:33</text:p>
          </table:table-cell>
          <table:table-cell office:value-type="float" office:value="81.063829787234" calcext:value-type="float">
            <text:p>81.0638297872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6.9148936170213" calcext:value-type="float">
            <text:p>46.914893617</text:p>
          </table:table-cell>
        </table:table-row>
        <table:table-row table:style-name="ro1">
          <table:table-cell office:value-type="string" calcext:value-type="string">
            <text:p>2017-05-18 07:07:34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10:34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6.5602836879433" calcext:value-type="float">
            <text:p>46.5602836879</text:p>
          </table:table-cell>
        </table:table-row>
        <table:table-row table:style-name="ro1">
          <table:table-cell office:value-type="string" calcext:value-type="string">
            <text:p>2017-05-18 07:13:35</text:p>
          </table:table-cell>
          <table:table-cell office:value-type="float" office:value="80.9574468085106" calcext:value-type="float">
            <text:p>80.957446808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4893617021277" calcext:value-type="float">
            <text:p>46.4893617021</text:p>
          </table:table-cell>
        </table:table-row>
        <table:table-row table:style-name="ro1">
          <table:table-cell office:value-type="string" calcext:value-type="string">
            <text:p>2017-05-18 07:19:36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7:22:37</text:p>
          </table:table-cell>
          <table:table-cell office:value-type="float" office:value="81.6312056737589" calcext:value-type="float">
            <text:p>81.631205673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7:25:37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666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2017-05-18 07:28:37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70" calcext:value-type="float">
            <text:p>70</text:p>
          </table:table-cell>
          <table:table-cell office:value-type="float" office:value="46.4539007092199" calcext:value-type="float">
            <text:p>46.4539007092</text:p>
          </table:table-cell>
        </table:table-row>
        <table:table-row table:style-name="ro1">
          <table:table-cell office:value-type="string" calcext:value-type="string">
            <text:p>2017-05-18 07:34:38</text:p>
          </table:table-cell>
          <table:table-cell office:value-type="float" office:value="81.1702127659575" calcext:value-type="float">
            <text:p>81.17021276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4184397163121" calcext:value-type="float">
            <text:p>46.4184397163</text:p>
          </table:table-cell>
        </table:table-row>
        <table:table-row table:style-name="ro1">
          <table:table-cell office:value-type="string" calcext:value-type="string">
            <text:p>2017-05-18 07:40:39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7:43:39</text:p>
          </table:table-cell>
          <table:table-cell office:value-type="float" office:value="80.9574468085106" calcext:value-type="float">
            <text:p>80.957446808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6.3475177304965" calcext:value-type="float">
            <text:p>46.3475177305</text:p>
          </table:table-cell>
        </table:table-row>
        <table:table-row table:style-name="ro1">
          <table:table-cell office:value-type="string" calcext:value-type="string">
            <text:p>2017-05-18 07:46:39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6.5248226950355" calcext:value-type="float">
            <text:p>46.524822695</text:p>
          </table:table-cell>
        </table:table-row>
        <table:table-row table:style-name="ro1">
          <table:table-cell office:value-type="string" calcext:value-type="string">
            <text:p>2017-05-18 07:52:40</text:p>
          </table:table-cell>
          <table:table-cell office:value-type="float" office:value="81.0283687943262" calcext:value-type="float">
            <text:p>81.028368794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7:55:40</text:p>
          </table:table-cell>
          <table:table-cell office:value-type="float" office:value="81.0992907801419" calcext:value-type="float">
            <text:p>81.0992907801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6.063829787234" calcext:value-type="float">
            <text:p>46.0638297872</text:p>
          </table:table-cell>
        </table:table-row>
        <table:table-row table:style-name="ro1">
          <table:table-cell office:value-type="string" calcext:value-type="string">
            <text:p>2017-05-18 08:01:41</text:p>
          </table:table-cell>
          <table:table-cell office:value-type="float" office:value="81.1347517730496" calcext:value-type="float">
            <text:p>81.134751773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6.2765957446809" calcext:value-type="float">
            <text:p>46.2765957447</text:p>
          </table:table-cell>
        </table:table-row>
        <table:table-row table:style-name="ro1">
          <table:table-cell office:value-type="string" calcext:value-type="string">
            <text:p>2017-05-18 08:04:41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6.2411347517731" calcext:value-type="float">
            <text:p>46.2411347518</text:p>
          </table:table-cell>
        </table:table-row>
        <table:table-row table:style-name="ro1">
          <table:table-cell office:value-type="string" calcext:value-type="string">
            <text:p>2017-05-18 08:07:41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.9929078014184" calcext:value-type="float">
            <text:p>45.9929078014</text:p>
          </table:table-cell>
        </table:table-row>
        <table:table-row table:style-name="ro1">
          <table:table-cell office:value-type="string" calcext:value-type="string">
            <text:p>2017-05-18 08:10:41</text:p>
          </table:table-cell>
          <table:table-cell office:value-type="float" office:value="81.2056737588653" calcext:value-type="float">
            <text:p>81.2056737589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6.0283687943262" calcext:value-type="float">
            <text:p>46.0283687943</text:p>
          </table:table-cell>
        </table:table-row>
        <table:table-row table:style-name="ro1">
          <table:table-cell office:value-type="string" calcext:value-type="string">
            <text:p>2017-05-18 08:13:42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6.0992907801418" calcext:value-type="float">
            <text:p>46.0992907801</text:p>
          </table:table-cell>
        </table:table-row>
        <table:table-row table:style-name="ro1">
          <table:table-cell office:value-type="string" calcext:value-type="string">
            <text:p>2017-05-18 08:19:43</text:p>
          </table:table-cell>
          <table:table-cell office:value-type="float" office:value="81.063829787234" calcext:value-type="float">
            <text:p>81.0638297872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6.1702127659575" calcext:value-type="float">
            <text:p>46.170212766</text:p>
          </table:table-cell>
        </table:table-row>
        <table:table-row table:style-name="ro1">
          <table:table-cell office:value-type="string" calcext:value-type="string">
            <text:p>2017-05-18 08:22:43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5.9929078014184" calcext:value-type="float">
            <text:p>45.9929078014</text:p>
          </table:table-cell>
        </table:table-row>
        <table:table-row table:style-name="ro1">
          <table:table-cell office:value-type="string" calcext:value-type="string">
            <text:p>2017-05-18 08:28:44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5.9219858156028" calcext:value-type="float">
            <text:p>45.9219858156</text:p>
          </table:table-cell>
        </table:table-row>
        <table:table-row table:style-name="ro1">
          <table:table-cell office:value-type="string" calcext:value-type="string">
            <text:p>2017-05-18 08:31:44</text:p>
          </table:table-cell>
          <table:table-cell office:value-type="float" office:value="80.531914893617" calcext:value-type="float">
            <text:p>80.531914893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6.1347517730497" calcext:value-type="float">
            <text:p>46.134751773</text:p>
          </table:table-cell>
        </table:table-row>
        <table:table-row table:style-name="ro1">
          <table:table-cell office:value-type="string" calcext:value-type="string">
            <text:p>2017-05-18 08:37:45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" calcext:value-type="float">
            <text:p>70</text:p>
          </table:table-cell>
          <table:table-cell office:value-type="float" office:value="45.709219858156" calcext:value-type="float">
            <text:p>45.7092198582</text:p>
          </table:table-cell>
        </table:table-row>
        <table:table-row table:style-name="ro1">
          <table:table-cell office:value-type="string" calcext:value-type="string">
            <text:p>2017-05-18 08:40:45</text:p>
          </table:table-cell>
          <table:table-cell office:value-type="float" office:value="80.8510638297872" calcext:value-type="float">
            <text:p>80.851063829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8156028368794" calcext:value-type="float">
            <text:p>45.8156028369</text:p>
          </table:table-cell>
        </table:table-row>
        <table:table-row table:style-name="ro1">
          <table:table-cell office:value-type="string" calcext:value-type="string">
            <text:p>2017-05-18 08:46:46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5.354609929078" calcext:value-type="float">
            <text:p>45.3546099291</text:p>
          </table:table-cell>
        </table:table-row>
        <table:table-row table:style-name="ro1">
          <table:table-cell office:value-type="string" calcext:value-type="string">
            <text:p>2017-05-18 08:49:46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531914893617" calcext:value-type="float">
            <text:p>45.5319148936</text:p>
          </table:table-cell>
        </table:table-row>
        <table:table-row table:style-name="ro1">
          <table:table-cell office:value-type="string" calcext:value-type="string">
            <text:p>2017-05-18 08:52:46</text:p>
          </table:table-cell>
          <table:table-cell office:value-type="float" office:value="80.8865248226951" calcext:value-type="float">
            <text:p>80.8865248227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5.4255319148936" calcext:value-type="float">
            <text:p>45.4255319149</text:p>
          </table:table-cell>
        </table:table-row>
        <table:table-row table:style-name="ro1">
          <table:table-cell office:value-type="string" calcext:value-type="string">
            <text:p>2017-05-18 08:58:47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5.177304964539" calcext:value-type="float">
            <text:p>45.1773049645</text:p>
          </table:table-cell>
        </table:table-row>
        <table:table-row table:style-name="ro1">
          <table:table-cell office:value-type="string" calcext:value-type="string">
            <text:p>2017-05-18 09:04:48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07:48</text:p>
          </table:table-cell>
          <table:table-cell office:value-type="float" office:value="80.6028368794326" calcext:value-type="float">
            <text:p>80.602836879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5.3191489361702" calcext:value-type="float">
            <text:p>45.3191489362</text:p>
          </table:table-cell>
        </table:table-row>
        <table:table-row table:style-name="ro1">
          <table:table-cell office:value-type="string" calcext:value-type="string">
            <text:p>2017-05-18 09:10:49</text:p>
          </table:table-cell>
          <table:table-cell office:value-type="float" office:value="80.6382978723404" calcext:value-type="float">
            <text:p>80.6382978723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13:49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5.2836879432624" calcext:value-type="float">
            <text:p>45.2836879433</text:p>
          </table:table-cell>
        </table:table-row>
        <table:table-row table:style-name="ro1">
          <table:table-cell office:value-type="string" calcext:value-type="string">
            <text:p>2017-05-18 09:19:50</text:p>
          </table:table-cell>
          <table:table-cell office:value-type="float" office:value="80.7446808510638" calcext:value-type="float">
            <text:p>80.744680851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7-05-18 09:25:51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8 09:28:51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5.0354609929078" calcext:value-type="float">
            <text:p>45.0354609929</text:p>
          </table:table-cell>
        </table:table-row>
        <table:table-row table:style-name="ro1">
          <table:table-cell office:value-type="string" calcext:value-type="string">
            <text:p>2017-05-18 09:34:52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5.0709219858156" calcext:value-type="float">
            <text:p>45.0709219858</text:p>
          </table:table-cell>
        </table:table-row>
        <table:table-row table:style-name="ro1">
          <table:table-cell office:value-type="string" calcext:value-type="string">
            <text:p>2017-05-18 09:37:52</text:p>
          </table:table-cell>
          <table:table-cell office:value-type="float" office:value="80.709219858156" calcext:value-type="float">
            <text:p>80.7092198582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9290780141844" calcext:value-type="float">
            <text:p>44.9290780142</text:p>
          </table:table-cell>
        </table:table-row>
        <table:table-row table:style-name="ro1">
          <table:table-cell office:value-type="string" calcext:value-type="string">
            <text:p>2017-05-18 09:46:54</text:p>
          </table:table-cell>
          <table:table-cell office:value-type="float" office:value="80.9219858156028" calcext:value-type="float">
            <text:p>80.9219858156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4.9290780141844" calcext:value-type="float">
            <text:p>44.9290780142</text:p>
          </table:table-cell>
        </table:table-row>
        <table:table-row table:style-name="ro1">
          <table:table-cell office:value-type="string" calcext:value-type="string">
            <text:p>2017-05-18 09:49:54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4.5390070921986" calcext:value-type="float">
            <text:p>44.5390070922</text:p>
          </table:table-cell>
        </table:table-row>
        <table:table-row table:style-name="ro1">
          <table:table-cell office:value-type="string" calcext:value-type="string">
            <text:p>2017-05-18 09:55:55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645390070922" calcext:value-type="float">
            <text:p>44.6453900709</text:p>
          </table:table-cell>
        </table:table-row>
        <table:table-row table:style-name="ro1">
          <table:table-cell office:value-type="string" calcext:value-type="string">
            <text:p>2017-05-18 10:01:56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4.5744680851064" calcext:value-type="float">
            <text:p>44.5744680851</text:p>
          </table:table-cell>
        </table:table-row>
        <table:table-row table:style-name="ro1">
          <table:table-cell office:value-type="string" calcext:value-type="string">
            <text:p>2017-05-18 10:04:56</text:p>
          </table:table-cell>
          <table:table-cell office:value-type="float" office:value="80.8156028368794" calcext:value-type="float">
            <text:p>80.815602836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4.468085106383" calcext:value-type="float">
            <text:p>44.4680851064</text:p>
          </table:table-cell>
        </table:table-row>
        <table:table-row table:style-name="ro1">
          <table:table-cell office:value-type="string" calcext:value-type="string">
            <text:p>2017-05-18 10:10:57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8 10:13:57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4.290780141844" calcext:value-type="float">
            <text:p>44.2907801418</text:p>
          </table:table-cell>
        </table:table-row>
        <table:table-row table:style-name="ro1">
          <table:table-cell office:value-type="string" calcext:value-type="string">
            <text:p>2017-05-18 10:19:58</text:p>
          </table:table-cell>
          <table:table-cell office:value-type="float" office:value="80.354609929078" calcext:value-type="float">
            <text:p>80.354609929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4.3971631205674" calcext:value-type="float">
            <text:p>44.3971631206</text:p>
          </table:table-cell>
        </table:table-row>
        <table:table-row table:style-name="ro1">
          <table:table-cell office:value-type="string" calcext:value-type="string">
            <text:p>2017-05-18 10:25:59</text:p>
          </table:table-cell>
          <table:table-cell office:value-type="float" office:value="80.5673758865248" calcext:value-type="float">
            <text:p>80.5673758865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4.3617021276596" calcext:value-type="float">
            <text:p>44.3617021277</text:p>
          </table:table-cell>
        </table:table-row>
        <table:table-row table:style-name="ro1">
          <table:table-cell office:value-type="string" calcext:value-type="string">
            <text:p>2017-05-18 10:28:59</text:p>
          </table:table-cell>
          <table:table-cell office:value-type="float" office:value="80.4609929078014" calcext:value-type="float">
            <text:p>80.4609929078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4.3617021276596" calcext:value-type="float">
            <text:p>44.3617021277</text:p>
          </table:table-cell>
        </table:table-row>
        <table:table-row table:style-name="ro1">
          <table:table-cell office:value-type="string" calcext:value-type="string">
            <text:p>2017-05-18 10:32:00</text:p>
          </table:table-cell>
          <table:table-cell office:value-type="float" office:value="80.3900709219858" calcext:value-type="float">
            <text:p>80.390070922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4.5390070921986" calcext:value-type="float">
            <text:p>44.5390070922</text:p>
          </table:table-cell>
        </table:table-row>
        <table:table-row table:style-name="ro1">
          <table:table-cell office:value-type="string" calcext:value-type="string">
            <text:p>2017-05-18 10:35:00</text:p>
          </table:table-cell>
          <table:table-cell office:value-type="float" office:value="80.3191489361702" calcext:value-type="float">
            <text:p>80.319148936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4.3971631205674" calcext:value-type="float">
            <text:p>44.3971631206</text:p>
          </table:table-cell>
        </table:table-row>
        <table:table-row table:style-name="ro1">
          <table:table-cell office:value-type="string" calcext:value-type="string">
            <text:p>2017-05-18 10:41:01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4.4326241134752" calcext:value-type="float">
            <text:p>44.4326241135</text:p>
          </table:table-cell>
        </table:table-row>
        <table:table-row table:style-name="ro1">
          <table:table-cell office:value-type="string" calcext:value-type="string">
            <text:p>2017-05-18 10:44:01</text:p>
          </table:table-cell>
          <table:table-cell office:value-type="float" office:value="80.2127659574468" calcext:value-type="float">
            <text:p>80.212765957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4.0780141843972" calcext:value-type="float">
            <text:p>44.0780141844</text:p>
          </table:table-cell>
        </table:table-row>
        <table:table-row table:style-name="ro1">
          <table:table-cell office:value-type="string" calcext:value-type="string">
            <text:p>2017-05-18 10:47:01</text:p>
          </table:table-cell>
          <table:table-cell office:value-type="float" office:value="80.2836879432624" calcext:value-type="float">
            <text:p>80.2836879433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4.113475177305" calcext:value-type="float">
            <text:p>44.1134751773</text:p>
          </table:table-cell>
        </table:table-row>
        <table:table-row table:style-name="ro1">
          <table:table-cell office:value-type="string" calcext:value-type="string">
            <text:p>2017-05-18 10:50:01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4.0070921985816" calcext:value-type="float">
            <text:p>44.0070921986</text:p>
          </table:table-cell>
        </table:table-row>
        <table:table-row table:style-name="ro1">
          <table:table-cell office:value-type="string" calcext:value-type="string">
            <text:p>2017-05-18 10:56:02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3.9716312056738" calcext:value-type="float">
            <text:p>43.9716312057</text:p>
          </table:table-cell>
        </table:table-row>
        <table:table-row table:style-name="ro1">
          <table:table-cell office:value-type="string" calcext:value-type="string">
            <text:p>2017-05-18 10:59:02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4.3262411347518" calcext:value-type="float">
            <text:p>44.3262411348</text:p>
          </table:table-cell>
        </table:table-row>
        <table:table-row table:style-name="ro1">
          <table:table-cell office:value-type="string" calcext:value-type="string">
            <text:p>2017-05-18 11:02:03</text:p>
          </table:table-cell>
          <table:table-cell office:value-type="float" office:value="80.4255319148936" calcext:value-type="float">
            <text:p>80.4255319149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43.9007092198582" calcext:value-type="float">
            <text:p>43.9007092199</text:p>
          </table:table-cell>
        </table:table-row>
        <table:table-row table:style-name="ro1">
          <table:table-cell office:value-type="string" calcext:value-type="string">
            <text:p>2017-05-18 11:05:03</text:p>
          </table:table-cell>
          <table:table-cell office:value-type="float" office:value="80.2482269503546" calcext:value-type="float">
            <text:p>80.248226950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3.758865248227" calcext:value-type="float">
            <text:p>43.7588652482</text:p>
          </table:table-cell>
        </table:table-row>
        <table:table-row table:style-name="ro1">
          <table:table-cell office:value-type="string" calcext:value-type="string">
            <text:p>2017-05-18 11:11:04</text:p>
          </table:table-cell>
          <table:table-cell office:value-type="float" office:value="80.1063829787234" calcext:value-type="float">
            <text:p>80.1063829787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3.8652482269504" calcext:value-type="float">
            <text:p>43.865248227</text:p>
          </table:table-cell>
        </table:table-row>
        <table:table-row table:style-name="ro1">
          <table:table-cell office:value-type="string" calcext:value-type="string">
            <text:p>2017-05-18 11:17:05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43.6524822695036" calcext:value-type="float">
            <text:p>43.6524822695</text:p>
          </table:table-cell>
        </table:table-row>
        <table:table-row table:style-name="ro1">
          <table:table-cell office:value-type="string" calcext:value-type="string">
            <text:p>2017-05-18 11:20:05</text:p>
          </table:table-cell>
          <table:table-cell office:value-type="float" office:value="80.177304964539" calcext:value-type="float">
            <text:p>80.1773049645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943262411348" calcext:value-type="float">
            <text:p>43.7943262411</text:p>
          </table:table-cell>
        </table:table-row>
        <table:table-row table:style-name="ro1">
          <table:table-cell office:value-type="string" calcext:value-type="string">
            <text:p>2017-05-18 11:26:06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3.6524822695036" calcext:value-type="float">
            <text:p>43.6524822695</text:p>
          </table:table-cell>
        </table:table-row>
        <table:table-row table:style-name="ro1">
          <table:table-cell office:value-type="string" calcext:value-type="string">
            <text:p>2017-05-18 11:29:06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3.7234042553192" calcext:value-type="float">
            <text:p>43.7234042553</text:p>
          </table:table-cell>
        </table:table-row>
        <table:table-row table:style-name="ro1">
          <table:table-cell office:value-type="string" calcext:value-type="string">
            <text:p>2017-05-18 11:32:06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35:07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3.5815602836879" calcext:value-type="float">
            <text:p>43.5815602837</text:p>
          </table:table-cell>
        </table:table-row>
        <table:table-row table:style-name="ro1">
          <table:table-cell office:value-type="string" calcext:value-type="string">
            <text:p>2017-05-18 11:38:07</text:p>
          </table:table-cell>
          <table:table-cell office:value-type="float" office:value="80.0709219858156" calcext:value-type="float">
            <text:p>80.0709219858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41:08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44:08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3.6170212765957" calcext:value-type="float">
            <text:p>43.6170212766</text:p>
          </table:table-cell>
        </table:table-row>
        <table:table-row table:style-name="ro1">
          <table:table-cell office:value-type="string" calcext:value-type="string">
            <text:p>2017-05-18 11:50:09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3.2269503546099" calcext:value-type="float">
            <text:p>43.2269503546</text:p>
          </table:table-cell>
        </table:table-row>
        <table:table-row table:style-name="ro1">
          <table:table-cell office:value-type="string" calcext:value-type="string">
            <text:p>2017-05-18 11:53:09</text:p>
          </table:table-cell>
          <table:table-cell office:value-type="float" office:value="80" calcext:value-type="float">
            <text:p>80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3.1914893617021" calcext:value-type="float">
            <text:p>43.1914893617</text:p>
          </table:table-cell>
        </table:table-row>
        <table:table-row table:style-name="ro1">
          <table:table-cell office:value-type="string" calcext:value-type="string">
            <text:p>2017-05-18 11:59:10</text:p>
          </table:table-cell>
          <table:table-cell office:value-type="float" office:value="80" calcext:value-type="float">
            <text:p>80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3.1205673758865" calcext:value-type="float">
            <text:p>43.1205673759</text:p>
          </table:table-cell>
        </table:table-row>
        <table:table-row table:style-name="ro1">
          <table:table-cell office:value-type="string" calcext:value-type="string">
            <text:p>2017-05-18 12:05:11</text:p>
          </table:table-cell>
          <table:table-cell office:value-type="float" office:value="79.8936170212766" calcext:value-type="float">
            <text:p>79.8936170213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11:12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17:13</text:p>
          </table:table-cell>
          <table:table-cell office:value-type="float" office:value="79.9645390070922" calcext:value-type="float">
            <text:p>79.964539007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20:13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2.9432624113475" calcext:value-type="float">
            <text:p>42.9432624113</text:p>
          </table:table-cell>
        </table:table-row>
        <table:table-row table:style-name="ro1">
          <table:table-cell office:value-type="string" calcext:value-type="string">
            <text:p>2017-05-18 12:23:13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8368794326241" calcext:value-type="float">
            <text:p>42.8368794326</text:p>
          </table:table-cell>
        </table:table-row>
        <table:table-row table:style-name="ro1">
          <table:table-cell office:value-type="string" calcext:value-type="string">
            <text:p>2017-05-18 12:26:1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2.9078014184397" calcext:value-type="float">
            <text:p>42.9078014184</text:p>
          </table:table-cell>
        </table:table-row>
        <table:table-row table:style-name="ro1">
          <table:table-cell office:value-type="string" calcext:value-type="string">
            <text:p>2017-05-18 12:29:14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2.8368794326241" calcext:value-type="float">
            <text:p>42.8368794326</text:p>
          </table:table-cell>
        </table:table-row>
        <table:table-row table:style-name="ro1">
          <table:table-cell office:value-type="string" calcext:value-type="string">
            <text:p>2017-05-18 12:32:1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2.7659574468085" calcext:value-type="float">
            <text:p>42.7659574468</text:p>
          </table:table-cell>
        </table:table-row>
        <table:table-row table:style-name="ro1">
          <table:table-cell office:value-type="string" calcext:value-type="string">
            <text:p>2017-05-18 12:35:14</text:p>
          </table:table-cell>
          <table:table-cell office:value-type="float" office:value="80.0354609929078" calcext:value-type="float">
            <text:p>80.0354609929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2.6595744680851" calcext:value-type="float">
            <text:p>42.6595744681</text:p>
          </table:table-cell>
        </table:table-row>
        <table:table-row table:style-name="ro1">
          <table:table-cell office:value-type="string" calcext:value-type="string">
            <text:p>2017-05-18 12:41:15</text:p>
          </table:table-cell>
          <table:table-cell office:value-type="float" office:value="79.9290780141844" calcext:value-type="float">
            <text:p>79.929078014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2.6950354609929" calcext:value-type="float">
            <text:p>42.695035461</text:p>
          </table:table-cell>
        </table:table-row>
        <table:table-row table:style-name="ro1">
          <table:table-cell office:value-type="string" calcext:value-type="string">
            <text:p>2017-05-18 12:44:15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8 12:50:16</text:p>
          </table:table-cell>
          <table:table-cell office:value-type="float" office:value="79.7163120567376" calcext:value-type="float">
            <text:p>79.7163120567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8 12:56:17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8 13:02:18</text:p>
          </table:table-cell>
          <table:table-cell office:value-type="float" office:value="79.7872340425532" calcext:value-type="float">
            <text:p>79.7872340426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2.2695035460993" calcext:value-type="float">
            <text:p>42.2695035461</text:p>
          </table:table-cell>
        </table:table-row>
        <table:table-row table:style-name="ro1">
          <table:table-cell office:value-type="string" calcext:value-type="string">
            <text:p>2017-05-18 13:08:19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8 13:14:20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8 13:20:21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8 13:23:21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8 13:29:22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8 13:32:22</text:p>
          </table:table-cell>
          <table:table-cell office:value-type="float" office:value="79.822695035461" calcext:value-type="float">
            <text:p>79.8226950355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8 13:35:23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8 13:41:24</text:p>
          </table:table-cell>
          <table:table-cell office:value-type="float" office:value="79.6808510638298" calcext:value-type="float">
            <text:p>79.680851063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8 13:44:24</text:p>
          </table:table-cell>
          <table:table-cell office:value-type="float" office:value="79.8581560283688" calcext:value-type="float">
            <text:p>79.8581560284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8 13:50:25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8 13:53:25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3:59:26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4:02:26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14:05:26</text:p>
          </table:table-cell>
          <table:table-cell office:value-type="float" office:value="79.7517730496454" calcext:value-type="float">
            <text:p>79.751773049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14:11:2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14:14:28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14:17:28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8 14:20:28</text:p>
          </table:table-cell>
          <table:table-cell office:value-type="float" office:value="79.645390070922" calcext:value-type="float">
            <text:p>79.645390070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14:26:29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8 14:29:29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8 14:32:30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14:35:30</text:p>
          </table:table-cell>
          <table:table-cell office:value-type="float" office:value="79.6099290780142" calcext:value-type="float">
            <text:p>79.60992907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14:41:31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8 14:44:31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14:50:32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4893617021277" calcext:value-type="float">
            <text:p>71.4893617021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14:56:33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15:02:34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5602836879433" calcext:value-type="float">
            <text:p>71.5602836879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15:05:34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40.2482269503546" calcext:value-type="float">
            <text:p>40.2482269504</text:p>
          </table:table-cell>
        </table:table-row>
        <table:table-row table:style-name="ro1">
          <table:table-cell office:value-type="string" calcext:value-type="string">
            <text:p>2017-05-18 15:08:34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4184397163121" calcext:value-type="float">
            <text:p>71.4184397163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15:14:35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3829787234043" calcext:value-type="float">
            <text:p>71.3829787234</text:p>
          </table:table-cell>
          <table:table-cell office:value-type="float" office:value="40.0709219858156" calcext:value-type="float">
            <text:p>40.0709219858</text:p>
          </table:table-cell>
        </table:table-row>
        <table:table-row table:style-name="ro1">
          <table:table-cell office:value-type="string" calcext:value-type="string">
            <text:p>2017-05-18 15:20:36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15:23:36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8 15:26:36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8 15:29:36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9645390070922" calcext:value-type="float">
            <text:p>39.9645390071</text:p>
          </table:table-cell>
        </table:table-row>
        <table:table-row table:style-name="ro1">
          <table:table-cell office:value-type="string" calcext:value-type="string">
            <text:p>2017-05-18 15:32:37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18 15:35:3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5248226950355" calcext:value-type="float">
            <text:p>71.524822695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8 15:38:37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8 15:44:38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8 15:47:38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8 15:50:38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7163120567376" calcext:value-type="float">
            <text:p>39.7163120567</text:p>
          </table:table-cell>
        </table:table-row>
        <table:table-row table:style-name="ro1">
          <table:table-cell office:value-type="string" calcext:value-type="string">
            <text:p>2017-05-18 15:56:39</text:p>
          </table:table-cell>
          <table:table-cell office:value-type="float" office:value="79.3971631205674" calcext:value-type="float">
            <text:p>79.3971631206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8 16:02:40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8 16:05:40</text:p>
          </table:table-cell>
          <table:table-cell office:value-type="float" office:value="79.5744680851064" calcext:value-type="float">
            <text:p>79.5744680851</text:p>
          </table:table-cell>
          <table:table-cell office:value-type="float" office:value="71.4539007092199" calcext:value-type="float">
            <text:p>71.4539007092</text:p>
          </table:table-cell>
          <table:table-cell office:value-type="float" office:value="39.645390070922" calcext:value-type="float">
            <text:p>39.6453900709</text:p>
          </table:table-cell>
        </table:table-row>
        <table:table-row table:style-name="ro1">
          <table:table-cell office:value-type="string" calcext:value-type="string">
            <text:p>2017-05-18 16:11:41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16:14:41</text:p>
          </table:table-cell>
          <table:table-cell office:value-type="float" office:value="79.2198581560284" calcext:value-type="float">
            <text:p>79.219858156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645390070922" calcext:value-type="float">
            <text:p>39.6453900709</text:p>
          </table:table-cell>
        </table:table-row>
        <table:table-row table:style-name="ro1">
          <table:table-cell office:value-type="string" calcext:value-type="string">
            <text:p>2017-05-18 16:20:42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1702127659575" calcext:value-type="float">
            <text:p>71.170212766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16:23:42</text:p>
          </table:table-cell>
          <table:table-cell office:value-type="float" office:value="79.5390070921986" calcext:value-type="float">
            <text:p>79.5390070922</text:p>
          </table:table-cell>
          <table:table-cell office:value-type="float" office:value="71.5957446808511" calcext:value-type="float">
            <text:p>71.5957446809</text:p>
          </table:table-cell>
          <table:table-cell office:value-type="float" office:value="39.6808510638298" calcext:value-type="float">
            <text:p>39.6808510638</text:p>
          </table:table-cell>
        </table:table-row>
        <table:table-row table:style-name="ro1">
          <table:table-cell office:value-type="string" calcext:value-type="string">
            <text:p>2017-05-18 16:26:43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29:43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6099290780142" calcext:value-type="float">
            <text:p>39.609929078</text:p>
          </table:table-cell>
        </table:table-row>
        <table:table-row table:style-name="ro1">
          <table:table-cell office:value-type="string" calcext:value-type="string">
            <text:p>2017-05-18 16:32:4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35:43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6:41:44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6:44:44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6:50:45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4326241134752" calcext:value-type="float">
            <text:p>39.4326241135</text:p>
          </table:table-cell>
        </table:table-row>
        <table:table-row table:style-name="ro1">
          <table:table-cell office:value-type="string" calcext:value-type="string">
            <text:p>2017-05-18 16:56:46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6:59:46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7:02:46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7:05:46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7:11:47</text:p>
          </table:table-cell>
          <table:table-cell office:value-type="float" office:value="79.468085106383" calcext:value-type="float">
            <text:p>79.4680851064</text:p>
          </table:table-cell>
          <table:table-cell office:value-type="float" office:value="71.3120567375887" calcext:value-type="float">
            <text:p>71.3120567376</text:p>
          </table:table-cell>
          <table:table-cell office:value-type="float" office:value="39.3971631205674" calcext:value-type="float">
            <text:p>39.3971631206</text:p>
          </table:table-cell>
        </table:table-row>
        <table:table-row table:style-name="ro1">
          <table:table-cell office:value-type="string" calcext:value-type="string">
            <text:p>2017-05-18 17:17:48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20:48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1.1347517730496" calcext:value-type="float">
            <text:p>71.134751773</text:p>
          </table:table-cell>
          <table:table-cell office:value-type="float" office:value="39.4326241134752" calcext:value-type="float">
            <text:p>39.4326241135</text:p>
          </table:table-cell>
        </table:table-row>
        <table:table-row table:style-name="ro1">
          <table:table-cell office:value-type="string" calcext:value-type="string">
            <text:p>2017-05-18 17:23:48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7:29:49</text:p>
          </table:table-cell>
          <table:table-cell office:value-type="float" office:value="79.1489361702128" calcext:value-type="float">
            <text:p>79.1489361702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7:32:49</text:p>
          </table:table-cell>
          <table:table-cell office:value-type="float" office:value="79.5035460992908" calcext:value-type="float">
            <text:p>79.5035460993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7:38:50</text:p>
          </table:table-cell>
          <table:table-cell office:value-type="float" office:value="79.3262411347518" calcext:value-type="float">
            <text:p>79.3262411348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41:50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8 17:47:51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7:53:52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411347517731" calcext:value-type="float">
            <text:p>71.2411347518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17:56:52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18:02:53</text:p>
          </table:table-cell>
          <table:table-cell office:value-type="float" office:value="79.290780141844" calcext:value-type="float">
            <text:p>79.2907801418</text:p>
          </table:table-cell>
          <table:table-cell office:value-type="float" office:value="71.3475177304965" calcext:value-type="float">
            <text:p>71.3475177305</text:p>
          </table:table-cell>
          <table:table-cell office:value-type="float" office:value="39.5390070921986" calcext:value-type="float">
            <text:p>39.5390070922</text:p>
          </table:table-cell>
        </table:table-row>
        <table:table-row table:style-name="ro1">
          <table:table-cell office:value-type="string" calcext:value-type="string">
            <text:p>2017-05-18 18:05:53</text:p>
          </table:table-cell>
          <table:table-cell office:value-type="float" office:value="79.2553191489362" calcext:value-type="float">
            <text:p>79.2553191489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8:08:54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1489361702128" calcext:value-type="float">
            <text:p>39.1489361702</text:p>
          </table:table-cell>
        </table:table-row>
        <table:table-row table:style-name="ro1">
          <table:table-cell office:value-type="string" calcext:value-type="string">
            <text:p>2017-05-18 18:11:54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8:17:55</text:p>
          </table:table-cell>
          <table:table-cell office:value-type="float" office:value="78.4751773049645" calcext:value-type="float">
            <text:p>78.475177305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0425531914894" calcext:value-type="float">
            <text:p>39.0425531915</text:p>
          </table:table-cell>
        </table:table-row>
        <table:table-row table:style-name="ro1">
          <table:table-cell office:value-type="string" calcext:value-type="string">
            <text:p>2017-05-18 18:20:55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18:26:56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8 18:35:58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8:41:59</text:p>
          </table:table-cell>
          <table:table-cell office:value-type="float" office:value="79.3617021276596" calcext:value-type="float">
            <text:p>79.3617021277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38.8652482269503" calcext:value-type="float">
            <text:p>38.865248227</text:p>
          </table:table-cell>
        </table:table-row>
        <table:table-row table:style-name="ro1">
          <table:table-cell office:value-type="string" calcext:value-type="string">
            <text:p>2017-05-18 18:48:00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8:51:00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8:54:00</text:p>
          </table:table-cell>
          <table:table-cell office:value-type="float" office:value="79.0070921985816" calcext:value-type="float">
            <text:p>79.0070921986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9:00:01</text:p>
          </table:table-cell>
          <table:table-cell office:value-type="float" office:value="78.8652482269504" calcext:value-type="float">
            <text:p>78.865248227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9:09:03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8.9007092198582" calcext:value-type="float">
            <text:p>38.9007092199</text:p>
          </table:table-cell>
        </table:table-row>
        <table:table-row table:style-name="ro1">
          <table:table-cell office:value-type="string" calcext:value-type="string">
            <text:p>2017-05-18 19:15:04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8.7588652482269" calcext:value-type="float">
            <text:p>38.7588652482</text:p>
          </table:table-cell>
        </table:table-row>
        <table:table-row table:style-name="ro1">
          <table:table-cell office:value-type="string" calcext:value-type="string">
            <text:p>2017-05-18 19:18:04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38.5460992907801" calcext:value-type="float">
            <text:p>38.5460992908</text:p>
          </table:table-cell>
        </table:table-row>
        <table:table-row table:style-name="ro1">
          <table:table-cell office:value-type="string" calcext:value-type="string">
            <text:p>2017-05-18 19:21:04</text:p>
          </table:table-cell>
          <table:table-cell office:value-type="float" office:value="78.9007092198581" calcext:value-type="float">
            <text:p>78.9007092199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8.7234042553191" calcext:value-type="float">
            <text:p>38.7234042553</text:p>
          </table:table-cell>
        </table:table-row>
        <table:table-row table:style-name="ro1">
          <table:table-cell office:value-type="string" calcext:value-type="string">
            <text:p>2017-05-18 19:27:05</text:p>
          </table:table-cell>
          <table:table-cell office:value-type="float" office:value="78.7234042553192" calcext:value-type="float">
            <text:p>78.723404255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38.6524822695035" calcext:value-type="float">
            <text:p>38.6524822695</text:p>
          </table:table-cell>
        </table:table-row>
        <table:table-row table:style-name="ro1">
          <table:table-cell office:value-type="string" calcext:value-type="string">
            <text:p>2017-05-18 19:30:06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39.0070921985816" calcext:value-type="float">
            <text:p>39.0070921986</text:p>
          </table:table-cell>
        </table:table-row>
        <table:table-row table:style-name="ro1">
          <table:table-cell office:value-type="string" calcext:value-type="string">
            <text:p>2017-05-18 19:33:06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8.9716312056738" calcext:value-type="float">
            <text:p>38.9716312057</text:p>
          </table:table-cell>
        </table:table-row>
        <table:table-row table:style-name="ro1">
          <table:table-cell office:value-type="string" calcext:value-type="string">
            <text:p>2017-05-18 19:36:07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0780141843972" calcext:value-type="float">
            <text:p>39.0780141844</text:p>
          </table:table-cell>
        </table:table-row>
        <table:table-row table:style-name="ro1">
          <table:table-cell office:value-type="string" calcext:value-type="string">
            <text:p>2017-05-18 19:42:08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45:08</text:p>
          </table:table-cell>
          <table:table-cell office:value-type="float" office:value="79.4326241134752" calcext:value-type="float">
            <text:p>79.4326241135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9:48:09</text:p>
          </table:table-cell>
          <table:table-cell office:value-type="float" office:value="79.0425531914894" calcext:value-type="float">
            <text:p>79.0425531915</text:p>
          </table:table-cell>
          <table:table-cell office:value-type="float" office:value="71.063829787234" calcext:value-type="float">
            <text:p>71.063829787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51:09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19:54:09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19:57:10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2553191489362" calcext:value-type="float">
            <text:p>39.2553191489</text:p>
          </table:table-cell>
        </table:table-row>
        <table:table-row table:style-name="ro1">
          <table:table-cell office:value-type="string" calcext:value-type="string">
            <text:p>2017-05-18 20:00:10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8 20:06:11</text:p>
          </table:table-cell>
          <table:table-cell office:value-type="float" office:value="78.7943262411347" calcext:value-type="float">
            <text:p>78.7943262411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09:11</text:p>
          </table:table-cell>
          <table:table-cell office:value-type="float" office:value="79.1843971631206" calcext:value-type="float">
            <text:p>79.184397163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2198581560284" calcext:value-type="float">
            <text:p>39.219858156</text:p>
          </table:table-cell>
        </table:table-row>
        <table:table-row table:style-name="ro1">
          <table:table-cell office:value-type="string" calcext:value-type="string">
            <text:p>2017-05-18 20:12:11</text:p>
          </table:table-cell>
          <table:table-cell office:value-type="float" office:value="78.936170212766" calcext:value-type="float">
            <text:p>78.936170212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20:15:12</text:p>
          </table:table-cell>
          <table:table-cell office:value-type="float" office:value="79.0780141843972" calcext:value-type="float">
            <text:p>79.078014184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3262411347518" calcext:value-type="float">
            <text:p>39.3262411348</text:p>
          </table:table-cell>
        </table:table-row>
        <table:table-row table:style-name="ro1">
          <table:table-cell office:value-type="string" calcext:value-type="string">
            <text:p>2017-05-18 20:18:12</text:p>
          </table:table-cell>
          <table:table-cell office:value-type="float" office:value="78.9716312056738" calcext:value-type="float">
            <text:p>78.971631205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21:13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20:24:13</text:p>
          </table:table-cell>
          <table:table-cell office:value-type="float" office:value="79.113475177305" calcext:value-type="float">
            <text:p>79.113475177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39.3971631205674" calcext:value-type="float">
            <text:p>39.3971631206</text:p>
          </table:table-cell>
        </table:table-row>
        <table:table-row table:style-name="ro1">
          <table:table-cell office:value-type="string" calcext:value-type="string">
            <text:p>2017-05-18 20:27:13</text:p>
          </table:table-cell>
          <table:table-cell office:value-type="float" office:value="78.8297872340426" calcext:value-type="float">
            <text:p>78.82978723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39.1489361702128" calcext:value-type="float">
            <text:p>39.1489361702</text:p>
          </table:table-cell>
        </table:table-row>
        <table:table-row table:style-name="ro1">
          <table:table-cell office:value-type="string" calcext:value-type="string">
            <text:p>2017-05-18 20:33:14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3617021276596" calcext:value-type="float">
            <text:p>39.3617021277</text:p>
          </table:table-cell>
        </table:table-row>
        <table:table-row table:style-name="ro1">
          <table:table-cell office:value-type="string" calcext:value-type="string">
            <text:p>2017-05-18 20:36:14</text:p>
          </table:table-cell>
          <table:table-cell office:value-type="float" office:value="86.4539007092199" calcext:value-type="float">
            <text:p>86.4539007092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8 20:39:14</text:p>
          </table:table-cell>
          <table:table-cell office:value-type="float" office:value="88.0141843971631" calcext:value-type="float">
            <text:p>88.0141843972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6099290780142" calcext:value-type="float">
            <text:p>39.609929078</text:p>
          </table:table-cell>
        </table:table-row>
        <table:table-row table:style-name="ro1">
          <table:table-cell office:value-type="string" calcext:value-type="string">
            <text:p>2017-05-18 20:42:15</text:p>
          </table:table-cell>
          <table:table-cell office:value-type="float" office:value="88.2978723404255" calcext:value-type="float">
            <text:p>88.2978723404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8 20:45:15</text:p>
          </table:table-cell>
          <table:table-cell office:value-type="float" office:value="87.9432624113475" calcext:value-type="float">
            <text:p>87.9432624113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8 20:51:16</text:p>
          </table:table-cell>
          <table:table-cell office:value-type="float" office:value="86.9503546099291" calcext:value-type="float">
            <text:p>86.950354609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8 20:57:16</text:p>
          </table:table-cell>
          <table:table-cell office:value-type="float" office:value="86.8794326241135" calcext:value-type="float">
            <text:p>86.8794326241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8 21:00:17</text:p>
          </table:table-cell>
          <table:table-cell office:value-type="float" office:value="86.5602836879433" calcext:value-type="float">
            <text:p>86.5602836879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40.2482269503546" calcext:value-type="float">
            <text:p>40.2482269504</text:p>
          </table:table-cell>
        </table:table-row>
        <table:table-row table:style-name="ro1">
          <table:table-cell office:value-type="string" calcext:value-type="string">
            <text:p>2017-05-18 21:03:17</text:p>
          </table:table-cell>
          <table:table-cell office:value-type="float" office:value="86.4539007092199" calcext:value-type="float">
            <text:p>86.4539007092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8 21:06:17</text:p>
          </table:table-cell>
          <table:table-cell office:value-type="float" office:value="86.5602836879433" calcext:value-type="float">
            <text:p>86.5602836879</text:p>
          </table:table-cell>
          <table:table-cell office:value-type="float" office:value="71.2056737588653" calcext:value-type="float">
            <text:p>71.2056737589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09:17</text:p>
          </table:table-cell>
          <table:table-cell office:value-type="float" office:value="86.2765957446809" calcext:value-type="float">
            <text:p>86.2765957447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8 21:12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15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8 21:18:18</text:p>
          </table:table-cell>
          <table:table-cell office:value-type="float" office:value="86.2056737588653" calcext:value-type="float">
            <text:p>86.2056737589</text:p>
          </table:table-cell>
          <table:table-cell office:value-type="float" office:value="71.0283687943262" calcext:value-type="float">
            <text:p>71.0283687943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1:24:19</text:p>
          </table:table-cell>
          <table:table-cell office:value-type="float" office:value="85.531914893617" calcext:value-type="float">
            <text:p>85.5319148936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3900709219858" calcext:value-type="float">
            <text:p>40.390070922</text:p>
          </table:table-cell>
        </table:table-row>
        <table:table-row table:style-name="ro1">
          <table:table-cell office:value-type="string" calcext:value-type="string">
            <text:p>2017-05-18 21:30:20</text:p>
          </table:table-cell>
          <table:table-cell office:value-type="float" office:value="85.709219858156" calcext:value-type="float">
            <text:p>85.709219858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1:33:20</text:p>
          </table:table-cell>
          <table:table-cell office:value-type="float" office:value="85.6737588652482" calcext:value-type="float">
            <text:p>85.6737588652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8 21:39:21</text:p>
          </table:table-cell>
          <table:table-cell office:value-type="float" office:value="85.2482269503546" calcext:value-type="float">
            <text:p>85.2482269504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8 21:42:21</text:p>
          </table:table-cell>
          <table:table-cell office:value-type="float" office:value="85.2836879432624" calcext:value-type="float">
            <text:p>85.2836879433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8 21:45:22</text:p>
          </table:table-cell>
          <table:table-cell office:value-type="float" office:value="85.1418439716312" calcext:value-type="float">
            <text:p>85.1418439716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3191489361702" calcext:value-type="float">
            <text:p>40.3191489362</text:p>
          </table:table-cell>
        </table:table-row>
        <table:table-row table:style-name="ro1">
          <table:table-cell office:value-type="string" calcext:value-type="string">
            <text:p>2017-05-18 21:51:23</text:p>
          </table:table-cell>
          <table:table-cell office:value-type="float" office:value="85.4255319148936" calcext:value-type="float">
            <text:p>85.4255319149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1:54:23</text:p>
          </table:table-cell>
          <table:table-cell office:value-type="float" office:value="85.1063829787234" calcext:value-type="float">
            <text:p>85.1063829787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8 22:00:24</text:p>
          </table:table-cell>
          <table:table-cell office:value-type="float" office:value="84.9645390070922" calcext:value-type="float">
            <text:p>84.964539007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06:25</text:p>
          </table:table-cell>
          <table:table-cell office:value-type="float" office:value="84.8936170212766" calcext:value-type="float">
            <text:p>84.893617021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09:25</text:p>
          </table:table-cell>
          <table:table-cell office:value-type="float" office:value="84.7517730496454" calcext:value-type="float">
            <text:p>84.751773049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22:12:26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2:18:27</text:p>
          </table:table-cell>
          <table:table-cell office:value-type="float" office:value="84.6808510638298" calcext:value-type="float">
            <text:p>84.680851063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8 22:24:28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8 22:27:28</text:p>
          </table:table-cell>
          <table:table-cell office:value-type="float" office:value="84.8936170212766" calcext:value-type="float">
            <text:p>84.893617021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2:33:29</text:p>
          </table:table-cell>
          <table:table-cell office:value-type="float" office:value="84.1843971631206" calcext:value-type="float">
            <text:p>84.184397163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36:29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39:30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42:30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2:45:31</text:p>
          </table:table-cell>
          <table:table-cell office:value-type="float" office:value="84.3617021276596" calcext:value-type="float">
            <text:p>84.3617021277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8 22:48:31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2:54:32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00:33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8 23:03:33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09:34</text:p>
          </table:table-cell>
          <table:table-cell office:value-type="float" office:value="84.3617021276596" calcext:value-type="float">
            <text:p>84.3617021277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8 23:12:35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8 23:15:35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23:18:35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8 23:21:35</text:p>
          </table:table-cell>
          <table:table-cell office:value-type="float" office:value="84.0425531914894" calcext:value-type="float">
            <text:p>84.042553191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8 23:24:35</text:p>
          </table:table-cell>
          <table:table-cell office:value-type="float" office:value="83.936170212766" calcext:value-type="float">
            <text:p>83.936170212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8 23:27:36</text:p>
          </table:table-cell>
          <table:table-cell office:value-type="float" office:value="84.1134751773049" calcext:value-type="float">
            <text:p>84.113475177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8 23:30:36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063829787234" calcext:value-type="float">
            <text:p>41.0638297872</text:p>
          </table:table-cell>
        </table:table-row>
        <table:table-row table:style-name="ro1">
          <table:table-cell office:value-type="string" calcext:value-type="string">
            <text:p>2017-05-18 23:33:36</text:p>
          </table:table-cell>
          <table:table-cell office:value-type="float" office:value="83.9716312056738" calcext:value-type="float">
            <text:p>83.971631205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8 23:42:38</text:p>
          </table:table-cell>
          <table:table-cell office:value-type="float" office:value="84.2553191489362" calcext:value-type="float">
            <text:p>84.255319148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8 23:45:38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8 23:51:39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8 23:54:39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9929078014184" calcext:value-type="float">
            <text:p>40.9929078014</text:p>
          </table:table-cell>
        </table:table-row>
        <table:table-row table:style-name="ro1">
          <table:table-cell office:value-type="string" calcext:value-type="string">
            <text:p>2017-05-19 00:00:40</text:p>
          </table:table-cell>
          <table:table-cell office:value-type="float" office:value="83.7943262411347" calcext:value-type="float">
            <text:p>83.7943262411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0:03:41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06:41</text:p>
          </table:table-cell>
          <table:table-cell office:value-type="float" office:value="83.8297872340426" calcext:value-type="float">
            <text:p>83.82978723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00:09:41</text:p>
          </table:table-cell>
          <table:table-cell office:value-type="float" office:value="83.8297872340426" calcext:value-type="float">
            <text:p>83.82978723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0:12:41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18:4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21:4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0:24:43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0:27:43</text:p>
          </table:table-cell>
          <table:table-cell office:value-type="float" office:value="83.5460992907801" calcext:value-type="float">
            <text:p>83.546099290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30:43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0:33:44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36:44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1347517730497" calcext:value-type="float">
            <text:p>41.134751773</text:p>
          </table:table-cell>
        </table:table-row>
        <table:table-row table:style-name="ro1">
          <table:table-cell office:value-type="string" calcext:value-type="string">
            <text:p>2017-05-19 00:42:4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00:45:4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0:48:45</text:p>
          </table:table-cell>
          <table:table-cell office:value-type="float" office:value="83.5815602836879" calcext:value-type="float">
            <text:p>83.581560283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0:54:46</text:p>
          </table:table-cell>
          <table:table-cell office:value-type="float" office:value="83.4397163120567" calcext:value-type="float">
            <text:p>83.439716312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00:57:4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03:47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1:06:47</text:p>
          </table:table-cell>
          <table:table-cell office:value-type="float" office:value="83.758865248227" calcext:value-type="float">
            <text:p>83.758865248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09:47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01:12:47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" calcext:value-type="float">
            <text:p>70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01:18:48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1:21:48</text:p>
          </table:table-cell>
          <table:table-cell office:value-type="float" office:value="83.4042553191489" calcext:value-type="float">
            <text:p>83.404255319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27:49</text:p>
          </table:table-cell>
          <table:table-cell office:value-type="float" office:value="83.1560283687943" calcext:value-type="float">
            <text:p>83.156028368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30:49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1:33:49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1:39:50</text:p>
          </table:table-cell>
          <table:table-cell office:value-type="float" office:value="83.0496453900709" calcext:value-type="float">
            <text:p>83.049645390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1:42:50</text:p>
          </table:table-cell>
          <table:table-cell office:value-type="float" office:value="83.1914893617021" calcext:value-type="float">
            <text:p>83.191489361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1:48:51</text:p>
          </table:table-cell>
          <table:table-cell office:value-type="float" office:value="83.1914893617021" calcext:value-type="float">
            <text:p>83.191489361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01:51:51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1:57:52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02:00:52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02:03:53</text:p>
          </table:table-cell>
          <table:table-cell office:value-type="float" office:value="83.2978723404255" calcext:value-type="float">
            <text:p>83.297872340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2:06:53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02:09:53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15:54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18:54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02:24:55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2:27:55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02:33:5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2:36:56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2:42:5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02:45:57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2:51:58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2:57:59</text:p>
          </table:table-cell>
          <table:table-cell office:value-type="float" office:value="83.0496453900709" calcext:value-type="float">
            <text:p>83.0496453901</text:p>
          </table:table-cell>
          <table:table-cell office:value-type="float" office:value="70" calcext:value-type="float">
            <text:p>7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00:59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3:04:00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07:00</text:p>
          </table:table-cell>
          <table:table-cell office:value-type="float" office:value="83.0141843971631" calcext:value-type="float">
            <text:p>83.0141843972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03:10:00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3:13:00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3:16:00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03:19:01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3:22:01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3:28:02</text:p>
          </table:table-cell>
          <table:table-cell office:value-type="float" office:value="82.9078014184397" calcext:value-type="float">
            <text:p>82.907801418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3:31:02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3:37:03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" calcext:value-type="float">
            <text:p>70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3:40:03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" calcext:value-type="float">
            <text:p>70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3:43:04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3:46:04</text:p>
          </table:table-cell>
          <table:table-cell office:value-type="float" office:value="82.8723404255319" calcext:value-type="float">
            <text:p>82.872340425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3:52:05</text:p>
          </table:table-cell>
          <table:table-cell office:value-type="float" office:value="82.8014184397163" calcext:value-type="float">
            <text:p>82.8014184397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3:55:0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4:01:0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4:07:0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13:08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16:0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4:19:09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22:09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4:25:09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28:09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4:34:10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4:37:10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4:43:11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4:49:12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4:52:12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4:58:13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01:13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" calcext:value-type="float">
            <text:p>70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04:14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5:07:14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5:13:15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16:1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5:22:16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5:28:17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5:34:18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5:40:19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43:1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5:46:1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5:49:20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5:52:20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55:2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5:58:21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3758865248227" calcext:value-type="float">
            <text:p>42.3758865248</text:p>
          </table:table-cell>
        </table:table-row>
        <table:table-row table:style-name="ro1">
          <table:table-cell office:value-type="string" calcext:value-type="string">
            <text:p>2017-05-19 06:01:21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04:21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2.3758865248227" calcext:value-type="float">
            <text:p>42.3758865248</text:p>
          </table:table-cell>
        </table:table-row>
        <table:table-row table:style-name="ro1">
          <table:table-cell office:value-type="string" calcext:value-type="string">
            <text:p>2017-05-19 06:10:22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1631205673759" calcext:value-type="float">
            <text:p>42.1631205674</text:p>
          </table:table-cell>
        </table:table-row>
        <table:table-row table:style-name="ro1">
          <table:table-cell office:value-type="string" calcext:value-type="string">
            <text:p>2017-05-19 06:16:2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19:23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6:22:23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6:25:24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6:28:24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872340425532" calcext:value-type="float">
            <text:p>69.7872340426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6:34:25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6:37:25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6:43:26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6:49:27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6:55:28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06:58:28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3049645390071" calcext:value-type="float">
            <text:p>42.304964539</text:p>
          </table:table-cell>
        </table:table-row>
        <table:table-row table:style-name="ro1">
          <table:table-cell office:value-type="string" calcext:value-type="string">
            <text:p>2017-05-19 07:01:2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3617021276596" calcext:value-type="float">
            <text:p>69.3617021277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07:04:29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7:07:29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7:10:29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16:30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163120567376" calcext:value-type="float">
            <text:p>69.7163120567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19:30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7:22:30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7:25:3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7:31:31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7:37:32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7:40:32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7:43:32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7:49:33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7:52:33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69.5744680851064" calcext:value-type="float">
            <text:p>69.5744680851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7:55:33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8:04:35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6099290780142" calcext:value-type="float">
            <text:p>69.609929078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8:07:35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10:3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8:13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8:16:36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2.2695035460993" calcext:value-type="float">
            <text:p>42.2695035461</text:p>
          </table:table-cell>
        </table:table-row>
        <table:table-row table:style-name="ro1">
          <table:table-cell office:value-type="string" calcext:value-type="string">
            <text:p>2017-05-19 08:19:36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22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08:28:37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08:31:37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3971631205674" calcext:value-type="float">
            <text:p>69.3971631206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08:37:3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" calcext:value-type="float">
            <text:p>70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8:40:38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8:43:3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2.2340425531915" calcext:value-type="float">
            <text:p>42.2340425532</text:p>
          </table:table-cell>
        </table:table-row>
        <table:table-row table:style-name="ro1">
          <table:table-cell office:value-type="string" calcext:value-type="string">
            <text:p>2017-05-19 08:46:3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2.3404255319149" calcext:value-type="float">
            <text:p>42.3404255319</text:p>
          </table:table-cell>
        </table:table-row>
        <table:table-row table:style-name="ro1">
          <table:table-cell office:value-type="string" calcext:value-type="string">
            <text:p>2017-05-19 08:49:38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" calcext:value-type="float">
            <text:p>70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8:52:38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8:55:3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5390070921986" calcext:value-type="float">
            <text:p>69.5390070922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08:58:39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09:04:4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468085106383" calcext:value-type="float">
            <text:p>69.4680851064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09:10:41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9:13:41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09:19:42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09:25:43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69.5035460992908" calcext:value-type="float">
            <text:p>69.503546099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9:34:4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69.8581560283688" calcext:value-type="float">
            <text:p>69.8581560284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09:37:45</text:p>
          </table:table-cell>
          <table:table-cell office:value-type="float" office:value="81.9148936170213" calcext:value-type="float">
            <text:p>81.914893617</text:p>
          </table:table-cell>
          <table:table-cell office:value-type="float" office:value="69.468085106383" calcext:value-type="float">
            <text:p>69.468085106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09:46:4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09:49:47</text:p>
          </table:table-cell>
          <table:table-cell office:value-type="float" office:value="82.7659574468085" calcext:value-type="float">
            <text:p>82.7659574468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09:52:47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09:58:48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04:49</text:p>
          </table:table-cell>
          <table:table-cell office:value-type="float" office:value="81.8794326241135" calcext:value-type="float">
            <text:p>81.8794326241</text:p>
          </table:table-cell>
          <table:table-cell office:value-type="float" office:value="69.0070921985816" calcext:value-type="float">
            <text:p>69.0070921986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0:07:49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" calcext:value-type="float">
            <text:p>70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0:13:50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" calcext:value-type="float">
            <text:p>70</text:p>
          </table:table-cell>
          <table:table-cell office:value-type="float" office:value="41.8794326241135" calcext:value-type="float">
            <text:p>41.8794326241</text:p>
          </table:table-cell>
        </table:table-row>
        <table:table-row table:style-name="ro1">
          <table:table-cell office:value-type="string" calcext:value-type="string">
            <text:p>2017-05-19 10:19:51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22:51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0:28:52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0:34:5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10:37:53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40:53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43:53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0:49:54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0:55:55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0:58:56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1:01:5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1.2765957446809" calcext:value-type="float">
            <text:p>41.2765957447</text:p>
          </table:table-cell>
        </table:table-row>
        <table:table-row table:style-name="ro1">
          <table:table-cell office:value-type="string" calcext:value-type="string">
            <text:p>2017-05-19 11:07:5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11:10:5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1:13:57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19:5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11:22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25:58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1:28:5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1:31:59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1:35:00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1:38:00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021276595745" calcext:value-type="float">
            <text:p>41.7021276596</text:p>
          </table:table-cell>
        </table:table-row>
        <table:table-row table:style-name="ro1">
          <table:table-cell office:value-type="string" calcext:value-type="string">
            <text:p>2017-05-19 11:44:01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11:47:01</text:p>
          </table:table-cell>
          <table:table-cell office:value-type="float" office:value="82.9787234042553" calcext:value-type="float">
            <text:p>82.9787234043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11:50:01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" calcext:value-type="float">
            <text:p>70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1:53:01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1:59:02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2:02:02</text:p>
          </table:table-cell>
          <table:table-cell office:value-type="float" office:value="83.1205673758865" calcext:value-type="float">
            <text:p>83.1205673759</text:p>
          </table:table-cell>
          <table:table-cell office:value-type="float" office:value="69.4326241134752" calcext:value-type="float">
            <text:p>69.4326241135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2:05:02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69.645390070922" calcext:value-type="float">
            <text:p>69.6453900709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2:11:03</text:p>
          </table:table-cell>
          <table:table-cell office:value-type="float" office:value="83.9716312056738" calcext:value-type="float">
            <text:p>83.9716312057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12:14:03</text:p>
          </table:table-cell>
          <table:table-cell office:value-type="float" office:value="84.1489361702128" calcext:value-type="float">
            <text:p>84.1489361702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20:04</text:p>
          </table:table-cell>
          <table:table-cell office:value-type="float" office:value="84.645390070922" calcext:value-type="float">
            <text:p>84.6453900709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12:23:04</text:p>
          </table:table-cell>
          <table:table-cell office:value-type="float" office:value="84.5744680851064" calcext:value-type="float">
            <text:p>84.5744680851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26:04</text:p>
          </table:table-cell>
          <table:table-cell office:value-type="float" office:value="84.4326241134752" calcext:value-type="float">
            <text:p>84.432624113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2:29:04</text:p>
          </table:table-cell>
          <table:table-cell office:value-type="float" office:value="84.7163120567376" calcext:value-type="float">
            <text:p>84.7163120567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32:04</text:p>
          </table:table-cell>
          <table:table-cell office:value-type="float" office:value="84.6099290780142" calcext:value-type="float">
            <text:p>84.609929078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2.0212765957447" calcext:value-type="float">
            <text:p>42.0212765957</text:p>
          </table:table-cell>
        </table:table-row>
        <table:table-row table:style-name="ro1">
          <table:table-cell office:value-type="string" calcext:value-type="string">
            <text:p>2017-05-19 12:35:05</text:p>
          </table:table-cell>
          <table:table-cell office:value-type="float" office:value="84.468085106383" calcext:value-type="float">
            <text:p>84.4680851064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9858156028369" calcext:value-type="float">
            <text:p>41.9858156028</text:p>
          </table:table-cell>
        </table:table-row>
        <table:table-row table:style-name="ro1">
          <table:table-cell office:value-type="string" calcext:value-type="string">
            <text:p>2017-05-19 12:38:05</text:p>
          </table:table-cell>
          <table:table-cell office:value-type="float" office:value="84.6099290780142" calcext:value-type="float">
            <text:p>84.609929078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2.0567375886525" calcext:value-type="float">
            <text:p>42.0567375887</text:p>
          </table:table-cell>
        </table:table-row>
        <table:table-row table:style-name="ro1">
          <table:table-cell office:value-type="string" calcext:value-type="string">
            <text:p>2017-05-19 12:41:05</text:p>
          </table:table-cell>
          <table:table-cell office:value-type="float" office:value="84.0070921985815" calcext:value-type="float">
            <text:p>84.0070921986</text:p>
          </table:table-cell>
          <table:table-cell office:value-type="float" office:value="69.7517730496454" calcext:value-type="float">
            <text:p>69.7517730496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2:47:06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69.6808510638298" calcext:value-type="float">
            <text:p>69.6808510638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2:50:07</text:p>
          </table:table-cell>
          <table:table-cell office:value-type="float" office:value="84.1843971631206" calcext:value-type="float">
            <text:p>84.1843971631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1.9503546099291" calcext:value-type="float">
            <text:p>41.9503546099</text:p>
          </table:table-cell>
        </table:table-row>
        <table:table-row table:style-name="ro1">
          <table:table-cell office:value-type="string" calcext:value-type="string">
            <text:p>2017-05-19 12:53:07</text:p>
          </table:table-cell>
          <table:table-cell office:value-type="float" office:value="84.290780141844" calcext:value-type="float">
            <text:p>84.2907801418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2:59:08</text:p>
          </table:table-cell>
          <table:table-cell office:value-type="float" office:value="84.5035460992908" calcext:value-type="float">
            <text:p>84.5035460993</text:p>
          </table:table-cell>
          <table:table-cell office:value-type="float" office:value="69.8936170212766" calcext:value-type="float">
            <text:p>69.8936170213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3:02:08</text:p>
          </table:table-cell>
          <table:table-cell office:value-type="float" office:value="84.0780141843972" calcext:value-type="float">
            <text:p>84.078014184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2.1276595744681" calcext:value-type="float">
            <text:p>42.1276595745</text:p>
          </table:table-cell>
        </table:table-row>
        <table:table-row table:style-name="ro1">
          <table:table-cell office:value-type="string" calcext:value-type="string">
            <text:p>2017-05-19 13:08:09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11:09</text:p>
          </table:table-cell>
          <table:table-cell office:value-type="float" office:value="84.0070921985815" calcext:value-type="float">
            <text:p>84.0070921986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1.9148936170213" calcext:value-type="float">
            <text:p>41.914893617</text:p>
          </table:table-cell>
        </table:table-row>
        <table:table-row table:style-name="ro1">
          <table:table-cell office:value-type="string" calcext:value-type="string">
            <text:p>2017-05-19 13:14:09</text:p>
          </table:table-cell>
          <table:table-cell office:value-type="float" office:value="83.9007092198581" calcext:value-type="float">
            <text:p>83.9007092199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20:10</text:p>
          </table:table-cell>
          <table:table-cell office:value-type="float" office:value="83.8652482269504" calcext:value-type="float">
            <text:p>83.86524822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2.0921985815603" calcext:value-type="float">
            <text:p>42.0921985816</text:p>
          </table:table-cell>
        </table:table-row>
        <table:table-row table:style-name="ro1">
          <table:table-cell office:value-type="string" calcext:value-type="string">
            <text:p>2017-05-19 13:23:10</text:p>
          </table:table-cell>
          <table:table-cell office:value-type="float" office:value="83.7234042553192" calcext:value-type="float">
            <text:p>83.7234042553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13:29:11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8085106382979" calcext:value-type="float">
            <text:p>41.8085106383</text:p>
          </table:table-cell>
        </table:table-row>
        <table:table-row table:style-name="ro1">
          <table:table-cell office:value-type="string" calcext:value-type="string">
            <text:p>2017-05-19 13:35:12</text:p>
          </table:table-cell>
          <table:table-cell office:value-type="float" office:value="83.6524822695036" calcext:value-type="float">
            <text:p>83.6524822695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8439716312057" calcext:value-type="float">
            <text:p>41.8439716312</text:p>
          </table:table-cell>
        </table:table-row>
        <table:table-row table:style-name="ro1">
          <table:table-cell office:value-type="string" calcext:value-type="string">
            <text:p>2017-05-19 13:41:13</text:p>
          </table:table-cell>
          <table:table-cell office:value-type="float" office:value="83.4751773049645" calcext:value-type="float">
            <text:p>83.47517730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13:44:13</text:p>
          </table:table-cell>
          <table:table-cell office:value-type="float" office:value="83.6170212765957" calcext:value-type="float">
            <text:p>83.6170212766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3:50:14</text:p>
          </table:table-cell>
          <table:table-cell office:value-type="float" office:value="83.6879432624113" calcext:value-type="float">
            <text:p>83.6879432624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6312056737589" calcext:value-type="float">
            <text:p>41.6312056738</text:p>
          </table:table-cell>
        </table:table-row>
        <table:table-row table:style-name="ro1">
          <table:table-cell office:value-type="string" calcext:value-type="string">
            <text:p>2017-05-19 13:56:15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13:59:15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4:05:16</text:p>
          </table:table-cell>
          <table:table-cell office:value-type="float" office:value="83.2624113475177" calcext:value-type="float">
            <text:p>83.2624113475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1.7730496453901" calcext:value-type="float">
            <text:p>41.7730496454</text:p>
          </table:table-cell>
        </table:table-row>
        <table:table-row table:style-name="ro1">
          <table:table-cell office:value-type="string" calcext:value-type="string">
            <text:p>2017-05-19 14:08:16</text:p>
          </table:table-cell>
          <table:table-cell office:value-type="float" office:value="83.5106382978723" calcext:value-type="float">
            <text:p>83.5106382979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>
          <table:table-cell office:value-type="string" calcext:value-type="string">
            <text:p>2017-05-19 14:11:16</text:p>
          </table:table-cell>
          <table:table-cell office:value-type="float" office:value="83.2269503546099" calcext:value-type="float">
            <text:p>83.2269503546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4:17:17</text:p>
          </table:table-cell>
          <table:table-cell office:value-type="float" office:value="83.0851063829787" calcext:value-type="float">
            <text:p>83.085106383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4:20:17</text:p>
          </table:table-cell>
          <table:table-cell office:value-type="float" office:value="82.8368794326241" calcext:value-type="float">
            <text:p>82.8368794326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1.5248226950355" calcext:value-type="float">
            <text:p>41.524822695</text:p>
          </table:table-cell>
        </table:table-row>
        <table:table-row table:style-name="ro1">
          <table:table-cell office:value-type="string" calcext:value-type="string">
            <text:p>2017-05-19 14:26:18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14:32:19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4:35:19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14:41:20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5602836879433" calcext:value-type="float">
            <text:p>41.5602836879</text:p>
          </table:table-cell>
        </table:table-row>
        <table:table-row table:style-name="ro1">
          <table:table-cell office:value-type="string" calcext:value-type="string">
            <text:p>2017-05-19 14:47:21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3120567375887" calcext:value-type="float">
            <text:p>41.3120567376</text:p>
          </table:table-cell>
        </table:table-row>
        <table:table-row table:style-name="ro1">
          <table:table-cell office:value-type="string" calcext:value-type="string">
            <text:p>2017-05-19 14:50:21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4:56:22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15:02:23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9929078014185" calcext:value-type="float">
            <text:p>70.9929078014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15:05:23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15:11:24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7446808510638" calcext:value-type="float">
            <text:p>70.7446808511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15:14:24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1.1702127659575" calcext:value-type="float">
            <text:p>41.170212766</text:p>
          </table:table-cell>
        </table:table-row>
        <table:table-row table:style-name="ro1">
          <table:table-cell office:value-type="string" calcext:value-type="string">
            <text:p>2017-05-19 15:20:25</text:p>
          </table:table-cell>
          <table:table-cell office:value-type="float" office:value="82.7304964539007" calcext:value-type="float">
            <text:p>82.7304964539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0992907801418" calcext:value-type="float">
            <text:p>41.0992907801</text:p>
          </table:table-cell>
        </table:table-row>
        <table:table-row table:style-name="ro1">
          <table:table-cell office:value-type="string" calcext:value-type="string">
            <text:p>2017-05-19 15:23:25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15:26:25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7801418439717" calcext:value-type="float">
            <text:p>70.780141844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32:26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35:2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38:26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9574468085106" calcext:value-type="float">
            <text:p>70.9574468085</text:p>
          </table:table-cell>
          <table:table-cell office:value-type="float" office:value="41.0283687943262" calcext:value-type="float">
            <text:p>41.0283687943</text:p>
          </table:table-cell>
        </table:table-row>
        <table:table-row table:style-name="ro1">
          <table:table-cell office:value-type="string" calcext:value-type="string">
            <text:p>2017-05-19 15:44:27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15:47:27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50:28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9219858156028" calcext:value-type="float">
            <text:p>40.9219858156</text:p>
          </table:table-cell>
        </table:table-row>
        <table:table-row table:style-name="ro1">
          <table:table-cell office:value-type="string" calcext:value-type="string">
            <text:p>2017-05-19 15:53:28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15:56:28</text:p>
          </table:table-cell>
          <table:table-cell office:value-type="float" office:value="82.9432624113475" calcext:value-type="float">
            <text:p>82.9432624113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6:02:29</text:p>
          </table:table-cell>
          <table:table-cell office:value-type="float" office:value="82.6950354609929" calcext:value-type="float">
            <text:p>82.695035461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9 16:05:29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16:08:29</text:p>
          </table:table-cell>
          <table:table-cell office:value-type="float" office:value="82.5531914893617" calcext:value-type="float">
            <text:p>82.5531914894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6:11:30</text:p>
          </table:table-cell>
          <table:table-cell office:value-type="float" office:value="82.6595744680851" calcext:value-type="float">
            <text:p>82.6595744681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9 16:14:30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9 16:20:31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4609929078014" calcext:value-type="float">
            <text:p>40.4609929078</text:p>
          </table:table-cell>
        </table:table-row>
        <table:table-row table:style-name="ro1">
          <table:table-cell office:value-type="string" calcext:value-type="string">
            <text:p>2017-05-19 16:23:31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29:32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35:33</text:p>
          </table:table-cell>
          <table:table-cell office:value-type="float" office:value="82.8723404255319" calcext:value-type="float">
            <text:p>82.872340425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6:41:34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44:34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9 16:50:35</text:p>
          </table:table-cell>
          <table:table-cell office:value-type="float" office:value="82.5177304964539" calcext:value-type="float">
            <text:p>82.5177304965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6:56:3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6:59:3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19 17:02:36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7:08:37</text:p>
          </table:table-cell>
          <table:table-cell office:value-type="float" office:value="82.4468085106383" calcext:value-type="float">
            <text:p>82.4468085106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39.8581560283688" calcext:value-type="float">
            <text:p>39.8581560284</text:p>
          </table:table-cell>
        </table:table-row>
        <table:table-row table:style-name="ro1">
          <table:table-cell office:value-type="string" calcext:value-type="string">
            <text:p>2017-05-19 17:14:38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9 17:20:39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531914893617" calcext:value-type="float">
            <text:p>70.5319148936</text:p>
          </table:table-cell>
          <table:table-cell office:value-type="float" office:value="39.6808510638298" calcext:value-type="float">
            <text:p>39.6808510638</text:p>
          </table:table-cell>
        </table:table-row>
        <table:table-row table:style-name="ro1">
          <table:table-cell office:value-type="string" calcext:value-type="string">
            <text:p>2017-05-19 17:23:3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9 17:26:39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8581560283688" calcext:value-type="float">
            <text:p>39.8581560284</text:p>
          </table:table-cell>
        </table:table-row>
        <table:table-row table:style-name="ro1">
          <table:table-cell office:value-type="string" calcext:value-type="string">
            <text:p>2017-05-19 17:32:40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39.290780141844" calcext:value-type="float">
            <text:p>39.2907801418</text:p>
          </table:table-cell>
        </table:table-row>
        <table:table-row table:style-name="ro1">
          <table:table-cell office:value-type="string" calcext:value-type="string">
            <text:p>2017-05-19 17:35:40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39.7872340425532" calcext:value-type="float">
            <text:p>39.7872340426</text:p>
          </table:table-cell>
        </table:table-row>
        <table:table-row table:style-name="ro1">
          <table:table-cell office:value-type="string" calcext:value-type="string">
            <text:p>2017-05-19 17:38:41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39.468085106383" calcext:value-type="float">
            <text:p>39.4680851064</text:p>
          </table:table-cell>
        </table:table-row>
        <table:table-row table:style-name="ro1">
          <table:table-cell office:value-type="string" calcext:value-type="string">
            <text:p>2017-05-19 17:41:41</text:p>
          </table:table-cell>
          <table:table-cell office:value-type="float" office:value="81.9503546099291" calcext:value-type="float">
            <text:p>81.9503546099</text:p>
          </table:table-cell>
          <table:table-cell office:value-type="float" office:value="70" calcext:value-type="float">
            <text:p>70</text:p>
          </table:table-cell>
          <table:table-cell office:value-type="float" office:value="39.113475177305" calcext:value-type="float">
            <text:p>39.1134751773</text:p>
          </table:table-cell>
        </table:table-row>
        <table:table-row table:style-name="ro1">
          <table:table-cell office:value-type="string" calcext:value-type="string">
            <text:p>2017-05-19 17:44:41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6382978723404" calcext:value-type="float">
            <text:p>70.6382978723</text:p>
          </table:table-cell>
          <table:table-cell office:value-type="float" office:value="39.5035460992908" calcext:value-type="float">
            <text:p>39.5035460993</text:p>
          </table:table-cell>
        </table:table-row>
        <table:table-row table:style-name="ro1">
          <table:table-cell office:value-type="string" calcext:value-type="string">
            <text:p>2017-05-19 17:47:41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1.2765957446809" calcext:value-type="float">
            <text:p>71.2765957447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9 17:53:42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1843971631206" calcext:value-type="float">
            <text:p>39.1843971631</text:p>
          </table:table-cell>
        </table:table-row>
        <table:table-row table:style-name="ro1">
          <table:table-cell office:value-type="string" calcext:value-type="string">
            <text:p>2017-05-19 17:59:43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1.0992907801419" calcext:value-type="float">
            <text:p>71.0992907801</text:p>
          </table:table-cell>
          <table:table-cell office:value-type="float" office:value="39.5390070921986" calcext:value-type="float">
            <text:p>39.5390070922</text:p>
          </table:table-cell>
        </table:table-row>
        <table:table-row table:style-name="ro1">
          <table:table-cell office:value-type="string" calcext:value-type="string">
            <text:p>2017-05-19 18:02:43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8865248226951" calcext:value-type="float">
            <text:p>70.8865248227</text:p>
          </table:table-cell>
          <table:table-cell office:value-type="float" office:value="39.5744680851064" calcext:value-type="float">
            <text:p>39.5744680851</text:p>
          </table:table-cell>
        </table:table-row>
        <table:table-row table:style-name="ro1">
          <table:table-cell office:value-type="string" calcext:value-type="string">
            <text:p>2017-05-19 18:08:44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9219858156028" calcext:value-type="float">
            <text:p>70.9219858156</text:p>
          </table:table-cell>
          <table:table-cell office:value-type="float" office:value="39.7517730496454" calcext:value-type="float">
            <text:p>39.7517730496</text:p>
          </table:table-cell>
        </table:table-row>
        <table:table-row table:style-name="ro1">
          <table:table-cell office:value-type="string" calcext:value-type="string">
            <text:p>2017-05-19 18:14:45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39.8936170212766" calcext:value-type="float">
            <text:p>39.8936170213</text:p>
          </table:table-cell>
        </table:table-row>
        <table:table-row table:style-name="ro1">
          <table:table-cell office:value-type="string" calcext:value-type="string">
            <text:p>2017-05-19 18:20:46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8156028368794" calcext:value-type="float">
            <text:p>70.8156028369</text:p>
          </table:table-cell>
          <table:table-cell office:value-type="float" office:value="40.0354609929078" calcext:value-type="float">
            <text:p>40.0354609929</text:p>
          </table:table-cell>
        </table:table-row>
        <table:table-row table:style-name="ro1">
          <table:table-cell office:value-type="string" calcext:value-type="string">
            <text:p>2017-05-19 18:23:46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8510638297872" calcext:value-type="float">
            <text:p>70.8510638298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8:29:47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39.9290780141844" calcext:value-type="float">
            <text:p>39.9290780142</text:p>
          </table:table-cell>
        </table:table-row>
        <table:table-row table:style-name="ro1">
          <table:table-cell office:value-type="string" calcext:value-type="string">
            <text:p>2017-05-19 18:32:47</text:p>
          </table:table-cell>
          <table:table-cell office:value-type="float" office:value="82.2695035460993" calcext:value-type="float">
            <text:p>82.2695035461</text:p>
          </table:table-cell>
          <table:table-cell office:value-type="float" office:value="70.6737588652482" calcext:value-type="float">
            <text:p>70.6737588652</text:p>
          </table:table-cell>
          <table:table-cell office:value-type="float" office:value="40.177304964539" calcext:value-type="float">
            <text:p>40.1773049645</text:p>
          </table:table-cell>
        </table:table-row>
        <table:table-row table:style-name="ro1">
          <table:table-cell office:value-type="string" calcext:value-type="string">
            <text:p>2017-05-19 18:38:48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1063829787234" calcext:value-type="float">
            <text:p>40.1063829787</text:p>
          </table:table-cell>
        </table:table-row>
        <table:table-row table:style-name="ro1">
          <table:table-cell office:value-type="string" calcext:value-type="string">
            <text:p>2017-05-19 18:41:48</text:p>
          </table:table-cell>
          <table:table-cell office:value-type="float" office:value="81.7375886524823" calcext:value-type="float">
            <text:p>81.7375886525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39.822695035461" calcext:value-type="float">
            <text:p>39.8226950355</text:p>
          </table:table-cell>
        </table:table-row>
        <table:table-row table:style-name="ro1">
          <table:table-cell office:value-type="string" calcext:value-type="string">
            <text:p>2017-05-19 18:47:49</text:p>
          </table:table-cell>
          <table:table-cell office:value-type="float" office:value="82.4822695035461" calcext:value-type="float">
            <text:p>82.4822695035</text:p>
          </table:table-cell>
          <table:table-cell office:value-type="float" office:value="70.709219858156" calcext:value-type="float">
            <text:p>70.7092198582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8:50:49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6028368794326" calcext:value-type="float">
            <text:p>70.6028368794</text:p>
          </table:table-cell>
          <table:table-cell office:value-type="float" office:value="40.4964539007092" calcext:value-type="float">
            <text:p>40.4964539007</text:p>
          </table:table-cell>
        </table:table-row>
        <table:table-row table:style-name="ro1">
          <table:table-cell office:value-type="string" calcext:value-type="string">
            <text:p>2017-05-19 18:56:50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354609929078" calcext:value-type="float">
            <text:p>40.3546099291</text:p>
          </table:table-cell>
        </table:table-row>
        <table:table-row table:style-name="ro1">
          <table:table-cell office:value-type="string" calcext:value-type="string">
            <text:p>2017-05-19 18:59:50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4964539007092" calcext:value-type="float">
            <text:p>70.4964539007</text:p>
          </table:table-cell>
          <table:table-cell office:value-type="float" office:value="40.531914893617" calcext:value-type="float">
            <text:p>40.5319148936</text:p>
          </table:table-cell>
        </table:table-row>
        <table:table-row table:style-name="ro1">
          <table:table-cell office:value-type="string" calcext:value-type="string">
            <text:p>2017-05-19 19:08:52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6382978723404" calcext:value-type="float">
            <text:p>40.6382978723</text:p>
          </table:table-cell>
        </table:table-row>
        <table:table-row table:style-name="ro1">
          <table:table-cell office:value-type="string" calcext:value-type="string">
            <text:p>2017-05-19 19:11:52</text:p>
          </table:table-cell>
          <table:table-cell office:value-type="float" office:value="82.4113475177305" calcext:value-type="float">
            <text:p>82.4113475177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17:53</text:p>
          </table:table-cell>
          <table:table-cell office:value-type="float" office:value="82.2340425531915" calcext:value-type="float">
            <text:p>82.2340425532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0.4255319148936" calcext:value-type="float">
            <text:p>40.4255319149</text:p>
          </table:table-cell>
        </table:table-row>
        <table:table-row table:style-name="ro1">
          <table:table-cell office:value-type="string" calcext:value-type="string">
            <text:p>2017-05-19 19:20:53</text:p>
          </table:table-cell>
          <table:table-cell office:value-type="float" office:value="82.6241134751773" calcext:value-type="float">
            <text:p>82.6241134752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2836879432624" calcext:value-type="float">
            <text:p>40.2836879433</text:p>
          </table:table-cell>
        </table:table-row>
        <table:table-row table:style-name="ro1">
          <table:table-cell office:value-type="string" calcext:value-type="string">
            <text:p>2017-05-19 19:26:54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9 19:29:55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70.2836879432624" calcext:value-type="float">
            <text:p>70.2836879433</text:p>
          </table:table-cell>
          <table:table-cell office:value-type="float" office:value="40.709219858156" calcext:value-type="float">
            <text:p>40.7092198582</text:p>
          </table:table-cell>
        </table:table-row>
        <table:table-row table:style-name="ro1">
          <table:table-cell office:value-type="string" calcext:value-type="string">
            <text:p>2017-05-19 19:32:55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35:55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4609929078014" calcext:value-type="float">
            <text:p>70.4609929078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19:38:55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6028368794326" calcext:value-type="float">
            <text:p>40.6028368794</text:p>
          </table:table-cell>
        </table:table-row>
        <table:table-row table:style-name="ro1">
          <table:table-cell office:value-type="string" calcext:value-type="string">
            <text:p>2017-05-19 19:41:55</text:p>
          </table:table-cell>
          <table:table-cell office:value-type="float" office:value="82.1631205673759" calcext:value-type="float">
            <text:p>82.1631205674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19:44:56</text:p>
          </table:table-cell>
          <table:table-cell office:value-type="float" office:value="82.0921985815603" calcext:value-type="float">
            <text:p>82.0921985816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47:56</text:p>
          </table:table-cell>
          <table:table-cell office:value-type="float" office:value="82.5886524822695" calcext:value-type="float">
            <text:p>82.5886524823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50:56</text:p>
          </table:table-cell>
          <table:table-cell office:value-type="float" office:value="82.3758865248227" calcext:value-type="float">
            <text:p>82.3758865248</text:p>
          </table:table-cell>
          <table:table-cell office:value-type="float" office:value="70.4255319148936" calcext:value-type="float">
            <text:p>70.4255319149</text:p>
          </table:table-cell>
          <table:table-cell office:value-type="float" office:value="40.9929078014184" calcext:value-type="float">
            <text:p>40.9929078014</text:p>
          </table:table-cell>
        </table:table-row>
        <table:table-row table:style-name="ro1">
          <table:table-cell office:value-type="string" calcext:value-type="string">
            <text:p>2017-05-19 19:56:57</text:p>
          </table:table-cell>
          <table:table-cell office:value-type="float" office:value="82.3049645390071" calcext:value-type="float">
            <text:p>82.304964539</text:p>
          </table:table-cell>
          <table:table-cell office:value-type="float" office:value="70.0709219858156" calcext:value-type="float">
            <text:p>70.0709219858</text:p>
          </table:table-cell>
          <table:table-cell office:value-type="float" office:value="40.7446808510638" calcext:value-type="float">
            <text:p>40.7446808511</text:p>
          </table:table-cell>
        </table:table-row>
        <table:table-row table:style-name="ro1">
          <table:table-cell office:value-type="string" calcext:value-type="string">
            <text:p>2017-05-19 19:59:57</text:p>
          </table:table-cell>
          <table:table-cell office:value-type="float" office:value="82.1276595744681" calcext:value-type="float">
            <text:p>82.1276595745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0.886524822695" calcext:value-type="float">
            <text:p>40.8865248227</text:p>
          </table:table-cell>
        </table:table-row>
        <table:table-row table:style-name="ro1">
          <table:table-cell office:value-type="string" calcext:value-type="string">
            <text:p>2017-05-19 20:05:58</text:p>
          </table:table-cell>
          <table:table-cell office:value-type="float" office:value="81.9858156028369" calcext:value-type="float">
            <text:p>81.9858156028</text:p>
          </table:table-cell>
          <table:table-cell office:value-type="float" office:value="69.9645390070922" calcext:value-type="float">
            <text:p>69.9645390071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20:08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0.6737588652482" calcext:value-type="float">
            <text:p>40.6737588652</text:p>
          </table:table-cell>
        </table:table-row>
        <table:table-row table:style-name="ro1">
          <table:table-cell office:value-type="string" calcext:value-type="string">
            <text:p>2017-05-19 20:11:58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0.8156028368794" calcext:value-type="float">
            <text:p>40.8156028369</text:p>
          </table:table-cell>
        </table:table-row>
        <table:table-row table:style-name="ro1">
          <table:table-cell office:value-type="string" calcext:value-type="string">
            <text:p>2017-05-19 20:17:59</text:p>
          </table:table-cell>
          <table:table-cell office:value-type="float" office:value="82.0212765957447" calcext:value-type="float">
            <text:p>82.0212765957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20:20:59</text:p>
          </table:table-cell>
          <table:table-cell office:value-type="float" office:value="82.3404255319149" calcext:value-type="float">
            <text:p>82.3404255319</text:p>
          </table:table-cell>
          <table:table-cell office:value-type="float" office:value="70.2482269503546" calcext:value-type="float">
            <text:p>70.2482269504</text:p>
          </table:table-cell>
          <table:table-cell office:value-type="float" office:value="40.9574468085106" calcext:value-type="float">
            <text:p>40.9574468085</text:p>
          </table:table-cell>
        </table:table-row>
        <table:table-row table:style-name="ro1">
          <table:table-cell office:value-type="string" calcext:value-type="string">
            <text:p>2017-05-19 20:27:00</text:p>
          </table:table-cell>
          <table:table-cell office:value-type="float" office:value="82.0567375886525" calcext:value-type="float">
            <text:p>82.0567375887</text:p>
          </table:table-cell>
          <table:table-cell office:value-type="float" office:value="69.9290780141844" calcext:value-type="float">
            <text:p>69.9290780142</text:p>
          </table:table-cell>
          <table:table-cell office:value-type="float" office:value="40.7801418439716" calcext:value-type="float">
            <text:p>40.780141844</text:p>
          </table:table-cell>
        </table:table-row>
        <table:table-row table:style-name="ro1">
          <table:table-cell office:value-type="string" calcext:value-type="string">
            <text:p>2017-05-19 20:30:00</text:p>
          </table:table-cell>
          <table:table-cell office:value-type="float" office:value="82.1985815602837" calcext:value-type="float">
            <text:p>82.1985815603</text:p>
          </table:table-cell>
          <table:table-cell office:value-type="float" office:value="70" calcext:value-type="float">
            <text:p>70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20:36:01</text:p>
          </table:table-cell>
          <table:table-cell office:value-type="float" office:value="88.4042553191489" calcext:value-type="float">
            <text:p>88.4042553191</text:p>
          </table:table-cell>
          <table:table-cell office:value-type="float" office:value="70.354609929078" calcext:value-type="float">
            <text:p>70.3546099291</text:p>
          </table:table-cell>
          <table:table-cell office:value-type="float" office:value="41.2411347517731" calcext:value-type="float">
            <text:p>41.2411347518</text:p>
          </table:table-cell>
        </table:table-row>
        <table:table-row table:style-name="ro1">
          <table:table-cell office:value-type="string" calcext:value-type="string">
            <text:p>2017-05-19 20:42:02</text:p>
          </table:table-cell>
          <table:table-cell office:value-type="float" office:value="89.468085106383" calcext:value-type="float">
            <text:p>89.4680851064</text:p>
          </table:table-cell>
          <table:table-cell office:value-type="float" office:value="70.5673758865248" calcext:value-type="float">
            <text:p>70.5673758865</text:p>
          </table:table-cell>
          <table:table-cell office:value-type="float" office:value="41.3475177304965" calcext:value-type="float">
            <text:p>41.3475177305</text:p>
          </table:table-cell>
        </table:table-row>
        <table:table-row table:style-name="ro1">
          <table:table-cell office:value-type="string" calcext:value-type="string">
            <text:p>2017-05-19 20:45:02</text:p>
          </table:table-cell>
          <table:table-cell office:value-type="float" office:value="88.6170212765957" calcext:value-type="float">
            <text:p>88.6170212766</text:p>
          </table:table-cell>
          <table:table-cell office:value-type="float" office:value="69.822695035461" calcext:value-type="float">
            <text:p>69.8226950355</text:p>
          </table:table-cell>
          <table:table-cell office:value-type="float" office:value="40.8510638297872" calcext:value-type="float">
            <text:p>40.8510638298</text:p>
          </table:table-cell>
        </table:table-row>
        <table:table-row table:style-name="ro1">
          <table:table-cell office:value-type="string" calcext:value-type="string">
            <text:p>2017-05-19 20:51:03</text:p>
          </table:table-cell>
          <table:table-cell office:value-type="float" office:value="88.0851063829787" calcext:value-type="float">
            <text:p>88.085106383</text:p>
          </table:table-cell>
          <table:table-cell office:value-type="float" office:value="70.3900709219858" calcext:value-type="float">
            <text:p>70.390070922</text:p>
          </table:table-cell>
          <table:table-cell office:value-type="float" office:value="41.3829787234043" calcext:value-type="float">
            <text:p>41.3829787234</text:p>
          </table:table-cell>
        </table:table-row>
        <table:table-row table:style-name="ro1">
          <table:table-cell office:value-type="string" calcext:value-type="string">
            <text:p>2017-05-19 20:54:03</text:p>
          </table:table-cell>
          <table:table-cell office:value-type="float" office:value="87.6950354609929" calcext:value-type="float">
            <text:p>87.695035461</text:p>
          </table:table-cell>
          <table:table-cell office:value-type="float" office:value="70.1063829787234" calcext:value-type="float">
            <text:p>70.1063829787</text:p>
          </table:table-cell>
          <table:table-cell office:value-type="float" office:value="41.4184397163121" calcext:value-type="float">
            <text:p>41.4184397163</text:p>
          </table:table-cell>
        </table:table-row>
        <table:table-row table:style-name="ro1">
          <table:table-cell office:value-type="string" calcext:value-type="string">
            <text:p>2017-05-19 20:57:04</text:p>
          </table:table-cell>
          <table:table-cell office:value-type="float" office:value="87.3404255319149" calcext:value-type="float">
            <text:p>87.3404255319</text:p>
          </table:table-cell>
          <table:table-cell office:value-type="float" office:value="70.0354609929078" calcext:value-type="float">
            <text:p>70.0354609929</text:p>
          </table:table-cell>
          <table:table-cell office:value-type="float" office:value="41.2056737588653" calcext:value-type="float">
            <text:p>41.2056737589</text:p>
          </table:table-cell>
        </table:table-row>
        <table:table-row table:style-name="ro1">
          <table:table-cell office:value-type="string" calcext:value-type="string">
            <text:p>2017-05-19 21:00:04</text:p>
          </table:table-cell>
          <table:table-cell office:value-type="float" office:value="87.1985815602837" calcext:value-type="float">
            <text:p>87.1985815603</text:p>
          </table:table-cell>
          <table:table-cell office:value-type="float" office:value="70.177304964539" calcext:value-type="float">
            <text:p>70.1773049645</text:p>
          </table:table-cell>
          <table:table-cell office:value-type="float" office:value="41.4539007092199" calcext:value-type="float">
            <text:p>41.4539007092</text:p>
          </table:table-cell>
        </table:table-row>
        <table:table-row table:style-name="ro1">
          <table:table-cell office:value-type="string" calcext:value-type="string">
            <text:p>2017-05-19 21:09:05</text:p>
          </table:table-cell>
          <table:table-cell office:value-type="float" office:value="87.1631205673759" calcext:value-type="float">
            <text:p>87.1631205674</text:p>
          </table:table-cell>
          <table:table-cell office:value-type="float" office:value="70.3191489361702" calcext:value-type="float">
            <text:p>70.3191489362</text:p>
          </table:table-cell>
          <table:table-cell office:value-type="float" office:value="41.7375886524823" calcext:value-type="float">
            <text:p>41.7375886525</text:p>
          </table:table-cell>
        </table:table-row>
        <table:table-row table:style-name="ro1">
          <table:table-cell office:value-type="string" calcext:value-type="string">
            <text:p>2017-05-19 21:12:05</text:p>
          </table:table-cell>
          <table:table-cell office:value-type="float" office:value="86.8085106382979" calcext:value-type="float">
            <text:p>86.8085106383</text:p>
          </table:table-cell>
          <table:table-cell office:value-type="float" office:value="70.1418439716312" calcext:value-type="float">
            <text:p>70.1418439716</text:p>
          </table:table-cell>
          <table:table-cell office:value-type="float" office:value="41.5957446808511" calcext:value-type="float">
            <text:p>41.5957446809</text:p>
          </table:table-cell>
        </table:table-row>
        <table:table-row table:style-name="ro1">
          <table:table-cell office:value-type="string" calcext:value-type="string">
            <text:p>2017-05-19 21:18:06</text:p>
          </table:table-cell>
          <table:table-cell office:value-type="float" office:value="86.7375886524823" calcext:value-type="float">
            <text:p>86.7375886525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4893617021277" calcext:value-type="float">
            <text:p>41.4893617021</text:p>
          </table:table-cell>
        </table:table-row>
        <table:table-row table:style-name="ro1">
          <table:table-cell office:value-type="string" calcext:value-type="string">
            <text:p>2017-05-19 21:21:06</text:p>
          </table:table-cell>
          <table:table-cell office:value-type="float" office:value="86.7021276595745" calcext:value-type="float">
            <text:p>86.7021276596</text:p>
          </table:table-cell>
          <table:table-cell office:value-type="float" office:value="70.2127659574468" calcext:value-type="float">
            <text:p>70.2127659574</text:p>
          </table:table-cell>
          <table:table-cell office:value-type="float" office:value="41.6666666666667" calcext:value-type="float">
            <text:p>41.6666666667</text:p>
          </table:table-cell>
        </table:table-row>
        <table:table-row table:style-name="ro1" table:number-rows-repeated="33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21:23:47.15835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21:53:51.016231858</dc:date>
    <dc:creator>osvaldo lucchini</dc:creator>
    <meta:editing-duration>PT11H55M7S</meta:editing-duration>
    <meta:editing-cycles>8</meta:editing-cycles>
    <meta:generator>LibreOffice/5.0.3.2$Linux_X86_64 LibreOffice_project/00m0$Build-2</meta:generator>
    <meta:document-statistic meta:table-count="2" meta:cell-count="19752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5" chart:maximum="9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45cm" svg:height="12.023cm" xlink:href=".." xlink:type="simple" chart:class="chart:line" chart:style-name="ch1">
        <chart:legend chart:legend-position="end" svg:x="25.673cm" svg:y="5.214cm" style:legend-expansion="high" chart:style-name="ch2"/>
        <chart:plot-area chart:style-name="ch3" table:cell-range-address="history.A2452:history.D2469" chart:data-source-has-labels="both" svg:x="0.586cm" svg:y="0.24cm" svg:width="24.501cm" svg:height="11.543cm">
          <chartooo:coordinate-region svg:x="2.147cm" svg:y="0.24cm" svg:width="22.012cm" svg:height="8.805cm"/>
          <chart:axis chart:dimension="x" chart:name="primary-x" chart:style-name="ch4" chartooo:axis-type="auto">
            <chartooo:date-scale/>
            <chart:categories table:cell-range-address="history.A2453:history.A24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ry.B2453:history.B2469" chart:label-cell-address="history.B2452:history.B2452" chart:class="chart:line">
            <chart:data-point chart:repeated="17"/>
          </chart:series>
          <chart:series chart:style-name="ch8" chart:values-cell-range-address="history.C2453:history.C2469" chart:label-cell-address="history.C2452:history.C2452" chart:class="chart:line">
            <chart:data-point chart:repeated="17"/>
          </chart:series>
          <chart:series chart:style-name="ch9" chart:values-cell-range-address="history.D2453:history.D2469" chart:label-cell-address="history.D2452:history.D2452" chart:class="chart:line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.9858156028</text:p>
                <draw:g>
                  <svg:desc>history.B2452:history.B2452</svg:desc>
                </draw:g>
              </table:table-cell>
              <table:table-cell office:value-type="string">
                <text:p>69.9645390071</text:p>
                <draw:g>
                  <svg:desc>history.C2452:history.C2452</svg:desc>
                </draw:g>
              </table:table-cell>
              <table:table-cell office:value-type="string">
                <text:p>40.6737588652</text:p>
                <draw:g>
                  <svg:desc>history.D2452:history.D24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5-19 20:08:58</text:p>
                <draw:g>
                  <svg:desc>history.A2453:history.A2469</svg:desc>
                </draw:g>
              </table:table-cell>
              <table:table-cell office:value-type="float" office:value="82.1985815602837">
                <text:p>82.1985815602837</text:p>
                <draw:g>
                  <svg:desc>history.B2453:history.B2469</svg:desc>
                </draw:g>
              </table:table-cell>
              <table:table-cell office:value-type="float" office:value="70">
                <text:p>70</text:p>
                <draw:g>
                  <svg:desc>history.C2453:history.C2469</svg:desc>
                </draw:g>
              </table:table-cell>
              <table:table-cell office:value-type="float" office:value="40.6737588652482">
                <text:p>40.6737588652482</text:p>
                <draw:g>
                  <svg:desc>history.D2453:history.D2469</svg:desc>
                </draw:g>
              </table:table-cell>
            </table:table-row>
            <table:table-row>
              <table:table-cell office:value-type="string">
                <text:p>2017-05-19 20:11:58</text:p>
              </table:table-cell>
              <table:table-cell office:value-type="float" office:value="82.1985815602837">
                <text:p>82.1985815602837</text:p>
              </table:table-cell>
              <table:table-cell office:value-type="float" office:value="70.1418439716312">
                <text:p>70.1418439716312</text:p>
              </table:table-cell>
              <table:table-cell office:value-type="float" office:value="40.8156028368794">
                <text:p>40.8156028368794</text:p>
              </table:table-cell>
            </table:table-row>
            <table:table-row>
              <table:table-cell office:value-type="string">
                <text:p>2017-05-19 20:17:59</text:p>
              </table:table-cell>
              <table:table-cell office:value-type="float" office:value="82.0212765957447">
                <text:p>82.0212765957447</text:p>
              </table:table-cell>
              <table:table-cell office:value-type="float" office:value="70.0354609929078">
                <text:p>70.0354609929078</text:p>
              </table:table-cell>
              <table:table-cell office:value-type="float" office:value="40.7801418439716">
                <text:p>40.7801418439716</text:p>
              </table:table-cell>
            </table:table-row>
            <table:table-row>
              <table:table-cell office:value-type="string">
                <text:p>2017-05-19 20:20:59</text:p>
              </table:table-cell>
              <table:table-cell office:value-type="float" office:value="82.3404255319149">
                <text:p>82.3404255319149</text:p>
              </table:table-cell>
              <table:table-cell office:value-type="float" office:value="70.2482269503546">
                <text:p>70.2482269503546</text:p>
              </table:table-cell>
              <table:table-cell office:value-type="float" office:value="40.9574468085106">
                <text:p>40.9574468085106</text:p>
              </table:table-cell>
            </table:table-row>
            <table:table-row>
              <table:table-cell office:value-type="string">
                <text:p>2017-05-19 20:27:00</text:p>
              </table:table-cell>
              <table:table-cell office:value-type="float" office:value="82.0567375886525">
                <text:p>82.0567375886525</text:p>
              </table:table-cell>
              <table:table-cell office:value-type="float" office:value="69.9290780141844">
                <text:p>69.9290780141844</text:p>
              </table:table-cell>
              <table:table-cell office:value-type="float" office:value="40.7801418439716">
                <text:p>40.7801418439716</text:p>
              </table:table-cell>
            </table:table-row>
            <table:table-row>
              <table:table-cell office:value-type="string">
                <text:p>2017-05-19 20:30:00</text:p>
              </table:table-cell>
              <table:table-cell office:value-type="float" office:value="82.1985815602837">
                <text:p>82.1985815602837</text:p>
              </table:table-cell>
              <table:table-cell office:value-type="float" office:value="70">
                <text:p>70</text:p>
              </table:table-cell>
              <table:table-cell office:value-type="float" office:value="40.8510638297872">
                <text:p>40.8510638297872</text:p>
              </table:table-cell>
            </table:table-row>
            <table:table-row>
              <table:table-cell office:value-type="string">
                <text:p>2017-05-19 20:36:01</text:p>
              </table:table-cell>
              <table:table-cell office:value-type="float" office:value="88.4042553191489">
                <text:p>88.4042553191489</text:p>
              </table:table-cell>
              <table:table-cell office:value-type="float" office:value="70.354609929078">
                <text:p>70.354609929078</text:p>
              </table:table-cell>
              <table:table-cell office:value-type="float" office:value="41.2411347517731">
                <text:p>41.2411347517731</text:p>
              </table:table-cell>
            </table:table-row>
            <table:table-row>
              <table:table-cell office:value-type="string">
                <text:p>2017-05-19 20:42:02</text:p>
              </table:table-cell>
              <table:table-cell office:value-type="float" office:value="89.468085106383">
                <text:p>89.468085106383</text:p>
              </table:table-cell>
              <table:table-cell office:value-type="float" office:value="70.5673758865248">
                <text:p>70.5673758865248</text:p>
              </table:table-cell>
              <table:table-cell office:value-type="float" office:value="41.3475177304965">
                <text:p>41.3475177304965</text:p>
              </table:table-cell>
            </table:table-row>
            <table:table-row>
              <table:table-cell office:value-type="string">
                <text:p>2017-05-19 20:45:02</text:p>
              </table:table-cell>
              <table:table-cell office:value-type="float" office:value="88.6170212765957">
                <text:p>88.6170212765957</text:p>
              </table:table-cell>
              <table:table-cell office:value-type="float" office:value="69.822695035461">
                <text:p>69.822695035461</text:p>
              </table:table-cell>
              <table:table-cell office:value-type="float" office:value="40.8510638297872">
                <text:p>40.8510638297872</text:p>
              </table:table-cell>
            </table:table-row>
            <table:table-row>
              <table:table-cell office:value-type="string">
                <text:p>2017-05-19 20:51:03</text:p>
              </table:table-cell>
              <table:table-cell office:value-type="float" office:value="88.0851063829787">
                <text:p>88.0851063829787</text:p>
              </table:table-cell>
              <table:table-cell office:value-type="float" office:value="70.3900709219858">
                <text:p>70.3900709219858</text:p>
              </table:table-cell>
              <table:table-cell office:value-type="float" office:value="41.3829787234043">
                <text:p>41.3829787234043</text:p>
              </table:table-cell>
            </table:table-row>
            <table:table-row>
              <table:table-cell office:value-type="string">
                <text:p>2017-05-19 20:54:03</text:p>
              </table:table-cell>
              <table:table-cell office:value-type="float" office:value="87.6950354609929">
                <text:p>87.6950354609929</text:p>
              </table:table-cell>
              <table:table-cell office:value-type="float" office:value="70.1063829787234">
                <text:p>70.1063829787234</text:p>
              </table:table-cell>
              <table:table-cell office:value-type="float" office:value="41.4184397163121">
                <text:p>41.4184397163121</text:p>
              </table:table-cell>
            </table:table-row>
            <table:table-row>
              <table:table-cell office:value-type="string">
                <text:p>2017-05-19 20:57:04</text:p>
              </table:table-cell>
              <table:table-cell office:value-type="float" office:value="87.3404255319149">
                <text:p>87.3404255319149</text:p>
              </table:table-cell>
              <table:table-cell office:value-type="float" office:value="70.0354609929078">
                <text:p>70.0354609929078</text:p>
              </table:table-cell>
              <table:table-cell office:value-type="float" office:value="41.2056737588653">
                <text:p>41.2056737588653</text:p>
              </table:table-cell>
            </table:table-row>
            <table:table-row>
              <table:table-cell office:value-type="string">
                <text:p>2017-05-19 21:00:04</text:p>
              </table:table-cell>
              <table:table-cell office:value-type="float" office:value="87.1985815602837">
                <text:p>87.1985815602837</text:p>
              </table:table-cell>
              <table:table-cell office:value-type="float" office:value="70.177304964539">
                <text:p>70.177304964539</text:p>
              </table:table-cell>
              <table:table-cell office:value-type="float" office:value="41.4539007092199">
                <text:p>41.4539007092199</text:p>
              </table:table-cell>
            </table:table-row>
            <table:table-row>
              <table:table-cell office:value-type="string">
                <text:p>2017-05-19 21:09:05</text:p>
              </table:table-cell>
              <table:table-cell office:value-type="float" office:value="87.1631205673759">
                <text:p>87.1631205673759</text:p>
              </table:table-cell>
              <table:table-cell office:value-type="float" office:value="70.3191489361702">
                <text:p>70.3191489361702</text:p>
              </table:table-cell>
              <table:table-cell office:value-type="float" office:value="41.7375886524823">
                <text:p>41.7375886524823</text:p>
              </table:table-cell>
            </table:table-row>
            <table:table-row>
              <table:table-cell office:value-type="string">
                <text:p>2017-05-19 21:12:05</text:p>
              </table:table-cell>
              <table:table-cell office:value-type="float" office:value="86.8085106382979">
                <text:p>86.8085106382979</text:p>
              </table:table-cell>
              <table:table-cell office:value-type="float" office:value="70.1418439716312">
                <text:p>70.1418439716312</text:p>
              </table:table-cell>
              <table:table-cell office:value-type="float" office:value="41.5957446808511">
                <text:p>41.5957446808511</text:p>
              </table:table-cell>
            </table:table-row>
            <table:table-row>
              <table:table-cell office:value-type="string">
                <text:p>2017-05-19 21:18:06</text:p>
              </table:table-cell>
              <table:table-cell office:value-type="float" office:value="86.7375886524823">
                <text:p>86.7375886524823</text:p>
              </table:table-cell>
              <table:table-cell office:value-type="float" office:value="70.2127659574468">
                <text:p>70.2127659574468</text:p>
              </table:table-cell>
              <table:table-cell office:value-type="float" office:value="41.4893617021277">
                <text:p>41.4893617021277</text:p>
              </table:table-cell>
            </table:table-row>
            <table:table-row>
              <table:table-cell office:value-type="string">
                <text:p>2017-05-19 21:21:06</text:p>
              </table:table-cell>
              <table:table-cell office:value-type="float" office:value="86.7021276595745">
                <text:p>86.7021276595745</text:p>
              </table:table-cell>
              <table:table-cell office:value-type="float" office:value="70.2127659574468">
                <text:p>70.2127659574468</text:p>
              </table:table-cell>
              <table:table-cell office:value-type="float" office:value="41.6666666666667">
                <text:p>41.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